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897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7.1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973cm"/>
    </style:style>
    <style:style style:name="co7" style:family="table-column">
      <style:table-column-properties fo:break-before="auto" style:column-width="3.986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8.592cm"/>
    </style:style>
    <style:style style:name="co10" style:family="table-column">
      <style:table-column-properties fo:break-before="auto" style:column-width="32.5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 EVEN</text:p>
          </table:table-cell>
          <table:table-cell office:value-type="string" calcext:value-type="string">
            <text:p>2 TYPE</text:p>
          </table:table-cell>
          <table:table-cell office:value-type="string" calcext:value-type="string">
            <text:p>2 DATE </text:p>
          </table:table-cell>
          <table:table-cell office:value-type="string" calcext:value-type="string">
            <text:p>2 NOTE</text:p>
          </table:table-cell>
        </table:table-row>
        <table:table-row table:style-name="ro1">
          <table:table-cell office:value-type="string" calcext:value-type="string">
            <text:p>Chrzest Polski</text:p>
          </table:table-cell>
          <table:table-cell office:value-type="string" calcext:value-type="string">
            <text:p>Historia Polski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a xlink:href="https://pl.wikipedia.org/wiki/Chrzest_Polski" xlink:type="simple">https://pl.wikipedia.org/wiki/Chrzest_Polski</text:a></text:p>
          </table:table-cell>
        </table:table-row>
        <table:table-row table:style-name="ro1">
          <table:table-cell office:value-type="string" calcext:value-type="string">
            <text:p>początek panowania Mieszka 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ABT 960</text:p>
          </table:table-cell>
          <table:table-cell/>
        </table:table-row>
        <table:table-row table:style-name="ro1">
          <table:table-cell office:value-type="string" calcext:value-type="string">
            <text:p>zmarł Mieszko 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MAY 992</text:p>
          </table:table-cell>
          <table:table-cell/>
        </table:table-row>
        <table:table-row table:style-name="ro1">
          <table:table-cell office:value-type="string" calcext:value-type="string">
            <text:p>początek panowania Bolesława Chrobrego</text:p>
          </table:table-cell>
          <table:table-cell office:value-type="string" calcext:value-type="string">
            <text:p>Historia Polski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string" calcext:value-type="string">
            <text:p>zmarł Bolesław Chrobr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UN 1025</text:p>
          </table:table-cell>
          <table:table-cell/>
        </table:table-row>
        <table:table-row table:style-name="ro1">
          <table:table-cell office:value-type="string" calcext:value-type="string">
            <text:p>zmarł Mieszko II Lambert</text:p>
          </table:table-cell>
          <table:table-cell office:value-type="string" calcext:value-type="string">
            <text:p>Historia Polski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początek panowania Kazimierza Odnowiciela</text:p>
          </table:table-cell>
          <table:table-cell office:value-type="string" calcext:value-type="string">
            <text:p>Historia Polski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nową stolicą Polski został Kraków</text:p>
          </table:table-cell>
          <table:table-cell office:value-type="string" calcext:value-type="string">
            <text:p>Historia Polski</text:p>
          </table:table-cell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zmarł Kazimierz Odnowiciel</text:p>
          </table:table-cell>
          <table:table-cell office:value-type="string" calcext:value-type="string">
            <text:p>Historia Polski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string" calcext:value-type="string">
            <text:p>początek panowania Bolesława II Szczodrego</text:p>
          </table:table-cell>
          <table:table-cell office:value-type="string" calcext:value-type="string">
            <text:p>Historia Polski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string" calcext:value-type="string">
            <text:p>w wyniku buntu Bolesław II uciekł z kraju</text:p>
          </table:table-cell>
          <table:table-cell office:value-type="string" calcext:value-type="string">
            <text:p>Historia Polski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string" calcext:value-type="string">
            <text:p>początek panowania Władysława I Hermana</text:p>
          </table:table-cell>
          <table:table-cell office:value-type="string" calcext:value-type="string">
            <text:p>Historia Polski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string" calcext:value-type="string">
            <text:p>zmarł Władysław I</text:p>
          </table:table-cell>
          <table:table-cell office:value-type="string" calcext:value-type="string">
            <text:p>Historia Polski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początek panowania Bolesława III Krzywoustego</text:p>
          </table:table-cell>
          <table:table-cell office:value-type="string" calcext:value-type="string">
            <text:p>Historia Polski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zmarł Bolesław Krzywousty; początek rozbicia dzielnicow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OCT 1138</text:p>
          </table:table-cell>
          <table:table-cell/>
        </table:table-row>
        <table:table-row table:style-name="ro1">
          <table:table-cell office:value-type="string" calcext:value-type="string">
            <text:p>zakon krzyżacki otrzymał od Konrada Mazowieckiego w dzierżawę ziemię chełmińską</text:p>
          </table:table-cell>
          <table:table-cell office:value-type="string" calcext:value-type="string">
            <text:p>Historia Polski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string" calcext:value-type="string">
            <text:p>najazd Tatarów na Polskę</text:p>
          </table:table-cell>
          <table:table-cell office:value-type="string" calcext:value-type="string">
            <text:p>Historia Polski</text:p>
          </table:table-cell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string" calcext:value-type="string">
            <text:p>drugi najazd Tatarów na Polsk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1259 TO 1260</text:p>
          </table:table-cell>
          <table:table-cell/>
        </table:table-row>
        <table:table-row table:style-name="ro1">
          <table:table-cell office:value-type="string" calcext:value-type="string">
            <text:p>Krzyżacy dokonali rzezi mieszkańców Gdańska</text:p>
          </table:table-cell>
          <table:table-cell office:value-type="string" calcext:value-type="string">
            <text:p>Historia Polski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w Krakowie koronowano Władysława Łokietka; ponowne zjednoczenie Polski i koniec rozbicia dzielnicow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JAN 1320</text:p>
          </table:table-cell>
          <table:table-cell/>
        </table:table-row>
        <table:table-row table:style-name="ro1">
          <table:table-cell office:value-type="string" calcext:value-type="string">
            <text:p>Władysław Łokietek pokonał Krzyżaków w bitwie pod Płowcam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SEP 1331</text:p>
          </table:table-cell>
          <table:table-cell/>
        </table:table-row>
        <table:table-row table:style-name="ro1">
          <table:table-cell office:value-type="string" calcext:value-type="string">
            <text:p>zmarł Władysław Łokietek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 MAR 1333</text:p>
          </table:table-cell>
          <table:table-cell/>
        </table:table-row>
        <table:table-row table:style-name="ro1">
          <table:table-cell office:value-type="string" calcext:value-type="string">
            <text:p>w katedrze wawelskiej koronowano Kazimierza Wiel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APR 1333</text:p>
          </table:table-cell>
          <table:table-cell/>
        </table:table-row>
        <table:table-row table:style-name="ro1">
          <table:table-cell office:value-type="string" calcext:value-type="string">
            <text:p>Kazimierz Wielki założył Akademię Krakowsk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Y 1364</text:p>
          </table:table-cell>
          <table:table-cell/>
        </table:table-row>
        <table:table-row table:style-name="ro1">
          <table:table-cell office:value-type="string" calcext:value-type="string">
            <text:p>zmarł Kazimierz Wiel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5 NOV 1370</text:p>
          </table:table-cell>
          <table:table-cell/>
        </table:table-row>
        <table:table-row table:style-name="ro1">
          <table:table-cell office:value-type="string" calcext:value-type="string">
            <text:p>koronowano Ludwika Węgier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NOV 1370</text:p>
          </table:table-cell>
          <table:table-cell/>
        </table:table-row>
        <table:table-row table:style-name="ro1">
          <table:table-cell office:value-type="string" calcext:value-type="string">
            <text:p>zmarł Ludwik Węgierski</text:p>
          </table:table-cell>
          <table:table-cell office:value-type="string" calcext:value-type="string">
            <text:p>Historia Polski</text:p>
          </table:table-cell>
          <table:table-cell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string" calcext:value-type="string">
            <text:p>koronowano Jadwigę Andegaweńsk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6 OCT 1384</text:p>
          </table:table-cell>
          <table:table-cell/>
        </table:table-row>
        <table:table-row table:style-name="ro1">
          <table:table-cell office:value-type="string" calcext:value-type="string">
            <text:p>Polska z Litwą zawarły unię w Krew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4 AUG 1385</text:p>
          </table:table-cell>
          <table:table-cell/>
        </table:table-row>
        <table:table-row table:style-name="ro1">
          <table:table-cell office:value-type="string" calcext:value-type="string">
            <text:p>koronowano Władysława Jagiełł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5 FEB 1386</text:p>
          </table:table-cell>
          <table:table-cell/>
        </table:table-row>
        <table:table-row table:style-name="ro1">
          <table:table-cell office:value-type="string" calcext:value-type="string">
            <text:p>zmarła Jadwiga Andegaweńs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UL 1399</text:p>
          </table:table-cell>
          <table:table-cell/>
        </table:table-row>
        <table:table-row table:style-name="ro1">
          <table:table-cell office:value-type="string" calcext:value-type="string">
            <text:p>brat Władysława Jagiełły, Witold, został wielki księciem litewskim</text:p>
          </table:table-cell>
          <table:table-cell office:value-type="string" calcext:value-type="string">
            <text:p>Historia Polski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string" calcext:value-type="string">
            <text:p>Krzyżacy wkroczyli na Kujawy i ziemię dobrzyńską; początek wielkiej wojny z zakonem krzyżackim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AUG 1409</text:p>
          </table:table-cell>
          <table:table-cell/>
        </table:table-row>
        <table:table-row table:style-name="ro1">
          <table:table-cell office:value-type="string" calcext:value-type="string">
            <text:p>bitwa pod Grunwaldem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5 JUL 1410</text:p>
          </table:table-cell>
          <table:table-cell/>
        </table:table-row>
        <table:table-row table:style-name="ro1">
          <table:table-cell office:value-type="string" calcext:value-type="string">
            <text:p>w Toruniu zawarto pokój, na mocy którego Krzyżacy oddali Polsce ziemię dobrzyńską oraz Litwie Żmudź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FEB 1411</text:p>
          </table:table-cell>
          <table:table-cell/>
        </table:table-row>
        <table:table-row table:style-name="ro1">
          <table:table-cell office:value-type="string" calcext:value-type="string">
            <text:p>zmarł wielki książę litewski Witold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OCT 1430</text:p>
          </table:table-cell>
          <table:table-cell/>
        </table:table-row>
        <table:table-row table:style-name="ro1">
          <table:table-cell office:value-type="string" calcext:value-type="string">
            <text:p>zmarł Władysław Jagiełł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JUN 1434</text:p>
          </table:table-cell>
          <table:table-cell/>
        </table:table-row>
        <table:table-row table:style-name="ro1">
          <table:table-cell office:value-type="string" calcext:value-type="string">
            <text:p>koronowano Władysława III Warneńczy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JUL 1434</text:p>
          </table:table-cell>
          <table:table-cell/>
        </table:table-row>
        <table:table-row table:style-name="ro1">
          <table:table-cell office:value-type="string" calcext:value-type="string">
            <text:p>wojska węgierskie przegrały z Turkami pod Warną – podczas bitwy zginął Władysław II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NOV 1434</text:p>
          </table:table-cell>
          <table:table-cell/>
        </table:table-row>
        <table:table-row table:style-name="ro1">
          <table:table-cell office:value-type="string" calcext:value-type="string">
            <text:p>królem Polski i Litwy został Kazimierz Jagiellończyk – podczas koronacji zawarto unię personalną obu państw na zasadzie równorzędnośc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JUN 1447</text:p>
          </table:table-cell>
          <table:table-cell/>
        </table:table-row>
        <table:table-row table:style-name="ro1">
          <table:table-cell office:value-type="string" calcext:value-type="string">
            <text:p>początek wojny trzynastoletniej</text:p>
          </table:table-cell>
          <table:table-cell office:value-type="string" calcext:value-type="string">
            <text:p>Historia Polski</text:p>
          </table:table-cell>
          <table:table-cell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string" calcext:value-type="string">
            <text:p>Kazimierz Jagiellończyk inkorporował Prusy do Królestwa Pol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6 MAR 1454</text:p>
          </table:table-cell>
          <table:table-cell/>
        </table:table-row>
        <table:table-row table:style-name="ro1">
          <table:table-cell office:value-type="string" calcext:value-type="string">
            <text:p>na mocy II pokoju toruńskiego zakończono wojnę trzynastoletni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OCT 1466</text:p>
          </table:table-cell>
          <table:table-cell/>
        </table:table-row>
        <table:table-row table:style-name="ro1">
          <table:table-cell office:value-type="string" calcext:value-type="string">
            <text:p>urodził się Mikołaj Kopernik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FEB 1473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początek panowania Jana Olbrachta; </text:span>zerwano unię personalną pomiędzy Polską a Litwą w wyniku obsadzenia syna Kazimierza Jagiellończyka, Aleksandra, na wielkiego księcia litewskiego</text:p>
          </table:table-cell>
          <table:table-cell office:value-type="string" calcext:value-type="string">
            <text:p>Historia Polski</text:p>
          </table:table-cell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string" calcext:value-type="string">
            <text:p>zmarł Jan Olbracht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UN 1501</text:p>
          </table:table-cell>
          <table:table-cell/>
        </table:table-row>
        <table:table-row table:style-name="ro1">
          <table:table-cell office:value-type="string" calcext:value-type="string">
            <text:p>Aleksander Jagiellończyk został koronowa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DEC 1501</text:p>
          </table:table-cell>
          <table:table-cell/>
        </table:table-row>
        <table:table-row table:style-name="ro1">
          <table:table-cell office:value-type="string" calcext:value-type="string">
            <text:p>zmarł Aleksander Jagiellończyk</text:p>
          </table:table-cell>
          <table:table-cell office:value-type="string" calcext:value-type="string">
            <text:p>Historia Polski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sejm zebrany w Piotrkowie wybrał Zygmunta Starego na króla polski i wielkiego księcia litew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DEC 1506</text:p>
          </table:table-cell>
          <table:table-cell/>
        </table:table-row>
        <table:table-row table:style-name="ro1">
          <table:table-cell office:value-type="string" calcext:value-type="string">
            <text:p>koronowano Zygmunta Star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4 JAN 1507</text:p>
          </table:table-cell>
          <table:table-cell/>
        </table:table-row>
        <table:table-row table:style-name="ro1">
          <table:table-cell office:value-type="string" calcext:value-type="string">
            <text:p>ślub Zygmunta Starego z Boną Sforz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8 APR 1518</text:p>
          </table:table-cell>
          <table:table-cell/>
        </table:table-row>
        <table:table-row table:style-name="ro1">
          <table:table-cell office:value-type="string" calcext:value-type="string">
            <text:p>Albrecht Hohenzollern złożył w Krakowie hołd lenny Zygmuntowi Staremu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APR 1525</text:p>
          </table:table-cell>
          <table:table-cell/>
        </table:table-row>
        <table:table-row table:style-name="ro1">
          <table:table-cell office:value-type="string" calcext:value-type="string">
            <text:p>na mocy vivente rege koronowano Zygmunta August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8 DEC 1530</text:p>
          </table:table-cell>
          <table:table-cell/>
        </table:table-row>
        <table:table-row table:style-name="ro1">
          <table:table-cell office:value-type="string" calcext:value-type="string">
            <text:p>Mikołaj Kopernik wydał traktat O obrotach ciał niebieskich, w którym udowodnił, że Ziemia kręci się wokół Słońca</text:p>
          </table:table-cell>
          <table:table-cell office:value-type="string" calcext:value-type="string">
            <text:p>Historia Polski</text:p>
          </table:table-cell>
          <table:table-cell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string" calcext:value-type="string">
            <text:p>zmarł Zygmunt Star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APR 1548</text:p>
          </table:table-cell>
          <table:table-cell/>
        </table:table-row>
        <table:table-row table:style-name="ro1">
          <table:table-cell office:value-type="string" calcext:value-type="string">
            <text:p>Barbara Radziwiłłówna została koronowana</text:p>
          </table:table-cell>
          <table:table-cell office:value-type="string" calcext:value-type="string">
            <text:p>Historia Polski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zmarła Barbara Radziwiłłówn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MAY 1551</text:p>
          </table:table-cell>
          <table:table-cell/>
        </table:table-row>
        <table:table-row table:style-name="ro1">
          <table:table-cell office:value-type="string" calcext:value-type="string">
            <text:p>mistrz zakonu inflanckiego Gothard Kettler sekularyzował Inflanty i przekazał je Polsce i Litwie</text:p>
          </table:table-cell>
          <table:table-cell office:value-type="string" calcext:value-type="string">
            <text:p>Historia Polski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Polska i Litwa zawarły unię lubelską, na mocy którego oba państwa połączyły się w jeden kra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JUL 1569</text:p>
          </table:table-cell>
          <table:table-cell/>
        </table:table-row>
        <table:table-row table:style-name="ro1">
          <table:table-cell office:value-type="string" calcext:value-type="string">
            <text:p>zmarł Zygmunt August – koniec dynastii Jagiellonów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7 JUL 1572</text:p>
          </table:table-cell>
          <table:table-cell/>
        </table:table-row>
        <table:table-row table:style-name="ro1">
          <table:table-cell office:value-type="string" calcext:value-type="string">
            <text:p>koronowano Henryka Walez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1 FEB 1574</text:p>
          </table:table-cell>
          <table:table-cell/>
        </table:table-row>
        <table:table-row table:style-name="ro1">
          <table:table-cell office:value-type="string" calcext:value-type="string">
            <text:p>Stefan Batory ożenił się z Anną Jagiellonką i został koronowany na króla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MAY 1576</text:p>
          </table:table-cell>
          <table:table-cell/>
        </table:table-row>
        <table:table-row table:style-name="ro1">
          <table:table-cell office:value-type="string" calcext:value-type="string">
            <text:p>w Grodnie zmarł Stefan Bator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DEC 1586</text:p>
          </table:table-cell>
          <table:table-cell/>
        </table:table-row>
        <table:table-row table:style-name="ro1">
          <table:table-cell office:value-type="string" calcext:value-type="string">
            <text:p>koronowano Zygmunta Waz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DEC 1587</text:p>
          </table:table-cell>
          <table:table-cell/>
        </table:table-row>
        <table:table-row table:style-name="ro1">
          <table:table-cell office:value-type="string" calcext:value-type="string">
            <text:p>Polska inkorporowała Estoni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R 1600</text:p>
          </table:table-cell>
          <table:table-cell/>
        </table:table-row>
        <table:table-row table:style-name="ro1">
          <table:table-cell office:value-type="string" calcext:value-type="string">
            <text:p>pod Kircholmem wojska hetmana polnego litewskiego Jana Chodkiewicza pokonały trzykrotnie silniejszą armię szwedzk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SEP 1605</text:p>
          </table:table-cell>
          <table:table-cell/>
        </table:table-row>
        <table:table-row table:style-name="ro1">
          <table:table-cell office:value-type="string" calcext:value-type="string">
            <text:p>Zygmunt III Waza przeniósł siedzibę królestwa z Krakowa do Warszaw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MAY 1609</text:p>
          </table:table-cell>
          <table:table-cell/>
        </table:table-row>
        <table:table-row table:style-name="ro1">
          <table:table-cell office:value-type="string" calcext:value-type="string">
            <text:p>Polska pokonała flotę szwedzką pod Oliw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NOV 1627</text:p>
          </table:table-cell>
          <table:table-cell/>
        </table:table-row>
        <table:table-row table:style-name="ro1">
          <table:table-cell office:value-type="string" calcext:value-type="string">
            <text:p>zmarł Zygmunt III Waz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0 APR 1632</text:p>
          </table:table-cell>
          <table:table-cell/>
        </table:table-row>
        <table:table-row table:style-name="ro1">
          <table:table-cell office:value-type="string" calcext:value-type="string">
            <text:p>Władysław IV został wybrany na króla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NOV 1632</text:p>
          </table:table-cell>
          <table:table-cell/>
        </table:table-row>
        <table:table-row table:style-name="ro1">
          <table:table-cell office:value-type="string" calcext:value-type="string">
            <text:p>odsłonięto kolumnę Zygmunta III Wazy</text:p>
          </table:table-cell>
          <table:table-cell office:value-type="string" calcext:value-type="string">
            <text:p>Historia Polski</text:p>
          </table:table-cell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string" calcext:value-type="string">
            <text:p>zmarł Władysław IV Waz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MAY 1648</text:p>
          </table:table-cell>
          <table:table-cell/>
        </table:table-row>
        <table:table-row table:style-name="ro1">
          <table:table-cell office:value-type="string" calcext:value-type="string">
            <text:p>wybuchło powstanie Chmielnickiego na Ukrainie</text:p>
          </table:table-cell>
          <table:table-cell office:value-type="string" calcext:value-type="string">
            <text:p>Historia Polski</text:p>
          </table:table-cell>
          <table:table-cell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string" calcext:value-type="string">
            <text:p>elekcja Jana Kazimierza na króla pol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NOV 1648</text:p>
          </table:table-cell>
          <table:table-cell/>
        </table:table-row>
        <table:table-row table:style-name="ro1">
          <table:table-cell office:value-type="string" calcext:value-type="string">
            <text:p>król Karol X wypowiedział wojnę Rzeczypospolitej – początek potopu szwedz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JUL 1655</text:p>
          </table:table-cell>
          <table:table-cell/>
        </table:table-row>
        <table:table-row table:style-name="ro1">
          <table:table-cell office:value-type="string" calcext:value-type="string">
            <text:p>wypędzono braci polskich</text:p>
          </table:table-cell>
          <table:table-cell office:value-type="string" calcext:value-type="string">
            <text:p>Historia Polski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string" calcext:value-type="string">
            <text:p>abdykacja Jana Kazimierza</text:p>
          </table:table-cell>
          <table:table-cell office:value-type="string" calcext:value-type="string">
            <text:p>Historia Polski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string" calcext:value-type="string">
            <text:p>koronowano Michała Korybuta Wiśniowiec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9 NOV 1669</text:p>
          </table:table-cell>
          <table:table-cell/>
        </table:table-row>
        <table:table-row table:style-name="ro1">
          <table:table-cell office:value-type="string" calcext:value-type="string">
            <text:p>Turcja wypowiedziała wojnę Rzeczypospolit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DEC 1671</text:p>
          </table:table-cell>
          <table:table-cell/>
        </table:table-row>
        <table:table-row table:style-name="ro1">
          <table:table-cell office:value-type="string" calcext:value-type="string">
            <text:p>zmarł Michał Korybut Wiśniowiec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NOV 1673</text:p>
          </table:table-cell>
          <table:table-cell/>
        </table:table-row>
        <table:table-row table:style-name="ro1" table:number-rows-repeated="18">
          <table:table-cell table:number-columns-repeated="4"/>
        </table:table-row>
        <table:table-row table:style-name="ro1">
          <table:table-cell office:value-type="string" calcext:value-type="string">
            <text:p>wybuch Powstania Warszawskiego</text:p>
          </table:table-cell>
          <table:table-cell office:value-type="string" calcext:value-type="string">
            <text:p>Historia Polski</text:p>
          </table:table-cell>
          <table:table-cell table:style-name="ce1" office:value-type="string" calcext:value-type="string">
            <text:p>1 AUG 1944</text:p>
          </table:table-cell>
          <table:table-cell/>
        </table:table-row>
        <table:table-row table:style-name="ro1">
          <table:table-cell office:value-type="string" calcext:value-type="string">
            <text:p>koniec II wojny światowej w Europ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MAY 1945</text:p>
          </table:table-cell>
          <table:table-cell/>
        </table:table-row>
        <table:table-row table:style-name="ro1">
          <table:table-cell office:value-type="string" calcext:value-type="string">
            <text:p>Pierwszym sekretarzem KC PZPR został Edward Gierek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DEC 1970</text:p>
          </table:table-cell>
          <table:table-cell/>
        </table:table-row>
        <table:table-row table:style-name="ro1">
          <table:table-cell office:value-type="string" calcext:value-type="string">
            <text:p>Pierwsza tura wyborów do tzw. Sejmu kontraktowego. Umowny koniec władzy komunistycznej w Polsce.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JUN 1989</text:p>
          </table:table-cell>
          <table:table-cell/>
        </table:table-row>
        <table:table-row table:style-name="ro1">
          <table:table-cell office:value-type="string" calcext:value-type="string">
            <text:p>Polska przystąpiła do NAT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R 1999</text:p>
          </table:table-cell>
          <table:table-cell/>
        </table:table-row>
        <table:table-row table:style-name="ro1">
          <table:table-cell office:value-type="string" calcext:value-type="string">
            <text:p>Polska przystąpiła do Unii Europejski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MAY 2004</text:p>
          </table:table-cell>
          <table:table-cell/>
        </table:table-row>
      </table:table>
      <table:table table:name="Pol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 table:formula="of:=IF(ISBLANK([$Dane.A2]);&quot;&quot;;COM.MICROSOFT.CONCAT([$Dane.A$1];&quot; &quot;;[$Dane.A2]))" office:value-type="string" office:string-value="1 EVEN Chrzest Polski" calcext:value-type="string">
            <text:p>1 EVEN Chrzest Polski</text:p>
          </table:table-cell>
          <table:table-cell table:formula="of:=IF(ISBLANK([$Dane.B2]);&quot;&quot;;COM.MICROSOFT.CONCAT([$Dane.B$1];&quot; &quot;;[$Dane.B2]))" office:value-type="string" office:string-value="2 TYPE Historia Polski" calcext:value-type="string">
            <text:p>2 TYPE Historia Polski</text:p>
          </table:table-cell>
          <table:table-cell table:formula="of:=IF(ISBLANK([$Dane.C2]);&quot;&quot;;COM.MICROSOFT.CONCAT([$Dane.C$1];&quot; &quot;;[$Dane.C2]))" office:value-type="string" office:string-value="2 DATE  966" calcext:value-type="string">
            <text:p>2 DATE <text:s/>966</text:p>
          </table:table-cell>
          <table:table-cell table:formula="of:=IF(ISBLANK([$Dane.D2]);&quot;&quot;;COM.MICROSOFT.CONCAT([$Dane.D$1];&quot; &quot;;[$Dane.D2]))" office:value-type="string" office:string-value="2 NOTE https://pl.wikipedia.org/wiki/Chrzest_Polski" calcext:value-type="string">
            <text:p>2 NOTE https://pl.wikipedia.org/wiki/Chrzest_Polski</text:p>
          </table:table-cell>
        </table:table-row>
        <table:table-row table:style-name="ro1">
          <table:table-cell table:formula="of:=IF(ISBLANK([$Dane.A3]);&quot;&quot;;COM.MICROSOFT.CONCAT([$Dane.A$1];&quot; &quot;;[$Dane.A3]))" office:value-type="string" office:string-value="1 EVEN początek panowania Mieszka I" calcext:value-type="string">
            <text:p>1 EVEN początek panowania Mieszka I</text:p>
          </table:table-cell>
          <table:table-cell table:formula="of:=IF(ISBLANK([$Dane.B3]);&quot;&quot;;COM.MICROSOFT.CONCAT([$Dane.B$1];&quot; &quot;;[$Dane.B3]))" office:value-type="string" office:string-value="2 TYPE Historia Polski" calcext:value-type="string">
            <text:p>2 TYPE Historia Polski</text:p>
          </table:table-cell>
          <table:table-cell table:formula="of:=IF(ISBLANK([$Dane.C3]);&quot;&quot;;COM.MICROSOFT.CONCAT([$Dane.C$1];&quot; &quot;;[$Dane.C3]))" office:value-type="string" office:string-value="2 DATE  ABT 960" calcext:value-type="string">
            <text:p>2 DATE <text:s/>ABT 960</text:p>
          </table:table-cell>
          <table:table-cell table:formula="of:=IF(ISBLANK([$Dane.D3]);&quot;&quot;;COM.MICROSOFT.CONCAT([$Dane.D$1];&quot; &quot;;[$Dane.D3]))">
            <text:p/>
          </table:table-cell>
        </table:table-row>
        <table:table-row table:style-name="ro1">
          <table:table-cell table:formula="of:=IF(ISBLANK([$Dane.A4]);&quot;&quot;;COM.MICROSOFT.CONCAT([$Dane.A$1];&quot; &quot;;[$Dane.A4]))" office:value-type="string" office:string-value="1 EVEN zmarł Mieszko I" calcext:value-type="string">
            <text:p>1 EVEN zmarł Mieszko I</text:p>
          </table:table-cell>
          <table:table-cell table:formula="of:=IF(ISBLANK([$Dane.B4]);&quot;&quot;;COM.MICROSOFT.CONCAT([$Dane.B$1];&quot; &quot;;[$Dane.B4]))" office:value-type="string" office:string-value="2 TYPE Historia Polski" calcext:value-type="string">
            <text:p>2 TYPE Historia Polski</text:p>
          </table:table-cell>
          <table:table-cell table:formula="of:=IF(ISBLANK([$Dane.C4]);&quot;&quot;;COM.MICROSOFT.CONCAT([$Dane.C$1];&quot; &quot;;[$Dane.C4]))" office:value-type="string" office:string-value="2 DATE  25 MAY 992" calcext:value-type="string">
            <text:p>2 DATE <text:s/>25 MAY 992</text:p>
          </table:table-cell>
          <table:table-cell table:formula="of:=IF(ISBLANK([$Dane.D4]);&quot;&quot;;COM.MICROSOFT.CONCAT([$Dane.D$1];&quot; &quot;;[$Dane.D4]))">
            <text:p/>
          </table:table-cell>
        </table:table-row>
        <table:table-row table:style-name="ro1">
          <table:table-cell table:formula="of:=IF(ISBLANK([$Dane.A5]);&quot;&quot;;COM.MICROSOFT.CONCAT([$Dane.A$1];&quot; &quot;;[$Dane.A5]))" office:value-type="string" office:string-value="1 EVEN początek panowania Bolesława Chrobrego" calcext:value-type="string">
            <text:p>1 EVEN początek panowania Bolesława Chrobrego</text:p>
          </table:table-cell>
          <table:table-cell table:formula="of:=IF(ISBLANK([$Dane.B5]);&quot;&quot;;COM.MICROSOFT.CONCAT([$Dane.B$1];&quot; &quot;;[$Dane.B5]))" office:value-type="string" office:string-value="2 TYPE Historia Polski" calcext:value-type="string">
            <text:p>2 TYPE Historia Polski</text:p>
          </table:table-cell>
          <table:table-cell table:formula="of:=IF(ISBLANK([$Dane.C5]);&quot;&quot;;COM.MICROSOFT.CONCAT([$Dane.C$1];&quot; &quot;;[$Dane.C5]))" office:value-type="string" office:string-value="2 DATE  992" calcext:value-type="string">
            <text:p>2 DATE <text:s/>992</text:p>
          </table:table-cell>
          <table:table-cell table:formula="of:=IF(ISBLANK([$Dane.D5]);&quot;&quot;;COM.MICROSOFT.CONCAT([$Dane.D$1];&quot; &quot;;[$Dane.D5]))">
            <text:p/>
          </table:table-cell>
        </table:table-row>
        <table:table-row table:style-name="ro1">
          <table:table-cell table:formula="of:=IF(ISBLANK([$Dane.A6]);&quot;&quot;;COM.MICROSOFT.CONCAT([$Dane.A$1];&quot; &quot;;[$Dane.A6]))" office:value-type="string" office:string-value="1 EVEN zmarł Bolesław Chrobry" calcext:value-type="string">
            <text:p>1 EVEN zmarł Bolesław Chrobry</text:p>
          </table:table-cell>
          <table:table-cell table:formula="of:=IF(ISBLANK([$Dane.B6]);&quot;&quot;;COM.MICROSOFT.CONCAT([$Dane.B$1];&quot; &quot;;[$Dane.B6]))" office:value-type="string" office:string-value="2 TYPE Historia Polski" calcext:value-type="string">
            <text:p>2 TYPE Historia Polski</text:p>
          </table:table-cell>
          <table:table-cell table:formula="of:=IF(ISBLANK([$Dane.C6]);&quot;&quot;;COM.MICROSOFT.CONCAT([$Dane.C$1];&quot; &quot;;[$Dane.C6]))" office:value-type="string" office:string-value="2 DATE  17 JUN 1025" calcext:value-type="string">
            <text:p>2 DATE <text:s/>17 JUN 1025</text:p>
          </table:table-cell>
          <table:table-cell table:formula="of:=IF(ISBLANK([$Dane.D6]);&quot;&quot;;COM.MICROSOFT.CONCAT([$Dane.D$1];&quot; &quot;;[$Dane.D6]))">
            <text:p/>
          </table:table-cell>
        </table:table-row>
        <table:table-row table:style-name="ro1">
          <table:table-cell table:formula="of:=IF(ISBLANK([$Dane.A7]);&quot;&quot;;COM.MICROSOFT.CONCAT([$Dane.A$1];&quot; &quot;;[$Dane.A7]))" office:value-type="string" office:string-value="1 EVEN zmarł Mieszko II Lambert" calcext:value-type="string">
            <text:p>1 EVEN zmarł Mieszko II Lambert</text:p>
          </table:table-cell>
          <table:table-cell table:formula="of:=IF(ISBLANK([$Dane.B7]);&quot;&quot;;COM.MICROSOFT.CONCAT([$Dane.B$1];&quot; &quot;;[$Dane.B7]))" office:value-type="string" office:string-value="2 TYPE Historia Polski" calcext:value-type="string">
            <text:p>2 TYPE Historia Polski</text:p>
          </table:table-cell>
          <table:table-cell table:formula="of:=IF(ISBLANK([$Dane.C7]);&quot;&quot;;COM.MICROSOFT.CONCAT([$Dane.C$1];&quot; &quot;;[$Dane.C7]))" office:value-type="string" office:string-value="2 DATE  1034" calcext:value-type="string">
            <text:p>2 DATE <text:s/>1034</text:p>
          </table:table-cell>
          <table:table-cell table:formula="of:=IF(ISBLANK([$Dane.D7]);&quot;&quot;;COM.MICROSOFT.CONCAT([$Dane.D$1];&quot; &quot;;[$Dane.D7]))">
            <text:p/>
          </table:table-cell>
        </table:table-row>
        <table:table-row table:style-name="ro1">
          <table:table-cell table:formula="of:=IF(ISBLANK([$Dane.A8]);&quot;&quot;;COM.MICROSOFT.CONCAT([$Dane.A$1];&quot; &quot;;[$Dane.A8]))" office:value-type="string" office:string-value="1 EVEN początek panowania Kazimierza Odnowiciela" calcext:value-type="string">
            <text:p>1 EVEN początek panowania Kazimierza Odnowiciela</text:p>
          </table:table-cell>
          <table:table-cell table:formula="of:=IF(ISBLANK([$Dane.B8]);&quot;&quot;;COM.MICROSOFT.CONCAT([$Dane.B$1];&quot; &quot;;[$Dane.B8]))" office:value-type="string" office:string-value="2 TYPE Historia Polski" calcext:value-type="string">
            <text:p>2 TYPE Historia Polski</text:p>
          </table:table-cell>
          <table:table-cell table:formula="of:=IF(ISBLANK([$Dane.C8]);&quot;&quot;;COM.MICROSOFT.CONCAT([$Dane.C$1];&quot; &quot;;[$Dane.C8]))" office:value-type="string" office:string-value="2 DATE  1034" calcext:value-type="string">
            <text:p>2 DATE <text:s/>1034</text:p>
          </table:table-cell>
          <table:table-cell table:formula="of:=IF(ISBLANK([$Dane.D8]);&quot;&quot;;COM.MICROSOFT.CONCAT([$Dane.D$1];&quot; &quot;;[$Dane.D8]))">
            <text:p/>
          </table:table-cell>
        </table:table-row>
        <table:table-row table:style-name="ro1">
          <table:table-cell table:formula="of:=IF(ISBLANK([$Dane.A9]);&quot;&quot;;COM.MICROSOFT.CONCAT([$Dane.A$1];&quot; &quot;;[$Dane.A9]))" office:value-type="string" office:string-value="1 EVEN nową stolicą Polski został Kraków" calcext:value-type="string">
            <text:p>1 EVEN nową stolicą Polski został Kraków</text:p>
          </table:table-cell>
          <table:table-cell table:formula="of:=IF(ISBLANK([$Dane.B9]);&quot;&quot;;COM.MICROSOFT.CONCAT([$Dane.B$1];&quot; &quot;;[$Dane.B9]))" office:value-type="string" office:string-value="2 TYPE Historia Polski" calcext:value-type="string">
            <text:p>2 TYPE Historia Polski</text:p>
          </table:table-cell>
          <table:table-cell table:formula="of:=IF(ISBLANK([$Dane.C9]);&quot;&quot;;COM.MICROSOFT.CONCAT([$Dane.C$1];&quot; &quot;;[$Dane.C9]))" office:value-type="string" office:string-value="2 DATE  1039" calcext:value-type="string">
            <text:p>2 DATE <text:s/>1039</text:p>
          </table:table-cell>
          <table:table-cell table:formula="of:=IF(ISBLANK([$Dane.D9]);&quot;&quot;;COM.MICROSOFT.CONCAT([$Dane.D$1];&quot; &quot;;[$Dane.D9]))">
            <text:p/>
          </table:table-cell>
        </table:table-row>
        <table:table-row table:style-name="ro1">
          <table:table-cell table:formula="of:=IF(ISBLANK([$Dane.A10]);&quot;&quot;;COM.MICROSOFT.CONCAT([$Dane.A$1];&quot; &quot;;[$Dane.A10]))" office:value-type="string" office:string-value="1 EVEN zmarł Kazimierz Odnowiciel" calcext:value-type="string">
            <text:p>1 EVEN zmarł Kazimierz Odnowiciel</text:p>
          </table:table-cell>
          <table:table-cell table:formula="of:=IF(ISBLANK([$Dane.B10]);&quot;&quot;;COM.MICROSOFT.CONCAT([$Dane.B$1];&quot; &quot;;[$Dane.B10]))" office:value-type="string" office:string-value="2 TYPE Historia Polski" calcext:value-type="string">
            <text:p>2 TYPE Historia Polski</text:p>
          </table:table-cell>
          <table:table-cell table:formula="of:=IF(ISBLANK([$Dane.C10]);&quot;&quot;;COM.MICROSOFT.CONCAT([$Dane.C$1];&quot; &quot;;[$Dane.C10]))" office:value-type="string" office:string-value="2 DATE  1058" calcext:value-type="string">
            <text:p>2 DATE <text:s/>1058</text:p>
          </table:table-cell>
          <table:table-cell table:formula="of:=IF(ISBLANK([$Dane.D10]);&quot;&quot;;COM.MICROSOFT.CONCAT([$Dane.D$1];&quot; &quot;;[$Dane.D10]))">
            <text:p/>
          </table:table-cell>
        </table:table-row>
        <table:table-row table:style-name="ro1">
          <table:table-cell table:formula="of:=IF(ISBLANK([$Dane.A11]);&quot;&quot;;COM.MICROSOFT.CONCAT([$Dane.A$1];&quot; &quot;;[$Dane.A11]))" office:value-type="string" office:string-value="1 EVEN początek panowania Bolesława II Szczodrego" calcext:value-type="string">
            <text:p>1 EVEN początek panowania Bolesława II Szczodrego</text:p>
          </table:table-cell>
          <table:table-cell table:formula="of:=IF(ISBLANK([$Dane.B11]);&quot;&quot;;COM.MICROSOFT.CONCAT([$Dane.B$1];&quot; &quot;;[$Dane.B11]))" office:value-type="string" office:string-value="2 TYPE Historia Polski" calcext:value-type="string">
            <text:p>2 TYPE Historia Polski</text:p>
          </table:table-cell>
          <table:table-cell table:formula="of:=IF(ISBLANK([$Dane.C11]);&quot;&quot;;COM.MICROSOFT.CONCAT([$Dane.C$1];&quot; &quot;;[$Dane.C11]))" office:value-type="string" office:string-value="2 DATE  1058" calcext:value-type="string">
            <text:p>2 DATE <text:s/>1058</text:p>
          </table:table-cell>
          <table:table-cell table:formula="of:=IF(ISBLANK([$Dane.D11]);&quot;&quot;;COM.MICROSOFT.CONCAT([$Dane.D$1];&quot; &quot;;[$Dane.D11]))">
            <text:p/>
          </table:table-cell>
        </table:table-row>
        <table:table-row table:style-name="ro1">
          <table:table-cell table:formula="of:=IF(ISBLANK([$Dane.A12]);&quot;&quot;;COM.MICROSOFT.CONCAT([$Dane.A$1];&quot; &quot;;[$Dane.A12]))" office:value-type="string" office:string-value="1 EVEN w wyniku buntu Bolesław II uciekł z kraju" calcext:value-type="string">
            <text:p>1 EVEN w wyniku buntu Bolesław II uciekł z kraju</text:p>
          </table:table-cell>
          <table:table-cell table:formula="of:=IF(ISBLANK([$Dane.B12]);&quot;&quot;;COM.MICROSOFT.CONCAT([$Dane.B$1];&quot; &quot;;[$Dane.B12]))" office:value-type="string" office:string-value="2 TYPE Historia Polski" calcext:value-type="string">
            <text:p>2 TYPE Historia Polski</text:p>
          </table:table-cell>
          <table:table-cell table:formula="of:=IF(ISBLANK([$Dane.C12]);&quot;&quot;;COM.MICROSOFT.CONCAT([$Dane.C$1];&quot; &quot;;[$Dane.C12]))" office:value-type="string" office:string-value="2 DATE  1079" calcext:value-type="string">
            <text:p>2 DATE <text:s/>1079</text:p>
          </table:table-cell>
          <table:table-cell table:formula="of:=IF(ISBLANK([$Dane.D12]);&quot;&quot;;COM.MICROSOFT.CONCAT([$Dane.D$1];&quot; &quot;;[$Dane.D12]))">
            <text:p/>
          </table:table-cell>
        </table:table-row>
        <table:table-row table:style-name="ro1">
          <table:table-cell table:formula="of:=IF(ISBLANK([$Dane.A13]);&quot;&quot;;COM.MICROSOFT.CONCAT([$Dane.A$1];&quot; &quot;;[$Dane.A13]))" office:value-type="string" office:string-value="1 EVEN początek panowania Władysława I Hermana" calcext:value-type="string">
            <text:p>1 EVEN początek panowania Władysława I Hermana</text:p>
          </table:table-cell>
          <table:table-cell table:formula="of:=IF(ISBLANK([$Dane.B13]);&quot;&quot;;COM.MICROSOFT.CONCAT([$Dane.B$1];&quot; &quot;;[$Dane.B13]))" office:value-type="string" office:string-value="2 TYPE Historia Polski" calcext:value-type="string">
            <text:p>2 TYPE Historia Polski</text:p>
          </table:table-cell>
          <table:table-cell table:formula="of:=IF(ISBLANK([$Dane.C13]);&quot;&quot;;COM.MICROSOFT.CONCAT([$Dane.C$1];&quot; &quot;;[$Dane.C13]))" office:value-type="string" office:string-value="2 DATE  1079" calcext:value-type="string">
            <text:p>2 DATE <text:s/>1079</text:p>
          </table:table-cell>
          <table:table-cell table:formula="of:=IF(ISBLANK([$Dane.D13]);&quot;&quot;;COM.MICROSOFT.CONCAT([$Dane.D$1];&quot; &quot;;[$Dane.D13]))">
            <text:p/>
          </table:table-cell>
        </table:table-row>
        <table:table-row table:style-name="ro1">
          <table:table-cell table:formula="of:=IF(ISBLANK([$Dane.A14]);&quot;&quot;;COM.MICROSOFT.CONCAT([$Dane.A$1];&quot; &quot;;[$Dane.A14]))" office:value-type="string" office:string-value="1 EVEN zmarł Władysław I" calcext:value-type="string">
            <text:p>1 EVEN zmarł Władysław I</text:p>
          </table:table-cell>
          <table:table-cell table:formula="of:=IF(ISBLANK([$Dane.B14]);&quot;&quot;;COM.MICROSOFT.CONCAT([$Dane.B$1];&quot; &quot;;[$Dane.B14]))" office:value-type="string" office:string-value="2 TYPE Historia Polski" calcext:value-type="string">
            <text:p>2 TYPE Historia Polski</text:p>
          </table:table-cell>
          <table:table-cell table:formula="of:=IF(ISBLANK([$Dane.C14]);&quot;&quot;;COM.MICROSOFT.CONCAT([$Dane.C$1];&quot; &quot;;[$Dane.C14]))" office:value-type="string" office:string-value="2 DATE  1102" calcext:value-type="string">
            <text:p>2 DATE <text:s/>1102</text:p>
          </table:table-cell>
          <table:table-cell table:formula="of:=IF(ISBLANK([$Dane.D14]);&quot;&quot;;COM.MICROSOFT.CONCAT([$Dane.D$1];&quot; &quot;;[$Dane.D14]))">
            <text:p/>
          </table:table-cell>
        </table:table-row>
        <table:table-row table:style-name="ro1">
          <table:table-cell table:formula="of:=IF(ISBLANK([$Dane.A15]);&quot;&quot;;COM.MICROSOFT.CONCAT([$Dane.A$1];&quot; &quot;;[$Dane.A15]))" office:value-type="string" office:string-value="1 EVEN początek panowania Bolesława III Krzywoustego" calcext:value-type="string">
            <text:p>1 EVEN początek panowania Bolesława III Krzywoustego</text:p>
          </table:table-cell>
          <table:table-cell table:formula="of:=IF(ISBLANK([$Dane.B15]);&quot;&quot;;COM.MICROSOFT.CONCAT([$Dane.B$1];&quot; &quot;;[$Dane.B15]))" office:value-type="string" office:string-value="2 TYPE Historia Polski" calcext:value-type="string">
            <text:p>2 TYPE Historia Polski</text:p>
          </table:table-cell>
          <table:table-cell table:formula="of:=IF(ISBLANK([$Dane.C15]);&quot;&quot;;COM.MICROSOFT.CONCAT([$Dane.C$1];&quot; &quot;;[$Dane.C15]))" office:value-type="string" office:string-value="2 DATE  1102" calcext:value-type="string">
            <text:p>2 DATE <text:s/>1102</text:p>
          </table:table-cell>
          <table:table-cell table:formula="of:=IF(ISBLANK([$Dane.D15]);&quot;&quot;;COM.MICROSOFT.CONCAT([$Dane.D$1];&quot; &quot;;[$Dane.D15]))">
            <text:p/>
          </table:table-cell>
        </table:table-row>
        <table:table-row table:style-name="ro1">
          <table:table-cell table:formula="of:=IF(ISBLANK([$Dane.A16]);&quot;&quot;;COM.MICROSOFT.CONCAT([$Dane.A$1];&quot; &quot;;[$Dane.A16]))" office:value-type="string" office:string-value="1 EVEN zmarł Bolesław Krzywousty; początek rozbicia dzielnicowego" calcext:value-type="string">
            <text:p>1 EVEN zmarł Bolesław Krzywousty; początek rozbicia dzielnicowego</text:p>
          </table:table-cell>
          <table:table-cell table:formula="of:=IF(ISBLANK([$Dane.B16]);&quot;&quot;;COM.MICROSOFT.CONCAT([$Dane.B$1];&quot; &quot;;[$Dane.B16]))" office:value-type="string" office:string-value="2 TYPE Historia Polski" calcext:value-type="string">
            <text:p>2 TYPE Historia Polski</text:p>
          </table:table-cell>
          <table:table-cell table:formula="of:=IF(ISBLANK([$Dane.C16]);&quot;&quot;;COM.MICROSOFT.CONCAT([$Dane.C$1];&quot; &quot;;[$Dane.C16]))" office:value-type="string" office:string-value="2 DATE  28 OCT 1138" calcext:value-type="string">
            <text:p>2 DATE <text:s/>28 OCT 1138</text:p>
          </table:table-cell>
          <table:table-cell table:formula="of:=IF(ISBLANK([$Dane.D16]);&quot;&quot;;COM.MICROSOFT.CONCAT([$Dane.D$1];&quot; &quot;;[$Dane.D16]))">
            <text:p/>
          </table:table-cell>
        </table:table-row>
        <table:table-row table:style-name="ro1">
          <table:table-cell table:formula="of:=IF(ISBLANK([$Dane.A17]);&quot;&quot;;COM.MICROSOFT.CONCAT([$Dane.A$1];&quot; &quot;;[$Dane.A17]))" office:value-type="string" office:string-value="1 EVEN zakon krzyżacki otrzymał od Konrada Mazowieckiego w dzierżawę ziemię chełmińską" calcext:value-type="string">
            <text:p>1 EVEN zakon krzyżacki otrzymał od Konrada Mazowieckiego w dzierżawę ziemię chełmińską</text:p>
          </table:table-cell>
          <table:table-cell table:formula="of:=IF(ISBLANK([$Dane.B17]);&quot;&quot;;COM.MICROSOFT.CONCAT([$Dane.B$1];&quot; &quot;;[$Dane.B17]))" office:value-type="string" office:string-value="2 TYPE Historia Polski" calcext:value-type="string">
            <text:p>2 TYPE Historia Polski</text:p>
          </table:table-cell>
          <table:table-cell table:formula="of:=IF(ISBLANK([$Dane.C17]);&quot;&quot;;COM.MICROSOFT.CONCAT([$Dane.C$1];&quot; &quot;;[$Dane.C17]))" office:value-type="string" office:string-value="2 DATE  1228" calcext:value-type="string">
            <text:p>2 DATE <text:s/>1228</text:p>
          </table:table-cell>
          <table:table-cell table:formula="of:=IF(ISBLANK([$Dane.D17]);&quot;&quot;;COM.MICROSOFT.CONCAT([$Dane.D$1];&quot; &quot;;[$Dane.D17]))">
            <text:p/>
          </table:table-cell>
        </table:table-row>
        <table:table-row table:style-name="ro1">
          <table:table-cell table:formula="of:=IF(ISBLANK([$Dane.A18]);&quot;&quot;;COM.MICROSOFT.CONCAT([$Dane.A$1];&quot; &quot;;[$Dane.A18]))" office:value-type="string" office:string-value="1 EVEN najazd Tatarów na Polskę" calcext:value-type="string">
            <text:p>1 EVEN najazd Tatarów na Polskę</text:p>
          </table:table-cell>
          <table:table-cell table:formula="of:=IF(ISBLANK([$Dane.B18]);&quot;&quot;;COM.MICROSOFT.CONCAT([$Dane.B$1];&quot; &quot;;[$Dane.B18]))" office:value-type="string" office:string-value="2 TYPE Historia Polski" calcext:value-type="string">
            <text:p>2 TYPE Historia Polski</text:p>
          </table:table-cell>
          <table:table-cell table:formula="of:=IF(ISBLANK([$Dane.C18]);&quot;&quot;;COM.MICROSOFT.CONCAT([$Dane.C$1];&quot; &quot;;[$Dane.C18]))" office:value-type="string" office:string-value="2 DATE  1241" calcext:value-type="string">
            <text:p>2 DATE <text:s/>1241</text:p>
          </table:table-cell>
          <table:table-cell table:formula="of:=IF(ISBLANK([$Dane.D18]);&quot;&quot;;COM.MICROSOFT.CONCAT([$Dane.D$1];&quot; &quot;;[$Dane.D18]))">
            <text:p/>
          </table:table-cell>
        </table:table-row>
        <table:table-row table:style-name="ro1">
          <table:table-cell table:formula="of:=IF(ISBLANK([$Dane.A19]);&quot;&quot;;COM.MICROSOFT.CONCAT([$Dane.A$1];&quot; &quot;;[$Dane.A19]))" office:value-type="string" office:string-value="1 EVEN drugi najazd Tatarów na Polskę" calcext:value-type="string">
            <text:p>1 EVEN drugi najazd Tatarów na Polskę</text:p>
          </table:table-cell>
          <table:table-cell table:formula="of:=IF(ISBLANK([$Dane.B19]);&quot;&quot;;COM.MICROSOFT.CONCAT([$Dane.B$1];&quot; &quot;;[$Dane.B19]))" office:value-type="string" office:string-value="2 TYPE Historia Polski" calcext:value-type="string">
            <text:p>2 TYPE Historia Polski</text:p>
          </table:table-cell>
          <table:table-cell table:formula="of:=IF(ISBLANK([$Dane.C19]);&quot;&quot;;COM.MICROSOFT.CONCAT([$Dane.C$1];&quot; &quot;;[$Dane.C19]))" office:value-type="string" office:string-value="2 DATE  FROM 1259 TO 1260" calcext:value-type="string">
            <text:p>2 DATE <text:s/>FROM 1259 TO 1260</text:p>
          </table:table-cell>
          <table:table-cell table:formula="of:=IF(ISBLANK([$Dane.D19]);&quot;&quot;;COM.MICROSOFT.CONCAT([$Dane.D$1];&quot; &quot;;[$Dane.D19]))">
            <text:p/>
          </table:table-cell>
        </table:table-row>
        <table:table-row table:style-name="ro1">
          <table:table-cell table:formula="of:=IF(ISBLANK([$Dane.A20]);&quot;&quot;;COM.MICROSOFT.CONCAT([$Dane.A$1];&quot; &quot;;[$Dane.A20]))" office:value-type="string" office:string-value="1 EVEN Krzyżacy dokonali rzezi mieszkańców Gdańska" calcext:value-type="string">
            <text:p>1 EVEN Krzyżacy dokonali rzezi mieszkańców Gdańska</text:p>
          </table:table-cell>
          <table:table-cell table:formula="of:=IF(ISBLANK([$Dane.B20]);&quot;&quot;;COM.MICROSOFT.CONCAT([$Dane.B$1];&quot; &quot;;[$Dane.B20]))" office:value-type="string" office:string-value="2 TYPE Historia Polski" calcext:value-type="string">
            <text:p>2 TYPE Historia Polski</text:p>
          </table:table-cell>
          <table:table-cell table:formula="of:=IF(ISBLANK([$Dane.C20]);&quot;&quot;;COM.MICROSOFT.CONCAT([$Dane.C$1];&quot; &quot;;[$Dane.C20]))" office:value-type="string" office:string-value="2 DATE  1308" calcext:value-type="string">
            <text:p>2 DATE <text:s/>1308</text:p>
          </table:table-cell>
          <table:table-cell table:formula="of:=IF(ISBLANK([$Dane.D20]);&quot;&quot;;COM.MICROSOFT.CONCAT([$Dane.D$1];&quot; &quot;;[$Dane.D20]))">
            <text:p/>
          </table:table-cell>
        </table:table-row>
        <table:table-row table:style-name="ro1">
          <table:table-cell table:formula="of:=IF(ISBLANK([$Dane.A21]);&quot;&quot;;COM.MICROSOFT.CONCAT([$Dane.A$1];&quot; &quot;;[$Dane.A21]))" office:value-type="string" office:string-value="1 EVEN w Krakowie koronowano Władysława Łokietka; ponowne zjednoczenie Polski i koniec rozbicia dzielnicowego" calcext:value-type="string">
            <text:p>1 EVEN w Krakowie koronowano Władysława Łokietka; ponowne zjednoczenie Polski i koniec rozbicia dzielnicowego</text:p>
          </table:table-cell>
          <table:table-cell table:formula="of:=IF(ISBLANK([$Dane.B21]);&quot;&quot;;COM.MICROSOFT.CONCAT([$Dane.B$1];&quot; &quot;;[$Dane.B21]))" office:value-type="string" office:string-value="2 TYPE Historia Polski" calcext:value-type="string">
            <text:p>2 TYPE Historia Polski</text:p>
          </table:table-cell>
          <table:table-cell table:formula="of:=IF(ISBLANK([$Dane.C21]);&quot;&quot;;COM.MICROSOFT.CONCAT([$Dane.C$1];&quot; &quot;;[$Dane.C21]))" office:value-type="string" office:string-value="2 DATE  20 JAN 1320" calcext:value-type="string">
            <text:p>2 DATE <text:s/>20 JAN 1320</text:p>
          </table:table-cell>
          <table:table-cell table:formula="of:=IF(ISBLANK([$Dane.D21]);&quot;&quot;;COM.MICROSOFT.CONCAT([$Dane.D$1];&quot; &quot;;[$Dane.D21]))">
            <text:p/>
          </table:table-cell>
        </table:table-row>
        <table:table-row table:style-name="ro1">
          <table:table-cell table:formula="of:=IF(ISBLANK([$Dane.A22]);&quot;&quot;;COM.MICROSOFT.CONCAT([$Dane.A$1];&quot; &quot;;[$Dane.A22]))" office:value-type="string" office:string-value="1 EVEN Władysław Łokietek pokonał Krzyżaków w bitwie pod Płowcami" calcext:value-type="string">
            <text:p>1 EVEN Władysław Łokietek pokonał Krzyżaków w bitwie pod Płowcami</text:p>
          </table:table-cell>
          <table:table-cell table:formula="of:=IF(ISBLANK([$Dane.B22]);&quot;&quot;;COM.MICROSOFT.CONCAT([$Dane.B$1];&quot; &quot;;[$Dane.B22]))" office:value-type="string" office:string-value="2 TYPE Historia Polski" calcext:value-type="string">
            <text:p>2 TYPE Historia Polski</text:p>
          </table:table-cell>
          <table:table-cell table:formula="of:=IF(ISBLANK([$Dane.C22]);&quot;&quot;;COM.MICROSOFT.CONCAT([$Dane.C$1];&quot; &quot;;[$Dane.C22]))" office:value-type="string" office:string-value="2 DATE  27 SEP 1331" calcext:value-type="string">
            <text:p>2 DATE <text:s/>27 SEP 1331</text:p>
          </table:table-cell>
          <table:table-cell table:formula="of:=IF(ISBLANK([$Dane.D22]);&quot;&quot;;COM.MICROSOFT.CONCAT([$Dane.D$1];&quot; &quot;;[$Dane.D22]))">
            <text:p/>
          </table:table-cell>
        </table:table-row>
        <table:table-row table:style-name="ro1">
          <table:table-cell table:formula="of:=IF(ISBLANK([$Dane.A23]);&quot;&quot;;COM.MICROSOFT.CONCAT([$Dane.A$1];&quot; &quot;;[$Dane.A23]))" office:value-type="string" office:string-value="1 EVEN zmarł Władysław Łokietek" calcext:value-type="string">
            <text:p>1 EVEN zmarł Władysław Łokietek</text:p>
          </table:table-cell>
          <table:table-cell table:formula="of:=IF(ISBLANK([$Dane.B23]);&quot;&quot;;COM.MICROSOFT.CONCAT([$Dane.B$1];&quot; &quot;;[$Dane.B23]))" office:value-type="string" office:string-value="2 TYPE Historia Polski" calcext:value-type="string">
            <text:p>2 TYPE Historia Polski</text:p>
          </table:table-cell>
          <table:table-cell table:formula="of:=IF(ISBLANK([$Dane.C23]);&quot;&quot;;COM.MICROSOFT.CONCAT([$Dane.C$1];&quot; &quot;;[$Dane.C23]))" office:value-type="string" office:string-value="2 DATE  2 MAR 1333" calcext:value-type="string">
            <text:p>2 DATE <text:s/>2 MAR 1333</text:p>
          </table:table-cell>
          <table:table-cell table:formula="of:=IF(ISBLANK([$Dane.D23]);&quot;&quot;;COM.MICROSOFT.CONCAT([$Dane.D$1];&quot; &quot;;[$Dane.D23]))">
            <text:p/>
          </table:table-cell>
        </table:table-row>
        <table:table-row table:style-name="ro1">
          <table:table-cell table:formula="of:=IF(ISBLANK([$Dane.A24]);&quot;&quot;;COM.MICROSOFT.CONCAT([$Dane.A$1];&quot; &quot;;[$Dane.A24]))" office:value-type="string" office:string-value="1 EVEN w katedrze wawelskiej koronowano Kazimierza Wielkiego" calcext:value-type="string">
            <text:p>1 EVEN w katedrze wawelskiej koronowano Kazimierza Wielkiego</text:p>
          </table:table-cell>
          <table:table-cell table:formula="of:=IF(ISBLANK([$Dane.B24]);&quot;&quot;;COM.MICROSOFT.CONCAT([$Dane.B$1];&quot; &quot;;[$Dane.B24]))" office:value-type="string" office:string-value="2 TYPE Historia Polski" calcext:value-type="string">
            <text:p>2 TYPE Historia Polski</text:p>
          </table:table-cell>
          <table:table-cell table:formula="of:=IF(ISBLANK([$Dane.C24]);&quot;&quot;;COM.MICROSOFT.CONCAT([$Dane.C$1];&quot; &quot;;[$Dane.C24]))" office:value-type="string" office:string-value="2 DATE  25 APR 1333" calcext:value-type="string">
            <text:p>2 DATE <text:s/>25 APR 1333</text:p>
          </table:table-cell>
          <table:table-cell table:formula="of:=IF(ISBLANK([$Dane.D24]);&quot;&quot;;COM.MICROSOFT.CONCAT([$Dane.D$1];&quot; &quot;;[$Dane.D24]))">
            <text:p/>
          </table:table-cell>
        </table:table-row>
        <table:table-row table:style-name="ro1">
          <table:table-cell table:formula="of:=IF(ISBLANK([$Dane.A25]);&quot;&quot;;COM.MICROSOFT.CONCAT([$Dane.A$1];&quot; &quot;;[$Dane.A25]))" office:value-type="string" office:string-value="1 EVEN Kazimierz Wielki założył Akademię Krakowską" calcext:value-type="string">
            <text:p>1 EVEN Kazimierz Wielki założył Akademię Krakowską</text:p>
          </table:table-cell>
          <table:table-cell table:formula="of:=IF(ISBLANK([$Dane.B25]);&quot;&quot;;COM.MICROSOFT.CONCAT([$Dane.B$1];&quot; &quot;;[$Dane.B25]))" office:value-type="string" office:string-value="2 TYPE Historia Polski" calcext:value-type="string">
            <text:p>2 TYPE Historia Polski</text:p>
          </table:table-cell>
          <table:table-cell table:formula="of:=IF(ISBLANK([$Dane.C25]);&quot;&quot;;COM.MICROSOFT.CONCAT([$Dane.C$1];&quot; &quot;;[$Dane.C25]))" office:value-type="string" office:string-value="2 DATE  12 MAY 1364" calcext:value-type="string">
            <text:p>2 DATE <text:s/>12 MAY 1364</text:p>
          </table:table-cell>
          <table:table-cell table:formula="of:=IF(ISBLANK([$Dane.D25]);&quot;&quot;;COM.MICROSOFT.CONCAT([$Dane.D$1];&quot; &quot;;[$Dane.D25]))">
            <text:p/>
          </table:table-cell>
        </table:table-row>
        <table:table-row table:style-name="ro1">
          <table:table-cell table:formula="of:=IF(ISBLANK([$Dane.A26]);&quot;&quot;;COM.MICROSOFT.CONCAT([$Dane.A$1];&quot; &quot;;[$Dane.A26]))" office:value-type="string" office:string-value="1 EVEN zmarł Kazimierz Wielki" calcext:value-type="string">
            <text:p>1 EVEN zmarł Kazimierz Wielki</text:p>
          </table:table-cell>
          <table:table-cell table:formula="of:=IF(ISBLANK([$Dane.B26]);&quot;&quot;;COM.MICROSOFT.CONCAT([$Dane.B$1];&quot; &quot;;[$Dane.B26]))" office:value-type="string" office:string-value="2 TYPE Historia Polski" calcext:value-type="string">
            <text:p>2 TYPE Historia Polski</text:p>
          </table:table-cell>
          <table:table-cell table:formula="of:=IF(ISBLANK([$Dane.C26]);&quot;&quot;;COM.MICROSOFT.CONCAT([$Dane.C$1];&quot; &quot;;[$Dane.C26]))" office:value-type="string" office:string-value="2 DATE  5 NOV 1370" calcext:value-type="string">
            <text:p>2 DATE <text:s/>5 NOV 1370</text:p>
          </table:table-cell>
          <table:table-cell table:formula="of:=IF(ISBLANK([$Dane.D26]);&quot;&quot;;COM.MICROSOFT.CONCAT([$Dane.D$1];&quot; &quot;;[$Dane.D26]))">
            <text:p/>
          </table:table-cell>
        </table:table-row>
        <table:table-row table:style-name="ro1">
          <table:table-cell table:formula="of:=IF(ISBLANK([$Dane.A27]);&quot;&quot;;COM.MICROSOFT.CONCAT([$Dane.A$1];&quot; &quot;;[$Dane.A27]))" office:value-type="string" office:string-value="1 EVEN koronowano Ludwika Węgierskiego" calcext:value-type="string">
            <text:p>1 EVEN koronowano Ludwika Węgierskiego</text:p>
          </table:table-cell>
          <table:table-cell table:formula="of:=IF(ISBLANK([$Dane.B27]);&quot;&quot;;COM.MICROSOFT.CONCAT([$Dane.B$1];&quot; &quot;;[$Dane.B27]))" office:value-type="string" office:string-value="2 TYPE Historia Polski" calcext:value-type="string">
            <text:p>2 TYPE Historia Polski</text:p>
          </table:table-cell>
          <table:table-cell table:formula="of:=IF(ISBLANK([$Dane.C27]);&quot;&quot;;COM.MICROSOFT.CONCAT([$Dane.C$1];&quot; &quot;;[$Dane.C27]))" office:value-type="string" office:string-value="2 DATE  17 NOV 1370" calcext:value-type="string">
            <text:p>2 DATE <text:s/>17 NOV 1370</text:p>
          </table:table-cell>
          <table:table-cell table:formula="of:=IF(ISBLANK([$Dane.D27]);&quot;&quot;;COM.MICROSOFT.CONCAT([$Dane.D$1];&quot; &quot;;[$Dane.D27]))">
            <text:p/>
          </table:table-cell>
        </table:table-row>
        <table:table-row table:style-name="ro1">
          <table:table-cell table:formula="of:=IF(ISBLANK([$Dane.A28]);&quot;&quot;;COM.MICROSOFT.CONCAT([$Dane.A$1];&quot; &quot;;[$Dane.A28]))" office:value-type="string" office:string-value="1 EVEN zmarł Ludwik Węgierski" calcext:value-type="string">
            <text:p>1 EVEN zmarł Ludwik Węgierski</text:p>
          </table:table-cell>
          <table:table-cell table:formula="of:=IF(ISBLANK([$Dane.B28]);&quot;&quot;;COM.MICROSOFT.CONCAT([$Dane.B$1];&quot; &quot;;[$Dane.B28]))" office:value-type="string" office:string-value="2 TYPE Historia Polski" calcext:value-type="string">
            <text:p>2 TYPE Historia Polski</text:p>
          </table:table-cell>
          <table:table-cell table:formula="of:=IF(ISBLANK([$Dane.C28]);&quot;&quot;;COM.MICROSOFT.CONCAT([$Dane.C$1];&quot; &quot;;[$Dane.C28]))" office:value-type="string" office:string-value="2 DATE  1382" calcext:value-type="string">
            <text:p>2 DATE <text:s/>1382</text:p>
          </table:table-cell>
          <table:table-cell table:formula="of:=IF(ISBLANK([$Dane.D28]);&quot;&quot;;COM.MICROSOFT.CONCAT([$Dane.D$1];&quot; &quot;;[$Dane.D28]))">
            <text:p/>
          </table:table-cell>
        </table:table-row>
        <table:table-row table:style-name="ro1">
          <table:table-cell table:formula="of:=IF(ISBLANK([$Dane.A29]);&quot;&quot;;COM.MICROSOFT.CONCAT([$Dane.A$1];&quot; &quot;;[$Dane.A29]))" office:value-type="string" office:string-value="1 EVEN koronowano Jadwigę Andegaweńską" calcext:value-type="string">
            <text:p>1 EVEN koronowano Jadwigę Andegaweńską</text:p>
          </table:table-cell>
          <table:table-cell table:formula="of:=IF(ISBLANK([$Dane.B29]);&quot;&quot;;COM.MICROSOFT.CONCAT([$Dane.B$1];&quot; &quot;;[$Dane.B29]))" office:value-type="string" office:string-value="2 TYPE Historia Polski" calcext:value-type="string">
            <text:p>2 TYPE Historia Polski</text:p>
          </table:table-cell>
          <table:table-cell table:formula="of:=IF(ISBLANK([$Dane.C29]);&quot;&quot;;COM.MICROSOFT.CONCAT([$Dane.C$1];&quot; &quot;;[$Dane.C29]))" office:value-type="string" office:string-value="2 DATE  16 OCT 1384" calcext:value-type="string">
            <text:p>2 DATE <text:s/>16 OCT 1384</text:p>
          </table:table-cell>
          <table:table-cell table:formula="of:=IF(ISBLANK([$Dane.D29]);&quot;&quot;;COM.MICROSOFT.CONCAT([$Dane.D$1];&quot; &quot;;[$Dane.D29]))">
            <text:p/>
          </table:table-cell>
        </table:table-row>
        <table:table-row table:style-name="ro1">
          <table:table-cell table:formula="of:=IF(ISBLANK([$Dane.A30]);&quot;&quot;;COM.MICROSOFT.CONCAT([$Dane.A$1];&quot; &quot;;[$Dane.A30]))" office:value-type="string" office:string-value="1 EVEN Polska z Litwą zawarły unię w Krewie" calcext:value-type="string">
            <text:p>1 EVEN Polska z Litwą zawarły unię w Krewie</text:p>
          </table:table-cell>
          <table:table-cell table:formula="of:=IF(ISBLANK([$Dane.B30]);&quot;&quot;;COM.MICROSOFT.CONCAT([$Dane.B$1];&quot; &quot;;[$Dane.B30]))" office:value-type="string" office:string-value="2 TYPE Historia Polski" calcext:value-type="string">
            <text:p>2 TYPE Historia Polski</text:p>
          </table:table-cell>
          <table:table-cell table:formula="of:=IF(ISBLANK([$Dane.C30]);&quot;&quot;;COM.MICROSOFT.CONCAT([$Dane.C$1];&quot; &quot;;[$Dane.C30]))" office:value-type="string" office:string-value="2 DATE  14 AUG 1385" calcext:value-type="string">
            <text:p>2 DATE <text:s/>14 AUG 1385</text:p>
          </table:table-cell>
          <table:table-cell table:formula="of:=IF(ISBLANK([$Dane.D30]);&quot;&quot;;COM.MICROSOFT.CONCAT([$Dane.D$1];&quot; &quot;;[$Dane.D30]))">
            <text:p/>
          </table:table-cell>
        </table:table-row>
        <table:table-row table:style-name="ro1">
          <table:table-cell table:formula="of:=IF(ISBLANK([$Dane.A31]);&quot;&quot;;COM.MICROSOFT.CONCAT([$Dane.A$1];&quot; &quot;;[$Dane.A31]))" office:value-type="string" office:string-value="1 EVEN koronowano Władysława Jagiełły" calcext:value-type="string">
            <text:p>1 EVEN koronowano Władysława Jagiełły</text:p>
          </table:table-cell>
          <table:table-cell table:formula="of:=IF(ISBLANK([$Dane.B31]);&quot;&quot;;COM.MICROSOFT.CONCAT([$Dane.B$1];&quot; &quot;;[$Dane.B31]))" office:value-type="string" office:string-value="2 TYPE Historia Polski" calcext:value-type="string">
            <text:p>2 TYPE Historia Polski</text:p>
          </table:table-cell>
          <table:table-cell table:formula="of:=IF(ISBLANK([$Dane.C31]);&quot;&quot;;COM.MICROSOFT.CONCAT([$Dane.C$1];&quot; &quot;;[$Dane.C31]))" office:value-type="string" office:string-value="2 DATE  15 FEB 1386" calcext:value-type="string">
            <text:p>2 DATE <text:s/>15 FEB 1386</text:p>
          </table:table-cell>
          <table:table-cell table:formula="of:=IF(ISBLANK([$Dane.D31]);&quot;&quot;;COM.MICROSOFT.CONCAT([$Dane.D$1];&quot; &quot;;[$Dane.D31]))">
            <text:p/>
          </table:table-cell>
        </table:table-row>
        <table:table-row table:style-name="ro1">
          <table:table-cell table:formula="of:=IF(ISBLANK([$Dane.A32]);&quot;&quot;;COM.MICROSOFT.CONCAT([$Dane.A$1];&quot; &quot;;[$Dane.A32]))" office:value-type="string" office:string-value="1 EVEN zmarła Jadwiga Andegaweńska" calcext:value-type="string">
            <text:p>1 EVEN zmarła Jadwiga Andegaweńska</text:p>
          </table:table-cell>
          <table:table-cell table:formula="of:=IF(ISBLANK([$Dane.B32]);&quot;&quot;;COM.MICROSOFT.CONCAT([$Dane.B$1];&quot; &quot;;[$Dane.B32]))" office:value-type="string" office:string-value="2 TYPE Historia Polski" calcext:value-type="string">
            <text:p>2 TYPE Historia Polski</text:p>
          </table:table-cell>
          <table:table-cell table:formula="of:=IF(ISBLANK([$Dane.C32]);&quot;&quot;;COM.MICROSOFT.CONCAT([$Dane.C$1];&quot; &quot;;[$Dane.C32]))" office:value-type="string" office:string-value="2 DATE  17 JUL 1399" calcext:value-type="string">
            <text:p>2 DATE <text:s/>17 JUL 1399</text:p>
          </table:table-cell>
          <table:table-cell table:formula="of:=IF(ISBLANK([$Dane.D32]);&quot;&quot;;COM.MICROSOFT.CONCAT([$Dane.D$1];&quot; &quot;;[$Dane.D32]))">
            <text:p/>
          </table:table-cell>
        </table:table-row>
        <table:table-row table:style-name="ro1">
          <table:table-cell table:formula="of:=IF(ISBLANK([$Dane.A33]);&quot;&quot;;COM.MICROSOFT.CONCAT([$Dane.A$1];&quot; &quot;;[$Dane.A33]))" office:value-type="string" office:string-value="1 EVEN brat Władysława Jagiełły, Witold, został wielki księciem litewskim" calcext:value-type="string">
            <text:p>1 EVEN brat Władysława Jagiełły, Witold, został wielki księciem litewskim</text:p>
          </table:table-cell>
          <table:table-cell table:formula="of:=IF(ISBLANK([$Dane.B33]);&quot;&quot;;COM.MICROSOFT.CONCAT([$Dane.B$1];&quot; &quot;;[$Dane.B33]))" office:value-type="string" office:string-value="2 TYPE Historia Polski" calcext:value-type="string">
            <text:p>2 TYPE Historia Polski</text:p>
          </table:table-cell>
          <table:table-cell table:formula="of:=IF(ISBLANK([$Dane.C33]);&quot;&quot;;COM.MICROSOFT.CONCAT([$Dane.C$1];&quot; &quot;;[$Dane.C33]))" office:value-type="string" office:string-value="2 DATE  1401" calcext:value-type="string">
            <text:p>2 DATE <text:s/>1401</text:p>
          </table:table-cell>
          <table:table-cell table:formula="of:=IF(ISBLANK([$Dane.D33]);&quot;&quot;;COM.MICROSOFT.CONCAT([$Dane.D$1];&quot; &quot;;[$Dane.D33]))">
            <text:p/>
          </table:table-cell>
        </table:table-row>
        <table:table-row table:style-name="ro1">
          <table:table-cell table:formula="of:=IF(ISBLANK([$Dane.A34]);&quot;&quot;;COM.MICROSOFT.CONCAT([$Dane.A$1];&quot; &quot;;[$Dane.A34]))" office:value-type="string" office:string-value="1 EVEN Krzyżacy wkroczyli na Kujawy i ziemię dobrzyńską; początek wielkiej wojny z zakonem krzyżackim" calcext:value-type="string">
            <text:p>1 EVEN Krzyżacy wkroczyli na Kujawy i ziemię dobrzyńską; początek wielkiej wojny z zakonem krzyżackim</text:p>
          </table:table-cell>
          <table:table-cell table:formula="of:=IF(ISBLANK([$Dane.B34]);&quot;&quot;;COM.MICROSOFT.CONCAT([$Dane.B$1];&quot; &quot;;[$Dane.B34]))" office:value-type="string" office:string-value="2 TYPE Historia Polski" calcext:value-type="string">
            <text:p>2 TYPE Historia Polski</text:p>
          </table:table-cell>
          <table:table-cell table:formula="of:=IF(ISBLANK([$Dane.C34]);&quot;&quot;;COM.MICROSOFT.CONCAT([$Dane.C$1];&quot; &quot;;[$Dane.C34]))" office:value-type="string" office:string-value="2 DATE  12 AUG 1409" calcext:value-type="string">
            <text:p>2 DATE <text:s/>12 AUG 1409</text:p>
          </table:table-cell>
          <table:table-cell table:formula="of:=IF(ISBLANK([$Dane.D34]);&quot;&quot;;COM.MICROSOFT.CONCAT([$Dane.D$1];&quot; &quot;;[$Dane.D34]))">
            <text:p/>
          </table:table-cell>
        </table:table-row>
        <table:table-row table:style-name="ro1">
          <table:table-cell table:formula="of:=IF(ISBLANK([$Dane.A35]);&quot;&quot;;COM.MICROSOFT.CONCAT([$Dane.A$1];&quot; &quot;;[$Dane.A35]))" office:value-type="string" office:string-value="1 EVEN bitwa pod Grunwaldem" calcext:value-type="string">
            <text:p>1 EVEN bitwa pod Grunwaldem</text:p>
          </table:table-cell>
          <table:table-cell table:formula="of:=IF(ISBLANK([$Dane.B35]);&quot;&quot;;COM.MICROSOFT.CONCAT([$Dane.B$1];&quot; &quot;;[$Dane.B35]))" office:value-type="string" office:string-value="2 TYPE Historia Polski" calcext:value-type="string">
            <text:p>2 TYPE Historia Polski</text:p>
          </table:table-cell>
          <table:table-cell table:formula="of:=IF(ISBLANK([$Dane.C35]);&quot;&quot;;COM.MICROSOFT.CONCAT([$Dane.C$1];&quot; &quot;;[$Dane.C35]))" office:value-type="string" office:string-value="2 DATE  15 JUL 1410" calcext:value-type="string">
            <text:p>2 DATE <text:s/>15 JUL 1410</text:p>
          </table:table-cell>
          <table:table-cell table:formula="of:=IF(ISBLANK([$Dane.D35]);&quot;&quot;;COM.MICROSOFT.CONCAT([$Dane.D$1];&quot; &quot;;[$Dane.D35]))">
            <text:p/>
          </table:table-cell>
        </table:table-row>
        <table:table-row table:style-name="ro1">
          <table:table-cell table:formula="of:=IF(ISBLANK([$Dane.A36]);&quot;&quot;;COM.MICROSOFT.CONCAT([$Dane.A$1];&quot; &quot;;[$Dane.A36]))" office:value-type="string" office:string-value="1 EVEN w Toruniu zawarto pokój, na mocy którego Krzyżacy oddali Polsce ziemię dobrzyńską oraz Litwie Żmudź" calcext:value-type="string">
            <text:p>1 EVEN w Toruniu zawarto pokój, na mocy którego Krzyżacy oddali Polsce ziemię dobrzyńską oraz Litwie Żmudź</text:p>
          </table:table-cell>
          <table:table-cell table:formula="of:=IF(ISBLANK([$Dane.B36]);&quot;&quot;;COM.MICROSOFT.CONCAT([$Dane.B$1];&quot; &quot;;[$Dane.B36]))" office:value-type="string" office:string-value="2 TYPE Historia Polski" calcext:value-type="string">
            <text:p>2 TYPE Historia Polski</text:p>
          </table:table-cell>
          <table:table-cell table:formula="of:=IF(ISBLANK([$Dane.C36]);&quot;&quot;;COM.MICROSOFT.CONCAT([$Dane.C$1];&quot; &quot;;[$Dane.C36]))" office:value-type="string" office:string-value="2 DATE  1 FEB 1411" calcext:value-type="string">
            <text:p>2 DATE <text:s/>1 FEB 1411</text:p>
          </table:table-cell>
          <table:table-cell table:formula="of:=IF(ISBLANK([$Dane.D36]);&quot;&quot;;COM.MICROSOFT.CONCAT([$Dane.D$1];&quot; &quot;;[$Dane.D36]))">
            <text:p/>
          </table:table-cell>
        </table:table-row>
        <table:table-row table:style-name="ro1">
          <table:table-cell table:formula="of:=IF(ISBLANK([$Dane.A37]);&quot;&quot;;COM.MICROSOFT.CONCAT([$Dane.A$1];&quot; &quot;;[$Dane.A37]))" office:value-type="string" office:string-value="1 EVEN zmarł wielki książę litewski Witold" calcext:value-type="string">
            <text:p>1 EVEN zmarł wielki książę litewski Witold</text:p>
          </table:table-cell>
          <table:table-cell table:formula="of:=IF(ISBLANK([$Dane.B37]);&quot;&quot;;COM.MICROSOFT.CONCAT([$Dane.B$1];&quot; &quot;;[$Dane.B37]))" office:value-type="string" office:string-value="2 TYPE Historia Polski" calcext:value-type="string">
            <text:p>2 TYPE Historia Polski</text:p>
          </table:table-cell>
          <table:table-cell table:formula="of:=IF(ISBLANK([$Dane.C37]);&quot;&quot;;COM.MICROSOFT.CONCAT([$Dane.C$1];&quot; &quot;;[$Dane.C37]))" office:value-type="string" office:string-value="2 DATE  27 OCT 1430" calcext:value-type="string">
            <text:p>2 DATE <text:s/>27 OCT 1430</text:p>
          </table:table-cell>
          <table:table-cell table:formula="of:=IF(ISBLANK([$Dane.D37]);&quot;&quot;;COM.MICROSOFT.CONCAT([$Dane.D$1];&quot; &quot;;[$Dane.D37]))">
            <text:p/>
          </table:table-cell>
        </table:table-row>
        <table:table-row table:style-name="ro1">
          <table:table-cell table:formula="of:=IF(ISBLANK([$Dane.A38]);&quot;&quot;;COM.MICROSOFT.CONCAT([$Dane.A$1];&quot; &quot;;[$Dane.A38]))" office:value-type="string" office:string-value="1 EVEN zmarł Władysław Jagiełło" calcext:value-type="string">
            <text:p>1 EVEN zmarł Władysław Jagiełło</text:p>
          </table:table-cell>
          <table:table-cell table:formula="of:=IF(ISBLANK([$Dane.B38]);&quot;&quot;;COM.MICROSOFT.CONCAT([$Dane.B$1];&quot; &quot;;[$Dane.B38]))" office:value-type="string" office:string-value="2 TYPE Historia Polski" calcext:value-type="string">
            <text:p>2 TYPE Historia Polski</text:p>
          </table:table-cell>
          <table:table-cell table:formula="of:=IF(ISBLANK([$Dane.C38]);&quot;&quot;;COM.MICROSOFT.CONCAT([$Dane.C$1];&quot; &quot;;[$Dane.C38]))" office:value-type="string" office:string-value="2 DATE  1 JUN 1434" calcext:value-type="string">
            <text:p>2 DATE <text:s/>1 JUN 1434</text:p>
          </table:table-cell>
          <table:table-cell table:formula="of:=IF(ISBLANK([$Dane.D38]);&quot;&quot;;COM.MICROSOFT.CONCAT([$Dane.D$1];&quot; &quot;;[$Dane.D38]))">
            <text:p/>
          </table:table-cell>
        </table:table-row>
        <table:table-row table:style-name="ro1">
          <table:table-cell table:formula="of:=IF(ISBLANK([$Dane.A39]);&quot;&quot;;COM.MICROSOFT.CONCAT([$Dane.A$1];&quot; &quot;;[$Dane.A39]))" office:value-type="string" office:string-value="1 EVEN koronowano Władysława III Warneńczyka" calcext:value-type="string">
            <text:p>1 EVEN koronowano Władysława III Warneńczyka</text:p>
          </table:table-cell>
          <table:table-cell table:formula="of:=IF(ISBLANK([$Dane.B39]);&quot;&quot;;COM.MICROSOFT.CONCAT([$Dane.B$1];&quot; &quot;;[$Dane.B39]))" office:value-type="string" office:string-value="2 TYPE Historia Polski" calcext:value-type="string">
            <text:p>2 TYPE Historia Polski</text:p>
          </table:table-cell>
          <table:table-cell table:formula="of:=IF(ISBLANK([$Dane.C39]);&quot;&quot;;COM.MICROSOFT.CONCAT([$Dane.C$1];&quot; &quot;;[$Dane.C39]))" office:value-type="string" office:string-value="2 DATE  25 JUL 1434" calcext:value-type="string">
            <text:p>2 DATE <text:s/>25 JUL 1434</text:p>
          </table:table-cell>
          <table:table-cell table:formula="of:=IF(ISBLANK([$Dane.D39]);&quot;&quot;;COM.MICROSOFT.CONCAT([$Dane.D$1];&quot; &quot;;[$Dane.D39]))">
            <text:p/>
          </table:table-cell>
        </table:table-row>
        <table:table-row table:style-name="ro1">
          <table:table-cell table:formula="of:=IF(ISBLANK([$Dane.A40]);&quot;&quot;;COM.MICROSOFT.CONCAT([$Dane.A$1];&quot; &quot;;[$Dane.A40]))" office:value-type="string" office:string-value="1 EVEN wojska węgierskie przegrały z Turkami pod Warną – podczas bitwy zginął Władysław III" calcext:value-type="string">
            <text:p>1 EVEN wojska węgierskie przegrały z Turkami pod Warną – podczas bitwy zginął Władysław III</text:p>
          </table:table-cell>
          <table:table-cell table:formula="of:=IF(ISBLANK([$Dane.B40]);&quot;&quot;;COM.MICROSOFT.CONCAT([$Dane.B$1];&quot; &quot;;[$Dane.B40]))" office:value-type="string" office:string-value="2 TYPE Historia Polski" calcext:value-type="string">
            <text:p>2 TYPE Historia Polski</text:p>
          </table:table-cell>
          <table:table-cell table:formula="of:=IF(ISBLANK([$Dane.C40]);&quot;&quot;;COM.MICROSOFT.CONCAT([$Dane.C$1];&quot; &quot;;[$Dane.C40]))" office:value-type="string" office:string-value="2 DATE  10 NOV 1434" calcext:value-type="string">
            <text:p>2 DATE <text:s/>10 NOV 1434</text:p>
          </table:table-cell>
          <table:table-cell table:formula="of:=IF(ISBLANK([$Dane.D40]);&quot;&quot;;COM.MICROSOFT.CONCAT([$Dane.D$1];&quot; &quot;;[$Dane.D40]))">
            <text:p/>
          </table:table-cell>
        </table:table-row>
        <table:table-row table:style-name="ro1">
          <table:table-cell table:formula="of:=IF(ISBLANK([$Dane.A41]);&quot;&quot;;COM.MICROSOFT.CONCAT([$Dane.A$1];&quot; &quot;;[$Dane.A41]))" office:value-type="string" office:string-value="1 EVEN królem Polski i Litwy został Kazimierz Jagiellończyk – podczas koronacji zawarto unię personalną obu państw na zasadzie równorzędności" calcext:value-type="string">
            <text:p>1 EVEN królem Polski i Litwy został Kazimierz Jagiellończyk – podczas koronacji zawarto unię personalną obu państw na zasadzie równorzędności</text:p>
          </table:table-cell>
          <table:table-cell table:formula="of:=IF(ISBLANK([$Dane.B41]);&quot;&quot;;COM.MICROSOFT.CONCAT([$Dane.B$1];&quot; &quot;;[$Dane.B41]))" office:value-type="string" office:string-value="2 TYPE Historia Polski" calcext:value-type="string">
            <text:p>2 TYPE Historia Polski</text:p>
          </table:table-cell>
          <table:table-cell table:formula="of:=IF(ISBLANK([$Dane.C41]);&quot;&quot;;COM.MICROSOFT.CONCAT([$Dane.C$1];&quot; &quot;;[$Dane.C41]))" office:value-type="string" office:string-value="2 DATE  25 JUN 1447" calcext:value-type="string">
            <text:p>2 DATE <text:s/>25 JUN 1447</text:p>
          </table:table-cell>
          <table:table-cell table:formula="of:=IF(ISBLANK([$Dane.D41]);&quot;&quot;;COM.MICROSOFT.CONCAT([$Dane.D$1];&quot; &quot;;[$Dane.D41]))">
            <text:p/>
          </table:table-cell>
        </table:table-row>
        <table:table-row table:style-name="ro1">
          <table:table-cell table:formula="of:=IF(ISBLANK([$Dane.A42]);&quot;&quot;;COM.MICROSOFT.CONCAT([$Dane.A$1];&quot; &quot;;[$Dane.A42]))" office:value-type="string" office:string-value="1 EVEN początek wojny trzynastoletniej" calcext:value-type="string">
            <text:p>1 EVEN początek wojny trzynastoletniej</text:p>
          </table:table-cell>
          <table:table-cell table:formula="of:=IF(ISBLANK([$Dane.B42]);&quot;&quot;;COM.MICROSOFT.CONCAT([$Dane.B$1];&quot; &quot;;[$Dane.B42]))" office:value-type="string" office:string-value="2 TYPE Historia Polski" calcext:value-type="string">
            <text:p>2 TYPE Historia Polski</text:p>
          </table:table-cell>
          <table:table-cell table:formula="of:=IF(ISBLANK([$Dane.C42]);&quot;&quot;;COM.MICROSOFT.CONCAT([$Dane.C$1];&quot; &quot;;[$Dane.C42]))" office:value-type="string" office:string-value="2 DATE  1454" calcext:value-type="string">
            <text:p>2 DATE <text:s/>1454</text:p>
          </table:table-cell>
          <table:table-cell table:formula="of:=IF(ISBLANK([$Dane.D42]);&quot;&quot;;COM.MICROSOFT.CONCAT([$Dane.D$1];&quot; &quot;;[$Dane.D42]))">
            <text:p/>
          </table:table-cell>
        </table:table-row>
        <table:table-row table:style-name="ro1">
          <table:table-cell table:formula="of:=IF(ISBLANK([$Dane.A43]);&quot;&quot;;COM.MICROSOFT.CONCAT([$Dane.A$1];&quot; &quot;;[$Dane.A43]))" office:value-type="string" office:string-value="1 EVEN Kazimierz Jagiellończyk inkorporował Prusy do Królestwa Polskiego" calcext:value-type="string">
            <text:p>1 EVEN Kazimierz Jagiellończyk inkorporował Prusy do Królestwa Polskiego</text:p>
          </table:table-cell>
          <table:table-cell table:formula="of:=IF(ISBLANK([$Dane.B43]);&quot;&quot;;COM.MICROSOFT.CONCAT([$Dane.B$1];&quot; &quot;;[$Dane.B43]))" office:value-type="string" office:string-value="2 TYPE Historia Polski" calcext:value-type="string">
            <text:p>2 TYPE Historia Polski</text:p>
          </table:table-cell>
          <table:table-cell table:formula="of:=IF(ISBLANK([$Dane.C43]);&quot;&quot;;COM.MICROSOFT.CONCAT([$Dane.C$1];&quot; &quot;;[$Dane.C43]))" office:value-type="string" office:string-value="2 DATE  6 MAR 1454" calcext:value-type="string">
            <text:p>2 DATE <text:s/>6 MAR 1454</text:p>
          </table:table-cell>
          <table:table-cell table:formula="of:=IF(ISBLANK([$Dane.D43]);&quot;&quot;;COM.MICROSOFT.CONCAT([$Dane.D$1];&quot; &quot;;[$Dane.D43]))">
            <text:p/>
          </table:table-cell>
        </table:table-row>
        <table:table-row table:style-name="ro1">
          <table:table-cell table:formula="of:=IF(ISBLANK([$Dane.A44]);&quot;&quot;;COM.MICROSOFT.CONCAT([$Dane.A$1];&quot; &quot;;[$Dane.A44]))" office:value-type="string" office:string-value="1 EVEN na mocy II pokoju toruńskiego zakończono wojnę trzynastoletnią" calcext:value-type="string">
            <text:p>1 EVEN na mocy II pokoju toruńskiego zakończono wojnę trzynastoletnią</text:p>
          </table:table-cell>
          <table:table-cell table:formula="of:=IF(ISBLANK([$Dane.B44]);&quot;&quot;;COM.MICROSOFT.CONCAT([$Dane.B$1];&quot; &quot;;[$Dane.B44]))" office:value-type="string" office:string-value="2 TYPE Historia Polski" calcext:value-type="string">
            <text:p>2 TYPE Historia Polski</text:p>
          </table:table-cell>
          <table:table-cell table:formula="of:=IF(ISBLANK([$Dane.C44]);&quot;&quot;;COM.MICROSOFT.CONCAT([$Dane.C$1];&quot; &quot;;[$Dane.C44]))" office:value-type="string" office:string-value="2 DATE  19 OCT 1466" calcext:value-type="string">
            <text:p>2 DATE <text:s/>19 OCT 1466</text:p>
          </table:table-cell>
          <table:table-cell table:formula="of:=IF(ISBLANK([$Dane.D44]);&quot;&quot;;COM.MICROSOFT.CONCAT([$Dane.D$1];&quot; &quot;;[$Dane.D44]))">
            <text:p/>
          </table:table-cell>
        </table:table-row>
        <table:table-row table:style-name="ro1">
          <table:table-cell table:formula="of:=IF(ISBLANK([$Dane.A45]);&quot;&quot;;COM.MICROSOFT.CONCAT([$Dane.A$1];&quot; &quot;;[$Dane.A45]))" office:value-type="string" office:string-value="1 EVEN urodził się Mikołaj Kopernik" calcext:value-type="string">
            <text:p>1 EVEN urodził się Mikołaj Kopernik</text:p>
          </table:table-cell>
          <table:table-cell table:formula="of:=IF(ISBLANK([$Dane.B45]);&quot;&quot;;COM.MICROSOFT.CONCAT([$Dane.B$1];&quot; &quot;;[$Dane.B45]))" office:value-type="string" office:string-value="2 TYPE Historia Polski" calcext:value-type="string">
            <text:p>2 TYPE Historia Polski</text:p>
          </table:table-cell>
          <table:table-cell table:formula="of:=IF(ISBLANK([$Dane.C45]);&quot;&quot;;COM.MICROSOFT.CONCAT([$Dane.C$1];&quot; &quot;;[$Dane.C45]))" office:value-type="string" office:string-value="2 DATE  19 FEB 1473" calcext:value-type="string">
            <text:p>2 DATE <text:s/>19 FEB 1473</text:p>
          </table:table-cell>
          <table:table-cell table:formula="of:=IF(ISBLANK([$Dane.D45]);&quot;&quot;;COM.MICROSOFT.CONCAT([$Dane.D$1];&quot; &quot;;[$Dane.D45]))">
            <text:p/>
          </table:table-cell>
        </table:table-row>
        <table:table-row table:style-name="ro1">
          <table:table-cell table:formula="of:=IF(ISBLANK([$Dane.A46]);&quot;&quot;;COM.MICROSOFT.CONCAT([$Dane.A$1];&quot; &quot;;[$Dane.A46]))" office:value-type="string" office:string-value="1 EVEN początek panowania Jana Olbrachta; zerwano unię personalną pomiędzy Polską a Litwą w wyniku obsadzenia syna Kazimierza Jagiellończyka, Aleksandra, na wielkiego księcia litewskiego" calcext:value-type="string">
            <text:p>1 EVEN początek panowania Jana Olbrachta; zerwano unię personalną pomiędzy Polską a Litwą w wyniku obsadzenia syna Kazimierza Jagiellończyka, Aleksandra, na wielkiego księcia litewskiego</text:p>
          </table:table-cell>
          <table:table-cell table:formula="of:=IF(ISBLANK([$Dane.B46]);&quot;&quot;;COM.MICROSOFT.CONCAT([$Dane.B$1];&quot; &quot;;[$Dane.B46]))" office:value-type="string" office:string-value="2 TYPE Historia Polski" calcext:value-type="string">
            <text:p>2 TYPE Historia Polski</text:p>
          </table:table-cell>
          <table:table-cell table:formula="of:=IF(ISBLANK([$Dane.C46]);&quot;&quot;;COM.MICROSOFT.CONCAT([$Dane.C$1];&quot; &quot;;[$Dane.C46]))" office:value-type="string" office:string-value="2 DATE  1492" calcext:value-type="string">
            <text:p>2 DATE <text:s/>1492</text:p>
          </table:table-cell>
          <table:table-cell table:formula="of:=IF(ISBLANK([$Dane.D46]);&quot;&quot;;COM.MICROSOFT.CONCAT([$Dane.D$1];&quot; &quot;;[$Dane.D46]))">
            <text:p/>
          </table:table-cell>
        </table:table-row>
        <table:table-row table:style-name="ro1">
          <table:table-cell table:formula="of:=IF(ISBLANK([$Dane.A47]);&quot;&quot;;COM.MICROSOFT.CONCAT([$Dane.A$1];&quot; &quot;;[$Dane.A47]))" office:value-type="string" office:string-value="1 EVEN zmarł Jan Olbracht" calcext:value-type="string">
            <text:p>1 EVEN zmarł Jan Olbracht</text:p>
          </table:table-cell>
          <table:table-cell table:formula="of:=IF(ISBLANK([$Dane.B47]);&quot;&quot;;COM.MICROSOFT.CONCAT([$Dane.B$1];&quot; &quot;;[$Dane.B47]))" office:value-type="string" office:string-value="2 TYPE Historia Polski" calcext:value-type="string">
            <text:p>2 TYPE Historia Polski</text:p>
          </table:table-cell>
          <table:table-cell table:formula="of:=IF(ISBLANK([$Dane.C47]);&quot;&quot;;COM.MICROSOFT.CONCAT([$Dane.C$1];&quot; &quot;;[$Dane.C47]))" office:value-type="string" office:string-value="2 DATE  17 JUN 1501" calcext:value-type="string">
            <text:p>2 DATE <text:s/>17 JUN 1501</text:p>
          </table:table-cell>
          <table:table-cell table:formula="of:=IF(ISBLANK([$Dane.D47]);&quot;&quot;;COM.MICROSOFT.CONCAT([$Dane.D$1];&quot; &quot;;[$Dane.D47]))">
            <text:p/>
          </table:table-cell>
        </table:table-row>
        <table:table-row table:style-name="ro1">
          <table:table-cell table:formula="of:=IF(ISBLANK([$Dane.A48]);&quot;&quot;;COM.MICROSOFT.CONCAT([$Dane.A$1];&quot; &quot;;[$Dane.A48]))" office:value-type="string" office:string-value="1 EVEN Aleksander Jagiellończyk został koronowany" calcext:value-type="string">
            <text:p>1 EVEN Aleksander Jagiellończyk został koronowany</text:p>
          </table:table-cell>
          <table:table-cell table:formula="of:=IF(ISBLANK([$Dane.B48]);&quot;&quot;;COM.MICROSOFT.CONCAT([$Dane.B$1];&quot; &quot;;[$Dane.B48]))" office:value-type="string" office:string-value="2 TYPE Historia Polski" calcext:value-type="string">
            <text:p>2 TYPE Historia Polski</text:p>
          </table:table-cell>
          <table:table-cell table:formula="of:=IF(ISBLANK([$Dane.C48]);&quot;&quot;;COM.MICROSOFT.CONCAT([$Dane.C$1];&quot; &quot;;[$Dane.C48]))" office:value-type="string" office:string-value="2 DATE  12 DEC 1501" calcext:value-type="string">
            <text:p>2 DATE <text:s/>12 DEC 1501</text:p>
          </table:table-cell>
          <table:table-cell table:formula="of:=IF(ISBLANK([$Dane.D48]);&quot;&quot;;COM.MICROSOFT.CONCAT([$Dane.D$1];&quot; &quot;;[$Dane.D48]))">
            <text:p/>
          </table:table-cell>
        </table:table-row>
        <table:table-row table:style-name="ro1">
          <table:table-cell table:formula="of:=IF(ISBLANK([$Dane.A49]);&quot;&quot;;COM.MICROSOFT.CONCAT([$Dane.A$1];&quot; &quot;;[$Dane.A49]))" office:value-type="string" office:string-value="1 EVEN zmarł Aleksander Jagiellończyk" calcext:value-type="string">
            <text:p>1 EVEN zmarł Aleksander Jagiellończyk</text:p>
          </table:table-cell>
          <table:table-cell table:formula="of:=IF(ISBLANK([$Dane.B49]);&quot;&quot;;COM.MICROSOFT.CONCAT([$Dane.B$1];&quot; &quot;;[$Dane.B49]))" office:value-type="string" office:string-value="2 TYPE Historia Polski" calcext:value-type="string">
            <text:p>2 TYPE Historia Polski</text:p>
          </table:table-cell>
          <table:table-cell table:formula="of:=IF(ISBLANK([$Dane.C49]);&quot;&quot;;COM.MICROSOFT.CONCAT([$Dane.C$1];&quot; &quot;;[$Dane.C49]))" office:value-type="string" office:string-value="2 DATE  1506" calcext:value-type="string">
            <text:p>2 DATE <text:s/>1506</text:p>
          </table:table-cell>
          <table:table-cell table:formula="of:=IF(ISBLANK([$Dane.D49]);&quot;&quot;;COM.MICROSOFT.CONCAT([$Dane.D$1];&quot; &quot;;[$Dane.D49]))">
            <text:p/>
          </table:table-cell>
        </table:table-row>
        <table:table-row table:style-name="ro1">
          <table:table-cell table:formula="of:=IF(ISBLANK([$Dane.A50]);&quot;&quot;;COM.MICROSOFT.CONCAT([$Dane.A$1];&quot; &quot;;[$Dane.A50]))" office:value-type="string" office:string-value="1 EVEN sejm zebrany w Piotrkowie wybrał Zygmunta Starego na króla polski i wielkiego księcia litewskiego" calcext:value-type="string">
            <text:p>1 EVEN sejm zebrany w Piotrkowie wybrał Zygmunta Starego na króla polski i wielkiego księcia litewskiego</text:p>
          </table:table-cell>
          <table:table-cell table:formula="of:=IF(ISBLANK([$Dane.B50]);&quot;&quot;;COM.MICROSOFT.CONCAT([$Dane.B$1];&quot; &quot;;[$Dane.B50]))" office:value-type="string" office:string-value="2 TYPE Historia Polski" calcext:value-type="string">
            <text:p>2 TYPE Historia Polski</text:p>
          </table:table-cell>
          <table:table-cell table:formula="of:=IF(ISBLANK([$Dane.C50]);&quot;&quot;;COM.MICROSOFT.CONCAT([$Dane.C$1];&quot; &quot;;[$Dane.C50]))" office:value-type="string" office:string-value="2 DATE  8 DEC 1506" calcext:value-type="string">
            <text:p>2 DATE <text:s/>8 DEC 1506</text:p>
          </table:table-cell>
          <table:table-cell table:formula="of:=IF(ISBLANK([$Dane.D50]);&quot;&quot;;COM.MICROSOFT.CONCAT([$Dane.D$1];&quot; &quot;;[$Dane.D50]))">
            <text:p/>
          </table:table-cell>
        </table:table-row>
        <table:table-row table:style-name="ro1">
          <table:table-cell table:formula="of:=IF(ISBLANK([$Dane.A51]);&quot;&quot;;COM.MICROSOFT.CONCAT([$Dane.A$1];&quot; &quot;;[$Dane.A51]))" office:value-type="string" office:string-value="1 EVEN koronowano Zygmunta Starego" calcext:value-type="string">
            <text:p>1 EVEN koronowano Zygmunta Starego</text:p>
          </table:table-cell>
          <table:table-cell table:formula="of:=IF(ISBLANK([$Dane.B51]);&quot;&quot;;COM.MICROSOFT.CONCAT([$Dane.B$1];&quot; &quot;;[$Dane.B51]))" office:value-type="string" office:string-value="2 TYPE Historia Polski" calcext:value-type="string">
            <text:p>2 TYPE Historia Polski</text:p>
          </table:table-cell>
          <table:table-cell table:formula="of:=IF(ISBLANK([$Dane.C51]);&quot;&quot;;COM.MICROSOFT.CONCAT([$Dane.C$1];&quot; &quot;;[$Dane.C51]))" office:value-type="string" office:string-value="2 DATE  24 JAN 1507" calcext:value-type="string">
            <text:p>2 DATE <text:s/>24 JAN 1507</text:p>
          </table:table-cell>
          <table:table-cell table:formula="of:=IF(ISBLANK([$Dane.D51]);&quot;&quot;;COM.MICROSOFT.CONCAT([$Dane.D$1];&quot; &quot;;[$Dane.D51]))">
            <text:p/>
          </table:table-cell>
        </table:table-row>
        <table:table-row table:style-name="ro1">
          <table:table-cell table:formula="of:=IF(ISBLANK([$Dane.A52]);&quot;&quot;;COM.MICROSOFT.CONCAT([$Dane.A$1];&quot; &quot;;[$Dane.A52]))" office:value-type="string" office:string-value="1 EVEN ślub Zygmunta Starego z Boną Sforzą" calcext:value-type="string">
            <text:p>1 EVEN ślub Zygmunta Starego z Boną Sforzą</text:p>
          </table:table-cell>
          <table:table-cell table:formula="of:=IF(ISBLANK([$Dane.B52]);&quot;&quot;;COM.MICROSOFT.CONCAT([$Dane.B$1];&quot; &quot;;[$Dane.B52]))" office:value-type="string" office:string-value="2 TYPE Historia Polski" calcext:value-type="string">
            <text:p>2 TYPE Historia Polski</text:p>
          </table:table-cell>
          <table:table-cell table:formula="of:=IF(ISBLANK([$Dane.C52]);&quot;&quot;;COM.MICROSOFT.CONCAT([$Dane.C$1];&quot; &quot;;[$Dane.C52]))" office:value-type="string" office:string-value="2 DATE  18 APR 1518" calcext:value-type="string">
            <text:p>2 DATE <text:s/>18 APR 1518</text:p>
          </table:table-cell>
          <table:table-cell table:formula="of:=IF(ISBLANK([$Dane.D52]);&quot;&quot;;COM.MICROSOFT.CONCAT([$Dane.D$1];&quot; &quot;;[$Dane.D52]))">
            <text:p/>
          </table:table-cell>
        </table:table-row>
        <table:table-row table:style-name="ro1">
          <table:table-cell table:formula="of:=IF(ISBLANK([$Dane.A53]);&quot;&quot;;COM.MICROSOFT.CONCAT([$Dane.A$1];&quot; &quot;;[$Dane.A53]))" office:value-type="string" office:string-value="1 EVEN Albrecht Hohenzollern złożył w Krakowie hołd lenny Zygmuntowi Staremu" calcext:value-type="string">
            <text:p>1 EVEN Albrecht Hohenzollern złożył w Krakowie hołd lenny Zygmuntowi Staremu</text:p>
          </table:table-cell>
          <table:table-cell table:formula="of:=IF(ISBLANK([$Dane.B53]);&quot;&quot;;COM.MICROSOFT.CONCAT([$Dane.B$1];&quot; &quot;;[$Dane.B53]))" office:value-type="string" office:string-value="2 TYPE Historia Polski" calcext:value-type="string">
            <text:p>2 TYPE Historia Polski</text:p>
          </table:table-cell>
          <table:table-cell table:formula="of:=IF(ISBLANK([$Dane.C53]);&quot;&quot;;COM.MICROSOFT.CONCAT([$Dane.C$1];&quot; &quot;;[$Dane.C53]))" office:value-type="string" office:string-value="2 DATE  10 APR 1525" calcext:value-type="string">
            <text:p>2 DATE <text:s/>10 APR 1525</text:p>
          </table:table-cell>
          <table:table-cell table:formula="of:=IF(ISBLANK([$Dane.D53]);&quot;&quot;;COM.MICROSOFT.CONCAT([$Dane.D$1];&quot; &quot;;[$Dane.D53]))">
            <text:p/>
          </table:table-cell>
        </table:table-row>
        <table:table-row table:style-name="ro1">
          <table:table-cell table:formula="of:=IF(ISBLANK([$Dane.A54]);&quot;&quot;;COM.MICROSOFT.CONCAT([$Dane.A$1];&quot; &quot;;[$Dane.A54]))" office:value-type="string" office:string-value="1 EVEN na mocy vivente rege koronowano Zygmunta Augusta" calcext:value-type="string">
            <text:p>1 EVEN na mocy vivente rege koronowano Zygmunta Augusta</text:p>
          </table:table-cell>
          <table:table-cell table:formula="of:=IF(ISBLANK([$Dane.B54]);&quot;&quot;;COM.MICROSOFT.CONCAT([$Dane.B$1];&quot; &quot;;[$Dane.B54]))" office:value-type="string" office:string-value="2 TYPE Historia Polski" calcext:value-type="string">
            <text:p>2 TYPE Historia Polski</text:p>
          </table:table-cell>
          <table:table-cell table:formula="of:=IF(ISBLANK([$Dane.C54]);&quot;&quot;;COM.MICROSOFT.CONCAT([$Dane.C$1];&quot; &quot;;[$Dane.C54]))" office:value-type="string" office:string-value="2 DATE  18 DEC 1530" calcext:value-type="string">
            <text:p>2 DATE <text:s/>18 DEC 1530</text:p>
          </table:table-cell>
          <table:table-cell table:formula="of:=IF(ISBLANK([$Dane.D54]);&quot;&quot;;COM.MICROSOFT.CONCAT([$Dane.D$1];&quot; &quot;;[$Dane.D54]))">
            <text:p/>
          </table:table-cell>
        </table:table-row>
        <table:table-row table:style-name="ro1">
          <table:table-cell table:formula="of:=IF(ISBLANK([$Dane.A55]);&quot;&quot;;COM.MICROSOFT.CONCAT([$Dane.A$1];&quot; &quot;;[$Dane.A55]))" office:value-type="string" office:string-value="1 EVEN Mikołaj Kopernik wydał traktat O obrotach ciał niebieskich, w którym udowodnił, że Ziemia kręci się wokół Słońca" calcext:value-type="string">
            <text:p>1 EVEN Mikołaj Kopernik wydał traktat O obrotach ciał niebieskich, w którym udowodnił, że Ziemia kręci się wokół Słońca</text:p>
          </table:table-cell>
          <table:table-cell table:formula="of:=IF(ISBLANK([$Dane.B55]);&quot;&quot;;COM.MICROSOFT.CONCAT([$Dane.B$1];&quot; &quot;;[$Dane.B55]))" office:value-type="string" office:string-value="2 TYPE Historia Polski" calcext:value-type="string">
            <text:p>2 TYPE Historia Polski</text:p>
          </table:table-cell>
          <table:table-cell table:formula="of:=IF(ISBLANK([$Dane.C55]);&quot;&quot;;COM.MICROSOFT.CONCAT([$Dane.C$1];&quot; &quot;;[$Dane.C55]))" office:value-type="string" office:string-value="2 DATE  1543" calcext:value-type="string">
            <text:p>2 DATE <text:s/>1543</text:p>
          </table:table-cell>
          <table:table-cell table:formula="of:=IF(ISBLANK([$Dane.D55]);&quot;&quot;;COM.MICROSOFT.CONCAT([$Dane.D$1];&quot; &quot;;[$Dane.D55]))">
            <text:p/>
          </table:table-cell>
        </table:table-row>
        <table:table-row table:style-name="ro1">
          <table:table-cell table:formula="of:=IF(ISBLANK([$Dane.A56]);&quot;&quot;;COM.MICROSOFT.CONCAT([$Dane.A$1];&quot; &quot;;[$Dane.A56]))" office:value-type="string" office:string-value="1 EVEN zmarł Zygmunt Stary" calcext:value-type="string">
            <text:p>1 EVEN zmarł Zygmunt Stary</text:p>
          </table:table-cell>
          <table:table-cell table:formula="of:=IF(ISBLANK([$Dane.B56]);&quot;&quot;;COM.MICROSOFT.CONCAT([$Dane.B$1];&quot; &quot;;[$Dane.B56]))" office:value-type="string" office:string-value="2 TYPE Historia Polski" calcext:value-type="string">
            <text:p>2 TYPE Historia Polski</text:p>
          </table:table-cell>
          <table:table-cell table:formula="of:=IF(ISBLANK([$Dane.C56]);&quot;&quot;;COM.MICROSOFT.CONCAT([$Dane.C$1];&quot; &quot;;[$Dane.C56]))" office:value-type="string" office:string-value="2 DATE  1 APR 1548" calcext:value-type="string">
            <text:p>2 DATE <text:s/>1 APR 1548</text:p>
          </table:table-cell>
          <table:table-cell table:formula="of:=IF(ISBLANK([$Dane.D56]);&quot;&quot;;COM.MICROSOFT.CONCAT([$Dane.D$1];&quot; &quot;;[$Dane.D56]))">
            <text:p/>
          </table:table-cell>
        </table:table-row>
        <table:table-row table:style-name="ro1">
          <table:table-cell table:formula="of:=IF(ISBLANK([$Dane.A57]);&quot;&quot;;COM.MICROSOFT.CONCAT([$Dane.A$1];&quot; &quot;;[$Dane.A57]))" office:value-type="string" office:string-value="1 EVEN Barbara Radziwiłłówna została koronowana" calcext:value-type="string">
            <text:p>1 EVEN Barbara Radziwiłłówna została koronowana</text:p>
          </table:table-cell>
          <table:table-cell table:formula="of:=IF(ISBLANK([$Dane.B57]);&quot;&quot;;COM.MICROSOFT.CONCAT([$Dane.B$1];&quot; &quot;;[$Dane.B57]))" office:value-type="string" office:string-value="2 TYPE Historia Polski" calcext:value-type="string">
            <text:p>2 TYPE Historia Polski</text:p>
          </table:table-cell>
          <table:table-cell table:formula="of:=IF(ISBLANK([$Dane.C57]);&quot;&quot;;COM.MICROSOFT.CONCAT([$Dane.C$1];&quot; &quot;;[$Dane.C57]))" office:value-type="string" office:string-value="2 DATE  1550" calcext:value-type="string">
            <text:p>2 DATE <text:s/>1550</text:p>
          </table:table-cell>
          <table:table-cell table:formula="of:=IF(ISBLANK([$Dane.D57]);&quot;&quot;;COM.MICROSOFT.CONCAT([$Dane.D$1];&quot; &quot;;[$Dane.D57]))">
            <text:p/>
          </table:table-cell>
        </table:table-row>
        <table:table-row table:style-name="ro1">
          <table:table-cell table:formula="of:=IF(ISBLANK([$Dane.A58]);&quot;&quot;;COM.MICROSOFT.CONCAT([$Dane.A$1];&quot; &quot;;[$Dane.A58]))" office:value-type="string" office:string-value="1 EVEN zmarła Barbara Radziwiłłówna" calcext:value-type="string">
            <text:p>1 EVEN zmarła Barbara Radziwiłłówna</text:p>
          </table:table-cell>
          <table:table-cell table:formula="of:=IF(ISBLANK([$Dane.B58]);&quot;&quot;;COM.MICROSOFT.CONCAT([$Dane.B$1];&quot; &quot;;[$Dane.B58]))" office:value-type="string" office:string-value="2 TYPE Historia Polski" calcext:value-type="string">
            <text:p>2 TYPE Historia Polski</text:p>
          </table:table-cell>
          <table:table-cell table:formula="of:=IF(ISBLANK([$Dane.C58]);&quot;&quot;;COM.MICROSOFT.CONCAT([$Dane.C$1];&quot; &quot;;[$Dane.C58]))" office:value-type="string" office:string-value="2 DATE  8 MAY 1551" calcext:value-type="string">
            <text:p>2 DATE <text:s/>8 MAY 1551</text:p>
          </table:table-cell>
          <table:table-cell table:formula="of:=IF(ISBLANK([$Dane.D58]);&quot;&quot;;COM.MICROSOFT.CONCAT([$Dane.D$1];&quot; &quot;;[$Dane.D58]))">
            <text:p/>
          </table:table-cell>
        </table:table-row>
        <table:table-row table:style-name="ro1">
          <table:table-cell table:formula="of:=IF(ISBLANK([$Dane.A59]);&quot;&quot;;COM.MICROSOFT.CONCAT([$Dane.A$1];&quot; &quot;;[$Dane.A59]))" office:value-type="string" office:string-value="1 EVEN mistrz zakonu inflanckiego Gothard Kettler sekularyzował Inflanty i przekazał je Polsce i Litwie" calcext:value-type="string">
            <text:p>1 EVEN mistrz zakonu inflanckiego Gothard Kettler sekularyzował Inflanty i przekazał je Polsce i Litwie</text:p>
          </table:table-cell>
          <table:table-cell table:formula="of:=IF(ISBLANK([$Dane.B59]);&quot;&quot;;COM.MICROSOFT.CONCAT([$Dane.B$1];&quot; &quot;;[$Dane.B59]))" office:value-type="string" office:string-value="2 TYPE Historia Polski" calcext:value-type="string">
            <text:p>2 TYPE Historia Polski</text:p>
          </table:table-cell>
          <table:table-cell table:formula="of:=IF(ISBLANK([$Dane.C59]);&quot;&quot;;COM.MICROSOFT.CONCAT([$Dane.C$1];&quot; &quot;;[$Dane.C59]))" office:value-type="string" office:string-value="2 DATE  1561" calcext:value-type="string">
            <text:p>2 DATE <text:s/>1561</text:p>
          </table:table-cell>
          <table:table-cell table:formula="of:=IF(ISBLANK([$Dane.D59]);&quot;&quot;;COM.MICROSOFT.CONCAT([$Dane.D$1];&quot; &quot;;[$Dane.D59]))">
            <text:p/>
          </table:table-cell>
        </table:table-row>
        <table:table-row table:style-name="ro1">
          <table:table-cell table:formula="of:=IF(ISBLANK([$Dane.A60]);&quot;&quot;;COM.MICROSOFT.CONCAT([$Dane.A$1];&quot; &quot;;[$Dane.A60]))" office:value-type="string" office:string-value="1 EVEN Polska i Litwa zawarły unię lubelską, na mocy którego oba państwa połączyły się w jeden kraj" calcext:value-type="string">
            <text:p>1 EVEN Polska i Litwa zawarły unię lubelską, na mocy którego oba państwa połączyły się w jeden kraj</text:p>
          </table:table-cell>
          <table:table-cell table:formula="of:=IF(ISBLANK([$Dane.B60]);&quot;&quot;;COM.MICROSOFT.CONCAT([$Dane.B$1];&quot; &quot;;[$Dane.B60]))" office:value-type="string" office:string-value="2 TYPE Historia Polski" calcext:value-type="string">
            <text:p>2 TYPE Historia Polski</text:p>
          </table:table-cell>
          <table:table-cell table:formula="of:=IF(ISBLANK([$Dane.C60]);&quot;&quot;;COM.MICROSOFT.CONCAT([$Dane.C$1];&quot; &quot;;[$Dane.C60]))" office:value-type="string" office:string-value="2 DATE  1 JUL 1569" calcext:value-type="string">
            <text:p>2 DATE <text:s/>1 JUL 1569</text:p>
          </table:table-cell>
          <table:table-cell table:formula="of:=IF(ISBLANK([$Dane.D60]);&quot;&quot;;COM.MICROSOFT.CONCAT([$Dane.D$1];&quot; &quot;;[$Dane.D60]))">
            <text:p/>
          </table:table-cell>
        </table:table-row>
        <table:table-row table:style-name="ro1">
          <table:table-cell table:formula="of:=IF(ISBLANK([$Dane.A61]);&quot;&quot;;COM.MICROSOFT.CONCAT([$Dane.A$1];&quot; &quot;;[$Dane.A61]))" office:value-type="string" office:string-value="1 EVEN zmarł Zygmunt August – koniec dynastii Jagiellonów" calcext:value-type="string">
            <text:p>1 EVEN zmarł Zygmunt August – koniec dynastii Jagiellonów</text:p>
          </table:table-cell>
          <table:table-cell table:formula="of:=IF(ISBLANK([$Dane.B61]);&quot;&quot;;COM.MICROSOFT.CONCAT([$Dane.B$1];&quot; &quot;;[$Dane.B61]))" office:value-type="string" office:string-value="2 TYPE Historia Polski" calcext:value-type="string">
            <text:p>2 TYPE Historia Polski</text:p>
          </table:table-cell>
          <table:table-cell table:formula="of:=IF(ISBLANK([$Dane.C61]);&quot;&quot;;COM.MICROSOFT.CONCAT([$Dane.C$1];&quot; &quot;;[$Dane.C61]))" office:value-type="string" office:string-value="2 DATE  7 JUL 1572" calcext:value-type="string">
            <text:p>2 DATE <text:s/>7 JUL 1572</text:p>
          </table:table-cell>
          <table:table-cell table:formula="of:=IF(ISBLANK([$Dane.D61]);&quot;&quot;;COM.MICROSOFT.CONCAT([$Dane.D$1];&quot; &quot;;[$Dane.D61]))">
            <text:p/>
          </table:table-cell>
        </table:table-row>
        <table:table-row table:style-name="ro1">
          <table:table-cell table:formula="of:=IF(ISBLANK([$Dane.A62]);&quot;&quot;;COM.MICROSOFT.CONCAT([$Dane.A$1];&quot; &quot;;[$Dane.A62]))" office:value-type="string" office:string-value="1 EVEN koronowano Henryka Walezego" calcext:value-type="string">
            <text:p>1 EVEN koronowano Henryka Walezego</text:p>
          </table:table-cell>
          <table:table-cell table:formula="of:=IF(ISBLANK([$Dane.B62]);&quot;&quot;;COM.MICROSOFT.CONCAT([$Dane.B$1];&quot; &quot;;[$Dane.B62]))" office:value-type="string" office:string-value="2 TYPE Historia Polski" calcext:value-type="string">
            <text:p>2 TYPE Historia Polski</text:p>
          </table:table-cell>
          <table:table-cell table:formula="of:=IF(ISBLANK([$Dane.C62]);&quot;&quot;;COM.MICROSOFT.CONCAT([$Dane.C$1];&quot; &quot;;[$Dane.C62]))" office:value-type="string" office:string-value="2 DATE  21 FEB 1574" calcext:value-type="string">
            <text:p>2 DATE <text:s/>21 FEB 1574</text:p>
          </table:table-cell>
          <table:table-cell table:formula="of:=IF(ISBLANK([$Dane.D62]);&quot;&quot;;COM.MICROSOFT.CONCAT([$Dane.D$1];&quot; &quot;;[$Dane.D62]))">
            <text:p/>
          </table:table-cell>
        </table:table-row>
        <table:table-row table:style-name="ro1">
          <table:table-cell table:formula="of:=IF(ISBLANK([$Dane.A63]);&quot;&quot;;COM.MICROSOFT.CONCAT([$Dane.A$1];&quot; &quot;;[$Dane.A63]))" office:value-type="string" office:string-value="1 EVEN Stefan Batory ożenił się z Anną Jagiellonką i został koronowany na króla Polski" calcext:value-type="string">
            <text:p>1 EVEN Stefan Batory ożenił się z Anną Jagiellonką i został koronowany na króla Polski</text:p>
          </table:table-cell>
          <table:table-cell table:formula="of:=IF(ISBLANK([$Dane.B63]);&quot;&quot;;COM.MICROSOFT.CONCAT([$Dane.B$1];&quot; &quot;;[$Dane.B63]))" office:value-type="string" office:string-value="2 TYPE Historia Polski" calcext:value-type="string">
            <text:p>2 TYPE Historia Polski</text:p>
          </table:table-cell>
          <table:table-cell table:formula="of:=IF(ISBLANK([$Dane.C63]);&quot;&quot;;COM.MICROSOFT.CONCAT([$Dane.C$1];&quot; &quot;;[$Dane.C63]))" office:value-type="string" office:string-value="2 DATE  1 MAY 1576" calcext:value-type="string">
            <text:p>2 DATE <text:s/>1 MAY 1576</text:p>
          </table:table-cell>
          <table:table-cell table:formula="of:=IF(ISBLANK([$Dane.D63]);&quot;&quot;;COM.MICROSOFT.CONCAT([$Dane.D$1];&quot; &quot;;[$Dane.D63]))">
            <text:p/>
          </table:table-cell>
        </table:table-row>
        <table:table-row table:style-name="ro1">
          <table:table-cell table:formula="of:=IF(ISBLANK([$Dane.A64]);&quot;&quot;;COM.MICROSOFT.CONCAT([$Dane.A$1];&quot; &quot;;[$Dane.A64]))" office:value-type="string" office:string-value="1 EVEN w Grodnie zmarł Stefan Batory" calcext:value-type="string">
            <text:p>1 EVEN w Grodnie zmarł Stefan Batory</text:p>
          </table:table-cell>
          <table:table-cell table:formula="of:=IF(ISBLANK([$Dane.B64]);&quot;&quot;;COM.MICROSOFT.CONCAT([$Dane.B$1];&quot; &quot;;[$Dane.B64]))" office:value-type="string" office:string-value="2 TYPE Historia Polski" calcext:value-type="string">
            <text:p>2 TYPE Historia Polski</text:p>
          </table:table-cell>
          <table:table-cell table:formula="of:=IF(ISBLANK([$Dane.C64]);&quot;&quot;;COM.MICROSOFT.CONCAT([$Dane.C$1];&quot; &quot;;[$Dane.C64]))" office:value-type="string" office:string-value="2 DATE  12 DEC 1586" calcext:value-type="string">
            <text:p>2 DATE <text:s/>12 DEC 1586</text:p>
          </table:table-cell>
          <table:table-cell table:formula="of:=IF(ISBLANK([$Dane.D64]);&quot;&quot;;COM.MICROSOFT.CONCAT([$Dane.D$1];&quot; &quot;;[$Dane.D64]))">
            <text:p/>
          </table:table-cell>
        </table:table-row>
        <table:table-row table:style-name="ro1">
          <table:table-cell table:formula="of:=IF(ISBLANK([$Dane.A65]);&quot;&quot;;COM.MICROSOFT.CONCAT([$Dane.A$1];&quot; &quot;;[$Dane.A65]))" office:value-type="string" office:string-value="1 EVEN koronowano Zygmunta Wazę" calcext:value-type="string">
            <text:p>1 EVEN koronowano Zygmunta Wazę</text:p>
          </table:table-cell>
          <table:table-cell table:formula="of:=IF(ISBLANK([$Dane.B65]);&quot;&quot;;COM.MICROSOFT.CONCAT([$Dane.B$1];&quot; &quot;;[$Dane.B65]))" office:value-type="string" office:string-value="2 TYPE Historia Polski" calcext:value-type="string">
            <text:p>2 TYPE Historia Polski</text:p>
          </table:table-cell>
          <table:table-cell table:formula="of:=IF(ISBLANK([$Dane.C65]);&quot;&quot;;COM.MICROSOFT.CONCAT([$Dane.C$1];&quot; &quot;;[$Dane.C65]))" office:value-type="string" office:string-value="2 DATE  27 DEC 1587" calcext:value-type="string">
            <text:p>2 DATE <text:s/>27 DEC 1587</text:p>
          </table:table-cell>
          <table:table-cell table:formula="of:=IF(ISBLANK([$Dane.D65]);&quot;&quot;;COM.MICROSOFT.CONCAT([$Dane.D$1];&quot; &quot;;[$Dane.D65]))">
            <text:p/>
          </table:table-cell>
        </table:table-row>
        <table:table-row table:style-name="ro1">
          <table:table-cell table:formula="of:=IF(ISBLANK([$Dane.A66]);&quot;&quot;;COM.MICROSOFT.CONCAT([$Dane.A$1];&quot; &quot;;[$Dane.A66]))" office:value-type="string" office:string-value="1 EVEN Polska inkorporowała Estonię" calcext:value-type="string">
            <text:p>1 EVEN Polska inkorporowała Estonię</text:p>
          </table:table-cell>
          <table:table-cell table:formula="of:=IF(ISBLANK([$Dane.B66]);&quot;&quot;;COM.MICROSOFT.CONCAT([$Dane.B$1];&quot; &quot;;[$Dane.B66]))" office:value-type="string" office:string-value="2 TYPE Historia Polski" calcext:value-type="string">
            <text:p>2 TYPE Historia Polski</text:p>
          </table:table-cell>
          <table:table-cell table:formula="of:=IF(ISBLANK([$Dane.C66]);&quot;&quot;;COM.MICROSOFT.CONCAT([$Dane.C$1];&quot; &quot;;[$Dane.C66]))" office:value-type="string" office:string-value="2 DATE  12 MAR 1600" calcext:value-type="string">
            <text:p>2 DATE <text:s/>12 MAR 1600</text:p>
          </table:table-cell>
          <table:table-cell table:formula="of:=IF(ISBLANK([$Dane.D66]);&quot;&quot;;COM.MICROSOFT.CONCAT([$Dane.D$1];&quot; &quot;;[$Dane.D66]))">
            <text:p/>
          </table:table-cell>
        </table:table-row>
        <table:table-row table:style-name="ro1">
          <table:table-cell table:formula="of:=IF(ISBLANK([$Dane.A67]);&quot;&quot;;COM.MICROSOFT.CONCAT([$Dane.A$1];&quot; &quot;;[$Dane.A67]))" office:value-type="string" office:string-value="1 EVEN pod Kircholmem wojska hetmana polnego litewskiego Jana Chodkiewicza pokonały trzykrotnie silniejszą armię szwedzką" calcext:value-type="string">
            <text:p>1 EVEN pod Kircholmem wojska hetmana polnego litewskiego Jana Chodkiewicza pokonały trzykrotnie silniejszą armię szwedzką</text:p>
          </table:table-cell>
          <table:table-cell table:formula="of:=IF(ISBLANK([$Dane.B67]);&quot;&quot;;COM.MICROSOFT.CONCAT([$Dane.B$1];&quot; &quot;;[$Dane.B67]))" office:value-type="string" office:string-value="2 TYPE Historia Polski" calcext:value-type="string">
            <text:p>2 TYPE Historia Polski</text:p>
          </table:table-cell>
          <table:table-cell table:formula="of:=IF(ISBLANK([$Dane.C67]);&quot;&quot;;COM.MICROSOFT.CONCAT([$Dane.C$1];&quot; &quot;;[$Dane.C67]))" office:value-type="string" office:string-value="2 DATE  27 SEP 1605" calcext:value-type="string">
            <text:p>2 DATE <text:s/>27 SEP 1605</text:p>
          </table:table-cell>
          <table:table-cell table:formula="of:=IF(ISBLANK([$Dane.D67]);&quot;&quot;;COM.MICROSOFT.CONCAT([$Dane.D$1];&quot; &quot;;[$Dane.D67]))">
            <text:p/>
          </table:table-cell>
        </table:table-row>
        <table:table-row table:style-name="ro1">
          <table:table-cell table:formula="of:=IF(ISBLANK([$Dane.A68]);&quot;&quot;;COM.MICROSOFT.CONCAT([$Dane.A$1];&quot; &quot;;[$Dane.A68]))" office:value-type="string" office:string-value="1 EVEN Zygmunt III Waza przeniósł siedzibę królestwa z Krakowa do Warszawy" calcext:value-type="string">
            <text:p>1 EVEN Zygmunt III Waza przeniósł siedzibę królestwa z Krakowa do Warszawy</text:p>
          </table:table-cell>
          <table:table-cell table:formula="of:=IF(ISBLANK([$Dane.B68]);&quot;&quot;;COM.MICROSOFT.CONCAT([$Dane.B$1];&quot; &quot;;[$Dane.B68]))" office:value-type="string" office:string-value="2 TYPE Historia Polski" calcext:value-type="string">
            <text:p>2 TYPE Historia Polski</text:p>
          </table:table-cell>
          <table:table-cell table:formula="of:=IF(ISBLANK([$Dane.C68]);&quot;&quot;;COM.MICROSOFT.CONCAT([$Dane.C$1];&quot; &quot;;[$Dane.C68]))" office:value-type="string" office:string-value="2 DATE  28 MAY 1609" calcext:value-type="string">
            <text:p>2 DATE <text:s/>28 MAY 1609</text:p>
          </table:table-cell>
          <table:table-cell table:formula="of:=IF(ISBLANK([$Dane.D68]);&quot;&quot;;COM.MICROSOFT.CONCAT([$Dane.D$1];&quot; &quot;;[$Dane.D68]))">
            <text:p/>
          </table:table-cell>
        </table:table-row>
        <table:table-row table:style-name="ro1">
          <table:table-cell table:formula="of:=IF(ISBLANK([$Dane.A69]);&quot;&quot;;COM.MICROSOFT.CONCAT([$Dane.A$1];&quot; &quot;;[$Dane.A69]))" office:value-type="string" office:string-value="1 EVEN Polska pokonała flotę szwedzką pod Oliw" calcext:value-type="string">
            <text:p>1 EVEN Polska pokonała flotę szwedzką pod Oliw</text:p>
          </table:table-cell>
          <table:table-cell table:formula="of:=IF(ISBLANK([$Dane.B69]);&quot;&quot;;COM.MICROSOFT.CONCAT([$Dane.B$1];&quot; &quot;;[$Dane.B69]))" office:value-type="string" office:string-value="2 TYPE Historia Polski" calcext:value-type="string">
            <text:p>2 TYPE Historia Polski</text:p>
          </table:table-cell>
          <table:table-cell table:formula="of:=IF(ISBLANK([$Dane.C69]);&quot;&quot;;COM.MICROSOFT.CONCAT([$Dane.C$1];&quot; &quot;;[$Dane.C69]))" office:value-type="string" office:string-value="2 DATE  28 NOV 1627" calcext:value-type="string">
            <text:p>2 DATE <text:s/>28 NOV 1627</text:p>
          </table:table-cell>
          <table:table-cell table:formula="of:=IF(ISBLANK([$Dane.D69]);&quot;&quot;;COM.MICROSOFT.CONCAT([$Dane.D$1];&quot; &quot;;[$Dane.D69]))">
            <text:p/>
          </table:table-cell>
        </table:table-row>
        <table:table-row table:style-name="ro1">
          <table:table-cell table:formula="of:=IF(ISBLANK([$Dane.A70]);&quot;&quot;;COM.MICROSOFT.CONCAT([$Dane.A$1];&quot; &quot;;[$Dane.A70]))" office:value-type="string" office:string-value="1 EVEN zmarł Zygmunt III Waza" calcext:value-type="string">
            <text:p>1 EVEN zmarł Zygmunt III Waza</text:p>
          </table:table-cell>
          <table:table-cell table:formula="of:=IF(ISBLANK([$Dane.B70]);&quot;&quot;;COM.MICROSOFT.CONCAT([$Dane.B$1];&quot; &quot;;[$Dane.B70]))" office:value-type="string" office:string-value="2 TYPE Historia Polski" calcext:value-type="string">
            <text:p>2 TYPE Historia Polski</text:p>
          </table:table-cell>
          <table:table-cell table:formula="of:=IF(ISBLANK([$Dane.C70]);&quot;&quot;;COM.MICROSOFT.CONCAT([$Dane.C$1];&quot; &quot;;[$Dane.C70]))" office:value-type="string" office:string-value="2 DATE  30 APR 1632" calcext:value-type="string">
            <text:p>2 DATE <text:s/>30 APR 1632</text:p>
          </table:table-cell>
          <table:table-cell table:formula="of:=IF(ISBLANK([$Dane.D70]);&quot;&quot;;COM.MICROSOFT.CONCAT([$Dane.D$1];&quot; &quot;;[$Dane.D70]))">
            <text:p/>
          </table:table-cell>
        </table:table-row>
        <table:table-row table:style-name="ro1">
          <table:table-cell table:formula="of:=IF(ISBLANK([$Dane.A71]);&quot;&quot;;COM.MICROSOFT.CONCAT([$Dane.A$1];&quot; &quot;;[$Dane.A71]))" office:value-type="string" office:string-value="1 EVEN Władysław IV został wybrany na króla Polski" calcext:value-type="string">
            <text:p>1 EVEN Władysław IV został wybrany na króla Polski</text:p>
          </table:table-cell>
          <table:table-cell table:formula="of:=IF(ISBLANK([$Dane.B71]);&quot;&quot;;COM.MICROSOFT.CONCAT([$Dane.B$1];&quot; &quot;;[$Dane.B71]))" office:value-type="string" office:string-value="2 TYPE Historia Polski" calcext:value-type="string">
            <text:p>2 TYPE Historia Polski</text:p>
          </table:table-cell>
          <table:table-cell table:formula="of:=IF(ISBLANK([$Dane.C71]);&quot;&quot;;COM.MICROSOFT.CONCAT([$Dane.C$1];&quot; &quot;;[$Dane.C71]))" office:value-type="string" office:string-value="2 DATE  8 NOV 1632" calcext:value-type="string">
            <text:p>2 DATE <text:s/>8 NOV 1632</text:p>
          </table:table-cell>
          <table:table-cell table:formula="of:=IF(ISBLANK([$Dane.D71]);&quot;&quot;;COM.MICROSOFT.CONCAT([$Dane.D$1];&quot; &quot;;[$Dane.D71]))">
            <text:p/>
          </table:table-cell>
        </table:table-row>
        <table:table-row table:style-name="ro1">
          <table:table-cell table:formula="of:=IF(ISBLANK([$Dane.A72]);&quot;&quot;;COM.MICROSOFT.CONCAT([$Dane.A$1];&quot; &quot;;[$Dane.A72]))" office:value-type="string" office:string-value="1 EVEN odsłonięto kolumnę Zygmunta III Wazy" calcext:value-type="string">
            <text:p>1 EVEN odsłonięto kolumnę Zygmunta III Wazy</text:p>
          </table:table-cell>
          <table:table-cell table:formula="of:=IF(ISBLANK([$Dane.B72]);&quot;&quot;;COM.MICROSOFT.CONCAT([$Dane.B$1];&quot; &quot;;[$Dane.B72]))" office:value-type="string" office:string-value="2 TYPE Historia Polski" calcext:value-type="string">
            <text:p>2 TYPE Historia Polski</text:p>
          </table:table-cell>
          <table:table-cell table:formula="of:=IF(ISBLANK([$Dane.C72]);&quot;&quot;;COM.MICROSOFT.CONCAT([$Dane.C$1];&quot; &quot;;[$Dane.C72]))" office:value-type="string" office:string-value="2 DATE  1644" calcext:value-type="string">
            <text:p>2 DATE <text:s/>1644</text:p>
          </table:table-cell>
          <table:table-cell table:formula="of:=IF(ISBLANK([$Dane.D72]);&quot;&quot;;COM.MICROSOFT.CONCAT([$Dane.D$1];&quot; &quot;;[$Dane.D72]))">
            <text:p/>
          </table:table-cell>
        </table:table-row>
        <table:table-row table:style-name="ro1">
          <table:table-cell table:formula="of:=IF(ISBLANK([$Dane.A73]);&quot;&quot;;COM.MICROSOFT.CONCAT([$Dane.A$1];&quot; &quot;;[$Dane.A73]))" office:value-type="string" office:string-value="1 EVEN zmarł Władysław IV Waza" calcext:value-type="string">
            <text:p>1 EVEN zmarł Władysław IV Waza</text:p>
          </table:table-cell>
          <table:table-cell table:formula="of:=IF(ISBLANK([$Dane.B73]);&quot;&quot;;COM.MICROSOFT.CONCAT([$Dane.B$1];&quot; &quot;;[$Dane.B73]))" office:value-type="string" office:string-value="2 TYPE Historia Polski" calcext:value-type="string">
            <text:p>2 TYPE Historia Polski</text:p>
          </table:table-cell>
          <table:table-cell table:formula="of:=IF(ISBLANK([$Dane.C73]);&quot;&quot;;COM.MICROSOFT.CONCAT([$Dane.C$1];&quot; &quot;;[$Dane.C73]))" office:value-type="string" office:string-value="2 DATE  20 MAY 1648" calcext:value-type="string">
            <text:p>2 DATE <text:s/>20 MAY 1648</text:p>
          </table:table-cell>
          <table:table-cell table:formula="of:=IF(ISBLANK([$Dane.D73]);&quot;&quot;;COM.MICROSOFT.CONCAT([$Dane.D$1];&quot; &quot;;[$Dane.D73]))">
            <text:p/>
          </table:table-cell>
        </table:table-row>
        <table:table-row table:style-name="ro1">
          <table:table-cell table:formula="of:=IF(ISBLANK([$Dane.A74]);&quot;&quot;;COM.MICROSOFT.CONCAT([$Dane.A$1];&quot; &quot;;[$Dane.A74]))" office:value-type="string" office:string-value="1 EVEN wybuchło powstanie Chmielnickiego na Ukrainie" calcext:value-type="string">
            <text:p>1 EVEN wybuchło powstanie Chmielnickiego na Ukrainie</text:p>
          </table:table-cell>
          <table:table-cell table:formula="of:=IF(ISBLANK([$Dane.B74]);&quot;&quot;;COM.MICROSOFT.CONCAT([$Dane.B$1];&quot; &quot;;[$Dane.B74]))" office:value-type="string" office:string-value="2 TYPE Historia Polski" calcext:value-type="string">
            <text:p>2 TYPE Historia Polski</text:p>
          </table:table-cell>
          <table:table-cell table:formula="of:=IF(ISBLANK([$Dane.C74]);&quot;&quot;;COM.MICROSOFT.CONCAT([$Dane.C$1];&quot; &quot;;[$Dane.C74]))" office:value-type="string" office:string-value="2 DATE  1648" calcext:value-type="string">
            <text:p>2 DATE <text:s/>1648</text:p>
          </table:table-cell>
          <table:table-cell table:formula="of:=IF(ISBLANK([$Dane.D74]);&quot;&quot;;COM.MICROSOFT.CONCAT([$Dane.D$1];&quot; &quot;;[$Dane.D74]))">
            <text:p/>
          </table:table-cell>
        </table:table-row>
        <table:table-row table:style-name="ro1">
          <table:table-cell table:formula="of:=IF(ISBLANK([$Dane.A75]);&quot;&quot;;COM.MICROSOFT.CONCAT([$Dane.A$1];&quot; &quot;;[$Dane.A75]))" office:value-type="string" office:string-value="1 EVEN elekcja Jana Kazimierza na króla polskiego" calcext:value-type="string">
            <text:p>1 EVEN elekcja Jana Kazimierza na króla polskiego</text:p>
          </table:table-cell>
          <table:table-cell table:formula="of:=IF(ISBLANK([$Dane.B75]);&quot;&quot;;COM.MICROSOFT.CONCAT([$Dane.B$1];&quot; &quot;;[$Dane.B75]))" office:value-type="string" office:string-value="2 TYPE Historia Polski" calcext:value-type="string">
            <text:p>2 TYPE Historia Polski</text:p>
          </table:table-cell>
          <table:table-cell table:formula="of:=IF(ISBLANK([$Dane.C75]);&quot;&quot;;COM.MICROSOFT.CONCAT([$Dane.C$1];&quot; &quot;;[$Dane.C75]))" office:value-type="string" office:string-value="2 DATE  20 NOV 1648" calcext:value-type="string">
            <text:p>2 DATE <text:s/>20 NOV 1648</text:p>
          </table:table-cell>
          <table:table-cell table:formula="of:=IF(ISBLANK([$Dane.D75]);&quot;&quot;;COM.MICROSOFT.CONCAT([$Dane.D$1];&quot; &quot;;[$Dane.D75]))">
            <text:p/>
          </table:table-cell>
        </table:table-row>
        <table:table-row table:style-name="ro1">
          <table:table-cell table:formula="of:=IF(ISBLANK([$Dane.A76]);&quot;&quot;;COM.MICROSOFT.CONCAT([$Dane.A$1];&quot; &quot;;[$Dane.A76]))" office:value-type="string" office:string-value="1 EVEN król Karol X wypowiedział wojnę Rzeczypospolitej – początek potopu szwedzkiego" calcext:value-type="string">
            <text:p>1 EVEN król Karol X wypowiedział wojnę Rzeczypospolitej – początek potopu szwedzkiego</text:p>
          </table:table-cell>
          <table:table-cell table:formula="of:=IF(ISBLANK([$Dane.B76]);&quot;&quot;;COM.MICROSOFT.CONCAT([$Dane.B$1];&quot; &quot;;[$Dane.B76]))" office:value-type="string" office:string-value="2 TYPE Historia Polski" calcext:value-type="string">
            <text:p>2 TYPE Historia Polski</text:p>
          </table:table-cell>
          <table:table-cell table:formula="of:=IF(ISBLANK([$Dane.C76]);&quot;&quot;;COM.MICROSOFT.CONCAT([$Dane.C$1];&quot; &quot;;[$Dane.C76]))" office:value-type="string" office:string-value="2 DATE  19 JUL 1655" calcext:value-type="string">
            <text:p>2 DATE <text:s/>19 JUL 1655</text:p>
          </table:table-cell>
          <table:table-cell table:formula="of:=IF(ISBLANK([$Dane.D76]);&quot;&quot;;COM.MICROSOFT.CONCAT([$Dane.D$1];&quot; &quot;;[$Dane.D76]))">
            <text:p/>
          </table:table-cell>
        </table:table-row>
        <table:table-row table:style-name="ro1">
          <table:table-cell table:formula="of:=IF(ISBLANK([$Dane.A77]);&quot;&quot;;COM.MICROSOFT.CONCAT([$Dane.A$1];&quot; &quot;;[$Dane.A77]))" office:value-type="string" office:string-value="1 EVEN wypędzono braci polskich" calcext:value-type="string">
            <text:p>1 EVEN wypędzono braci polskich</text:p>
          </table:table-cell>
          <table:table-cell table:formula="of:=IF(ISBLANK([$Dane.B77]);&quot;&quot;;COM.MICROSOFT.CONCAT([$Dane.B$1];&quot; &quot;;[$Dane.B77]))" office:value-type="string" office:string-value="2 TYPE Historia Polski" calcext:value-type="string">
            <text:p>2 TYPE Historia Polski</text:p>
          </table:table-cell>
          <table:table-cell table:formula="of:=IF(ISBLANK([$Dane.C77]);&quot;&quot;;COM.MICROSOFT.CONCAT([$Dane.C$1];&quot; &quot;;[$Dane.C77]))" office:value-type="string" office:string-value="2 DATE  1658" calcext:value-type="string">
            <text:p>2 DATE <text:s/>1658</text:p>
          </table:table-cell>
          <table:table-cell table:formula="of:=IF(ISBLANK([$Dane.D77]);&quot;&quot;;COM.MICROSOFT.CONCAT([$Dane.D$1];&quot; &quot;;[$Dane.D77]))">
            <text:p/>
          </table:table-cell>
        </table:table-row>
        <table:table-row table:style-name="ro1">
          <table:table-cell table:formula="of:=IF(ISBLANK([$Dane.A78]);&quot;&quot;;COM.MICROSOFT.CONCAT([$Dane.A$1];&quot; &quot;;[$Dane.A78]))" office:value-type="string" office:string-value="1 EVEN abdykacja Jana Kazimierza" calcext:value-type="string">
            <text:p>1 EVEN abdykacja Jana Kazimierza</text:p>
          </table:table-cell>
          <table:table-cell table:formula="of:=IF(ISBLANK([$Dane.B78]);&quot;&quot;;COM.MICROSOFT.CONCAT([$Dane.B$1];&quot; &quot;;[$Dane.B78]))" office:value-type="string" office:string-value="2 TYPE Historia Polski" calcext:value-type="string">
            <text:p>2 TYPE Historia Polski</text:p>
          </table:table-cell>
          <table:table-cell table:formula="of:=IF(ISBLANK([$Dane.C78]);&quot;&quot;;COM.MICROSOFT.CONCAT([$Dane.C$1];&quot; &quot;;[$Dane.C78]))" office:value-type="string" office:string-value="2 DATE  1668" calcext:value-type="string">
            <text:p>2 DATE <text:s/>1668</text:p>
          </table:table-cell>
          <table:table-cell table:formula="of:=IF(ISBLANK([$Dane.D78]);&quot;&quot;;COM.MICROSOFT.CONCAT([$Dane.D$1];&quot; &quot;;[$Dane.D78]))">
            <text:p/>
          </table:table-cell>
        </table:table-row>
        <table:table-row table:style-name="ro1">
          <table:table-cell table:formula="of:=IF(ISBLANK([$Dane.A79]);&quot;&quot;;COM.MICROSOFT.CONCAT([$Dane.A$1];&quot; &quot;;[$Dane.A79]))" office:value-type="string" office:string-value="1 EVEN koronowano Michała Korybuta Wiśniowieckiego" calcext:value-type="string">
            <text:p>1 EVEN koronowano Michała Korybuta Wiśniowieckiego</text:p>
          </table:table-cell>
          <table:table-cell table:formula="of:=IF(ISBLANK([$Dane.B79]);&quot;&quot;;COM.MICROSOFT.CONCAT([$Dane.B$1];&quot; &quot;;[$Dane.B79]))" office:value-type="string" office:string-value="2 TYPE Historia Polski" calcext:value-type="string">
            <text:p>2 TYPE Historia Polski</text:p>
          </table:table-cell>
          <table:table-cell table:formula="of:=IF(ISBLANK([$Dane.C79]);&quot;&quot;;COM.MICROSOFT.CONCAT([$Dane.C$1];&quot; &quot;;[$Dane.C79]))" office:value-type="string" office:string-value="2 DATE  29 NOV 1669" calcext:value-type="string">
            <text:p>2 DATE <text:s/>29 NOV 1669</text:p>
          </table:table-cell>
          <table:table-cell table:formula="of:=IF(ISBLANK([$Dane.D79]);&quot;&quot;;COM.MICROSOFT.CONCAT([$Dane.D$1];&quot; &quot;;[$Dane.D79]))">
            <text:p/>
          </table:table-cell>
        </table:table-row>
        <table:table-row table:style-name="ro1">
          <table:table-cell table:formula="of:=IF(ISBLANK([$Dane.A80]);&quot;&quot;;COM.MICROSOFT.CONCAT([$Dane.A$1];&quot; &quot;;[$Dane.A80]))" office:value-type="string" office:string-value="1 EVEN Turcja wypowiedziała wojnę Rzeczypospolitej" calcext:value-type="string">
            <text:p>1 EVEN Turcja wypowiedziała wojnę Rzeczypospolitej</text:p>
          </table:table-cell>
          <table:table-cell table:formula="of:=IF(ISBLANK([$Dane.B80]);&quot;&quot;;COM.MICROSOFT.CONCAT([$Dane.B$1];&quot; &quot;;[$Dane.B80]))" office:value-type="string" office:string-value="2 TYPE Historia Polski" calcext:value-type="string">
            <text:p>2 TYPE Historia Polski</text:p>
          </table:table-cell>
          <table:table-cell table:formula="of:=IF(ISBLANK([$Dane.C80]);&quot;&quot;;COM.MICROSOFT.CONCAT([$Dane.C$1];&quot; &quot;;[$Dane.C80]))" office:value-type="string" office:string-value="2 DATE  10 DEC 1671" calcext:value-type="string">
            <text:p>2 DATE <text:s/>10 DEC 1671</text:p>
          </table:table-cell>
          <table:table-cell table:formula="of:=IF(ISBLANK([$Dane.D80]);&quot;&quot;;COM.MICROSOFT.CONCAT([$Dane.D$1];&quot; &quot;;[$Dane.D80]))">
            <text:p/>
          </table:table-cell>
        </table:table-row>
        <table:table-row table:style-name="ro1">
          <table:table-cell table:formula="of:=IF(ISBLANK([$Dane.A81]);&quot;&quot;;COM.MICROSOFT.CONCAT([$Dane.A$1];&quot; &quot;;[$Dane.A81]))" office:value-type="string" office:string-value="1 EVEN zmarł Michał Korybut Wiśniowiecki" calcext:value-type="string">
            <text:p>1 EVEN zmarł Michał Korybut Wiśniowiecki</text:p>
          </table:table-cell>
          <table:table-cell table:formula="of:=IF(ISBLANK([$Dane.B81]);&quot;&quot;;COM.MICROSOFT.CONCAT([$Dane.B$1];&quot; &quot;;[$Dane.B81]))" office:value-type="string" office:string-value="2 TYPE Historia Polski" calcext:value-type="string">
            <text:p>2 TYPE Historia Polski</text:p>
          </table:table-cell>
          <table:table-cell table:formula="of:=IF(ISBLANK([$Dane.C81]);&quot;&quot;;COM.MICROSOFT.CONCAT([$Dane.C$1];&quot; &quot;;[$Dane.C81]))" office:value-type="string" office:string-value="2 DATE  10 NOV 1673" calcext:value-type="string">
            <text:p>2 DATE <text:s/>10 NOV 1673</text:p>
          </table:table-cell>
          <table:table-cell table:formula="of:=IF(ISBLANK([$Dane.D81]);&quot;&quot;;COM.MICROSOFT.CONCAT([$Dane.D$1];&quot; &quot;;[$Dane.D81]))">
            <text:p/>
          </table:table-cell>
        </table:table-row>
        <table:table-row table:style-name="ro1">
          <table:table-cell table:formula="of:=IF(ISBLANK([$Dane.A82]);&quot;&quot;;COM.MICROSOFT.CONCAT([$Dane.A$1];&quot; &quot;;[$Dane.A82]))">
            <text:p/>
          </table:table-cell>
          <table:table-cell table:formula="of:=IF(ISBLANK([$Dane.B82]);&quot;&quot;;COM.MICROSOFT.CONCAT([$Dane.B$1];&quot; &quot;;[$Dane.B82]))">
            <text:p/>
          </table:table-cell>
          <table:table-cell table:formula="of:=IF(ISBLANK([$Dane.C82]);&quot;&quot;;COM.MICROSOFT.CONCAT([$Dane.C$1];&quot; &quot;;[$Dane.C82]))">
            <text:p/>
          </table:table-cell>
          <table:table-cell table:formula="of:=IF(ISBLANK([$Dane.D82]);&quot;&quot;;COM.MICROSOFT.CONCAT([$Dane.D$1];&quot; &quot;;[$Dane.D82]))">
            <text:p/>
          </table:table-cell>
        </table:table-row>
        <table:table-row table:style-name="ro1">
          <table:table-cell table:formula="of:=IF(ISBLANK([$Dane.A83]);&quot;&quot;;COM.MICROSOFT.CONCAT([$Dane.A$1];&quot; &quot;;[$Dane.A83]))">
            <text:p/>
          </table:table-cell>
          <table:table-cell table:formula="of:=IF(ISBLANK([$Dane.B83]);&quot;&quot;;COM.MICROSOFT.CONCAT([$Dane.B$1];&quot; &quot;;[$Dane.B83]))">
            <text:p/>
          </table:table-cell>
          <table:table-cell table:formula="of:=IF(ISBLANK([$Dane.C83]);&quot;&quot;;COM.MICROSOFT.CONCAT([$Dane.C$1];&quot; &quot;;[$Dane.C83]))">
            <text:p/>
          </table:table-cell>
          <table:table-cell table:formula="of:=IF(ISBLANK([$Dane.D83]);&quot;&quot;;COM.MICROSOFT.CONCAT([$Dane.D$1];&quot; &quot;;[$Dane.D83]))">
            <text:p/>
          </table:table-cell>
        </table:table-row>
        <table:table-row table:style-name="ro1">
          <table:table-cell table:formula="of:=IF(ISBLANK([$Dane.A84]);&quot;&quot;;COM.MICROSOFT.CONCAT([$Dane.A$1];&quot; &quot;;[$Dane.A84]))">
            <text:p/>
          </table:table-cell>
          <table:table-cell table:formula="of:=IF(ISBLANK([$Dane.B84]);&quot;&quot;;COM.MICROSOFT.CONCAT([$Dane.B$1];&quot; &quot;;[$Dane.B84]))">
            <text:p/>
          </table:table-cell>
          <table:table-cell table:formula="of:=IF(ISBLANK([$Dane.C84]);&quot;&quot;;COM.MICROSOFT.CONCAT([$Dane.C$1];&quot; &quot;;[$Dane.C84]))">
            <text:p/>
          </table:table-cell>
          <table:table-cell table:formula="of:=IF(ISBLANK([$Dane.D84]);&quot;&quot;;COM.MICROSOFT.CONCAT([$Dane.D$1];&quot; &quot;;[$Dane.D84]))">
            <text:p/>
          </table:table-cell>
        </table:table-row>
        <table:table-row table:style-name="ro1">
          <table:table-cell table:formula="of:=IF(ISBLANK([$Dane.A85]);&quot;&quot;;COM.MICROSOFT.CONCAT([$Dane.A$1];&quot; &quot;;[$Dane.A85]))">
            <text:p/>
          </table:table-cell>
          <table:table-cell table:formula="of:=IF(ISBLANK([$Dane.B85]);&quot;&quot;;COM.MICROSOFT.CONCAT([$Dane.B$1];&quot; &quot;;[$Dane.B85]))">
            <text:p/>
          </table:table-cell>
          <table:table-cell table:formula="of:=IF(ISBLANK([$Dane.C85]);&quot;&quot;;COM.MICROSOFT.CONCAT([$Dane.C$1];&quot; &quot;;[$Dane.C85]))">
            <text:p/>
          </table:table-cell>
          <table:table-cell table:formula="of:=IF(ISBLANK([$Dane.D85]);&quot;&quot;;COM.MICROSOFT.CONCAT([$Dane.D$1];&quot; &quot;;[$Dane.D85]))">
            <text:p/>
          </table:table-cell>
        </table:table-row>
        <table:table-row table:style-name="ro1">
          <table:table-cell table:formula="of:=IF(ISBLANK([$Dane.A86]);&quot;&quot;;COM.MICROSOFT.CONCAT([$Dane.A$1];&quot; &quot;;[$Dane.A86]))">
            <text:p/>
          </table:table-cell>
          <table:table-cell table:formula="of:=IF(ISBLANK([$Dane.B86]);&quot;&quot;;COM.MICROSOFT.CONCAT([$Dane.B$1];&quot; &quot;;[$Dane.B86]))">
            <text:p/>
          </table:table-cell>
          <table:table-cell table:formula="of:=IF(ISBLANK([$Dane.C86]);&quot;&quot;;COM.MICROSOFT.CONCAT([$Dane.C$1];&quot; &quot;;[$Dane.C86]))">
            <text:p/>
          </table:table-cell>
          <table:table-cell table:formula="of:=IF(ISBLANK([$Dane.D86]);&quot;&quot;;COM.MICROSOFT.CONCAT([$Dane.D$1];&quot; &quot;;[$Dane.D86]))">
            <text:p/>
          </table:table-cell>
        </table:table-row>
        <table:table-row table:style-name="ro1">
          <table:table-cell table:formula="of:=IF(ISBLANK([$Dane.A87]);&quot;&quot;;COM.MICROSOFT.CONCAT([$Dane.A$1];&quot; &quot;;[$Dane.A87]))">
            <text:p/>
          </table:table-cell>
          <table:table-cell table:formula="of:=IF(ISBLANK([$Dane.B87]);&quot;&quot;;COM.MICROSOFT.CONCAT([$Dane.B$1];&quot; &quot;;[$Dane.B87]))">
            <text:p/>
          </table:table-cell>
          <table:table-cell table:formula="of:=IF(ISBLANK([$Dane.C87]);&quot;&quot;;COM.MICROSOFT.CONCAT([$Dane.C$1];&quot; &quot;;[$Dane.C87]))">
            <text:p/>
          </table:table-cell>
          <table:table-cell table:formula="of:=IF(ISBLANK([$Dane.D87]);&quot;&quot;;COM.MICROSOFT.CONCAT([$Dane.D$1];&quot; &quot;;[$Dane.D87]))">
            <text:p/>
          </table:table-cell>
        </table:table-row>
        <table:table-row table:style-name="ro1">
          <table:table-cell table:formula="of:=IF(ISBLANK([$Dane.A88]);&quot;&quot;;COM.MICROSOFT.CONCAT([$Dane.A$1];&quot; &quot;;[$Dane.A88]))">
            <text:p/>
          </table:table-cell>
          <table:table-cell table:formula="of:=IF(ISBLANK([$Dane.B88]);&quot;&quot;;COM.MICROSOFT.CONCAT([$Dane.B$1];&quot; &quot;;[$Dane.B88]))">
            <text:p/>
          </table:table-cell>
          <table:table-cell table:formula="of:=IF(ISBLANK([$Dane.C88]);&quot;&quot;;COM.MICROSOFT.CONCAT([$Dane.C$1];&quot; &quot;;[$Dane.C88]))">
            <text:p/>
          </table:table-cell>
          <table:table-cell table:formula="of:=IF(ISBLANK([$Dane.D88]);&quot;&quot;;COM.MICROSOFT.CONCAT([$Dane.D$1];&quot; &quot;;[$Dane.D88]))">
            <text:p/>
          </table:table-cell>
        </table:table-row>
        <table:table-row table:style-name="ro1">
          <table:table-cell table:formula="of:=IF(ISBLANK([$Dane.A89]);&quot;&quot;;COM.MICROSOFT.CONCAT([$Dane.A$1];&quot; &quot;;[$Dane.A89]))">
            <text:p/>
          </table:table-cell>
          <table:table-cell table:formula="of:=IF(ISBLANK([$Dane.B89]);&quot;&quot;;COM.MICROSOFT.CONCAT([$Dane.B$1];&quot; &quot;;[$Dane.B89]))">
            <text:p/>
          </table:table-cell>
          <table:table-cell table:formula="of:=IF(ISBLANK([$Dane.C89]);&quot;&quot;;COM.MICROSOFT.CONCAT([$Dane.C$1];&quot; &quot;;[$Dane.C89]))">
            <text:p/>
          </table:table-cell>
          <table:table-cell table:formula="of:=IF(ISBLANK([$Dane.D89]);&quot;&quot;;COM.MICROSOFT.CONCAT([$Dane.D$1];&quot; &quot;;[$Dane.D89]))">
            <text:p/>
          </table:table-cell>
        </table:table-row>
        <table:table-row table:style-name="ro1">
          <table:table-cell table:formula="of:=IF(ISBLANK([$Dane.A90]);&quot;&quot;;COM.MICROSOFT.CONCAT([$Dane.A$1];&quot; &quot;;[$Dane.A90]))">
            <text:p/>
          </table:table-cell>
          <table:table-cell table:formula="of:=IF(ISBLANK([$Dane.B90]);&quot;&quot;;COM.MICROSOFT.CONCAT([$Dane.B$1];&quot; &quot;;[$Dane.B90]))">
            <text:p/>
          </table:table-cell>
          <table:table-cell table:formula="of:=IF(ISBLANK([$Dane.C90]);&quot;&quot;;COM.MICROSOFT.CONCAT([$Dane.C$1];&quot; &quot;;[$Dane.C90]))">
            <text:p/>
          </table:table-cell>
          <table:table-cell table:formula="of:=IF(ISBLANK([$Dane.D90]);&quot;&quot;;COM.MICROSOFT.CONCAT([$Dane.D$1];&quot; &quot;;[$Dane.D90]))">
            <text:p/>
          </table:table-cell>
        </table:table-row>
        <table:table-row table:style-name="ro1">
          <table:table-cell table:formula="of:=IF(ISBLANK([$Dane.A91]);&quot;&quot;;COM.MICROSOFT.CONCAT([$Dane.A$1];&quot; &quot;;[$Dane.A91]))">
            <text:p/>
          </table:table-cell>
          <table:table-cell table:formula="of:=IF(ISBLANK([$Dane.B91]);&quot;&quot;;COM.MICROSOFT.CONCAT([$Dane.B$1];&quot; &quot;;[$Dane.B91]))">
            <text:p/>
          </table:table-cell>
          <table:table-cell table:formula="of:=IF(ISBLANK([$Dane.C91]);&quot;&quot;;COM.MICROSOFT.CONCAT([$Dane.C$1];&quot; &quot;;[$Dane.C91]))">
            <text:p/>
          </table:table-cell>
          <table:table-cell table:formula="of:=IF(ISBLANK([$Dane.D91]);&quot;&quot;;COM.MICROSOFT.CONCAT([$Dane.D$1];&quot; &quot;;[$Dane.D91]))">
            <text:p/>
          </table:table-cell>
        </table:table-row>
        <table:table-row table:style-name="ro1">
          <table:table-cell table:formula="of:=IF(ISBLANK([$Dane.A92]);&quot;&quot;;COM.MICROSOFT.CONCAT([$Dane.A$1];&quot; &quot;;[$Dane.A92]))">
            <text:p/>
          </table:table-cell>
          <table:table-cell table:formula="of:=IF(ISBLANK([$Dane.B92]);&quot;&quot;;COM.MICROSOFT.CONCAT([$Dane.B$1];&quot; &quot;;[$Dane.B92]))">
            <text:p/>
          </table:table-cell>
          <table:table-cell table:formula="of:=IF(ISBLANK([$Dane.C92]);&quot;&quot;;COM.MICROSOFT.CONCAT([$Dane.C$1];&quot; &quot;;[$Dane.C92]))">
            <text:p/>
          </table:table-cell>
          <table:table-cell table:formula="of:=IF(ISBLANK([$Dane.D92]);&quot;&quot;;COM.MICROSOFT.CONCAT([$Dane.D$1];&quot; &quot;;[$Dane.D92]))">
            <text:p/>
          </table:table-cell>
        </table:table-row>
        <table:table-row table:style-name="ro1">
          <table:table-cell table:formula="of:=IF(ISBLANK([$Dane.A93]);&quot;&quot;;COM.MICROSOFT.CONCAT([$Dane.A$1];&quot; &quot;;[$Dane.A93]))">
            <text:p/>
          </table:table-cell>
          <table:table-cell table:formula="of:=IF(ISBLANK([$Dane.B93]);&quot;&quot;;COM.MICROSOFT.CONCAT([$Dane.B$1];&quot; &quot;;[$Dane.B93]))">
            <text:p/>
          </table:table-cell>
          <table:table-cell table:formula="of:=IF(ISBLANK([$Dane.C93]);&quot;&quot;;COM.MICROSOFT.CONCAT([$Dane.C$1];&quot; &quot;;[$Dane.C93]))">
            <text:p/>
          </table:table-cell>
          <table:table-cell table:formula="of:=IF(ISBLANK([$Dane.D93]);&quot;&quot;;COM.MICROSOFT.CONCAT([$Dane.D$1];&quot; &quot;;[$Dane.D93]))">
            <text:p/>
          </table:table-cell>
        </table:table-row>
        <table:table-row table:style-name="ro1">
          <table:table-cell table:formula="of:=IF(ISBLANK([$Dane.A94]);&quot;&quot;;COM.MICROSOFT.CONCAT([$Dane.A$1];&quot; &quot;;[$Dane.A94]))">
            <text:p/>
          </table:table-cell>
          <table:table-cell table:formula="of:=IF(ISBLANK([$Dane.B94]);&quot;&quot;;COM.MICROSOFT.CONCAT([$Dane.B$1];&quot; &quot;;[$Dane.B94]))">
            <text:p/>
          </table:table-cell>
          <table:table-cell table:formula="of:=IF(ISBLANK([$Dane.C94]);&quot;&quot;;COM.MICROSOFT.CONCAT([$Dane.C$1];&quot; &quot;;[$Dane.C94]))">
            <text:p/>
          </table:table-cell>
          <table:table-cell table:formula="of:=IF(ISBLANK([$Dane.D94]);&quot;&quot;;COM.MICROSOFT.CONCAT([$Dane.D$1];&quot; &quot;;[$Dane.D94]))">
            <text:p/>
          </table:table-cell>
        </table:table-row>
        <table:table-row table:style-name="ro1">
          <table:table-cell table:formula="of:=IF(ISBLANK([$Dane.A95]);&quot;&quot;;COM.MICROSOFT.CONCAT([$Dane.A$1];&quot; &quot;;[$Dane.A95]))">
            <text:p/>
          </table:table-cell>
          <table:table-cell table:formula="of:=IF(ISBLANK([$Dane.B95]);&quot;&quot;;COM.MICROSOFT.CONCAT([$Dane.B$1];&quot; &quot;;[$Dane.B95]))">
            <text:p/>
          </table:table-cell>
          <table:table-cell table:formula="of:=IF(ISBLANK([$Dane.C95]);&quot;&quot;;COM.MICROSOFT.CONCAT([$Dane.C$1];&quot; &quot;;[$Dane.C95]))">
            <text:p/>
          </table:table-cell>
          <table:table-cell table:formula="of:=IF(ISBLANK([$Dane.D95]);&quot;&quot;;COM.MICROSOFT.CONCAT([$Dane.D$1];&quot; &quot;;[$Dane.D95]))">
            <text:p/>
          </table:table-cell>
        </table:table-row>
        <table:table-row table:style-name="ro1">
          <table:table-cell table:formula="of:=IF(ISBLANK([$Dane.A96]);&quot;&quot;;COM.MICROSOFT.CONCAT([$Dane.A$1];&quot; &quot;;[$Dane.A96]))">
            <text:p/>
          </table:table-cell>
          <table:table-cell table:formula="of:=IF(ISBLANK([$Dane.B96]);&quot;&quot;;COM.MICROSOFT.CONCAT([$Dane.B$1];&quot; &quot;;[$Dane.B96]))">
            <text:p/>
          </table:table-cell>
          <table:table-cell table:formula="of:=IF(ISBLANK([$Dane.C96]);&quot;&quot;;COM.MICROSOFT.CONCAT([$Dane.C$1];&quot; &quot;;[$Dane.C96]))">
            <text:p/>
          </table:table-cell>
          <table:table-cell table:formula="of:=IF(ISBLANK([$Dane.D96]);&quot;&quot;;COM.MICROSOFT.CONCAT([$Dane.D$1];&quot; &quot;;[$Dane.D96]))">
            <text:p/>
          </table:table-cell>
        </table:table-row>
        <table:table-row table:style-name="ro1">
          <table:table-cell table:formula="of:=IF(ISBLANK([$Dane.A97]);&quot;&quot;;COM.MICROSOFT.CONCAT([$Dane.A$1];&quot; &quot;;[$Dane.A97]))">
            <text:p/>
          </table:table-cell>
          <table:table-cell table:formula="of:=IF(ISBLANK([$Dane.B97]);&quot;&quot;;COM.MICROSOFT.CONCAT([$Dane.B$1];&quot; &quot;;[$Dane.B97]))">
            <text:p/>
          </table:table-cell>
          <table:table-cell table:formula="of:=IF(ISBLANK([$Dane.C97]);&quot;&quot;;COM.MICROSOFT.CONCAT([$Dane.C$1];&quot; &quot;;[$Dane.C97]))">
            <text:p/>
          </table:table-cell>
          <table:table-cell table:formula="of:=IF(ISBLANK([$Dane.D97]);&quot;&quot;;COM.MICROSOFT.CONCAT([$Dane.D$1];&quot; &quot;;[$Dane.D97]))">
            <text:p/>
          </table:table-cell>
        </table:table-row>
        <table:table-row table:style-name="ro1">
          <table:table-cell table:formula="of:=IF(ISBLANK([$Dane.A98]);&quot;&quot;;COM.MICROSOFT.CONCAT([$Dane.A$1];&quot; &quot;;[$Dane.A98]))">
            <text:p/>
          </table:table-cell>
          <table:table-cell table:formula="of:=IF(ISBLANK([$Dane.B98]);&quot;&quot;;COM.MICROSOFT.CONCAT([$Dane.B$1];&quot; &quot;;[$Dane.B98]))">
            <text:p/>
          </table:table-cell>
          <table:table-cell table:formula="of:=IF(ISBLANK([$Dane.C98]);&quot;&quot;;COM.MICROSOFT.CONCAT([$Dane.C$1];&quot; &quot;;[$Dane.C98]))">
            <text:p/>
          </table:table-cell>
          <table:table-cell table:formula="of:=IF(ISBLANK([$Dane.D98]);&quot;&quot;;COM.MICROSOFT.CONCAT([$Dane.D$1];&quot; &quot;;[$Dane.D98]))">
            <text:p/>
          </table:table-cell>
        </table:table-row>
        <table:table-row table:style-name="ro1">
          <table:table-cell table:formula="of:=IF(ISBLANK([$Dane.A99]);&quot;&quot;;COM.MICROSOFT.CONCAT([$Dane.A$1];&quot; &quot;;[$Dane.A99]))">
            <text:p/>
          </table:table-cell>
          <table:table-cell table:formula="of:=IF(ISBLANK([$Dane.B99]);&quot;&quot;;COM.MICROSOFT.CONCAT([$Dane.B$1];&quot; &quot;;[$Dane.B99]))">
            <text:p/>
          </table:table-cell>
          <table:table-cell table:formula="of:=IF(ISBLANK([$Dane.C99]);&quot;&quot;;COM.MICROSOFT.CONCAT([$Dane.C$1];&quot; &quot;;[$Dane.C99]))">
            <text:p/>
          </table:table-cell>
          <table:table-cell table:formula="of:=IF(ISBLANK([$Dane.D99]);&quot;&quot;;COM.MICROSOFT.CONCAT([$Dane.D$1];&quot; &quot;;[$Dane.D99]))">
            <text:p/>
          </table:table-cell>
        </table:table-row>
        <table:table-row table:style-name="ro1">
          <table:table-cell table:formula="of:=IF(ISBLANK([$Dane.A100]);&quot;&quot;;COM.MICROSOFT.CONCAT([$Dane.A$1];&quot; &quot;;[$Dane.A100]))" office:value-type="string" office:string-value="1 EVEN wybuch Powstania Warszawskiego" calcext:value-type="string">
            <text:p>1 EVEN wybuch Powstania Warszawskiego</text:p>
          </table:table-cell>
          <table:table-cell table:formula="of:=IF(ISBLANK([$Dane.B100]);&quot;&quot;;COM.MICROSOFT.CONCAT([$Dane.B$1];&quot; &quot;;[$Dane.B100]))" office:value-type="string" office:string-value="2 TYPE Historia Polski" calcext:value-type="string">
            <text:p>2 TYPE Historia Polski</text:p>
          </table:table-cell>
          <table:table-cell table:formula="of:=IF(ISBLANK([$Dane.C100]);&quot;&quot;;COM.MICROSOFT.CONCAT([$Dane.C$1];&quot; &quot;;[$Dane.C100]))" office:value-type="string" office:string-value="2 DATE  1 AUG 1944" calcext:value-type="string">
            <text:p>2 DATE <text:s/>1 AUG 1944</text:p>
          </table:table-cell>
          <table:table-cell table:formula="of:=IF(ISBLANK([$Dane.D100]);&quot;&quot;;COM.MICROSOFT.CONCAT([$Dane.D$1];&quot; &quot;;[$Dane.D100]))">
            <text:p/>
          </table:table-cell>
        </table:table-row>
        <table:table-row table:style-name="ro1">
          <table:table-cell table:formula="of:=IF(ISBLANK([$Dane.A101]);&quot;&quot;;COM.MICROSOFT.CONCAT([$Dane.A$1];&quot; &quot;;[$Dane.A101]))" office:value-type="string" office:string-value="1 EVEN koniec II wojny światowej w Europie" calcext:value-type="string">
            <text:p>1 EVEN koniec II wojny światowej w Europie</text:p>
          </table:table-cell>
          <table:table-cell table:formula="of:=IF(ISBLANK([$Dane.B101]);&quot;&quot;;COM.MICROSOFT.CONCAT([$Dane.B$1];&quot; &quot;;[$Dane.B101]))" office:value-type="string" office:string-value="2 TYPE Historia Polski" calcext:value-type="string">
            <text:p>2 TYPE Historia Polski</text:p>
          </table:table-cell>
          <table:table-cell table:formula="of:=IF(ISBLANK([$Dane.C101]);&quot;&quot;;COM.MICROSOFT.CONCAT([$Dane.C$1];&quot; &quot;;[$Dane.C101]))" office:value-type="string" office:string-value="2 DATE  8 MAY 1945" calcext:value-type="string">
            <text:p>2 DATE <text:s/>8 MAY 1945</text:p>
          </table:table-cell>
          <table:table-cell table:formula="of:=IF(ISBLANK([$Dane.D101]);&quot;&quot;;COM.MICROSOFT.CONCAT([$Dane.D$1];&quot; &quot;;[$Dane.D101]))">
            <text:p/>
          </table:table-cell>
        </table:table-row>
        <table:table-row table:style-name="ro1">
          <table:table-cell table:formula="of:=IF(ISBLANK([$Dane.A102]);&quot;&quot;;COM.MICROSOFT.CONCAT([$Dane.A$1];&quot; &quot;;[$Dane.A102]))" office:value-type="string" office:string-value="1 EVEN Pierwszym sekretarzem KC PZPR został Edward Gierek" calcext:value-type="string">
            <text:p>1 EVEN Pierwszym sekretarzem KC PZPR został Edward Gierek</text:p>
          </table:table-cell>
          <table:table-cell table:formula="of:=IF(ISBLANK([$Dane.B102]);&quot;&quot;;COM.MICROSOFT.CONCAT([$Dane.B$1];&quot; &quot;;[$Dane.B102]))" office:value-type="string" office:string-value="2 TYPE Historia Polski" calcext:value-type="string">
            <text:p>2 TYPE Historia Polski</text:p>
          </table:table-cell>
          <table:table-cell table:formula="of:=IF(ISBLANK([$Dane.C102]);&quot;&quot;;COM.MICROSOFT.CONCAT([$Dane.C$1];&quot; &quot;;[$Dane.C102]))" office:value-type="string" office:string-value="2 DATE  20 DEC 1970" calcext:value-type="string">
            <text:p>2 DATE <text:s/>20 DEC 1970</text:p>
          </table:table-cell>
          <table:table-cell table:formula="of:=IF(ISBLANK([$Dane.D102]);&quot;&quot;;COM.MICROSOFT.CONCAT([$Dane.D$1];&quot; &quot;;[$Dane.D102]))">
            <text:p/>
          </table:table-cell>
        </table:table-row>
        <table:table-row table:style-name="ro1">
          <table:table-cell table:formula="of:=IF(ISBLANK([$Dane.A103]);&quot;&quot;;COM.MICROSOFT.CONCAT([$Dane.A$1];&quot; &quot;;[$Dane.A103]))" office:value-type="string" office:string-value="1 EVEN Pierwsza tura wyborów do tzw. Sejmu kontraktowego. Umowny koniec władzy komunistycznej w Polsce." calcext:value-type="string">
            <text:p>1 EVEN Pierwsza tura wyborów do tzw. Sejmu kontraktowego. Umowny koniec władzy komunistycznej w Polsce.</text:p>
          </table:table-cell>
          <table:table-cell table:formula="of:=IF(ISBLANK([$Dane.B103]);&quot;&quot;;COM.MICROSOFT.CONCAT([$Dane.B$1];&quot; &quot;;[$Dane.B103]))" office:value-type="string" office:string-value="2 TYPE Historia Polski" calcext:value-type="string">
            <text:p>2 TYPE Historia Polski</text:p>
          </table:table-cell>
          <table:table-cell table:formula="of:=IF(ISBLANK([$Dane.C103]);&quot;&quot;;COM.MICROSOFT.CONCAT([$Dane.C$1];&quot; &quot;;[$Dane.C103]))" office:value-type="string" office:string-value="2 DATE  4 JUN 1989" calcext:value-type="string">
            <text:p>2 DATE <text:s/>4 JUN 1989</text:p>
          </table:table-cell>
          <table:table-cell table:formula="of:=IF(ISBLANK([$Dane.D103]);&quot;&quot;;COM.MICROSOFT.CONCAT([$Dane.D$1];&quot; &quot;;[$Dane.D103]))">
            <text:p/>
          </table:table-cell>
        </table:table-row>
        <table:table-row table:style-name="ro1">
          <table:table-cell table:formula="of:=IF(ISBLANK([$Dane.A104]);&quot;&quot;;COM.MICROSOFT.CONCAT([$Dane.A$1];&quot; &quot;;[$Dane.A104]))" office:value-type="string" office:string-value="1 EVEN Polska przystąpiła do NATO" calcext:value-type="string">
            <text:p>1 EVEN Polska przystąpiła do NATO</text:p>
          </table:table-cell>
          <table:table-cell table:formula="of:=IF(ISBLANK([$Dane.B104]);&quot;&quot;;COM.MICROSOFT.CONCAT([$Dane.B$1];&quot; &quot;;[$Dane.B104]))" office:value-type="string" office:string-value="2 TYPE Historia Polski" calcext:value-type="string">
            <text:p>2 TYPE Historia Polski</text:p>
          </table:table-cell>
          <table:table-cell table:formula="of:=IF(ISBLANK([$Dane.C104]);&quot;&quot;;COM.MICROSOFT.CONCAT([$Dane.C$1];&quot; &quot;;[$Dane.C104]))" office:value-type="string" office:string-value="2 DATE  12 MAR 1999" calcext:value-type="string">
            <text:p>2 DATE <text:s/>12 MAR 1999</text:p>
          </table:table-cell>
          <table:table-cell table:formula="of:=IF(ISBLANK([$Dane.D104]);&quot;&quot;;COM.MICROSOFT.CONCAT([$Dane.D$1];&quot; &quot;;[$Dane.D104]))">
            <text:p/>
          </table:table-cell>
        </table:table-row>
        <table:table-row table:style-name="ro1">
          <table:table-cell table:formula="of:=IF(ISBLANK([$Dane.A105]);&quot;&quot;;COM.MICROSOFT.CONCAT([$Dane.A$1];&quot; &quot;;[$Dane.A105]))" office:value-type="string" office:string-value="1 EVEN Polska przystąpiła do Unii Europejskiej" calcext:value-type="string">
            <text:p>1 EVEN Polska przystąpiła do Unii Europejskiej</text:p>
          </table:table-cell>
          <table:table-cell table:formula="of:=IF(ISBLANK([$Dane.B105]);&quot;&quot;;COM.MICROSOFT.CONCAT([$Dane.B$1];&quot; &quot;;[$Dane.B105]))" office:value-type="string" office:string-value="2 TYPE Historia Polski" calcext:value-type="string">
            <text:p>2 TYPE Historia Polski</text:p>
          </table:table-cell>
          <table:table-cell table:formula="of:=IF(ISBLANK([$Dane.C105]);&quot;&quot;;COM.MICROSOFT.CONCAT([$Dane.C$1];&quot; &quot;;[$Dane.C105]))" office:value-type="string" office:string-value="2 DATE  1 MAY 2004" calcext:value-type="string">
            <text:p>2 DATE <text:s/>1 MAY 2004</text:p>
          </table:table-cell>
          <table:table-cell table:formula="of:=IF(ISBLANK([$Dane.D105]);&quot;&quot;;COM.MICROSOFT.CONCAT([$Dane.D$1];&quot; &quot;;[$Dane.D105]))">
            <text:p/>
          </table:table-cell>
        </table:table-row>
        <table:table-row table:style-name="ro1">
          <table:table-cell table:formula="of:=IF(ISBLANK([$Dane.A106]);&quot;&quot;;COM.MICROSOFT.CONCAT([$Dane.A$1];&quot; &quot;;[$Dane.A106]))">
            <text:p/>
          </table:table-cell>
          <table:table-cell table:formula="of:=IF(ISBLANK([$Dane.B106]);&quot;&quot;;COM.MICROSOFT.CONCAT([$Dane.B$1];&quot; &quot;;[$Dane.B106]))">
            <text:p/>
          </table:table-cell>
          <table:table-cell table:formula="of:=IF(ISBLANK([$Dane.C106]);&quot;&quot;;COM.MICROSOFT.CONCAT([$Dane.C$1];&quot; &quot;;[$Dane.C106]))">
            <text:p/>
          </table:table-cell>
          <table:table-cell table:formula="of:=IF(ISBLANK([$Dane.D106]);&quot;&quot;;COM.MICROSOFT.CONCAT([$Dane.D$1];&quot; &quot;;[$Dane.D106]))">
            <text:p/>
          </table:table-cell>
        </table:table-row>
        <table:table-row table:style-name="ro1">
          <table:table-cell table:formula="of:=IF(ISBLANK([$Dane.A107]);&quot;&quot;;COM.MICROSOFT.CONCAT([$Dane.A$1];&quot; &quot;;[$Dane.A107]))">
            <text:p/>
          </table:table-cell>
          <table:table-cell table:formula="of:=IF(ISBLANK([$Dane.B107]);&quot;&quot;;COM.MICROSOFT.CONCAT([$Dane.B$1];&quot; &quot;;[$Dane.B107]))">
            <text:p/>
          </table:table-cell>
          <table:table-cell table:formula="of:=IF(ISBLANK([$Dane.C107]);&quot;&quot;;COM.MICROSOFT.CONCAT([$Dane.C$1];&quot; &quot;;[$Dane.C107]))">
            <text:p/>
          </table:table-cell>
          <table:table-cell table:formula="of:=IF(ISBLANK([$Dane.D107]);&quot;&quot;;COM.MICROSOFT.CONCAT([$Dane.D$1];&quot; &quot;;[$Dane.D107]))">
            <text:p/>
          </table:table-cell>
        </table:table-row>
        <table:table-row table:style-name="ro1">
          <table:table-cell table:formula="of:=IF(ISBLANK([$Dane.A108]);&quot;&quot;;COM.MICROSOFT.CONCAT([$Dane.A$1];&quot; &quot;;[$Dane.A108]))">
            <text:p/>
          </table:table-cell>
          <table:table-cell table:formula="of:=IF(ISBLANK([$Dane.B108]);&quot;&quot;;COM.MICROSOFT.CONCAT([$Dane.B$1];&quot; &quot;;[$Dane.B108]))">
            <text:p/>
          </table:table-cell>
          <table:table-cell table:formula="of:=IF(ISBLANK([$Dane.C108]);&quot;&quot;;COM.MICROSOFT.CONCAT([$Dane.C$1];&quot; &quot;;[$Dane.C108]))">
            <text:p/>
          </table:table-cell>
          <table:table-cell table:formula="of:=IF(ISBLANK([$Dane.D108]);&quot;&quot;;COM.MICROSOFT.CONCAT([$Dane.D$1];&quot; &quot;;[$Dane.D108]))">
            <text:p/>
          </table:table-cell>
        </table:table-row>
        <table:table-row table:style-name="ro1">
          <table:table-cell table:formula="of:=IF(ISBLANK([$Dane.A109]);&quot;&quot;;COM.MICROSOFT.CONCAT([$Dane.A$1];&quot; &quot;;[$Dane.A109]))">
            <text:p/>
          </table:table-cell>
          <table:table-cell table:formula="of:=IF(ISBLANK([$Dane.B109]);&quot;&quot;;COM.MICROSOFT.CONCAT([$Dane.B$1];&quot; &quot;;[$Dane.B109]))">
            <text:p/>
          </table:table-cell>
          <table:table-cell table:formula="of:=IF(ISBLANK([$Dane.C109]);&quot;&quot;;COM.MICROSOFT.CONCAT([$Dane.C$1];&quot; &quot;;[$Dane.C109]))">
            <text:p/>
          </table:table-cell>
          <table:table-cell table:formula="of:=IF(ISBLANK([$Dane.D109]);&quot;&quot;;COM.MICROSOFT.CONCAT([$Dane.D$1];&quot; &quot;;[$Dane.D109]))">
            <text:p/>
          </table:table-cell>
        </table:table-row>
        <table:table-row table:style-name="ro1">
          <table:table-cell table:formula="of:=IF(ISBLANK([$Dane.A111]);&quot;&quot;;COM.MICROSOFT.CONCAT([$Dane.A$1];&quot; &quot;;[$Dane.A111]))">
            <text:p/>
          </table:table-cell>
          <table:table-cell table:formula="of:=IF(ISBLANK([$Dane.B111]);&quot;&quot;;COM.MICROSOFT.CONCAT([$Dane.B$1];&quot; &quot;;[$Dane.B111]))">
            <text:p/>
          </table:table-cell>
          <table:table-cell table:formula="of:=IF(ISBLANK([$Dane.C111]);&quot;&quot;;COM.MICROSOFT.CONCAT([$Dane.C$1];&quot; &quot;;[$Dane.C111]))">
            <text:p/>
          </table:table-cell>
          <table:table-cell table:formula="of:=IF(ISBLANK([$Dane.D111]);&quot;&quot;;COM.MICROSOFT.CONCAT([$Dane.D$1];&quot; &quot;;[$Dane.D111]))">
            <text:p/>
          </table:table-cell>
        </table:table-row>
        <table:table-row table:style-name="ro1">
          <table:table-cell table:formula="of:=IF(ISBLANK([$Dane.A112]);&quot;&quot;;COM.MICROSOFT.CONCAT([$Dane.A$1];&quot; &quot;;[$Dane.A112]))">
            <text:p/>
          </table:table-cell>
          <table:table-cell table:formula="of:=IF(ISBLANK([$Dane.B112]);&quot;&quot;;COM.MICROSOFT.CONCAT([$Dane.B$1];&quot; &quot;;[$Dane.B112]))">
            <text:p/>
          </table:table-cell>
          <table:table-cell table:formula="of:=IF(ISBLANK([$Dane.C112]);&quot;&quot;;COM.MICROSOFT.CONCAT([$Dane.C$1];&quot; &quot;;[$Dane.C112]))">
            <text:p/>
          </table:table-cell>
          <table:table-cell table:formula="of:=IF(ISBLANK([$Dane.D112]);&quot;&quot;;COM.MICROSOFT.CONCAT([$Dane.D$1];&quot; &quot;;[$Dane.D112]))">
            <text:p/>
          </table:table-cell>
        </table:table-row>
        <table:table-row table:style-name="ro1">
          <table:table-cell table:formula="of:=IF(ISBLANK([$Dane.A113]);&quot;&quot;;COM.MICROSOFT.CONCAT([$Dane.A$1];&quot; &quot;;[$Dane.A113]))">
            <text:p/>
          </table:table-cell>
          <table:table-cell table:formula="of:=IF(ISBLANK([$Dane.B113]);&quot;&quot;;COM.MICROSOFT.CONCAT([$Dane.B$1];&quot; &quot;;[$Dane.B113]))">
            <text:p/>
          </table:table-cell>
          <table:table-cell table:formula="of:=IF(ISBLANK([$Dane.C113]);&quot;&quot;;COM.MICROSOFT.CONCAT([$Dane.C$1];&quot; &quot;;[$Dane.C113]))">
            <text:p/>
          </table:table-cell>
          <table:table-cell table:formula="of:=IF(ISBLANK([$Dane.D113]);&quot;&quot;;COM.MICROSOFT.CONCAT([$Dane.D$1];&quot; &quot;;[$Dane.D113]))">
            <text:p/>
          </table:table-cell>
        </table:table-row>
        <table:table-row table:style-name="ro1">
          <table:table-cell table:formula="of:=IF(ISBLANK([$Dane.A114]);&quot;&quot;;COM.MICROSOFT.CONCAT([$Dane.A$1];&quot; &quot;;[$Dane.A114]))">
            <text:p/>
          </table:table-cell>
          <table:table-cell table:formula="of:=IF(ISBLANK([$Dane.B114]);&quot;&quot;;COM.MICROSOFT.CONCAT([$Dane.B$1];&quot; &quot;;[$Dane.B114]))">
            <text:p/>
          </table:table-cell>
          <table:table-cell table:formula="of:=IF(ISBLANK([$Dane.C114]);&quot;&quot;;COM.MICROSOFT.CONCAT([$Dane.C$1];&quot; &quot;;[$Dane.C114]))">
            <text:p/>
          </table:table-cell>
          <table:table-cell table:formula="of:=IF(ISBLANK([$Dane.D114]);&quot;&quot;;COM.MICROSOFT.CONCAT([$Dane.D$1];&quot; &quot;;[$Dane.D114]))">
            <text:p/>
          </table:table-cell>
        </table:table-row>
        <table:table-row table:style-name="ro1">
          <table:table-cell table:formula="of:=IF(ISBLANK([$Dane.A115]);&quot;&quot;;COM.MICROSOFT.CONCAT([$Dane.A$1];&quot; &quot;;[$Dane.A115]))">
            <text:p/>
          </table:table-cell>
          <table:table-cell table:formula="of:=IF(ISBLANK([$Dane.B115]);&quot;&quot;;COM.MICROSOFT.CONCAT([$Dane.B$1];&quot; &quot;;[$Dane.B115]))">
            <text:p/>
          </table:table-cell>
          <table:table-cell table:formula="of:=IF(ISBLANK([$Dane.C115]);&quot;&quot;;COM.MICROSOFT.CONCAT([$Dane.C$1];&quot; &quot;;[$Dane.C115]))">
            <text:p/>
          </table:table-cell>
          <table:table-cell table:formula="of:=IF(ISBLANK([$Dane.D115]);&quot;&quot;;COM.MICROSOFT.CONCAT([$Dane.D$1];&quot; &quot;;[$Dane.D115]))">
            <text:p/>
          </table:table-cell>
        </table:table-row>
        <table:table-row table:style-name="ro1">
          <table:table-cell table:formula="of:=IF(ISBLANK([$Dane.A116]);&quot;&quot;;COM.MICROSOFT.CONCAT([$Dane.A$1];&quot; &quot;;[$Dane.A116]))">
            <text:p/>
          </table:table-cell>
          <table:table-cell table:formula="of:=IF(ISBLANK([$Dane.B116]);&quot;&quot;;COM.MICROSOFT.CONCAT([$Dane.B$1];&quot; &quot;;[$Dane.B116]))">
            <text:p/>
          </table:table-cell>
          <table:table-cell table:formula="of:=IF(ISBLANK([$Dane.C116]);&quot;&quot;;COM.MICROSOFT.CONCAT([$Dane.C$1];&quot; &quot;;[$Dane.C116]))">
            <text:p/>
          </table:table-cell>
          <table:table-cell table:formula="of:=IF(ISBLANK([$Dane.D116]);&quot;&quot;;COM.MICROSOFT.CONCAT([$Dane.D$1];&quot; &quot;;[$Dane.D116]))">
            <text:p/>
          </table:table-cell>
        </table:table-row>
        <table:table-row table:style-name="ro1">
          <table:table-cell table:formula="of:=IF(ISBLANK([$Dane.A117]);&quot;&quot;;COM.MICROSOFT.CONCAT([$Dane.A$1];&quot; &quot;;[$Dane.A117]))">
            <text:p/>
          </table:table-cell>
          <table:table-cell table:formula="of:=IF(ISBLANK([$Dane.B117]);&quot;&quot;;COM.MICROSOFT.CONCAT([$Dane.B$1];&quot; &quot;;[$Dane.B117]))">
            <text:p/>
          </table:table-cell>
          <table:table-cell table:formula="of:=IF(ISBLANK([$Dane.C117]);&quot;&quot;;COM.MICROSOFT.CONCAT([$Dane.C$1];&quot; &quot;;[$Dane.C117]))">
            <text:p/>
          </table:table-cell>
          <table:table-cell table:formula="of:=IF(ISBLANK([$Dane.D117]);&quot;&quot;;COM.MICROSOFT.CONCAT([$Dane.D$1];&quot; &quot;;[$Dane.D117]))">
            <text:p/>
          </table:table-cell>
        </table:table-row>
        <table:table-row table:style-name="ro1">
          <table:table-cell table:formula="of:=IF(ISBLANK([$Dane.A118]);&quot;&quot;;COM.MICROSOFT.CONCAT([$Dane.A$1];&quot; &quot;;[$Dane.A118]))">
            <text:p/>
          </table:table-cell>
          <table:table-cell table:formula="of:=IF(ISBLANK([$Dane.B118]);&quot;&quot;;COM.MICROSOFT.CONCAT([$Dane.B$1];&quot; &quot;;[$Dane.B118]))">
            <text:p/>
          </table:table-cell>
          <table:table-cell table:formula="of:=IF(ISBLANK([$Dane.C118]);&quot;&quot;;COM.MICROSOFT.CONCAT([$Dane.C$1];&quot; &quot;;[$Dane.C118]))">
            <text:p/>
          </table:table-cell>
          <table:table-cell table:formula="of:=IF(ISBLANK([$Dane.D118]);&quot;&quot;;COM.MICROSOFT.CONCAT([$Dane.D$1];&quot; &quot;;[$Dane.D118]))">
            <text:p/>
          </table:table-cell>
        </table:table-row>
        <table:table-row table:style-name="ro1">
          <table:table-cell table:formula="of:=IF(ISBLANK([$Dane.A119]);&quot;&quot;;COM.MICROSOFT.CONCAT([$Dane.A$1];&quot; &quot;;[$Dane.A119]))">
            <text:p/>
          </table:table-cell>
          <table:table-cell table:formula="of:=IF(ISBLANK([$Dane.B119]);&quot;&quot;;COM.MICROSOFT.CONCAT([$Dane.B$1];&quot; &quot;;[$Dane.B119]))">
            <text:p/>
          </table:table-cell>
          <table:table-cell table:formula="of:=IF(ISBLANK([$Dane.C119]);&quot;&quot;;COM.MICROSOFT.CONCAT([$Dane.C$1];&quot; &quot;;[$Dane.C119]))">
            <text:p/>
          </table:table-cell>
          <table:table-cell table:formula="of:=IF(ISBLANK([$Dane.D119]);&quot;&quot;;COM.MICROSOFT.CONCAT([$Dane.D$1];&quot; &quot;;[$Dane.D119]))">
            <text:p/>
          </table:table-cell>
        </table:table-row>
        <table:table-row table:style-name="ro1">
          <table:table-cell table:formula="of:=IF(ISBLANK([$Dane.A120]);&quot;&quot;;COM.MICROSOFT.CONCAT([$Dane.A$1];&quot; &quot;;[$Dane.A120]))">
            <text:p/>
          </table:table-cell>
          <table:table-cell table:formula="of:=IF(ISBLANK([$Dane.B120]);&quot;&quot;;COM.MICROSOFT.CONCAT([$Dane.B$1];&quot; &quot;;[$Dane.B120]))">
            <text:p/>
          </table:table-cell>
          <table:table-cell table:formula="of:=IF(ISBLANK([$Dane.C120]);&quot;&quot;;COM.MICROSOFT.CONCAT([$Dane.C$1];&quot; &quot;;[$Dane.C120]))">
            <text:p/>
          </table:table-cell>
          <table:table-cell table:formula="of:=IF(ISBLANK([$Dane.D120]);&quot;&quot;;COM.MICROSOFT.CONCAT([$Dane.D$1];&quot; &quot;;[$Dane.D120]))">
            <text:p/>
          </table:table-cell>
        </table:table-row>
        <table:table-row table:style-name="ro1">
          <table:table-cell table:formula="of:=IF(ISBLANK([$Dane.A121]);&quot;&quot;;COM.MICROSOFT.CONCAT([$Dane.A$1];&quot; &quot;;[$Dane.A121]))">
            <text:p/>
          </table:table-cell>
          <table:table-cell table:formula="of:=IF(ISBLANK([$Dane.B121]);&quot;&quot;;COM.MICROSOFT.CONCAT([$Dane.B$1];&quot; &quot;;[$Dane.B121]))">
            <text:p/>
          </table:table-cell>
          <table:table-cell table:formula="of:=IF(ISBLANK([$Dane.C121]);&quot;&quot;;COM.MICROSOFT.CONCAT([$Dane.C$1];&quot; &quot;;[$Dane.C121]))">
            <text:p/>
          </table:table-cell>
          <table:table-cell table:formula="of:=IF(ISBLANK([$Dane.D121]);&quot;&quot;;COM.MICROSOFT.CONCAT([$Dane.D$1];&quot; &quot;;[$Dane.D121]))">
            <text:p/>
          </table:table-cell>
        </table:table-row>
        <table:table-row table:style-name="ro1">
          <table:table-cell table:formula="of:=IF(ISBLANK([$Dane.A122]);&quot;&quot;;COM.MICROSOFT.CONCAT([$Dane.A$1];&quot; &quot;;[$Dane.A122]))">
            <text:p/>
          </table:table-cell>
          <table:table-cell table:formula="of:=IF(ISBLANK([$Dane.B122]);&quot;&quot;;COM.MICROSOFT.CONCAT([$Dane.B$1];&quot; &quot;;[$Dane.B122]))">
            <text:p/>
          </table:table-cell>
          <table:table-cell table:formula="of:=IF(ISBLANK([$Dane.C122]);&quot;&quot;;COM.MICROSOFT.CONCAT([$Dane.C$1];&quot; &quot;;[$Dane.C122]))">
            <text:p/>
          </table:table-cell>
          <table:table-cell table:formula="of:=IF(ISBLANK([$Dane.D122]);&quot;&quot;;COM.MICROSOFT.CONCAT([$Dane.D$1];&quot; &quot;;[$Dane.D122]))">
            <text:p/>
          </table:table-cell>
        </table:table-row>
        <table:table-row table:style-name="ro1">
          <table:table-cell table:formula="of:=IF(ISBLANK([$Dane.A123]);&quot;&quot;;COM.MICROSOFT.CONCAT([$Dane.A$1];&quot; &quot;;[$Dane.A123]))">
            <text:p/>
          </table:table-cell>
          <table:table-cell table:formula="of:=IF(ISBLANK([$Dane.B123]);&quot;&quot;;COM.MICROSOFT.CONCAT([$Dane.B$1];&quot; &quot;;[$Dane.B123]))">
            <text:p/>
          </table:table-cell>
          <table:table-cell table:formula="of:=IF(ISBLANK([$Dane.C123]);&quot;&quot;;COM.MICROSOFT.CONCAT([$Dane.C$1];&quot; &quot;;[$Dane.C123]))">
            <text:p/>
          </table:table-cell>
          <table:table-cell table:formula="of:=IF(ISBLANK([$Dane.D123]);&quot;&quot;;COM.MICROSOFT.CONCAT([$Dane.D$1];&quot; &quot;;[$Dane.D123]))">
            <text:p/>
          </table:table-cell>
        </table:table-row>
        <table:table-row table:style-name="ro1">
          <table:table-cell table:formula="of:=IF(ISBLANK([$Dane.A124]);&quot;&quot;;COM.MICROSOFT.CONCAT([$Dane.A$1];&quot; &quot;;[$Dane.A124]))">
            <text:p/>
          </table:table-cell>
          <table:table-cell table:formula="of:=IF(ISBLANK([$Dane.B124]);&quot;&quot;;COM.MICROSOFT.CONCAT([$Dane.B$1];&quot; &quot;;[$Dane.B124]))">
            <text:p/>
          </table:table-cell>
          <table:table-cell table:formula="of:=IF(ISBLANK([$Dane.C124]);&quot;&quot;;COM.MICROSOFT.CONCAT([$Dane.C$1];&quot; &quot;;[$Dane.C124]))">
            <text:p/>
          </table:table-cell>
          <table:table-cell table:formula="of:=IF(ISBLANK([$Dane.D124]);&quot;&quot;;COM.MICROSOFT.CONCAT([$Dane.D$1];&quot; &quot;;[$Dane.D124]))">
            <text:p/>
          </table:table-cell>
        </table:table-row>
        <table:table-row table:style-name="ro1">
          <table:table-cell table:formula="of:=IF(ISBLANK([$Dane.A125]);&quot;&quot;;COM.MICROSOFT.CONCAT([$Dane.A$1];&quot; &quot;;[$Dane.A125]))">
            <text:p/>
          </table:table-cell>
          <table:table-cell table:formula="of:=IF(ISBLANK([$Dane.B125]);&quot;&quot;;COM.MICROSOFT.CONCAT([$Dane.B$1];&quot; &quot;;[$Dane.B125]))">
            <text:p/>
          </table:table-cell>
          <table:table-cell table:formula="of:=IF(ISBLANK([$Dane.C125]);&quot;&quot;;COM.MICROSOFT.CONCAT([$Dane.C$1];&quot; &quot;;[$Dane.C125]))">
            <text:p/>
          </table:table-cell>
          <table:table-cell table:formula="of:=IF(ISBLANK([$Dane.D125]);&quot;&quot;;COM.MICROSOFT.CONCAT([$Dane.D$1];&quot; &quot;;[$Dane.D125]))">
            <text:p/>
          </table:table-cell>
        </table:table-row>
        <table:table-row table:style-name="ro1">
          <table:table-cell table:formula="of:=IF(ISBLANK([$Dane.A126]);&quot;&quot;;COM.MICROSOFT.CONCAT([$Dane.A$1];&quot; &quot;;[$Dane.A126]))">
            <text:p/>
          </table:table-cell>
          <table:table-cell table:formula="of:=IF(ISBLANK([$Dane.B126]);&quot;&quot;;COM.MICROSOFT.CONCAT([$Dane.B$1];&quot; &quot;;[$Dane.B126]))">
            <text:p/>
          </table:table-cell>
          <table:table-cell table:formula="of:=IF(ISBLANK([$Dane.C126]);&quot;&quot;;COM.MICROSOFT.CONCAT([$Dane.C$1];&quot; &quot;;[$Dane.C126]))">
            <text:p/>
          </table:table-cell>
          <table:table-cell table:formula="of:=IF(ISBLANK([$Dane.D126]);&quot;&quot;;COM.MICROSOFT.CONCAT([$Dane.D$1];&quot; &quot;;[$Dane.D126]))">
            <text:p/>
          </table:table-cell>
        </table:table-row>
        <table:table-row table:style-name="ro1">
          <table:table-cell table:formula="of:=IF(ISBLANK([$Dane.A127]);&quot;&quot;;COM.MICROSOFT.CONCAT([$Dane.A$1];&quot; &quot;;[$Dane.A127]))">
            <text:p/>
          </table:table-cell>
          <table:table-cell table:formula="of:=IF(ISBLANK([$Dane.B127]);&quot;&quot;;COM.MICROSOFT.CONCAT([$Dane.B$1];&quot; &quot;;[$Dane.B127]))">
            <text:p/>
          </table:table-cell>
          <table:table-cell table:formula="of:=IF(ISBLANK([$Dane.C127]);&quot;&quot;;COM.MICROSOFT.CONCAT([$Dane.C$1];&quot; &quot;;[$Dane.C127]))">
            <text:p/>
          </table:table-cell>
          <table:table-cell table:formula="of:=IF(ISBLANK([$Dane.D127]);&quot;&quot;;COM.MICROSOFT.CONCAT([$Dane.D$1];&quot; &quot;;[$Dane.D127]))">
            <text:p/>
          </table:table-cell>
        </table:table-row>
        <table:table-row table:style-name="ro1">
          <table:table-cell table:formula="of:=IF(ISBLANK([$Dane.A128]);&quot;&quot;;COM.MICROSOFT.CONCAT([$Dane.A$1];&quot; &quot;;[$Dane.A128]))">
            <text:p/>
          </table:table-cell>
          <table:table-cell table:formula="of:=IF(ISBLANK([$Dane.B128]);&quot;&quot;;COM.MICROSOFT.CONCAT([$Dane.B$1];&quot; &quot;;[$Dane.B128]))">
            <text:p/>
          </table:table-cell>
          <table:table-cell table:formula="of:=IF(ISBLANK([$Dane.C128]);&quot;&quot;;COM.MICROSOFT.CONCAT([$Dane.C$1];&quot; &quot;;[$Dane.C128]))">
            <text:p/>
          </table:table-cell>
          <table:table-cell table:formula="of:=IF(ISBLANK([$Dane.D128]);&quot;&quot;;COM.MICROSOFT.CONCAT([$Dane.D$1];&quot; &quot;;[$Dane.D128]))">
            <text:p/>
          </table:table-cell>
        </table:table-row>
        <table:table-row table:style-name="ro1">
          <table:table-cell table:formula="of:=IF(ISBLANK([$Dane.A129]);&quot;&quot;;COM.MICROSOFT.CONCAT([$Dane.A$1];&quot; &quot;;[$Dane.A129]))">
            <text:p/>
          </table:table-cell>
          <table:table-cell table:formula="of:=IF(ISBLANK([$Dane.B129]);&quot;&quot;;COM.MICROSOFT.CONCAT([$Dane.B$1];&quot; &quot;;[$Dane.B129]))">
            <text:p/>
          </table:table-cell>
          <table:table-cell table:formula="of:=IF(ISBLANK([$Dane.C129]);&quot;&quot;;COM.MICROSOFT.CONCAT([$Dane.C$1];&quot; &quot;;[$Dane.C129]))">
            <text:p/>
          </table:table-cell>
          <table:table-cell table:formula="of:=IF(ISBLANK([$Dane.D129]);&quot;&quot;;COM.MICROSOFT.CONCAT([$Dane.D$1];&quot; &quot;;[$Dane.D129]))">
            <text:p/>
          </table:table-cell>
        </table:table-row>
        <table:table-row table:style-name="ro1">
          <table:table-cell table:formula="of:=IF(ISBLANK([$Dane.A130]);&quot;&quot;;COM.MICROSOFT.CONCAT([$Dane.A$1];&quot; &quot;;[$Dane.A130]))">
            <text:p/>
          </table:table-cell>
          <table:table-cell table:formula="of:=IF(ISBLANK([$Dane.B130]);&quot;&quot;;COM.MICROSOFT.CONCAT([$Dane.B$1];&quot; &quot;;[$Dane.B130]))">
            <text:p/>
          </table:table-cell>
          <table:table-cell table:formula="of:=IF(ISBLANK([$Dane.C130]);&quot;&quot;;COM.MICROSOFT.CONCAT([$Dane.C$1];&quot; &quot;;[$Dane.C130]))">
            <text:p/>
          </table:table-cell>
          <table:table-cell table:formula="of:=IF(ISBLANK([$Dane.D130]);&quot;&quot;;COM.MICROSOFT.CONCAT([$Dane.D$1];&quot; &quot;;[$Dane.D130]))">
            <text:p/>
          </table:table-cell>
        </table:table-row>
        <table:table-row table:style-name="ro1">
          <table:table-cell table:formula="of:=IF(ISBLANK([$Dane.A131]);&quot;&quot;;COM.MICROSOFT.CONCAT([$Dane.A$1];&quot; &quot;;[$Dane.A131]))">
            <text:p/>
          </table:table-cell>
          <table:table-cell table:formula="of:=IF(ISBLANK([$Dane.B131]);&quot;&quot;;COM.MICROSOFT.CONCAT([$Dane.B$1];&quot; &quot;;[$Dane.B131]))">
            <text:p/>
          </table:table-cell>
          <table:table-cell table:formula="of:=IF(ISBLANK([$Dane.C131]);&quot;&quot;;COM.MICROSOFT.CONCAT([$Dane.C$1];&quot; &quot;;[$Dane.C131]))">
            <text:p/>
          </table:table-cell>
          <table:table-cell table:formula="of:=IF(ISBLANK([$Dane.D131]);&quot;&quot;;COM.MICROSOFT.CONCAT([$Dane.D$1];&quot; &quot;;[$Dane.D131]))">
            <text:p/>
          </table:table-cell>
        </table:table-row>
        <table:table-row table:style-name="ro1">
          <table:table-cell table:formula="of:=IF(ISBLANK([$Dane.A132]);&quot;&quot;;COM.MICROSOFT.CONCAT([$Dane.A$1];&quot; &quot;;[$Dane.A132]))">
            <text:p/>
          </table:table-cell>
          <table:table-cell table:formula="of:=IF(ISBLANK([$Dane.B132]);&quot;&quot;;COM.MICROSOFT.CONCAT([$Dane.B$1];&quot; &quot;;[$Dane.B132]))">
            <text:p/>
          </table:table-cell>
          <table:table-cell table:formula="of:=IF(ISBLANK([$Dane.C132]);&quot;&quot;;COM.MICROSOFT.CONCAT([$Dane.C$1];&quot; &quot;;[$Dane.C132]))">
            <text:p/>
          </table:table-cell>
          <table:table-cell table:formula="of:=IF(ISBLANK([$Dane.D132]);&quot;&quot;;COM.MICROSOFT.CONCAT([$Dane.D$1];&quot; &quot;;[$Dane.D132]))">
            <text:p/>
          </table:table-cell>
        </table:table-row>
        <table:table-row table:style-name="ro1">
          <table:table-cell table:formula="of:=IF(ISBLANK([$Dane.A133]);&quot;&quot;;COM.MICROSOFT.CONCAT([$Dane.A$1];&quot; &quot;;[$Dane.A133]))">
            <text:p/>
          </table:table-cell>
          <table:table-cell table:formula="of:=IF(ISBLANK([$Dane.B133]);&quot;&quot;;COM.MICROSOFT.CONCAT([$Dane.B$1];&quot; &quot;;[$Dane.B133]))">
            <text:p/>
          </table:table-cell>
          <table:table-cell table:formula="of:=IF(ISBLANK([$Dane.C133]);&quot;&quot;;COM.MICROSOFT.CONCAT([$Dane.C$1];&quot; &quot;;[$Dane.C133]))">
            <text:p/>
          </table:table-cell>
          <table:table-cell table:formula="of:=IF(ISBLANK([$Dane.D133]);&quot;&quot;;COM.MICROSOFT.CONCAT([$Dane.D$1];&quot; &quot;;[$Dane.D133]))">
            <text:p/>
          </table:table-cell>
        </table:table-row>
        <table:table-row table:style-name="ro1">
          <table:table-cell table:formula="of:=IF(ISBLANK([$Dane.A134]);&quot;&quot;;COM.MICROSOFT.CONCAT([$Dane.A$1];&quot; &quot;;[$Dane.A134]))">
            <text:p/>
          </table:table-cell>
          <table:table-cell table:formula="of:=IF(ISBLANK([$Dane.B134]);&quot;&quot;;COM.MICROSOFT.CONCAT([$Dane.B$1];&quot; &quot;;[$Dane.B134]))">
            <text:p/>
          </table:table-cell>
          <table:table-cell table:formula="of:=IF(ISBLANK([$Dane.C134]);&quot;&quot;;COM.MICROSOFT.CONCAT([$Dane.C$1];&quot; &quot;;[$Dane.C134]))">
            <text:p/>
          </table:table-cell>
          <table:table-cell table:formula="of:=IF(ISBLANK([$Dane.D134]);&quot;&quot;;COM.MICROSOFT.CONCAT([$Dane.D$1];&quot; &quot;;[$Dane.D134]))">
            <text:p/>
          </table:table-cell>
        </table:table-row>
        <table:table-row table:style-name="ro1">
          <table:table-cell table:formula="of:=IF(ISBLANK([$Dane.A135]);&quot;&quot;;COM.MICROSOFT.CONCAT([$Dane.A$1];&quot; &quot;;[$Dane.A135]))">
            <text:p/>
          </table:table-cell>
          <table:table-cell table:formula="of:=IF(ISBLANK([$Dane.B135]);&quot;&quot;;COM.MICROSOFT.CONCAT([$Dane.B$1];&quot; &quot;;[$Dane.B135]))">
            <text:p/>
          </table:table-cell>
          <table:table-cell table:formula="of:=IF(ISBLANK([$Dane.C135]);&quot;&quot;;COM.MICROSOFT.CONCAT([$Dane.C$1];&quot; &quot;;[$Dane.C135]))">
            <text:p/>
          </table:table-cell>
          <table:table-cell table:formula="of:=IF(ISBLANK([$Dane.D135]);&quot;&quot;;COM.MICROSOFT.CONCAT([$Dane.D$1];&quot; &quot;;[$Dane.D135]))">
            <text:p/>
          </table:table-cell>
        </table:table-row>
        <table:table-row table:style-name="ro1">
          <table:table-cell table:formula="of:=IF(ISBLANK([$Dane.A136]);&quot;&quot;;COM.MICROSOFT.CONCAT([$Dane.A$1];&quot; &quot;;[$Dane.A136]))">
            <text:p/>
          </table:table-cell>
          <table:table-cell table:formula="of:=IF(ISBLANK([$Dane.B136]);&quot;&quot;;COM.MICROSOFT.CONCAT([$Dane.B$1];&quot; &quot;;[$Dane.B136]))">
            <text:p/>
          </table:table-cell>
          <table:table-cell table:formula="of:=IF(ISBLANK([$Dane.C136]);&quot;&quot;;COM.MICROSOFT.CONCAT([$Dane.C$1];&quot; &quot;;[$Dane.C136]))">
            <text:p/>
          </table:table-cell>
          <table:table-cell table:formula="of:=IF(ISBLANK([$Dane.D136]);&quot;&quot;;COM.MICROSOFT.CONCAT([$Dane.D$1];&quot; &quot;;[$Dane.D136]))">
            <text:p/>
          </table:table-cell>
        </table:table-row>
        <table:table-row table:style-name="ro1">
          <table:table-cell table:formula="of:=IF(ISBLANK([$Dane.A137]);&quot;&quot;;COM.MICROSOFT.CONCAT([$Dane.A$1];&quot; &quot;;[$Dane.A137]))">
            <text:p/>
          </table:table-cell>
          <table:table-cell table:formula="of:=IF(ISBLANK([$Dane.B137]);&quot;&quot;;COM.MICROSOFT.CONCAT([$Dane.B$1];&quot; &quot;;[$Dane.B137]))">
            <text:p/>
          </table:table-cell>
          <table:table-cell table:formula="of:=IF(ISBLANK([$Dane.C137]);&quot;&quot;;COM.MICROSOFT.CONCAT([$Dane.C$1];&quot; &quot;;[$Dane.C137]))">
            <text:p/>
          </table:table-cell>
          <table:table-cell table:formula="of:=IF(ISBLANK([$Dane.D137]);&quot;&quot;;COM.MICROSOFT.CONCAT([$Dane.D$1];&quot; &quot;;[$Dane.D137]))">
            <text:p/>
          </table:table-cell>
        </table:table-row>
        <table:table-row table:style-name="ro1">
          <table:table-cell table:formula="of:=IF(ISBLANK([$Dane.A138]);&quot;&quot;;COM.MICROSOFT.CONCAT([$Dane.A$1];&quot; &quot;;[$Dane.A138]))">
            <text:p/>
          </table:table-cell>
          <table:table-cell table:formula="of:=IF(ISBLANK([$Dane.B138]);&quot;&quot;;COM.MICROSOFT.CONCAT([$Dane.B$1];&quot; &quot;;[$Dane.B138]))">
            <text:p/>
          </table:table-cell>
          <table:table-cell table:formula="of:=IF(ISBLANK([$Dane.C138]);&quot;&quot;;COM.MICROSOFT.CONCAT([$Dane.C$1];&quot; &quot;;[$Dane.C138]))">
            <text:p/>
          </table:table-cell>
          <table:table-cell table:formula="of:=IF(ISBLANK([$Dane.D138]);&quot;&quot;;COM.MICROSOFT.CONCAT([$Dane.D$1];&quot; &quot;;[$Dane.D138]))">
            <text:p/>
          </table:table-cell>
        </table:table-row>
        <table:table-row table:style-name="ro1">
          <table:table-cell table:formula="of:=IF(ISBLANK([$Dane.A139]);&quot;&quot;;COM.MICROSOFT.CONCAT([$Dane.A$1];&quot; &quot;;[$Dane.A139]))">
            <text:p/>
          </table:table-cell>
          <table:table-cell table:formula="of:=IF(ISBLANK([$Dane.B139]);&quot;&quot;;COM.MICROSOFT.CONCAT([$Dane.B$1];&quot; &quot;;[$Dane.B139]))">
            <text:p/>
          </table:table-cell>
          <table:table-cell table:formula="of:=IF(ISBLANK([$Dane.C139]);&quot;&quot;;COM.MICROSOFT.CONCAT([$Dane.C$1];&quot; &quot;;[$Dane.C139]))">
            <text:p/>
          </table:table-cell>
          <table:table-cell table:formula="of:=IF(ISBLANK([$Dane.D139]);&quot;&quot;;COM.MICROSOFT.CONCAT([$Dane.D$1];&quot; &quot;;[$Dane.D139]))">
            <text:p/>
          </table:table-cell>
        </table:table-row>
        <table:table-row table:style-name="ro1">
          <table:table-cell table:formula="of:=IF(ISBLANK([$Dane.A140]);&quot;&quot;;COM.MICROSOFT.CONCAT([$Dane.A$1];&quot; &quot;;[$Dane.A140]))">
            <text:p/>
          </table:table-cell>
          <table:table-cell table:formula="of:=IF(ISBLANK([$Dane.B140]);&quot;&quot;;COM.MICROSOFT.CONCAT([$Dane.B$1];&quot; &quot;;[$Dane.B140]))">
            <text:p/>
          </table:table-cell>
          <table:table-cell table:formula="of:=IF(ISBLANK([$Dane.C140]);&quot;&quot;;COM.MICROSOFT.CONCAT([$Dane.C$1];&quot; &quot;;[$Dane.C140]))">
            <text:p/>
          </table:table-cell>
          <table:table-cell table:formula="of:=IF(ISBLANK([$Dane.D140]);&quot;&quot;;COM.MICROSOFT.CONCAT([$Dane.D$1];&quot; &quot;;[$Dane.D140]))">
            <text:p/>
          </table:table-cell>
        </table:table-row>
        <table:table-row table:style-name="ro1">
          <table:table-cell table:formula="of:=IF(ISBLANK([$Dane.A141]);&quot;&quot;;COM.MICROSOFT.CONCAT([$Dane.A$1];&quot; &quot;;[$Dane.A141]))">
            <text:p/>
          </table:table-cell>
          <table:table-cell table:formula="of:=IF(ISBLANK([$Dane.B141]);&quot;&quot;;COM.MICROSOFT.CONCAT([$Dane.B$1];&quot; &quot;;[$Dane.B141]))">
            <text:p/>
          </table:table-cell>
          <table:table-cell table:formula="of:=IF(ISBLANK([$Dane.C141]);&quot;&quot;;COM.MICROSOFT.CONCAT([$Dane.C$1];&quot; &quot;;[$Dane.C141]))">
            <text:p/>
          </table:table-cell>
          <table:table-cell table:formula="of:=IF(ISBLANK([$Dane.D141]);&quot;&quot;;COM.MICROSOFT.CONCAT([$Dane.D$1];&quot; &quot;;[$Dane.D141]))">
            <text:p/>
          </table:table-cell>
        </table:table-row>
        <table:table-row table:style-name="ro1">
          <table:table-cell table:formula="of:=IF(ISBLANK([$Dane.A142]);&quot;&quot;;COM.MICROSOFT.CONCAT([$Dane.A$1];&quot; &quot;;[$Dane.A142]))">
            <text:p/>
          </table:table-cell>
          <table:table-cell table:formula="of:=IF(ISBLANK([$Dane.B142]);&quot;&quot;;COM.MICROSOFT.CONCAT([$Dane.B$1];&quot; &quot;;[$Dane.B142]))">
            <text:p/>
          </table:table-cell>
          <table:table-cell table:formula="of:=IF(ISBLANK([$Dane.C142]);&quot;&quot;;COM.MICROSOFT.CONCAT([$Dane.C$1];&quot; &quot;;[$Dane.C142]))">
            <text:p/>
          </table:table-cell>
          <table:table-cell table:formula="of:=IF(ISBLANK([$Dane.D142]);&quot;&quot;;COM.MICROSOFT.CONCAT([$Dane.D$1];&quot; &quot;;[$Dane.D142]))">
            <text:p/>
          </table:table-cell>
        </table:table-row>
        <table:table-row table:style-name="ro1">
          <table:table-cell table:formula="of:=IF(ISBLANK([$Dane.A143]);&quot;&quot;;COM.MICROSOFT.CONCAT([$Dane.A$1];&quot; &quot;;[$Dane.A143]))">
            <text:p/>
          </table:table-cell>
          <table:table-cell table:formula="of:=IF(ISBLANK([$Dane.B143]);&quot;&quot;;COM.MICROSOFT.CONCAT([$Dane.B$1];&quot; &quot;;[$Dane.B143]))">
            <text:p/>
          </table:table-cell>
          <table:table-cell table:formula="of:=IF(ISBLANK([$Dane.C143]);&quot;&quot;;COM.MICROSOFT.CONCAT([$Dane.C$1];&quot; &quot;;[$Dane.C143]))">
            <text:p/>
          </table:table-cell>
          <table:table-cell table:formula="of:=IF(ISBLANK([$Dane.D143]);&quot;&quot;;COM.MICROSOFT.CONCAT([$Dane.D$1];&quot; &quot;;[$Dane.D143]))">
            <text:p/>
          </table:table-cell>
        </table:table-row>
        <table:table-row table:style-name="ro1">
          <table:table-cell table:formula="of:=IF(ISBLANK([$Dane.A144]);&quot;&quot;;COM.MICROSOFT.CONCAT([$Dane.A$1];&quot; &quot;;[$Dane.A144]))">
            <text:p/>
          </table:table-cell>
          <table:table-cell table:formula="of:=IF(ISBLANK([$Dane.B144]);&quot;&quot;;COM.MICROSOFT.CONCAT([$Dane.B$1];&quot; &quot;;[$Dane.B144]))">
            <text:p/>
          </table:table-cell>
          <table:table-cell table:formula="of:=IF(ISBLANK([$Dane.C144]);&quot;&quot;;COM.MICROSOFT.CONCAT([$Dane.C$1];&quot; &quot;;[$Dane.C144]))">
            <text:p/>
          </table:table-cell>
          <table:table-cell table:formula="of:=IF(ISBLANK([$Dane.D144]);&quot;&quot;;COM.MICROSOFT.CONCAT([$Dane.D$1];&quot; &quot;;[$Dane.D144]))">
            <text:p/>
          </table:table-cell>
        </table:table-row>
        <table:table-row table:style-name="ro1">
          <table:table-cell table:formula="of:=IF(ISBLANK([$Dane.A145]);&quot;&quot;;COM.MICROSOFT.CONCAT([$Dane.A$1];&quot; &quot;;[$Dane.A145]))">
            <text:p/>
          </table:table-cell>
          <table:table-cell table:formula="of:=IF(ISBLANK([$Dane.B145]);&quot;&quot;;COM.MICROSOFT.CONCAT([$Dane.B$1];&quot; &quot;;[$Dane.B145]))">
            <text:p/>
          </table:table-cell>
          <table:table-cell table:formula="of:=IF(ISBLANK([$Dane.C145]);&quot;&quot;;COM.MICROSOFT.CONCAT([$Dane.C$1];&quot; &quot;;[$Dane.C145]))">
            <text:p/>
          </table:table-cell>
          <table:table-cell table:formula="of:=IF(ISBLANK([$Dane.D145]);&quot;&quot;;COM.MICROSOFT.CONCAT([$Dane.D$1];&quot; &quot;;[$Dane.D145]))">
            <text:p/>
          </table:table-cell>
        </table:table-row>
        <table:table-row table:style-name="ro1">
          <table:table-cell table:formula="of:=IF(ISBLANK([$Dane.A146]);&quot;&quot;;COM.MICROSOFT.CONCAT([$Dane.A$1];&quot; &quot;;[$Dane.A146]))">
            <text:p/>
          </table:table-cell>
          <table:table-cell table:formula="of:=IF(ISBLANK([$Dane.B146]);&quot;&quot;;COM.MICROSOFT.CONCAT([$Dane.B$1];&quot; &quot;;[$Dane.B146]))">
            <text:p/>
          </table:table-cell>
          <table:table-cell table:formula="of:=IF(ISBLANK([$Dane.C146]);&quot;&quot;;COM.MICROSOFT.CONCAT([$Dane.C$1];&quot; &quot;;[$Dane.C146]))">
            <text:p/>
          </table:table-cell>
          <table:table-cell table:formula="of:=IF(ISBLANK([$Dane.D146]);&quot;&quot;;COM.MICROSOFT.CONCAT([$Dane.D$1];&quot; &quot;;[$Dane.D146]))">
            <text:p/>
          </table:table-cell>
        </table:table-row>
      </table:table>
      <table:table table:name="Wynik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table:formula="of:=IF(ISBLANK([$Dane.A2]);&quot;&quot;;COM.MICROSOFT.CONCAT(CHAR(34);[$Pola.A2];&quot;\n&quot;;[$Pola.B2];&quot;\n&quot;;[$Pola.C2];&quot;\n&quot;;IF(ISBLANK([$Dane.D2]);&quot;&quot;;COM.MICROSOFT.CONCAT([$Pola.D2];&quot;\n&quot;));CHAR(34);&quot;,&quot;))" office:value-type="string" office:string-value="&quot;1 EVEN Chrzest Polski\n2 TYPE Historia Polski\n2 DATE  966\n2 NOTE https://pl.wikipedia.org/wiki/Chrzest_Polski\n&quot;," calcext:value-type="string">
            <text:p>"1 EVEN Chrzest Polski\n2 TYPE Historia Polski\n2 DATE <text:s/>966\n2 NOTE https://pl.wikipedia.org/wiki/Chrzest_Polski\n",</text:p>
          </table:table-cell>
        </table:table-row>
        <table:table-row table:style-name="ro1">
          <table:table-cell table:formula="of:=IF(ISBLANK([$Dane.A3]);&quot;&quot;;COM.MICROSOFT.CONCAT(CHAR(34);[$Pola.A3];&quot;\n&quot;;[$Pola.B3];&quot;\n&quot;;[$Pola.C3];&quot;\n&quot;;IF(ISBLANK([$Dane.D3]);&quot;&quot;;COM.MICROSOFT.CONCAT([$Pola.D3];&quot;\n&quot;));CHAR(34);&quot;,&quot;))" office:value-type="string" office:string-value="&quot;1 EVEN początek panowania Mieszka I\n2 TYPE Historia Polski\n2 DATE  ABT 960\n&quot;," calcext:value-type="string">
            <text:p>"1 EVEN początek panowania Mieszka I\n2 TYPE Historia Polski\n2 DATE <text:s/>ABT 960\n",</text:p>
          </table:table-cell>
        </table:table-row>
        <table:table-row table:style-name="ro1">
          <table:table-cell table:formula="of:=IF(ISBLANK([$Dane.A4]);&quot;&quot;;COM.MICROSOFT.CONCAT(CHAR(34);[$Pola.A4];&quot;\n&quot;;[$Pola.B4];&quot;\n&quot;;[$Pola.C4];&quot;\n&quot;;IF(ISBLANK([$Dane.D4]);&quot;&quot;;COM.MICROSOFT.CONCAT([$Pola.D4];&quot;\n&quot;));CHAR(34);&quot;,&quot;))" office:value-type="string" office:string-value="&quot;1 EVEN zmarł Mieszko I\n2 TYPE Historia Polski\n2 DATE  25 MAY 992\n&quot;," calcext:value-type="string">
            <text:p>"1 EVEN zmarł Mieszko I\n2 TYPE Historia Polski\n2 DATE <text:s/>25 MAY 992\n",</text:p>
          </table:table-cell>
        </table:table-row>
        <table:table-row table:style-name="ro1">
          <table:table-cell table:formula="of:=IF(ISBLANK([$Dane.A5]);&quot;&quot;;COM.MICROSOFT.CONCAT(CHAR(34);[$Pola.A5];&quot;\n&quot;;[$Pola.B5];&quot;\n&quot;;[$Pola.C5];&quot;\n&quot;;IF(ISBLANK([$Dane.D5]);&quot;&quot;;COM.MICROSOFT.CONCAT([$Pola.D5];&quot;\n&quot;));CHAR(34);&quot;,&quot;))" office:value-type="string" office:string-value="&quot;1 EVEN początek panowania Bolesława Chrobrego\n2 TYPE Historia Polski\n2 DATE  992\n&quot;," calcext:value-type="string">
            <text:p>"1 EVEN początek panowania Bolesława Chrobrego\n2 TYPE Historia Polski\n2 DATE <text:s/>992\n",</text:p>
          </table:table-cell>
        </table:table-row>
        <table:table-row table:style-name="ro1">
          <table:table-cell table:formula="of:=IF(ISBLANK([$Dane.A6]);&quot;&quot;;COM.MICROSOFT.CONCAT(CHAR(34);[$Pola.A6];&quot;\n&quot;;[$Pola.B6];&quot;\n&quot;;[$Pola.C6];&quot;\n&quot;;IF(ISBLANK([$Dane.D6]);&quot;&quot;;COM.MICROSOFT.CONCAT([$Pola.D6];&quot;\n&quot;));CHAR(34);&quot;,&quot;))" office:value-type="string" office:string-value="&quot;1 EVEN zmarł Bolesław Chrobry\n2 TYPE Historia Polski\n2 DATE  17 JUN 1025\n&quot;," calcext:value-type="string">
            <text:p>"1 EVEN zmarł Bolesław Chrobry\n2 TYPE Historia Polski\n2 DATE <text:s/>17 JUN 1025\n",</text:p>
          </table:table-cell>
        </table:table-row>
        <table:table-row table:style-name="ro1">
          <table:table-cell table:formula="of:=IF(ISBLANK([$Dane.A7]);&quot;&quot;;COM.MICROSOFT.CONCAT(CHAR(34);[$Pola.A7];&quot;\n&quot;;[$Pola.B7];&quot;\n&quot;;[$Pola.C7];&quot;\n&quot;;IF(ISBLANK([$Dane.D7]);&quot;&quot;;COM.MICROSOFT.CONCAT([$Pola.D7];&quot;\n&quot;));CHAR(34);&quot;,&quot;))" office:value-type="string" office:string-value="&quot;1 EVEN zmarł Mieszko II Lambert\n2 TYPE Historia Polski\n2 DATE  1034\n&quot;," calcext:value-type="string">
            <text:p>"1 EVEN zmarł Mieszko II Lambert\n2 TYPE Historia Polski\n2 DATE <text:s/>1034\n",</text:p>
          </table:table-cell>
        </table:table-row>
        <table:table-row table:style-name="ro1">
          <table:table-cell table:formula="of:=IF(ISBLANK([$Dane.A8]);&quot;&quot;;COM.MICROSOFT.CONCAT(CHAR(34);[$Pola.A8];&quot;\n&quot;;[$Pola.B8];&quot;\n&quot;;[$Pola.C8];&quot;\n&quot;;IF(ISBLANK([$Dane.D8]);&quot;&quot;;COM.MICROSOFT.CONCAT([$Pola.D8];&quot;\n&quot;));CHAR(34);&quot;,&quot;))" office:value-type="string" office:string-value="&quot;1 EVEN początek panowania Kazimierza Odnowiciela\n2 TYPE Historia Polski\n2 DATE  1034\n&quot;," calcext:value-type="string">
            <text:p>"1 EVEN początek panowania Kazimierza Odnowiciela\n2 TYPE Historia Polski\n2 DATE <text:s/>1034\n",</text:p>
          </table:table-cell>
        </table:table-row>
        <table:table-row table:style-name="ro1">
          <table:table-cell table:formula="of:=IF(ISBLANK([$Dane.A9]);&quot;&quot;;COM.MICROSOFT.CONCAT(CHAR(34);[$Pola.A9];&quot;\n&quot;;[$Pola.B9];&quot;\n&quot;;[$Pola.C9];&quot;\n&quot;;IF(ISBLANK([$Dane.D9]);&quot;&quot;;COM.MICROSOFT.CONCAT([$Pola.D9];&quot;\n&quot;));CHAR(34);&quot;,&quot;))" office:value-type="string" office:string-value="&quot;1 EVEN nową stolicą Polski został Kraków\n2 TYPE Historia Polski\n2 DATE  1039\n&quot;," calcext:value-type="string">
            <text:p>"1 EVEN nową stolicą Polski został Kraków\n2 TYPE Historia Polski\n2 DATE <text:s/>1039\n",</text:p>
          </table:table-cell>
        </table:table-row>
        <table:table-row table:style-name="ro1">
          <table:table-cell table:formula="of:=IF(ISBLANK([$Dane.A10]);&quot;&quot;;COM.MICROSOFT.CONCAT(CHAR(34);[$Pola.A10];&quot;\n&quot;;[$Pola.B10];&quot;\n&quot;;[$Pola.C10];&quot;\n&quot;;IF(ISBLANK([$Dane.D10]);&quot;&quot;;COM.MICROSOFT.CONCAT([$Pola.D10];&quot;\n&quot;));CHAR(34);&quot;,&quot;))" office:value-type="string" office:string-value="&quot;1 EVEN zmarł Kazimierz Odnowiciel\n2 TYPE Historia Polski\n2 DATE  1058\n&quot;," calcext:value-type="string">
            <text:p>"1 EVEN zmarł Kazimierz Odnowiciel\n2 TYPE Historia Polski\n2 DATE <text:s/>1058\n",</text:p>
          </table:table-cell>
        </table:table-row>
        <table:table-row table:style-name="ro1">
          <table:table-cell table:formula="of:=IF(ISBLANK([$Dane.A11]);&quot;&quot;;COM.MICROSOFT.CONCAT(CHAR(34);[$Pola.A11];&quot;\n&quot;;[$Pola.B11];&quot;\n&quot;;[$Pola.C11];&quot;\n&quot;;IF(ISBLANK([$Dane.D11]);&quot;&quot;;COM.MICROSOFT.CONCAT([$Pola.D11];&quot;\n&quot;));CHAR(34);&quot;,&quot;))" office:value-type="string" office:string-value="&quot;1 EVEN początek panowania Bolesława II Szczodrego\n2 TYPE Historia Polski\n2 DATE  1058\n&quot;," calcext:value-type="string">
            <text:p>"1 EVEN początek panowania Bolesława II Szczodrego\n2 TYPE Historia Polski\n2 DATE <text:s/>1058\n",</text:p>
          </table:table-cell>
        </table:table-row>
        <table:table-row table:style-name="ro1">
          <table:table-cell table:formula="of:=IF(ISBLANK([$Dane.A12]);&quot;&quot;;COM.MICROSOFT.CONCAT(CHAR(34);[$Pola.A12];&quot;\n&quot;;[$Pola.B12];&quot;\n&quot;;[$Pola.C12];&quot;\n&quot;;IF(ISBLANK([$Dane.D12]);&quot;&quot;;COM.MICROSOFT.CONCAT([$Pola.D12];&quot;\n&quot;));CHAR(34);&quot;,&quot;))" office:value-type="string" office:string-value="&quot;1 EVEN w wyniku buntu Bolesław II uciekł z kraju\n2 TYPE Historia Polski\n2 DATE  1079\n&quot;," calcext:value-type="string">
            <text:p>"1 EVEN w wyniku buntu Bolesław II uciekł z kraju\n2 TYPE Historia Polski\n2 DATE <text:s/>1079\n",</text:p>
          </table:table-cell>
        </table:table-row>
        <table:table-row table:style-name="ro1">
          <table:table-cell table:formula="of:=IF(ISBLANK([$Dane.A13]);&quot;&quot;;COM.MICROSOFT.CONCAT(CHAR(34);[$Pola.A13];&quot;\n&quot;;[$Pola.B13];&quot;\n&quot;;[$Pola.C13];&quot;\n&quot;;IF(ISBLANK([$Dane.D13]);&quot;&quot;;COM.MICROSOFT.CONCAT([$Pola.D13];&quot;\n&quot;));CHAR(34);&quot;,&quot;))" office:value-type="string" office:string-value="&quot;1 EVEN początek panowania Władysława I Hermana\n2 TYPE Historia Polski\n2 DATE  1079\n&quot;," calcext:value-type="string">
            <text:p>"1 EVEN początek panowania Władysława I Hermana\n2 TYPE Historia Polski\n2 DATE <text:s/>1079\n",</text:p>
          </table:table-cell>
        </table:table-row>
        <table:table-row table:style-name="ro1">
          <table:table-cell table:formula="of:=IF(ISBLANK([$Dane.A14]);&quot;&quot;;COM.MICROSOFT.CONCAT(CHAR(34);[$Pola.A14];&quot;\n&quot;;[$Pola.B14];&quot;\n&quot;;[$Pola.C14];&quot;\n&quot;;IF(ISBLANK([$Dane.D14]);&quot;&quot;;COM.MICROSOFT.CONCAT([$Pola.D14];&quot;\n&quot;));CHAR(34);&quot;,&quot;))" office:value-type="string" office:string-value="&quot;1 EVEN zmarł Władysław I\n2 TYPE Historia Polski\n2 DATE  1102\n&quot;," calcext:value-type="string">
            <text:p>"1 EVEN zmarł Władysław I\n2 TYPE Historia Polski\n2 DATE <text:s/>1102\n",</text:p>
          </table:table-cell>
        </table:table-row>
        <table:table-row table:style-name="ro1">
          <table:table-cell table:formula="of:=IF(ISBLANK([$Dane.A15]);&quot;&quot;;COM.MICROSOFT.CONCAT(CHAR(34);[$Pola.A15];&quot;\n&quot;;[$Pola.B15];&quot;\n&quot;;[$Pola.C15];&quot;\n&quot;;IF(ISBLANK([$Dane.D15]);&quot;&quot;;COM.MICROSOFT.CONCAT([$Pola.D15];&quot;\n&quot;));CHAR(34);&quot;,&quot;))" office:value-type="string" office:string-value="&quot;1 EVEN początek panowania Bolesława III Krzywoustego\n2 TYPE Historia Polski\n2 DATE  1102\n&quot;," calcext:value-type="string">
            <text:p>"1 EVEN początek panowania Bolesława III Krzywoustego\n2 TYPE Historia Polski\n2 DATE <text:s/>1102\n",</text:p>
          </table:table-cell>
        </table:table-row>
        <table:table-row table:style-name="ro1">
          <table:table-cell table:formula="of:=IF(ISBLANK([$Dane.A16]);&quot;&quot;;COM.MICROSOFT.CONCAT(CHAR(34);[$Pola.A16];&quot;\n&quot;;[$Pola.B16];&quot;\n&quot;;[$Pola.C16];&quot;\n&quot;;IF(ISBLANK([$Dane.D16]);&quot;&quot;;COM.MICROSOFT.CONCAT([$Pola.D16];&quot;\n&quot;));CHAR(34);&quot;,&quot;))" office:value-type="string" office:string-value="&quot;1 EVEN zmarł Bolesław Krzywousty; początek rozbicia dzielnicowego\n2 TYPE Historia Polski\n2 DATE  28 OCT 1138\n&quot;," calcext:value-type="string">
            <text:p>"1 EVEN zmarł Bolesław Krzywousty; początek rozbicia dzielnicowego\n2 TYPE Historia Polski\n2 DATE <text:s/>28 OCT 1138\n",</text:p>
          </table:table-cell>
        </table:table-row>
        <table:table-row table:style-name="ro1">
          <table:table-cell table:formula="of:=IF(ISBLANK([$Dane.A17]);&quot;&quot;;COM.MICROSOFT.CONCAT(CHAR(34);[$Pola.A17];&quot;\n&quot;;[$Pola.B17];&quot;\n&quot;;[$Pola.C17];&quot;\n&quot;;IF(ISBLANK([$Dane.D17]);&quot;&quot;;COM.MICROSOFT.CONCAT([$Pola.D17];&quot;\n&quot;));CHAR(34);&quot;,&quot;))" office:value-type="string" office:string-value="&quot;1 EVEN zakon krzyżacki otrzymał od Konrada Mazowieckiego w dzierżawę ziemię chełmińską\n2 TYPE Historia Polski\n2 DATE  1228\n&quot;," calcext:value-type="string">
            <text:p>"1 EVEN zakon krzyżacki otrzymał od Konrada Mazowieckiego w dzierżawę ziemię chełmińską\n2 TYPE Historia Polski\n2 DATE <text:s/>1228\n",</text:p>
          </table:table-cell>
        </table:table-row>
        <table:table-row table:style-name="ro1">
          <table:table-cell table:formula="of:=IF(ISBLANK([$Dane.A18]);&quot;&quot;;COM.MICROSOFT.CONCAT(CHAR(34);[$Pola.A18];&quot;\n&quot;;[$Pola.B18];&quot;\n&quot;;[$Pola.C18];&quot;\n&quot;;IF(ISBLANK([$Dane.D18]);&quot;&quot;;COM.MICROSOFT.CONCAT([$Pola.D18];&quot;\n&quot;));CHAR(34);&quot;,&quot;))" office:value-type="string" office:string-value="&quot;1 EVEN najazd Tatarów na Polskę\n2 TYPE Historia Polski\n2 DATE  1241\n&quot;," calcext:value-type="string">
            <text:p>"1 EVEN najazd Tatarów na Polskę\n2 TYPE Historia Polski\n2 DATE <text:s/>1241\n",</text:p>
          </table:table-cell>
        </table:table-row>
        <table:table-row table:style-name="ro1">
          <table:table-cell table:formula="of:=IF(ISBLANK([$Dane.A19]);&quot;&quot;;COM.MICROSOFT.CONCAT(CHAR(34);[$Pola.A19];&quot;\n&quot;;[$Pola.B19];&quot;\n&quot;;[$Pola.C19];&quot;\n&quot;;IF(ISBLANK([$Dane.D19]);&quot;&quot;;COM.MICROSOFT.CONCAT([$Pola.D19];&quot;\n&quot;));CHAR(34);&quot;,&quot;))" office:value-type="string" office:string-value="&quot;1 EVEN drugi najazd Tatarów na Polskę\n2 TYPE Historia Polski\n2 DATE  FROM 1259 TO 1260\n&quot;," calcext:value-type="string">
            <text:p>"1 EVEN drugi najazd Tatarów na Polskę\n2 TYPE Historia Polski\n2 DATE <text:s/>FROM 1259 TO 1260\n",</text:p>
          </table:table-cell>
        </table:table-row>
        <table:table-row table:style-name="ro1">
          <table:table-cell table:formula="of:=IF(ISBLANK([$Dane.A20]);&quot;&quot;;COM.MICROSOFT.CONCAT(CHAR(34);[$Pola.A20];&quot;\n&quot;;[$Pola.B20];&quot;\n&quot;;[$Pola.C20];&quot;\n&quot;;IF(ISBLANK([$Dane.D20]);&quot;&quot;;COM.MICROSOFT.CONCAT([$Pola.D20];&quot;\n&quot;));CHAR(34);&quot;,&quot;))" office:value-type="string" office:string-value="&quot;1 EVEN Krzyżacy dokonali rzezi mieszkańców Gdańska\n2 TYPE Historia Polski\n2 DATE  1308\n&quot;," calcext:value-type="string">
            <text:p>"1 EVEN Krzyżacy dokonali rzezi mieszkańców Gdańska\n2 TYPE Historia Polski\n2 DATE <text:s/>1308\n",</text:p>
          </table:table-cell>
        </table:table-row>
        <table:table-row table:style-name="ro1">
          <table:table-cell table:formula="of:=IF(ISBLANK([$Dane.A21]);&quot;&quot;;COM.MICROSOFT.CONCAT(CHAR(34);[$Pola.A21];&quot;\n&quot;;[$Pola.B21];&quot;\n&quot;;[$Pola.C21];&quot;\n&quot;;IF(ISBLANK([$Dane.D21]);&quot;&quot;;COM.MICROSOFT.CONCAT([$Pola.D21];&quot;\n&quot;));CHAR(34);&quot;,&quot;))" office:value-type="string" office:string-value="&quot;1 EVEN w Krakowie koronowano Władysława Łokietka; ponowne zjednoczenie Polski i koniec rozbicia dzielnicowego\n2 TYPE Historia Polski\n2 DATE  20 JAN 1320\n&quot;," calcext:value-type="string">
            <text:p>"1 EVEN w Krakowie koronowano Władysława Łokietka; ponowne zjednoczenie Polski i koniec rozbicia dzielnicowego\n2 TYPE Historia Polski\n2 DATE <text:s/>20 JAN 1320\n",</text:p>
          </table:table-cell>
        </table:table-row>
        <table:table-row table:style-name="ro1">
          <table:table-cell table:formula="of:=IF(ISBLANK([$Dane.A22]);&quot;&quot;;COM.MICROSOFT.CONCAT(CHAR(34);[$Pola.A22];&quot;\n&quot;;[$Pola.B22];&quot;\n&quot;;[$Pola.C22];&quot;\n&quot;;IF(ISBLANK([$Dane.D22]);&quot;&quot;;COM.MICROSOFT.CONCAT([$Pola.D22];&quot;\n&quot;));CHAR(34);&quot;,&quot;))" office:value-type="string" office:string-value="&quot;1 EVEN Władysław Łokietek pokonał Krzyżaków w bitwie pod Płowcami\n2 TYPE Historia Polski\n2 DATE  27 SEP 1331\n&quot;," calcext:value-type="string">
            <text:p>"1 EVEN Władysław Łokietek pokonał Krzyżaków w bitwie pod Płowcami\n2 TYPE Historia Polski\n2 DATE <text:s/>27 SEP 1331\n",</text:p>
          </table:table-cell>
        </table:table-row>
        <table:table-row table:style-name="ro1">
          <table:table-cell table:formula="of:=IF(ISBLANK([$Dane.A23]);&quot;&quot;;COM.MICROSOFT.CONCAT(CHAR(34);[$Pola.A23];&quot;\n&quot;;[$Pola.B23];&quot;\n&quot;;[$Pola.C23];&quot;\n&quot;;IF(ISBLANK([$Dane.D23]);&quot;&quot;;COM.MICROSOFT.CONCAT([$Pola.D23];&quot;\n&quot;));CHAR(34);&quot;,&quot;))" office:value-type="string" office:string-value="&quot;1 EVEN zmarł Władysław Łokietek\n2 TYPE Historia Polski\n2 DATE  2 MAR 1333\n&quot;," calcext:value-type="string">
            <text:p>"1 EVEN zmarł Władysław Łokietek\n2 TYPE Historia Polski\n2 DATE <text:s/>2 MAR 1333\n",</text:p>
          </table:table-cell>
        </table:table-row>
        <table:table-row table:style-name="ro1">
          <table:table-cell table:formula="of:=IF(ISBLANK([$Dane.A24]);&quot;&quot;;COM.MICROSOFT.CONCAT(CHAR(34);[$Pola.A24];&quot;\n&quot;;[$Pola.B24];&quot;\n&quot;;[$Pola.C24];&quot;\n&quot;;IF(ISBLANK([$Dane.D24]);&quot;&quot;;COM.MICROSOFT.CONCAT([$Pola.D24];&quot;\n&quot;));CHAR(34);&quot;,&quot;))" office:value-type="string" office:string-value="&quot;1 EVEN w katedrze wawelskiej koronowano Kazimierza Wielkiego\n2 TYPE Historia Polski\n2 DATE  25 APR 1333\n&quot;," calcext:value-type="string">
            <text:p>"1 EVEN w katedrze wawelskiej koronowano Kazimierza Wielkiego\n2 TYPE Historia Polski\n2 DATE <text:s/>25 APR 1333\n",</text:p>
          </table:table-cell>
        </table:table-row>
        <table:table-row table:style-name="ro1">
          <table:table-cell table:formula="of:=IF(ISBLANK([$Dane.A25]);&quot;&quot;;COM.MICROSOFT.CONCAT(CHAR(34);[$Pola.A25];&quot;\n&quot;;[$Pola.B25];&quot;\n&quot;;[$Pola.C25];&quot;\n&quot;;IF(ISBLANK([$Dane.D25]);&quot;&quot;;COM.MICROSOFT.CONCAT([$Pola.D25];&quot;\n&quot;));CHAR(34);&quot;,&quot;))" office:value-type="string" office:string-value="&quot;1 EVEN Kazimierz Wielki założył Akademię Krakowską\n2 TYPE Historia Polski\n2 DATE  12 MAY 1364\n&quot;," calcext:value-type="string">
            <text:p>"1 EVEN Kazimierz Wielki założył Akademię Krakowską\n2 TYPE Historia Polski\n2 DATE <text:s/>12 MAY 1364\n",</text:p>
          </table:table-cell>
        </table:table-row>
        <table:table-row table:style-name="ro1">
          <table:table-cell table:formula="of:=IF(ISBLANK([$Dane.A26]);&quot;&quot;;COM.MICROSOFT.CONCAT(CHAR(34);[$Pola.A26];&quot;\n&quot;;[$Pola.B26];&quot;\n&quot;;[$Pola.C26];&quot;\n&quot;;IF(ISBLANK([$Dane.D26]);&quot;&quot;;COM.MICROSOFT.CONCAT([$Pola.D26];&quot;\n&quot;));CHAR(34);&quot;,&quot;))" office:value-type="string" office:string-value="&quot;1 EVEN zmarł Kazimierz Wielki\n2 TYPE Historia Polski\n2 DATE  5 NOV 1370\n&quot;," calcext:value-type="string">
            <text:p>"1 EVEN zmarł Kazimierz Wielki\n2 TYPE Historia Polski\n2 DATE <text:s/>5 NOV 1370\n",</text:p>
          </table:table-cell>
        </table:table-row>
        <table:table-row table:style-name="ro1">
          <table:table-cell table:formula="of:=IF(ISBLANK([$Dane.A27]);&quot;&quot;;COM.MICROSOFT.CONCAT(CHAR(34);[$Pola.A27];&quot;\n&quot;;[$Pola.B27];&quot;\n&quot;;[$Pola.C27];&quot;\n&quot;;IF(ISBLANK([$Dane.D27]);&quot;&quot;;COM.MICROSOFT.CONCAT([$Pola.D27];&quot;\n&quot;));CHAR(34);&quot;,&quot;))" office:value-type="string" office:string-value="&quot;1 EVEN koronowano Ludwika Węgierskiego\n2 TYPE Historia Polski\n2 DATE  17 NOV 1370\n&quot;," calcext:value-type="string">
            <text:p>"1 EVEN koronowano Ludwika Węgierskiego\n2 TYPE Historia Polski\n2 DATE <text:s/>17 NOV 1370\n",</text:p>
          </table:table-cell>
        </table:table-row>
        <table:table-row table:style-name="ro1">
          <table:table-cell table:formula="of:=IF(ISBLANK([$Dane.A28]);&quot;&quot;;COM.MICROSOFT.CONCAT(CHAR(34);[$Pola.A28];&quot;\n&quot;;[$Pola.B28];&quot;\n&quot;;[$Pola.C28];&quot;\n&quot;;IF(ISBLANK([$Dane.D28]);&quot;&quot;;COM.MICROSOFT.CONCAT([$Pola.D28];&quot;\n&quot;));CHAR(34);&quot;,&quot;))" office:value-type="string" office:string-value="&quot;1 EVEN zmarł Ludwik Węgierski\n2 TYPE Historia Polski\n2 DATE  1382\n&quot;," calcext:value-type="string">
            <text:p>"1 EVEN zmarł Ludwik Węgierski\n2 TYPE Historia Polski\n2 DATE <text:s/>1382\n",</text:p>
          </table:table-cell>
        </table:table-row>
        <table:table-row table:style-name="ro1">
          <table:table-cell table:formula="of:=IF(ISBLANK([$Dane.A29]);&quot;&quot;;COM.MICROSOFT.CONCAT(CHAR(34);[$Pola.A29];&quot;\n&quot;;[$Pola.B29];&quot;\n&quot;;[$Pola.C29];&quot;\n&quot;;IF(ISBLANK([$Dane.D29]);&quot;&quot;;COM.MICROSOFT.CONCAT([$Pola.D29];&quot;\n&quot;));CHAR(34);&quot;,&quot;))" office:value-type="string" office:string-value="&quot;1 EVEN koronowano Jadwigę Andegaweńską\n2 TYPE Historia Polski\n2 DATE  16 OCT 1384\n&quot;," calcext:value-type="string">
            <text:p>"1 EVEN koronowano Jadwigę Andegaweńską\n2 TYPE Historia Polski\n2 DATE <text:s/>16 OCT 1384\n",</text:p>
          </table:table-cell>
        </table:table-row>
        <table:table-row table:style-name="ro1">
          <table:table-cell table:formula="of:=IF(ISBLANK([$Dane.A30]);&quot;&quot;;COM.MICROSOFT.CONCAT(CHAR(34);[$Pola.A30];&quot;\n&quot;;[$Pola.B30];&quot;\n&quot;;[$Pola.C30];&quot;\n&quot;;IF(ISBLANK([$Dane.D30]);&quot;&quot;;COM.MICROSOFT.CONCAT([$Pola.D30];&quot;\n&quot;));CHAR(34);&quot;,&quot;))" office:value-type="string" office:string-value="&quot;1 EVEN Polska z Litwą zawarły unię w Krewie\n2 TYPE Historia Polski\n2 DATE  14 AUG 1385\n&quot;," calcext:value-type="string">
            <text:p>"1 EVEN Polska z Litwą zawarły unię w Krewie\n2 TYPE Historia Polski\n2 DATE <text:s/>14 AUG 1385\n",</text:p>
          </table:table-cell>
        </table:table-row>
        <table:table-row table:style-name="ro1">
          <table:table-cell table:formula="of:=IF(ISBLANK([$Dane.A31]);&quot;&quot;;COM.MICROSOFT.CONCAT(CHAR(34);[$Pola.A31];&quot;\n&quot;;[$Pola.B31];&quot;\n&quot;;[$Pola.C31];&quot;\n&quot;;IF(ISBLANK([$Dane.D31]);&quot;&quot;;COM.MICROSOFT.CONCAT([$Pola.D31];&quot;\n&quot;));CHAR(34);&quot;,&quot;))" office:value-type="string" office:string-value="&quot;1 EVEN koronowano Władysława Jagiełły\n2 TYPE Historia Polski\n2 DATE  15 FEB 1386\n&quot;," calcext:value-type="string">
            <text:p>"1 EVEN koronowano Władysława Jagiełły\n2 TYPE Historia Polski\n2 DATE <text:s/>15 FEB 1386\n",</text:p>
          </table:table-cell>
        </table:table-row>
        <table:table-row table:style-name="ro1">
          <table:table-cell table:formula="of:=IF(ISBLANK([$Dane.A32]);&quot;&quot;;COM.MICROSOFT.CONCAT(CHAR(34);[$Pola.A32];&quot;\n&quot;;[$Pola.B32];&quot;\n&quot;;[$Pola.C32];&quot;\n&quot;;IF(ISBLANK([$Dane.D32]);&quot;&quot;;COM.MICROSOFT.CONCAT([$Pola.D32];&quot;\n&quot;));CHAR(34);&quot;,&quot;))" office:value-type="string" office:string-value="&quot;1 EVEN zmarła Jadwiga Andegaweńska\n2 TYPE Historia Polski\n2 DATE  17 JUL 1399\n&quot;," calcext:value-type="string">
            <text:p>"1 EVEN zmarła Jadwiga Andegaweńska\n2 TYPE Historia Polski\n2 DATE <text:s/>17 JUL 1399\n",</text:p>
          </table:table-cell>
        </table:table-row>
        <table:table-row table:style-name="ro1">
          <table:table-cell table:formula="of:=IF(ISBLANK([$Dane.A33]);&quot;&quot;;COM.MICROSOFT.CONCAT(CHAR(34);[$Pola.A33];&quot;\n&quot;;[$Pola.B33];&quot;\n&quot;;[$Pola.C33];&quot;\n&quot;;IF(ISBLANK([$Dane.D33]);&quot;&quot;;COM.MICROSOFT.CONCAT([$Pola.D33];&quot;\n&quot;));CHAR(34);&quot;,&quot;))" office:value-type="string" office:string-value="&quot;1 EVEN brat Władysława Jagiełły, Witold, został wielki księciem litewskim\n2 TYPE Historia Polski\n2 DATE  1401\n&quot;," calcext:value-type="string">
            <text:p>"1 EVEN brat Władysława Jagiełły, Witold, został wielki księciem litewskim\n2 TYPE Historia Polski\n2 DATE <text:s/>1401\n",</text:p>
          </table:table-cell>
        </table:table-row>
        <table:table-row table:style-name="ro1">
          <table:table-cell table:formula="of:=IF(ISBLANK([$Dane.A34]);&quot;&quot;;COM.MICROSOFT.CONCAT(CHAR(34);[$Pola.A34];&quot;\n&quot;;[$Pola.B34];&quot;\n&quot;;[$Pola.C34];&quot;\n&quot;;IF(ISBLANK([$Dane.D34]);&quot;&quot;;COM.MICROSOFT.CONCAT([$Pola.D34];&quot;\n&quot;));CHAR(34);&quot;,&quot;))" office:value-type="string" office:string-value="&quot;1 EVEN Krzyżacy wkroczyli na Kujawy i ziemię dobrzyńską; początek wielkiej wojny z zakonem krzyżackim\n2 TYPE Historia Polski\n2 DATE  12 AUG 1409\n&quot;," calcext:value-type="string">
            <text:p>"1 EVEN Krzyżacy wkroczyli na Kujawy i ziemię dobrzyńską; początek wielkiej wojny z zakonem krzyżackim\n2 TYPE Historia Polski\n2 DATE <text:s/>12 AUG 1409\n",</text:p>
          </table:table-cell>
        </table:table-row>
        <table:table-row table:style-name="ro1">
          <table:table-cell table:formula="of:=IF(ISBLANK([$Dane.A35]);&quot;&quot;;COM.MICROSOFT.CONCAT(CHAR(34);[$Pola.A35];&quot;\n&quot;;[$Pola.B35];&quot;\n&quot;;[$Pola.C35];&quot;\n&quot;;IF(ISBLANK([$Dane.D35]);&quot;&quot;;COM.MICROSOFT.CONCAT([$Pola.D35];&quot;\n&quot;));CHAR(34);&quot;,&quot;))" office:value-type="string" office:string-value="&quot;1 EVEN bitwa pod Grunwaldem\n2 TYPE Historia Polski\n2 DATE  15 JUL 1410\n&quot;," calcext:value-type="string">
            <text:p>"1 EVEN bitwa pod Grunwaldem\n2 TYPE Historia Polski\n2 DATE <text:s/>15 JUL 1410\n",</text:p>
          </table:table-cell>
        </table:table-row>
        <table:table-row table:style-name="ro1">
          <table:table-cell table:formula="of:=IF(ISBLANK([$Dane.A36]);&quot;&quot;;COM.MICROSOFT.CONCAT(CHAR(34);[$Pola.A36];&quot;\n&quot;;[$Pola.B36];&quot;\n&quot;;[$Pola.C36];&quot;\n&quot;;IF(ISBLANK([$Dane.D36]);&quot;&quot;;COM.MICROSOFT.CONCAT([$Pola.D36];&quot;\n&quot;));CHAR(34);&quot;,&quot;))" office:value-type="string" office:string-value="&quot;1 EVEN w Toruniu zawarto pokój, na mocy którego Krzyżacy oddali Polsce ziemię dobrzyńską oraz Litwie Żmudź\n2 TYPE Historia Polski\n2 DATE  1 FEB 1411\n&quot;," calcext:value-type="string">
            <text:p>"1 EVEN w Toruniu zawarto pokój, na mocy którego Krzyżacy oddali Polsce ziemię dobrzyńską oraz Litwie Żmudź\n2 TYPE Historia Polski\n2 DATE <text:s/>1 FEB 1411\n",</text:p>
          </table:table-cell>
        </table:table-row>
        <table:table-row table:style-name="ro1">
          <table:table-cell table:formula="of:=IF(ISBLANK([$Dane.A37]);&quot;&quot;;COM.MICROSOFT.CONCAT(CHAR(34);[$Pola.A37];&quot;\n&quot;;[$Pola.B37];&quot;\n&quot;;[$Pola.C37];&quot;\n&quot;;IF(ISBLANK([$Dane.D37]);&quot;&quot;;COM.MICROSOFT.CONCAT([$Pola.D37];&quot;\n&quot;));CHAR(34);&quot;,&quot;))" office:value-type="string" office:string-value="&quot;1 EVEN zmarł wielki książę litewski Witold\n2 TYPE Historia Polski\n2 DATE  27 OCT 1430\n&quot;," calcext:value-type="string">
            <text:p>"1 EVEN zmarł wielki książę litewski Witold\n2 TYPE Historia Polski\n2 DATE <text:s/>27 OCT 1430\n",</text:p>
          </table:table-cell>
        </table:table-row>
        <table:table-row table:style-name="ro1">
          <table:table-cell table:formula="of:=IF(ISBLANK([$Dane.A38]);&quot;&quot;;COM.MICROSOFT.CONCAT(CHAR(34);[$Pola.A38];&quot;\n&quot;;[$Pola.B38];&quot;\n&quot;;[$Pola.C38];&quot;\n&quot;;IF(ISBLANK([$Dane.D38]);&quot;&quot;;COM.MICROSOFT.CONCAT([$Pola.D38];&quot;\n&quot;));CHAR(34);&quot;,&quot;))" office:value-type="string" office:string-value="&quot;1 EVEN zmarł Władysław Jagiełło\n2 TYPE Historia Polski\n2 DATE  1 JUN 1434\n&quot;," calcext:value-type="string">
            <text:p>"1 EVEN zmarł Władysław Jagiełło\n2 TYPE Historia Polski\n2 DATE <text:s/>1 JUN 1434\n",</text:p>
          </table:table-cell>
        </table:table-row>
        <table:table-row table:style-name="ro1">
          <table:table-cell table:formula="of:=IF(ISBLANK([$Dane.A39]);&quot;&quot;;COM.MICROSOFT.CONCAT(CHAR(34);[$Pola.A39];&quot;\n&quot;;[$Pola.B39];&quot;\n&quot;;[$Pola.C39];&quot;\n&quot;;IF(ISBLANK([$Dane.D39]);&quot;&quot;;COM.MICROSOFT.CONCAT([$Pola.D39];&quot;\n&quot;));CHAR(34);&quot;,&quot;))" office:value-type="string" office:string-value="&quot;1 EVEN koronowano Władysława III Warneńczyka\n2 TYPE Historia Polski\n2 DATE  25 JUL 1434\n&quot;," calcext:value-type="string">
            <text:p>"1 EVEN koronowano Władysława III Warneńczyka\n2 TYPE Historia Polski\n2 DATE <text:s/>25 JUL 1434\n",</text:p>
          </table:table-cell>
        </table:table-row>
        <table:table-row table:style-name="ro1">
          <table:table-cell table:formula="of:=IF(ISBLANK([$Dane.A40]);&quot;&quot;;COM.MICROSOFT.CONCAT(CHAR(34);[$Pola.A40];&quot;\n&quot;;[$Pola.B40];&quot;\n&quot;;[$Pola.C40];&quot;\n&quot;;IF(ISBLANK([$Dane.D40]);&quot;&quot;;COM.MICROSOFT.CONCAT([$Pola.D40];&quot;\n&quot;));CHAR(34);&quot;,&quot;))" office:value-type="string" office:string-value="&quot;1 EVEN wojska węgierskie przegrały z Turkami pod Warną – podczas bitwy zginął Władysław III\n2 TYPE Historia Polski\n2 DATE  10 NOV 1434\n&quot;," calcext:value-type="string">
            <text:p>"1 EVEN wojska węgierskie przegrały z Turkami pod Warną – podczas bitwy zginął Władysław III\n2 TYPE Historia Polski\n2 DATE <text:s/>10 NOV 1434\n",</text:p>
          </table:table-cell>
        </table:table-row>
        <table:table-row table:style-name="ro1">
          <table:table-cell table:formula="of:=IF(ISBLANK([$Dane.A41]);&quot;&quot;;COM.MICROSOFT.CONCAT(CHAR(34);[$Pola.A41];&quot;\n&quot;;[$Pola.B41];&quot;\n&quot;;[$Pola.C41];&quot;\n&quot;;IF(ISBLANK([$Dane.D41]);&quot;&quot;;COM.MICROSOFT.CONCAT([$Pola.D41];&quot;\n&quot;));CHAR(34);&quot;,&quot;))" office:value-type="string" office:string-value="&quot;1 EVEN królem Polski i Litwy został Kazimierz Jagiellończyk – podczas koronacji zawarto unię personalną obu państw na zasadzie równorzędności\n2 TYPE Historia Polski\n2 DATE  25 JUN 1447\n&quot;," calcext:value-type="string">
            <text:p>"1 EVEN królem Polski i Litwy został Kazimierz Jagiellończyk – podczas koronacji zawarto unię personalną obu państw na zasadzie równorzędności\n2 TYPE Historia Polski\n2 DATE <text:s/>25 JUN 1447\n",</text:p>
          </table:table-cell>
        </table:table-row>
        <table:table-row table:style-name="ro1">
          <table:table-cell table:formula="of:=IF(ISBLANK([$Dane.A42]);&quot;&quot;;COM.MICROSOFT.CONCAT(CHAR(34);[$Pola.A42];&quot;\n&quot;;[$Pola.B42];&quot;\n&quot;;[$Pola.C42];&quot;\n&quot;;IF(ISBLANK([$Dane.D42]);&quot;&quot;;COM.MICROSOFT.CONCAT([$Pola.D42];&quot;\n&quot;));CHAR(34);&quot;,&quot;))" office:value-type="string" office:string-value="&quot;1 EVEN początek wojny trzynastoletniej\n2 TYPE Historia Polski\n2 DATE  1454\n&quot;," calcext:value-type="string">
            <text:p>"1 EVEN początek wojny trzynastoletniej\n2 TYPE Historia Polski\n2 DATE <text:s/>1454\n",</text:p>
          </table:table-cell>
        </table:table-row>
        <table:table-row table:style-name="ro1">
          <table:table-cell table:formula="of:=IF(ISBLANK([$Dane.A43]);&quot;&quot;;COM.MICROSOFT.CONCAT(CHAR(34);[$Pola.A43];&quot;\n&quot;;[$Pola.B43];&quot;\n&quot;;[$Pola.C43];&quot;\n&quot;;IF(ISBLANK([$Dane.D43]);&quot;&quot;;COM.MICROSOFT.CONCAT([$Pola.D43];&quot;\n&quot;));CHAR(34);&quot;,&quot;))" office:value-type="string" office:string-value="&quot;1 EVEN Kazimierz Jagiellończyk inkorporował Prusy do Królestwa Polskiego\n2 TYPE Historia Polski\n2 DATE  6 MAR 1454\n&quot;," calcext:value-type="string">
            <text:p>"1 EVEN Kazimierz Jagiellończyk inkorporował Prusy do Królestwa Polskiego\n2 TYPE Historia Polski\n2 DATE <text:s/>6 MAR 1454\n",</text:p>
          </table:table-cell>
        </table:table-row>
        <table:table-row table:style-name="ro1">
          <table:table-cell table:formula="of:=IF(ISBLANK([$Dane.A44]);&quot;&quot;;COM.MICROSOFT.CONCAT(CHAR(34);[$Pola.A44];&quot;\n&quot;;[$Pola.B44];&quot;\n&quot;;[$Pola.C44];&quot;\n&quot;;IF(ISBLANK([$Dane.D44]);&quot;&quot;;COM.MICROSOFT.CONCAT([$Pola.D44];&quot;\n&quot;));CHAR(34);&quot;,&quot;))" office:value-type="string" office:string-value="&quot;1 EVEN na mocy II pokoju toruńskiego zakończono wojnę trzynastoletnią\n2 TYPE Historia Polski\n2 DATE  19 OCT 1466\n&quot;," calcext:value-type="string">
            <text:p>"1 EVEN na mocy II pokoju toruńskiego zakończono wojnę trzynastoletnią\n2 TYPE Historia Polski\n2 DATE <text:s/>19 OCT 1466\n",</text:p>
          </table:table-cell>
        </table:table-row>
        <table:table-row table:style-name="ro1">
          <table:table-cell table:formula="of:=IF(ISBLANK([$Dane.A45]);&quot;&quot;;COM.MICROSOFT.CONCAT(CHAR(34);[$Pola.A45];&quot;\n&quot;;[$Pola.B45];&quot;\n&quot;;[$Pola.C45];&quot;\n&quot;;IF(ISBLANK([$Dane.D45]);&quot;&quot;;COM.MICROSOFT.CONCAT([$Pola.D45];&quot;\n&quot;));CHAR(34);&quot;,&quot;))" office:value-type="string" office:string-value="&quot;1 EVEN urodził się Mikołaj Kopernik\n2 TYPE Historia Polski\n2 DATE  19 FEB 1473\n&quot;," calcext:value-type="string">
            <text:p>"1 EVEN urodził się Mikołaj Kopernik\n2 TYPE Historia Polski\n2 DATE <text:s/>19 FEB 1473\n",</text:p>
          </table:table-cell>
        </table:table-row>
        <table:table-row table:style-name="ro1">
          <table:table-cell table:formula="of:=IF(ISBLANK([$Dane.A46]);&quot;&quot;;COM.MICROSOFT.CONCAT(CHAR(34);[$Pola.A46];&quot;\n&quot;;[$Pola.B46];&quot;\n&quot;;[$Pola.C46];&quot;\n&quot;;IF(ISBLANK([$Dane.D46]);&quot;&quot;;COM.MICROSOFT.CONCAT([$Pola.D46];&quot;\n&quot;));CHAR(34);&quot;,&quot;))" office:value-type="string" office:string-value="&quot;1 EVEN początek panowania Jana Olbrachta; zerwano unię personalną pomiędzy Polską a Litwą w wyniku obsadzenia syna Kazimierza Jagiellończyka, Aleksandra, na wielkiego księcia litewskiego\n2 TYPE Historia Polski\n2 DATE  1492\n&quot;," calcext:value-type="string">
            <text:p>"1 EVEN początek panowania Jana Olbrachta; zerwano unię personalną pomiędzy Polską a Litwą w wyniku obsadzenia syna Kazimierza Jagiellończyka, Aleksandra, na wielkiego księcia litewskiego\n2 TYPE Historia Polski\n2 DATE <text:s/>1492\n",</text:p>
          </table:table-cell>
        </table:table-row>
        <table:table-row table:style-name="ro1">
          <table:table-cell table:formula="of:=IF(ISBLANK([$Dane.A47]);&quot;&quot;;COM.MICROSOFT.CONCAT(CHAR(34);[$Pola.A47];&quot;\n&quot;;[$Pola.B47];&quot;\n&quot;;[$Pola.C47];&quot;\n&quot;;IF(ISBLANK([$Dane.D47]);&quot;&quot;;COM.MICROSOFT.CONCAT([$Pola.D47];&quot;\n&quot;));CHAR(34);&quot;,&quot;))" office:value-type="string" office:string-value="&quot;1 EVEN zmarł Jan Olbracht\n2 TYPE Historia Polski\n2 DATE  17 JUN 1501\n&quot;," calcext:value-type="string">
            <text:p>"1 EVEN zmarł Jan Olbracht\n2 TYPE Historia Polski\n2 DATE <text:s/>17 JUN 1501\n",</text:p>
          </table:table-cell>
        </table:table-row>
        <table:table-row table:style-name="ro1">
          <table:table-cell table:formula="of:=IF(ISBLANK([$Dane.A48]);&quot;&quot;;COM.MICROSOFT.CONCAT(CHAR(34);[$Pola.A48];&quot;\n&quot;;[$Pola.B48];&quot;\n&quot;;[$Pola.C48];&quot;\n&quot;;IF(ISBLANK([$Dane.D48]);&quot;&quot;;COM.MICROSOFT.CONCAT([$Pola.D48];&quot;\n&quot;));CHAR(34);&quot;,&quot;))" office:value-type="string" office:string-value="&quot;1 EVEN Aleksander Jagiellończyk został koronowany\n2 TYPE Historia Polski\n2 DATE  12 DEC 1501\n&quot;," calcext:value-type="string">
            <text:p>"1 EVEN Aleksander Jagiellończyk został koronowany\n2 TYPE Historia Polski\n2 DATE <text:s/>12 DEC 1501\n",</text:p>
          </table:table-cell>
        </table:table-row>
        <table:table-row table:style-name="ro1">
          <table:table-cell table:formula="of:=IF(ISBLANK([$Dane.A49]);&quot;&quot;;COM.MICROSOFT.CONCAT(CHAR(34);[$Pola.A49];&quot;\n&quot;;[$Pola.B49];&quot;\n&quot;;[$Pola.C49];&quot;\n&quot;;IF(ISBLANK([$Dane.D49]);&quot;&quot;;COM.MICROSOFT.CONCAT([$Pola.D49];&quot;\n&quot;));CHAR(34);&quot;,&quot;))" office:value-type="string" office:string-value="&quot;1 EVEN zmarł Aleksander Jagiellończyk\n2 TYPE Historia Polski\n2 DATE  1506\n&quot;," calcext:value-type="string">
            <text:p>"1 EVEN zmarł Aleksander Jagiellończyk\n2 TYPE Historia Polski\n2 DATE <text:s/>1506\n",</text:p>
          </table:table-cell>
        </table:table-row>
        <table:table-row table:style-name="ro1">
          <table:table-cell table:formula="of:=IF(ISBLANK([$Dane.A50]);&quot;&quot;;COM.MICROSOFT.CONCAT(CHAR(34);[$Pola.A50];&quot;\n&quot;;[$Pola.B50];&quot;\n&quot;;[$Pola.C50];&quot;\n&quot;;IF(ISBLANK([$Dane.D50]);&quot;&quot;;COM.MICROSOFT.CONCAT([$Pola.D50];&quot;\n&quot;));CHAR(34);&quot;,&quot;))" office:value-type="string" office:string-value="&quot;1 EVEN sejm zebrany w Piotrkowie wybrał Zygmunta Starego na króla polski i wielkiego księcia litewskiego\n2 TYPE Historia Polski\n2 DATE  8 DEC 1506\n&quot;," calcext:value-type="string">
            <text:p>"1 EVEN sejm zebrany w Piotrkowie wybrał Zygmunta Starego na króla polski i wielkiego księcia litewskiego\n2 TYPE Historia Polski\n2 DATE <text:s/>8 DEC 1506\n",</text:p>
          </table:table-cell>
        </table:table-row>
        <table:table-row table:style-name="ro1">
          <table:table-cell table:formula="of:=IF(ISBLANK([$Dane.A51]);&quot;&quot;;COM.MICROSOFT.CONCAT(CHAR(34);[$Pola.A51];&quot;\n&quot;;[$Pola.B51];&quot;\n&quot;;[$Pola.C51];&quot;\n&quot;;IF(ISBLANK([$Dane.D51]);&quot;&quot;;COM.MICROSOFT.CONCAT([$Pola.D51];&quot;\n&quot;));CHAR(34);&quot;,&quot;))" office:value-type="string" office:string-value="&quot;1 EVEN koronowano Zygmunta Starego\n2 TYPE Historia Polski\n2 DATE  24 JAN 1507\n&quot;," calcext:value-type="string">
            <text:p>"1 EVEN koronowano Zygmunta Starego\n2 TYPE Historia Polski\n2 DATE <text:s/>24 JAN 1507\n",</text:p>
          </table:table-cell>
        </table:table-row>
        <table:table-row table:style-name="ro1">
          <table:table-cell table:formula="of:=IF(ISBLANK([$Dane.A52]);&quot;&quot;;COM.MICROSOFT.CONCAT(CHAR(34);[$Pola.A52];&quot;\n&quot;;[$Pola.B52];&quot;\n&quot;;[$Pola.C52];&quot;\n&quot;;IF(ISBLANK([$Dane.D52]);&quot;&quot;;COM.MICROSOFT.CONCAT([$Pola.D52];&quot;\n&quot;));CHAR(34);&quot;,&quot;))" office:value-type="string" office:string-value="&quot;1 EVEN ślub Zygmunta Starego z Boną Sforzą\n2 TYPE Historia Polski\n2 DATE  18 APR 1518\n&quot;," calcext:value-type="string">
            <text:p>"1 EVEN ślub Zygmunta Starego z Boną Sforzą\n2 TYPE Historia Polski\n2 DATE <text:s/>18 APR 1518\n",</text:p>
          </table:table-cell>
        </table:table-row>
        <table:table-row table:style-name="ro1">
          <table:table-cell table:formula="of:=IF(ISBLANK([$Dane.A53]);&quot;&quot;;COM.MICROSOFT.CONCAT(CHAR(34);[$Pola.A53];&quot;\n&quot;;[$Pola.B53];&quot;\n&quot;;[$Pola.C53];&quot;\n&quot;;IF(ISBLANK([$Dane.D53]);&quot;&quot;;COM.MICROSOFT.CONCAT([$Pola.D53];&quot;\n&quot;));CHAR(34);&quot;,&quot;))" office:value-type="string" office:string-value="&quot;1 EVEN Albrecht Hohenzollern złożył w Krakowie hołd lenny Zygmuntowi Staremu\n2 TYPE Historia Polski\n2 DATE  10 APR 1525\n&quot;," calcext:value-type="string">
            <text:p>"1 EVEN Albrecht Hohenzollern złożył w Krakowie hołd lenny Zygmuntowi Staremu\n2 TYPE Historia Polski\n2 DATE <text:s/>10 APR 1525\n",</text:p>
          </table:table-cell>
        </table:table-row>
        <table:table-row table:style-name="ro1">
          <table:table-cell table:formula="of:=IF(ISBLANK([$Dane.A54]);&quot;&quot;;COM.MICROSOFT.CONCAT(CHAR(34);[$Pola.A54];&quot;\n&quot;;[$Pola.B54];&quot;\n&quot;;[$Pola.C54];&quot;\n&quot;;IF(ISBLANK([$Dane.D54]);&quot;&quot;;COM.MICROSOFT.CONCAT([$Pola.D54];&quot;\n&quot;));CHAR(34);&quot;,&quot;))" office:value-type="string" office:string-value="&quot;1 EVEN na mocy vivente rege koronowano Zygmunta Augusta\n2 TYPE Historia Polski\n2 DATE  18 DEC 1530\n&quot;," calcext:value-type="string">
            <text:p>"1 EVEN na mocy vivente rege koronowano Zygmunta Augusta\n2 TYPE Historia Polski\n2 DATE <text:s/>18 DEC 1530\n",</text:p>
          </table:table-cell>
        </table:table-row>
        <table:table-row table:style-name="ro1">
          <table:table-cell table:formula="of:=IF(ISBLANK([$Dane.A55]);&quot;&quot;;COM.MICROSOFT.CONCAT(CHAR(34);[$Pola.A55];&quot;\n&quot;;[$Pola.B55];&quot;\n&quot;;[$Pola.C55];&quot;\n&quot;;IF(ISBLANK([$Dane.D55]);&quot;&quot;;COM.MICROSOFT.CONCAT([$Pola.D55];&quot;\n&quot;));CHAR(34);&quot;,&quot;))" office:value-type="string" office:string-value="&quot;1 EVEN Mikołaj Kopernik wydał traktat O obrotach ciał niebieskich, w którym udowodnił, że Ziemia kręci się wokół Słońca\n2 TYPE Historia Polski\n2 DATE  1543\n&quot;," calcext:value-type="string">
            <text:p>"1 EVEN Mikołaj Kopernik wydał traktat O obrotach ciał niebieskich, w którym udowodnił, że Ziemia kręci się wokół Słońca\n2 TYPE Historia Polski\n2 DATE <text:s/>1543\n",</text:p>
          </table:table-cell>
        </table:table-row>
        <table:table-row table:style-name="ro1">
          <table:table-cell table:formula="of:=IF(ISBLANK([$Dane.A56]);&quot;&quot;;COM.MICROSOFT.CONCAT(CHAR(34);[$Pola.A56];&quot;\n&quot;;[$Pola.B56];&quot;\n&quot;;[$Pola.C56];&quot;\n&quot;;IF(ISBLANK([$Dane.D56]);&quot;&quot;;COM.MICROSOFT.CONCAT([$Pola.D56];&quot;\n&quot;));CHAR(34);&quot;,&quot;))" office:value-type="string" office:string-value="&quot;1 EVEN zmarł Zygmunt Stary\n2 TYPE Historia Polski\n2 DATE  1 APR 1548\n&quot;," calcext:value-type="string">
            <text:p>"1 EVEN zmarł Zygmunt Stary\n2 TYPE Historia Polski\n2 DATE <text:s/>1 APR 1548\n",</text:p>
          </table:table-cell>
        </table:table-row>
        <table:table-row table:style-name="ro1">
          <table:table-cell table:formula="of:=IF(ISBLANK([$Dane.A57]);&quot;&quot;;COM.MICROSOFT.CONCAT(CHAR(34);[$Pola.A57];&quot;\n&quot;;[$Pola.B57];&quot;\n&quot;;[$Pola.C57];&quot;\n&quot;;IF(ISBLANK([$Dane.D57]);&quot;&quot;;COM.MICROSOFT.CONCAT([$Pola.D57];&quot;\n&quot;));CHAR(34);&quot;,&quot;))" office:value-type="string" office:string-value="&quot;1 EVEN Barbara Radziwiłłówna została koronowana\n2 TYPE Historia Polski\n2 DATE  1550\n&quot;," calcext:value-type="string">
            <text:p>"1 EVEN Barbara Radziwiłłówna została koronowana\n2 TYPE Historia Polski\n2 DATE <text:s/>1550\n",</text:p>
          </table:table-cell>
        </table:table-row>
        <table:table-row table:style-name="ro1">
          <table:table-cell table:formula="of:=IF(ISBLANK([$Dane.A58]);&quot;&quot;;COM.MICROSOFT.CONCAT(CHAR(34);[$Pola.A58];&quot;\n&quot;;[$Pola.B58];&quot;\n&quot;;[$Pola.C58];&quot;\n&quot;;IF(ISBLANK([$Dane.D58]);&quot;&quot;;COM.MICROSOFT.CONCAT([$Pola.D58];&quot;\n&quot;));CHAR(34);&quot;,&quot;))" office:value-type="string" office:string-value="&quot;1 EVEN zmarła Barbara Radziwiłłówna\n2 TYPE Historia Polski\n2 DATE  8 MAY 1551\n&quot;," calcext:value-type="string">
            <text:p>"1 EVEN zmarła Barbara Radziwiłłówna\n2 TYPE Historia Polski\n2 DATE <text:s/>8 MAY 1551\n",</text:p>
          </table:table-cell>
        </table:table-row>
        <table:table-row table:style-name="ro1">
          <table:table-cell table:formula="of:=IF(ISBLANK([$Dane.A59]);&quot;&quot;;COM.MICROSOFT.CONCAT(CHAR(34);[$Pola.A59];&quot;\n&quot;;[$Pola.B59];&quot;\n&quot;;[$Pola.C59];&quot;\n&quot;;IF(ISBLANK([$Dane.D59]);&quot;&quot;;COM.MICROSOFT.CONCAT([$Pola.D59];&quot;\n&quot;));CHAR(34);&quot;,&quot;))" office:value-type="string" office:string-value="&quot;1 EVEN mistrz zakonu inflanckiego Gothard Kettler sekularyzował Inflanty i przekazał je Polsce i Litwie\n2 TYPE Historia Polski\n2 DATE  1561\n&quot;," calcext:value-type="string">
            <text:p>"1 EVEN mistrz zakonu inflanckiego Gothard Kettler sekularyzował Inflanty i przekazał je Polsce i Litwie\n2 TYPE Historia Polski\n2 DATE <text:s/>1561\n",</text:p>
          </table:table-cell>
        </table:table-row>
        <table:table-row table:style-name="ro1">
          <table:table-cell table:formula="of:=IF(ISBLANK([$Dane.A60]);&quot;&quot;;COM.MICROSOFT.CONCAT(CHAR(34);[$Pola.A60];&quot;\n&quot;;[$Pola.B60];&quot;\n&quot;;[$Pola.C60];&quot;\n&quot;;IF(ISBLANK([$Dane.D60]);&quot;&quot;;COM.MICROSOFT.CONCAT([$Pola.D60];&quot;\n&quot;));CHAR(34);&quot;,&quot;))" office:value-type="string" office:string-value="&quot;1 EVEN Polska i Litwa zawarły unię lubelską, na mocy którego oba państwa połączyły się w jeden kraj\n2 TYPE Historia Polski\n2 DATE  1 JUL 1569\n&quot;," calcext:value-type="string">
            <text:p>"1 EVEN Polska i Litwa zawarły unię lubelską, na mocy którego oba państwa połączyły się w jeden kraj\n2 TYPE Historia Polski\n2 DATE <text:s/>1 JUL 1569\n",</text:p>
          </table:table-cell>
        </table:table-row>
        <table:table-row table:style-name="ro1">
          <table:table-cell table:formula="of:=IF(ISBLANK([$Dane.A61]);&quot;&quot;;COM.MICROSOFT.CONCAT(CHAR(34);[$Pola.A61];&quot;\n&quot;;[$Pola.B61];&quot;\n&quot;;[$Pola.C61];&quot;\n&quot;;IF(ISBLANK([$Dane.D61]);&quot;&quot;;COM.MICROSOFT.CONCAT([$Pola.D61];&quot;\n&quot;));CHAR(34);&quot;,&quot;))" office:value-type="string" office:string-value="&quot;1 EVEN zmarł Zygmunt August – koniec dynastii Jagiellonów\n2 TYPE Historia Polski\n2 DATE  7 JUL 1572\n&quot;," calcext:value-type="string">
            <text:p>"1 EVEN zmarł Zygmunt August – koniec dynastii Jagiellonów\n2 TYPE Historia Polski\n2 DATE <text:s/>7 JUL 1572\n",</text:p>
          </table:table-cell>
        </table:table-row>
        <table:table-row table:style-name="ro1">
          <table:table-cell table:formula="of:=IF(ISBLANK([$Dane.A62]);&quot;&quot;;COM.MICROSOFT.CONCAT(CHAR(34);[$Pola.A62];&quot;\n&quot;;[$Pola.B62];&quot;\n&quot;;[$Pola.C62];&quot;\n&quot;;IF(ISBLANK([$Dane.D62]);&quot;&quot;;COM.MICROSOFT.CONCAT([$Pola.D62];&quot;\n&quot;));CHAR(34);&quot;,&quot;))" office:value-type="string" office:string-value="&quot;1 EVEN koronowano Henryka Walezego\n2 TYPE Historia Polski\n2 DATE  21 FEB 1574\n&quot;," calcext:value-type="string">
            <text:p>"1 EVEN koronowano Henryka Walezego\n2 TYPE Historia Polski\n2 DATE <text:s/>21 FEB 1574\n",</text:p>
          </table:table-cell>
        </table:table-row>
        <table:table-row table:style-name="ro1">
          <table:table-cell table:formula="of:=IF(ISBLANK([$Dane.A63]);&quot;&quot;;COM.MICROSOFT.CONCAT(CHAR(34);[$Pola.A63];&quot;\n&quot;;[$Pola.B63];&quot;\n&quot;;[$Pola.C63];&quot;\n&quot;;IF(ISBLANK([$Dane.D63]);&quot;&quot;;COM.MICROSOFT.CONCAT([$Pola.D63];&quot;\n&quot;));CHAR(34);&quot;,&quot;))" office:value-type="string" office:string-value="&quot;1 EVEN Stefan Batory ożenił się z Anną Jagiellonką i został koronowany na króla Polski\n2 TYPE Historia Polski\n2 DATE  1 MAY 1576\n&quot;," calcext:value-type="string">
            <text:p>"1 EVEN Stefan Batory ożenił się z Anną Jagiellonką i został koronowany na króla Polski\n2 TYPE Historia Polski\n2 DATE <text:s/>1 MAY 1576\n",</text:p>
          </table:table-cell>
        </table:table-row>
        <table:table-row table:style-name="ro1">
          <table:table-cell table:formula="of:=IF(ISBLANK([$Dane.A64]);&quot;&quot;;COM.MICROSOFT.CONCAT(CHAR(34);[$Pola.A64];&quot;\n&quot;;[$Pola.B64];&quot;\n&quot;;[$Pola.C64];&quot;\n&quot;;IF(ISBLANK([$Dane.D64]);&quot;&quot;;COM.MICROSOFT.CONCAT([$Pola.D64];&quot;\n&quot;));CHAR(34);&quot;,&quot;))" office:value-type="string" office:string-value="&quot;1 EVEN w Grodnie zmarł Stefan Batory\n2 TYPE Historia Polski\n2 DATE  12 DEC 1586\n&quot;," calcext:value-type="string">
            <text:p>"1 EVEN w Grodnie zmarł Stefan Batory\n2 TYPE Historia Polski\n2 DATE <text:s/>12 DEC 1586\n",</text:p>
          </table:table-cell>
        </table:table-row>
        <table:table-row table:style-name="ro1">
          <table:table-cell table:formula="of:=IF(ISBLANK([$Dane.A65]);&quot;&quot;;COM.MICROSOFT.CONCAT(CHAR(34);[$Pola.A65];&quot;\n&quot;;[$Pola.B65];&quot;\n&quot;;[$Pola.C65];&quot;\n&quot;;IF(ISBLANK([$Dane.D65]);&quot;&quot;;COM.MICROSOFT.CONCAT([$Pola.D65];&quot;\n&quot;));CHAR(34);&quot;,&quot;))" office:value-type="string" office:string-value="&quot;1 EVEN koronowano Zygmunta Wazę\n2 TYPE Historia Polski\n2 DATE  27 DEC 1587\n&quot;," calcext:value-type="string">
            <text:p>"1 EVEN koronowano Zygmunta Wazę\n2 TYPE Historia Polski\n2 DATE <text:s/>27 DEC 1587\n",</text:p>
          </table:table-cell>
        </table:table-row>
        <table:table-row table:style-name="ro1">
          <table:table-cell table:formula="of:=IF(ISBLANK([$Dane.A66]);&quot;&quot;;COM.MICROSOFT.CONCAT(CHAR(34);[$Pola.A66];&quot;\n&quot;;[$Pola.B66];&quot;\n&quot;;[$Pola.C66];&quot;\n&quot;;IF(ISBLANK([$Dane.D66]);&quot;&quot;;COM.MICROSOFT.CONCAT([$Pola.D66];&quot;\n&quot;));CHAR(34);&quot;,&quot;))" office:value-type="string" office:string-value="&quot;1 EVEN Polska inkorporowała Estonię\n2 TYPE Historia Polski\n2 DATE  12 MAR 1600\n&quot;," calcext:value-type="string">
            <text:p>"1 EVEN Polska inkorporowała Estonię\n2 TYPE Historia Polski\n2 DATE <text:s/>12 MAR 1600\n",</text:p>
          </table:table-cell>
        </table:table-row>
        <table:table-row table:style-name="ro1">
          <table:table-cell table:formula="of:=IF(ISBLANK([$Dane.A67]);&quot;&quot;;COM.MICROSOFT.CONCAT(CHAR(34);[$Pola.A67];&quot;\n&quot;;[$Pola.B67];&quot;\n&quot;;[$Pola.C67];&quot;\n&quot;;IF(ISBLANK([$Dane.D67]);&quot;&quot;;COM.MICROSOFT.CONCAT([$Pola.D67];&quot;\n&quot;));CHAR(34);&quot;,&quot;))" office:value-type="string" office:string-value="&quot;1 EVEN pod Kircholmem wojska hetmana polnego litewskiego Jana Chodkiewicza pokonały trzykrotnie silniejszą armię szwedzką\n2 TYPE Historia Polski\n2 DATE  27 SEP 1605\n&quot;," calcext:value-type="string">
            <text:p>"1 EVEN pod Kircholmem wojska hetmana polnego litewskiego Jana Chodkiewicza pokonały trzykrotnie silniejszą armię szwedzką\n2 TYPE Historia Polski\n2 DATE <text:s/>27 SEP 1605\n",</text:p>
          </table:table-cell>
        </table:table-row>
        <table:table-row table:style-name="ro1">
          <table:table-cell table:formula="of:=IF(ISBLANK([$Dane.A68]);&quot;&quot;;COM.MICROSOFT.CONCAT(CHAR(34);[$Pola.A68];&quot;\n&quot;;[$Pola.B68];&quot;\n&quot;;[$Pola.C68];&quot;\n&quot;;IF(ISBLANK([$Dane.D68]);&quot;&quot;;COM.MICROSOFT.CONCAT([$Pola.D68];&quot;\n&quot;));CHAR(34);&quot;,&quot;))" office:value-type="string" office:string-value="&quot;1 EVEN Zygmunt III Waza przeniósł siedzibę królestwa z Krakowa do Warszawy\n2 TYPE Historia Polski\n2 DATE  28 MAY 1609\n&quot;," calcext:value-type="string">
            <text:p>"1 EVEN Zygmunt III Waza przeniósł siedzibę królestwa z Krakowa do Warszawy\n2 TYPE Historia Polski\n2 DATE <text:s/>28 MAY 1609\n",</text:p>
          </table:table-cell>
        </table:table-row>
        <table:table-row table:style-name="ro1">
          <table:table-cell table:formula="of:=IF(ISBLANK([$Dane.A69]);&quot;&quot;;COM.MICROSOFT.CONCAT(CHAR(34);[$Pola.A69];&quot;\n&quot;;[$Pola.B69];&quot;\n&quot;;[$Pola.C69];&quot;\n&quot;;IF(ISBLANK([$Dane.D69]);&quot;&quot;;COM.MICROSOFT.CONCAT([$Pola.D69];&quot;\n&quot;));CHAR(34);&quot;,&quot;))" office:value-type="string" office:string-value="&quot;1 EVEN Polska pokonała flotę szwedzką pod Oliw\n2 TYPE Historia Polski\n2 DATE  28 NOV 1627\n&quot;," calcext:value-type="string">
            <text:p>"1 EVEN Polska pokonała flotę szwedzką pod Oliw\n2 TYPE Historia Polski\n2 DATE <text:s/>28 NOV 1627\n",</text:p>
          </table:table-cell>
        </table:table-row>
        <table:table-row table:style-name="ro1">
          <table:table-cell table:formula="of:=IF(ISBLANK([$Dane.A70]);&quot;&quot;;COM.MICROSOFT.CONCAT(CHAR(34);[$Pola.A70];&quot;\n&quot;;[$Pola.B70];&quot;\n&quot;;[$Pola.C70];&quot;\n&quot;;IF(ISBLANK([$Dane.D70]);&quot;&quot;;COM.MICROSOFT.CONCAT([$Pola.D70];&quot;\n&quot;));CHAR(34);&quot;,&quot;))" office:value-type="string" office:string-value="&quot;1 EVEN zmarł Zygmunt III Waza\n2 TYPE Historia Polski\n2 DATE  30 APR 1632\n&quot;," calcext:value-type="string">
            <text:p>"1 EVEN zmarł Zygmunt III Waza\n2 TYPE Historia Polski\n2 DATE <text:s/>30 APR 1632\n",</text:p>
          </table:table-cell>
        </table:table-row>
        <table:table-row table:style-name="ro1">
          <table:table-cell table:formula="of:=IF(ISBLANK([$Dane.A71]);&quot;&quot;;COM.MICROSOFT.CONCAT(CHAR(34);[$Pola.A71];&quot;\n&quot;;[$Pola.B71];&quot;\n&quot;;[$Pola.C71];&quot;\n&quot;;IF(ISBLANK([$Dane.D71]);&quot;&quot;;COM.MICROSOFT.CONCAT([$Pola.D71];&quot;\n&quot;));CHAR(34);&quot;,&quot;))" office:value-type="string" office:string-value="&quot;1 EVEN Władysław IV został wybrany na króla Polski\n2 TYPE Historia Polski\n2 DATE  8 NOV 1632\n&quot;," calcext:value-type="string">
            <text:p>"1 EVEN Władysław IV został wybrany na króla Polski\n2 TYPE Historia Polski\n2 DATE <text:s/>8 NOV 1632\n",</text:p>
          </table:table-cell>
        </table:table-row>
        <table:table-row table:style-name="ro1">
          <table:table-cell table:formula="of:=IF(ISBLANK([$Dane.A72]);&quot;&quot;;COM.MICROSOFT.CONCAT(CHAR(34);[$Pola.A72];&quot;\n&quot;;[$Pola.B72];&quot;\n&quot;;[$Pola.C72];&quot;\n&quot;;IF(ISBLANK([$Dane.D72]);&quot;&quot;;COM.MICROSOFT.CONCAT([$Pola.D72];&quot;\n&quot;));CHAR(34);&quot;,&quot;))" office:value-type="string" office:string-value="&quot;1 EVEN odsłonięto kolumnę Zygmunta III Wazy\n2 TYPE Historia Polski\n2 DATE  1644\n&quot;," calcext:value-type="string">
            <text:p>"1 EVEN odsłonięto kolumnę Zygmunta III Wazy\n2 TYPE Historia Polski\n2 DATE <text:s/>1644\n",</text:p>
          </table:table-cell>
        </table:table-row>
        <table:table-row table:style-name="ro1">
          <table:table-cell table:formula="of:=IF(ISBLANK([$Dane.A73]);&quot;&quot;;COM.MICROSOFT.CONCAT(CHAR(34);[$Pola.A73];&quot;\n&quot;;[$Pola.B73];&quot;\n&quot;;[$Pola.C73];&quot;\n&quot;;IF(ISBLANK([$Dane.D73]);&quot;&quot;;COM.MICROSOFT.CONCAT([$Pola.D73];&quot;\n&quot;));CHAR(34);&quot;,&quot;))" office:value-type="string" office:string-value="&quot;1 EVEN zmarł Władysław IV Waza\n2 TYPE Historia Polski\n2 DATE  20 MAY 1648\n&quot;," calcext:value-type="string">
            <text:p>"1 EVEN zmarł Władysław IV Waza\n2 TYPE Historia Polski\n2 DATE <text:s/>20 MAY 1648\n",</text:p>
          </table:table-cell>
        </table:table-row>
        <table:table-row table:style-name="ro1">
          <table:table-cell table:formula="of:=IF(ISBLANK([$Dane.A74]);&quot;&quot;;COM.MICROSOFT.CONCAT(CHAR(34);[$Pola.A74];&quot;\n&quot;;[$Pola.B74];&quot;\n&quot;;[$Pola.C74];&quot;\n&quot;;IF(ISBLANK([$Dane.D74]);&quot;&quot;;COM.MICROSOFT.CONCAT([$Pola.D74];&quot;\n&quot;));CHAR(34);&quot;,&quot;))" office:value-type="string" office:string-value="&quot;1 EVEN wybuchło powstanie Chmielnickiego na Ukrainie\n2 TYPE Historia Polski\n2 DATE  1648\n&quot;," calcext:value-type="string">
            <text:p>"1 EVEN wybuchło powstanie Chmielnickiego na Ukrainie\n2 TYPE Historia Polski\n2 DATE <text:s/>1648\n",</text:p>
          </table:table-cell>
        </table:table-row>
        <table:table-row table:style-name="ro1">
          <table:table-cell table:formula="of:=IF(ISBLANK([$Dane.A75]);&quot;&quot;;COM.MICROSOFT.CONCAT(CHAR(34);[$Pola.A75];&quot;\n&quot;;[$Pola.B75];&quot;\n&quot;;[$Pola.C75];&quot;\n&quot;;IF(ISBLANK([$Dane.D75]);&quot;&quot;;COM.MICROSOFT.CONCAT([$Pola.D75];&quot;\n&quot;));CHAR(34);&quot;,&quot;))" office:value-type="string" office:string-value="&quot;1 EVEN elekcja Jana Kazimierza na króla polskiego\n2 TYPE Historia Polski\n2 DATE  20 NOV 1648\n&quot;," calcext:value-type="string">
            <text:p>"1 EVEN elekcja Jana Kazimierza na króla polskiego\n2 TYPE Historia Polski\n2 DATE <text:s/>20 NOV 1648\n",</text:p>
          </table:table-cell>
        </table:table-row>
        <table:table-row table:style-name="ro1">
          <table:table-cell table:formula="of:=IF(ISBLANK([$Dane.A76]);&quot;&quot;;COM.MICROSOFT.CONCAT(CHAR(34);[$Pola.A76];&quot;\n&quot;;[$Pola.B76];&quot;\n&quot;;[$Pola.C76];&quot;\n&quot;;IF(ISBLANK([$Dane.D76]);&quot;&quot;;COM.MICROSOFT.CONCAT([$Pola.D76];&quot;\n&quot;));CHAR(34);&quot;,&quot;))" office:value-type="string" office:string-value="&quot;1 EVEN król Karol X wypowiedział wojnę Rzeczypospolitej – początek potopu szwedzkiego\n2 TYPE Historia Polski\n2 DATE  19 JUL 1655\n&quot;," calcext:value-type="string">
            <text:p>"1 EVEN król Karol X wypowiedział wojnę Rzeczypospolitej – początek potopu szwedzkiego\n2 TYPE Historia Polski\n2 DATE <text:s/>19 JUL 1655\n",</text:p>
          </table:table-cell>
        </table:table-row>
        <table:table-row table:style-name="ro1">
          <table:table-cell table:formula="of:=IF(ISBLANK([$Dane.A77]);&quot;&quot;;COM.MICROSOFT.CONCAT(CHAR(34);[$Pola.A77];&quot;\n&quot;;[$Pola.B77];&quot;\n&quot;;[$Pola.C77];&quot;\n&quot;;IF(ISBLANK([$Dane.D77]);&quot;&quot;;COM.MICROSOFT.CONCAT([$Pola.D77];&quot;\n&quot;));CHAR(34);&quot;,&quot;))" office:value-type="string" office:string-value="&quot;1 EVEN wypędzono braci polskich\n2 TYPE Historia Polski\n2 DATE  1658\n&quot;," calcext:value-type="string">
            <text:p>"1 EVEN wypędzono braci polskich\n2 TYPE Historia Polski\n2 DATE <text:s/>1658\n",</text:p>
          </table:table-cell>
        </table:table-row>
        <table:table-row table:style-name="ro1">
          <table:table-cell table:formula="of:=IF(ISBLANK([$Dane.A78]);&quot;&quot;;COM.MICROSOFT.CONCAT(CHAR(34);[$Pola.A78];&quot;\n&quot;;[$Pola.B78];&quot;\n&quot;;[$Pola.C78];&quot;\n&quot;;IF(ISBLANK([$Dane.D78]);&quot;&quot;;COM.MICROSOFT.CONCAT([$Pola.D78];&quot;\n&quot;));CHAR(34);&quot;,&quot;))" office:value-type="string" office:string-value="&quot;1 EVEN abdykacja Jana Kazimierza\n2 TYPE Historia Polski\n2 DATE  1668\n&quot;," calcext:value-type="string">
            <text:p>"1 EVEN abdykacja Jana Kazimierza\n2 TYPE Historia Polski\n2 DATE <text:s/>1668\n",</text:p>
          </table:table-cell>
        </table:table-row>
        <table:table-row table:style-name="ro1">
          <table:table-cell table:formula="of:=IF(ISBLANK([$Dane.A79]);&quot;&quot;;COM.MICROSOFT.CONCAT(CHAR(34);[$Pola.A79];&quot;\n&quot;;[$Pola.B79];&quot;\n&quot;;[$Pola.C79];&quot;\n&quot;;IF(ISBLANK([$Dane.D79]);&quot;&quot;;COM.MICROSOFT.CONCAT([$Pola.D79];&quot;\n&quot;));CHAR(34);&quot;,&quot;))" office:value-type="string" office:string-value="&quot;1 EVEN koronowano Michała Korybuta Wiśniowieckiego\n2 TYPE Historia Polski\n2 DATE  29 NOV 1669\n&quot;," calcext:value-type="string">
            <text:p>"1 EVEN koronowano Michała Korybuta Wiśniowieckiego\n2 TYPE Historia Polski\n2 DATE <text:s/>29 NOV 1669\n",</text:p>
          </table:table-cell>
        </table:table-row>
        <table:table-row table:style-name="ro1">
          <table:table-cell table:formula="of:=IF(ISBLANK([$Dane.A80]);&quot;&quot;;COM.MICROSOFT.CONCAT(CHAR(34);[$Pola.A80];&quot;\n&quot;;[$Pola.B80];&quot;\n&quot;;[$Pola.C80];&quot;\n&quot;;IF(ISBLANK([$Dane.D80]);&quot;&quot;;COM.MICROSOFT.CONCAT([$Pola.D80];&quot;\n&quot;));CHAR(34);&quot;,&quot;))" office:value-type="string" office:string-value="&quot;1 EVEN Turcja wypowiedziała wojnę Rzeczypospolitej\n2 TYPE Historia Polski\n2 DATE  10 DEC 1671\n&quot;," calcext:value-type="string">
            <text:p>"1 EVEN Turcja wypowiedziała wojnę Rzeczypospolitej\n2 TYPE Historia Polski\n2 DATE <text:s/>10 DEC 1671\n",</text:p>
          </table:table-cell>
        </table:table-row>
        <table:table-row table:style-name="ro1">
          <table:table-cell table:formula="of:=IF(ISBLANK([$Dane.A81]);&quot;&quot;;COM.MICROSOFT.CONCAT(CHAR(34);[$Pola.A81];&quot;\n&quot;;[$Pola.B81];&quot;\n&quot;;[$Pola.C81];&quot;\n&quot;;IF(ISBLANK([$Dane.D81]);&quot;&quot;;COM.MICROSOFT.CONCAT([$Pola.D81];&quot;\n&quot;));CHAR(34);&quot;,&quot;))" office:value-type="string" office:string-value="&quot;1 EVEN zmarł Michał Korybut Wiśniowiecki\n2 TYPE Historia Polski\n2 DATE  10 NOV 1673\n&quot;," calcext:value-type="string">
            <text:p>"1 EVEN zmarł Michał Korybut Wiśniowiecki\n2 TYPE Historia Polski\n2 DATE <text:s/>10 NOV 1673\n",</text:p>
          </table:table-cell>
        </table:table-row>
        <table:table-row table:style-name="ro1">
          <table:table-cell table:formula="of:=IF(ISBLANK([$Dane.A82]);&quot;&quot;;COM.MICROSOFT.CONCAT(CHAR(34);[$Pola.A82];&quot;\n&quot;;[$Pola.B82];&quot;\n&quot;;[$Pola.C82];&quot;\n&quot;;IF(ISBLANK([$Dane.D82]);&quot;&quot;;COM.MICROSOFT.CONCAT([$Pola.D82];&quot;\n&quot;));CHAR(34);&quot;,&quot;))">
            <text:p/>
          </table:table-cell>
        </table:table-row>
        <table:table-row table:style-name="ro1">
          <table:table-cell table:formula="of:=IF(ISBLANK([$Dane.A83]);&quot;&quot;;COM.MICROSOFT.CONCAT(CHAR(34);[$Pola.A83];&quot;\n&quot;;[$Pola.B83];&quot;\n&quot;;[$Pola.C83];&quot;\n&quot;;IF(ISBLANK([$Dane.D83]);&quot;&quot;;COM.MICROSOFT.CONCAT([$Pola.D83];&quot;\n&quot;));CHAR(34);&quot;,&quot;))">
            <text:p/>
          </table:table-cell>
        </table:table-row>
        <table:table-row table:style-name="ro1">
          <table:table-cell table:formula="of:=IF(ISBLANK([$Dane.A84]);&quot;&quot;;COM.MICROSOFT.CONCAT(CHAR(34);[$Pola.A84];&quot;\n&quot;;[$Pola.B84];&quot;\n&quot;;[$Pola.C84];&quot;\n&quot;;IF(ISBLANK([$Dane.D84]);&quot;&quot;;COM.MICROSOFT.CONCAT([$Pola.D84];&quot;\n&quot;));CHAR(34);&quot;,&quot;))">
            <text:p/>
          </table:table-cell>
        </table:table-row>
        <table:table-row table:style-name="ro1">
          <table:table-cell table:formula="of:=IF(ISBLANK([$Dane.A85]);&quot;&quot;;COM.MICROSOFT.CONCAT(CHAR(34);[$Pola.A85];&quot;\n&quot;;[$Pola.B85];&quot;\n&quot;;[$Pola.C85];&quot;\n&quot;;IF(ISBLANK([$Dane.D85]);&quot;&quot;;COM.MICROSOFT.CONCAT([$Pola.D85];&quot;\n&quot;));CHAR(34);&quot;,&quot;))">
            <text:p/>
          </table:table-cell>
        </table:table-row>
        <table:table-row table:style-name="ro1">
          <table:table-cell table:formula="of:=IF(ISBLANK([$Dane.A86]);&quot;&quot;;COM.MICROSOFT.CONCAT(CHAR(34);[$Pola.A86];&quot;\n&quot;;[$Pola.B86];&quot;\n&quot;;[$Pola.C86];&quot;\n&quot;;IF(ISBLANK([$Dane.D86]);&quot;&quot;;COM.MICROSOFT.CONCAT([$Pola.D86];&quot;\n&quot;));CHAR(34);&quot;,&quot;))">
            <text:p/>
          </table:table-cell>
        </table:table-row>
        <table:table-row table:style-name="ro1">
          <table:table-cell table:formula="of:=IF(ISBLANK([$Dane.A87]);&quot;&quot;;COM.MICROSOFT.CONCAT(CHAR(34);[$Pola.A87];&quot;\n&quot;;[$Pola.B87];&quot;\n&quot;;[$Pola.C87];&quot;\n&quot;;IF(ISBLANK([$Dane.D87]);&quot;&quot;;COM.MICROSOFT.CONCAT([$Pola.D87];&quot;\n&quot;));CHAR(34);&quot;,&quot;))">
            <text:p/>
          </table:table-cell>
        </table:table-row>
        <table:table-row table:style-name="ro1">
          <table:table-cell table:formula="of:=IF(ISBLANK([$Dane.A88]);&quot;&quot;;COM.MICROSOFT.CONCAT(CHAR(34);[$Pola.A88];&quot;\n&quot;;[$Pola.B88];&quot;\n&quot;;[$Pola.C88];&quot;\n&quot;;IF(ISBLANK([$Dane.D88]);&quot;&quot;;COM.MICROSOFT.CONCAT([$Pola.D88];&quot;\n&quot;));CHAR(34);&quot;,&quot;))">
            <text:p/>
          </table:table-cell>
        </table:table-row>
        <table:table-row table:style-name="ro1">
          <table:table-cell table:formula="of:=IF(ISBLANK([$Dane.A89]);&quot;&quot;;COM.MICROSOFT.CONCAT(CHAR(34);[$Pola.A89];&quot;\n&quot;;[$Pola.B89];&quot;\n&quot;;[$Pola.C89];&quot;\n&quot;;IF(ISBLANK([$Dane.D89]);&quot;&quot;;COM.MICROSOFT.CONCAT([$Pola.D89];&quot;\n&quot;));CHAR(34);&quot;,&quot;))">
            <text:p/>
          </table:table-cell>
        </table:table-row>
        <table:table-row table:style-name="ro1">
          <table:table-cell table:formula="of:=IF(ISBLANK([$Dane.A90]);&quot;&quot;;COM.MICROSOFT.CONCAT(CHAR(34);[$Pola.A90];&quot;\n&quot;;[$Pola.B90];&quot;\n&quot;;[$Pola.C90];&quot;\n&quot;;IF(ISBLANK([$Dane.D90]);&quot;&quot;;COM.MICROSOFT.CONCAT([$Pola.D90];&quot;\n&quot;));CHAR(34);&quot;,&quot;))">
            <text:p/>
          </table:table-cell>
        </table:table-row>
        <table:table-row table:style-name="ro1">
          <table:table-cell table:formula="of:=IF(ISBLANK([$Dane.A91]);&quot;&quot;;COM.MICROSOFT.CONCAT(CHAR(34);[$Pola.A91];&quot;\n&quot;;[$Pola.B91];&quot;\n&quot;;[$Pola.C91];&quot;\n&quot;;IF(ISBLANK([$Dane.D91]);&quot;&quot;;COM.MICROSOFT.CONCAT([$Pola.D91];&quot;\n&quot;));CHAR(34);&quot;,&quot;))">
            <text:p/>
          </table:table-cell>
        </table:table-row>
        <table:table-row table:style-name="ro1">
          <table:table-cell table:formula="of:=IF(ISBLANK([$Dane.A92]);&quot;&quot;;COM.MICROSOFT.CONCAT(CHAR(34);[$Pola.A92];&quot;\n&quot;;[$Pola.B92];&quot;\n&quot;;[$Pola.C92];&quot;\n&quot;;IF(ISBLANK([$Dane.D92]);&quot;&quot;;COM.MICROSOFT.CONCAT([$Pola.D92];&quot;\n&quot;));CHAR(34);&quot;,&quot;))">
            <text:p/>
          </table:table-cell>
        </table:table-row>
        <table:table-row table:style-name="ro1">
          <table:table-cell table:formula="of:=IF(ISBLANK([$Dane.A93]);&quot;&quot;;COM.MICROSOFT.CONCAT(CHAR(34);[$Pola.A93];&quot;\n&quot;;[$Pola.B93];&quot;\n&quot;;[$Pola.C93];&quot;\n&quot;;IF(ISBLANK([$Dane.D93]);&quot;&quot;;COM.MICROSOFT.CONCAT([$Pola.D93];&quot;\n&quot;));CHAR(34);&quot;,&quot;))">
            <text:p/>
          </table:table-cell>
        </table:table-row>
        <table:table-row table:style-name="ro1">
          <table:table-cell table:formula="of:=IF(ISBLANK([$Dane.A94]);&quot;&quot;;COM.MICROSOFT.CONCAT(CHAR(34);[$Pola.A94];&quot;\n&quot;;[$Pola.B94];&quot;\n&quot;;[$Pola.C94];&quot;\n&quot;;IF(ISBLANK([$Dane.D94]);&quot;&quot;;COM.MICROSOFT.CONCAT([$Pola.D94];&quot;\n&quot;));CHAR(34);&quot;,&quot;))">
            <text:p/>
          </table:table-cell>
        </table:table-row>
        <table:table-row table:style-name="ro1">
          <table:table-cell table:formula="of:=IF(ISBLANK([$Dane.A95]);&quot;&quot;;COM.MICROSOFT.CONCAT(CHAR(34);[$Pola.A95];&quot;\n&quot;;[$Pola.B95];&quot;\n&quot;;[$Pola.C95];&quot;\n&quot;;IF(ISBLANK([$Dane.D95]);&quot;&quot;;COM.MICROSOFT.CONCAT([$Pola.D95];&quot;\n&quot;));CHAR(34);&quot;,&quot;))">
            <text:p/>
          </table:table-cell>
        </table:table-row>
        <table:table-row table:style-name="ro1">
          <table:table-cell table:formula="of:=IF(ISBLANK([$Dane.A96]);&quot;&quot;;COM.MICROSOFT.CONCAT(CHAR(34);[$Pola.A96];&quot;\n&quot;;[$Pola.B96];&quot;\n&quot;;[$Pola.C96];&quot;\n&quot;;IF(ISBLANK([$Dane.D96]);&quot;&quot;;COM.MICROSOFT.CONCAT([$Pola.D96];&quot;\n&quot;));CHAR(34);&quot;,&quot;))">
            <text:p/>
          </table:table-cell>
        </table:table-row>
        <table:table-row table:style-name="ro1">
          <table:table-cell table:formula="of:=IF(ISBLANK([$Dane.A97]);&quot;&quot;;COM.MICROSOFT.CONCAT(CHAR(34);[$Pola.A97];&quot;\n&quot;;[$Pola.B97];&quot;\n&quot;;[$Pola.C97];&quot;\n&quot;;IF(ISBLANK([$Dane.D97]);&quot;&quot;;COM.MICROSOFT.CONCAT([$Pola.D97];&quot;\n&quot;));CHAR(34);&quot;,&quot;))">
            <text:p/>
          </table:table-cell>
        </table:table-row>
        <table:table-row table:style-name="ro1">
          <table:table-cell table:formula="of:=IF(ISBLANK([$Dane.A98]);&quot;&quot;;COM.MICROSOFT.CONCAT(CHAR(34);[$Pola.A98];&quot;\n&quot;;[$Pola.B98];&quot;\n&quot;;[$Pola.C98];&quot;\n&quot;;IF(ISBLANK([$Dane.D98]);&quot;&quot;;COM.MICROSOFT.CONCAT([$Pola.D98];&quot;\n&quot;));CHAR(34);&quot;,&quot;))">
            <text:p/>
          </table:table-cell>
        </table:table-row>
        <table:table-row table:style-name="ro1">
          <table:table-cell table:formula="of:=IF(ISBLANK([$Dane.A99]);&quot;&quot;;COM.MICROSOFT.CONCAT(CHAR(34);[$Pola.A99];&quot;\n&quot;;[$Pola.B99];&quot;\n&quot;;[$Pola.C99];&quot;\n&quot;;IF(ISBLANK([$Dane.D99]);&quot;&quot;;COM.MICROSOFT.CONCAT([$Pola.D99];&quot;\n&quot;));CHAR(34);&quot;,&quot;))">
            <text:p/>
          </table:table-cell>
        </table:table-row>
        <table:table-row table:style-name="ro1">
          <table:table-cell table:formula="of:=IF(ISBLANK([$Dane.A100]);&quot;&quot;;COM.MICROSOFT.CONCAT(CHAR(34);[$Pola.A100];&quot;\n&quot;;[$Pola.B100];&quot;\n&quot;;[$Pola.C100];&quot;\n&quot;;IF(ISBLANK([$Dane.D100]);&quot;&quot;;COM.MICROSOFT.CONCAT([$Pola.D100];&quot;\n&quot;));CHAR(34);&quot;,&quot;))" office:value-type="string" office:string-value="&quot;1 EVEN wybuch Powstania Warszawskiego\n2 TYPE Historia Polski\n2 DATE  1 AUG 1944\n&quot;," calcext:value-type="string">
            <text:p>"1 EVEN wybuch Powstania Warszawskiego\n2 TYPE Historia Polski\n2 DATE <text:s/>1 AUG 1944\n",</text:p>
          </table:table-cell>
        </table:table-row>
        <table:table-row table:style-name="ro1">
          <table:table-cell table:formula="of:=IF(ISBLANK([$Dane.A101]);&quot;&quot;;COM.MICROSOFT.CONCAT(CHAR(34);[$Pola.A101];&quot;\n&quot;;[$Pola.B101];&quot;\n&quot;;[$Pola.C101];&quot;\n&quot;;IF(ISBLANK([$Dane.D101]);&quot;&quot;;COM.MICROSOFT.CONCAT([$Pola.D101];&quot;\n&quot;));CHAR(34);&quot;,&quot;))" office:value-type="string" office:string-value="&quot;1 EVEN koniec II wojny światowej w Europie\n2 TYPE Historia Polski\n2 DATE  8 MAY 1945\n&quot;," calcext:value-type="string">
            <text:p>"1 EVEN koniec II wojny światowej w Europie\n2 TYPE Historia Polski\n2 DATE <text:s/>8 MAY 1945\n",</text:p>
          </table:table-cell>
        </table:table-row>
        <table:table-row table:style-name="ro1">
          <table:table-cell table:formula="of:=IF(ISBLANK([$Dane.A102]);&quot;&quot;;COM.MICROSOFT.CONCAT(CHAR(34);[$Pola.A102];&quot;\n&quot;;[$Pola.B102];&quot;\n&quot;;[$Pola.C102];&quot;\n&quot;;IF(ISBLANK([$Dane.D102]);&quot;&quot;;COM.MICROSOFT.CONCAT([$Pola.D102];&quot;\n&quot;));CHAR(34);&quot;,&quot;))" office:value-type="string" office:string-value="&quot;1 EVEN Pierwszym sekretarzem KC PZPR został Edward Gierek\n2 TYPE Historia Polski\n2 DATE  20 DEC 1970\n&quot;," calcext:value-type="string">
            <text:p>"1 EVEN Pierwszym sekretarzem KC PZPR został Edward Gierek\n2 TYPE Historia Polski\n2 DATE <text:s/>20 DEC 1970\n",</text:p>
          </table:table-cell>
        </table:table-row>
        <table:table-row table:style-name="ro1">
          <table:table-cell table:formula="of:=IF(ISBLANK([$Dane.A103]);&quot;&quot;;COM.MICROSOFT.CONCAT(CHAR(34);[$Pola.A103];&quot;\n&quot;;[$Pola.B103];&quot;\n&quot;;[$Pola.C103];&quot;\n&quot;;IF(ISBLANK([$Dane.D103]);&quot;&quot;;COM.MICROSOFT.CONCAT([$Pola.D103];&quot;\n&quot;));CHAR(34);&quot;,&quot;))" office:value-type="string" office:string-value="&quot;1 EVEN Pierwsza tura wyborów do tzw. Sejmu kontraktowego. Umowny koniec władzy komunistycznej w Polsce.\n2 TYPE Historia Polski\n2 DATE  4 JUN 1989\n&quot;," calcext:value-type="string">
            <text:p>"1 EVEN Pierwsza tura wyborów do tzw. Sejmu kontraktowego. Umowny koniec władzy komunistycznej w Polsce.\n2 TYPE Historia Polski\n2 DATE <text:s/>4 JUN 1989\n",</text:p>
          </table:table-cell>
        </table:table-row>
        <table:table-row table:style-name="ro1">
          <table:table-cell table:formula="of:=IF(ISBLANK([$Dane.A104]);&quot;&quot;;COM.MICROSOFT.CONCAT(CHAR(34);[$Pola.A104];&quot;\n&quot;;[$Pola.B104];&quot;\n&quot;;[$Pola.C104];&quot;\n&quot;;IF(ISBLANK([$Dane.D104]);&quot;&quot;;COM.MICROSOFT.CONCAT([$Pola.D104];&quot;\n&quot;));CHAR(34);&quot;,&quot;))" office:value-type="string" office:string-value="&quot;1 EVEN Polska przystąpiła do NATO\n2 TYPE Historia Polski\n2 DATE  12 MAR 1999\n&quot;," calcext:value-type="string">
            <text:p>"1 EVEN Polska przystąpiła do NATO\n2 TYPE Historia Polski\n2 DATE <text:s/>12 MAR 1999\n",</text:p>
          </table:table-cell>
        </table:table-row>
        <table:table-row table:style-name="ro1">
          <table:table-cell table:formula="of:=IF(ISBLANK([$Dane.A105]);&quot;&quot;;COM.MICROSOFT.CONCAT(CHAR(34);[$Pola.A105];&quot;\n&quot;;[$Pola.B105];&quot;\n&quot;;[$Pola.C105];&quot;\n&quot;;IF(ISBLANK([$Dane.D105]);&quot;&quot;;COM.MICROSOFT.CONCAT([$Pola.D105];&quot;\n&quot;));CHAR(34);&quot;,&quot;))" office:value-type="string" office:string-value="&quot;1 EVEN Polska przystąpiła do Unii Europejskiej\n2 TYPE Historia Polski\n2 DATE  1 MAY 2004\n&quot;," calcext:value-type="string">
            <text:p>"1 EVEN Polska przystąpiła do Unii Europejskiej\n2 TYPE Historia Polski\n2 DATE <text:s/>1 MAY 2004\n",</text:p>
          </table:table-cell>
        </table:table-row>
        <table:table-row table:style-name="ro1">
          <table:table-cell table:formula="of:=IF(ISBLANK([$Dane.A106]);&quot;&quot;;COM.MICROSOFT.CONCAT(CHAR(34);[$Pola.A106];&quot;\n&quot;;[$Pola.B106];&quot;\n&quot;;[$Pola.C106];&quot;\n&quot;;IF(ISBLANK([$Dane.D106]);&quot;&quot;;COM.MICROSOFT.CONCAT([$Pola.D106];&quot;\n&quot;));CHAR(34);&quot;,&quot;))">
            <text:p/>
          </table:table-cell>
        </table:table-row>
        <table:table-row table:style-name="ro1">
          <table:table-cell table:formula="of:=IF(ISBLANK([$Dane.A107]);&quot;&quot;;COM.MICROSOFT.CONCAT(CHAR(34);[$Pola.A107];&quot;\n&quot;;[$Pola.B107];&quot;\n&quot;;[$Pola.C107];&quot;\n&quot;;IF(ISBLANK([$Dane.D107]);&quot;&quot;;COM.MICROSOFT.CONCAT([$Pola.D107];&quot;\n&quot;));CHAR(34);&quot;,&quot;))">
            <text:p/>
          </table:table-cell>
        </table:table-row>
        <table:table-row table:style-name="ro1">
          <table:table-cell table:formula="of:=IF(ISBLANK([$Dane.A108]);&quot;&quot;;COM.MICROSOFT.CONCAT(CHAR(34);[$Pola.A108];&quot;\n&quot;;[$Pola.B108];&quot;\n&quot;;[$Pola.C108];&quot;\n&quot;;IF(ISBLANK([$Dane.D108]);&quot;&quot;;COM.MICROSOFT.CONCAT([$Pola.D108];&quot;\n&quot;));CHAR(34);&quot;,&quot;))">
            <text:p/>
          </table:table-cell>
        </table:table-row>
        <table:table-row table:style-name="ro1">
          <table:table-cell table:formula="of:=IF(ISBLANK([$Dane.A109]);&quot;&quot;;COM.MICROSOFT.CONCAT(CHAR(34);[$Pola.A109];&quot;\n&quot;;[$Pola.B109];&quot;\n&quot;;[$Pola.C109];&quot;\n&quot;;IF(ISBLANK([$Dane.D109]);&quot;&quot;;COM.MICROSOFT.CONCAT([$Pola.D109];&quot;\n&quot;));CHAR(34);&quot;,&quot;))">
            <text:p/>
          </table:table-cell>
        </table:table-row>
        <table:table-row table:style-name="ro1">
          <table:table-cell table:formula="of:=IF(ISBLANK([$Dane.A110]);&quot;&quot;;COM.MICROSOFT.CONCAT(CHAR(34);[$Pola.A110];&quot;\n&quot;;[$Pola.B110];&quot;\n&quot;;[$Pola.C110];&quot;\n&quot;;IF(ISBLANK([$Dane.D110]);&quot;&quot;;COM.MICROSOFT.CONCAT([$Pola.D110];&quot;\n&quot;));CHAR(34);&quot;,&quot;))">
            <text:p/>
          </table:table-cell>
        </table:table-row>
        <table:table-row table:style-name="ro1">
          <table:table-cell table:formula="of:=IF(ISBLANK([$Dane.A111]);&quot;&quot;;COM.MICROSOFT.CONCAT(CHAR(34);[$Pola.A111];&quot;\n&quot;;[$Pola.B111];&quot;\n&quot;;[$Pola.C111];&quot;\n&quot;;IF(ISBLANK([$Dane.D111]);&quot;&quot;;COM.MICROSOFT.CONCAT([$Pola.D111];&quot;\n&quot;));CHAR(34);&quot;,&quot;))">
            <text:p/>
          </table:table-cell>
        </table:table-row>
        <table:table-row table:style-name="ro1">
          <table:table-cell table:formula="of:=IF(ISBLANK([$Dane.A112]);&quot;&quot;;COM.MICROSOFT.CONCAT(CHAR(34);[$Pola.A112];&quot;\n&quot;;[$Pola.B112];&quot;\n&quot;;[$Pola.C112];&quot;\n&quot;;IF(ISBLANK([$Dane.D112]);&quot;&quot;;COM.MICROSOFT.CONCAT([$Pola.D112];&quot;\n&quot;));CHAR(34);&quot;,&quot;))">
            <text:p/>
          </table:table-cell>
        </table:table-row>
        <table:table-row table:style-name="ro1">
          <table:table-cell table:formula="of:=IF(ISBLANK([$Dane.A113]);&quot;&quot;;COM.MICROSOFT.CONCAT(CHAR(34);[$Pola.A113];&quot;\n&quot;;[$Pola.B113];&quot;\n&quot;;[$Pola.C113];&quot;\n&quot;;IF(ISBLANK([$Dane.D113]);&quot;&quot;;COM.MICROSOFT.CONCAT([$Pola.D113];&quot;\n&quot;));CHAR(34);&quot;,&quot;))">
            <text:p/>
          </table:table-cell>
        </table:table-row>
        <table:table-row table:style-name="ro1">
          <table:table-cell table:formula="of:=IF(ISBLANK([$Dane.A114]);&quot;&quot;;COM.MICROSOFT.CONCAT(CHAR(34);[$Pola.A114];&quot;\n&quot;;[$Pola.B114];&quot;\n&quot;;[$Pola.C114];&quot;\n&quot;;IF(ISBLANK([$Dane.D114]);&quot;&quot;;COM.MICROSOFT.CONCAT([$Pola.D114];&quot;\n&quot;));CHAR(34);&quot;,&quot;))">
            <text:p/>
          </table:table-cell>
        </table:table-row>
        <table:table-row table:style-name="ro1">
          <table:table-cell table:formula="of:=IF(ISBLANK([$Dane.A115]);&quot;&quot;;COM.MICROSOFT.CONCAT(CHAR(34);[$Pola.A115];&quot;\n&quot;;[$Pola.B115];&quot;\n&quot;;[$Pola.C115];&quot;\n&quot;;IF(ISBLANK([$Dane.D115]);&quot;&quot;;COM.MICROSOFT.CONCAT([$Pola.D115];&quot;\n&quot;));CHAR(34);&quot;,&quot;))">
            <text:p/>
          </table:table-cell>
        </table:table-row>
        <table:table-row table:style-name="ro1">
          <table:table-cell table:formula="of:=IF(ISBLANK([$Dane.A116]);&quot;&quot;;COM.MICROSOFT.CONCAT(CHAR(34);[$Pola.A116];&quot;\n&quot;;[$Pola.B116];&quot;\n&quot;;[$Pola.C116];&quot;\n&quot;;IF(ISBLANK([$Dane.D116]);&quot;&quot;;COM.MICROSOFT.CONCAT([$Pola.D116];&quot;\n&quot;));CHAR(34);&quot;,&quot;))">
            <text:p/>
          </table:table-cell>
        </table:table-row>
        <table:table-row table:style-name="ro1">
          <table:table-cell table:formula="of:=IF(ISBLANK([$Dane.A117]);&quot;&quot;;COM.MICROSOFT.CONCAT(CHAR(34);[$Pola.A117];&quot;\n&quot;;[$Pola.B117];&quot;\n&quot;;[$Pola.C117];&quot;\n&quot;;IF(ISBLANK([$Dane.D117]);&quot;&quot;;COM.MICROSOFT.CONCAT([$Pola.D117];&quot;\n&quot;));CHAR(34);&quot;,&quot;))">
            <text:p/>
          </table:table-cell>
        </table:table-row>
        <table:table-row table:style-name="ro1">
          <table:table-cell table:formula="of:=IF(ISBLANK([$Dane.A118]);&quot;&quot;;COM.MICROSOFT.CONCAT(CHAR(34);[$Pola.A118];&quot;\n&quot;;[$Pola.B118];&quot;\n&quot;;[$Pola.C118];&quot;\n&quot;;IF(ISBLANK([$Dane.D118]);&quot;&quot;;COM.MICROSOFT.CONCAT([$Pola.D118];&quot;\n&quot;));CHAR(34);&quot;,&quot;))">
            <text:p/>
          </table:table-cell>
        </table:table-row>
        <table:table-row table:style-name="ro1">
          <table:table-cell table:formula="of:=IF(ISBLANK([$Dane.A119]);&quot;&quot;;COM.MICROSOFT.CONCAT(CHAR(34);[$Pola.A119];&quot;\n&quot;;[$Pola.B119];&quot;\n&quot;;[$Pola.C119];&quot;\n&quot;;IF(ISBLANK([$Dane.D119]);&quot;&quot;;COM.MICROSOFT.CONCAT([$Pola.D119];&quot;\n&quot;));CHAR(34);&quot;,&quot;))">
            <text:p/>
          </table:table-cell>
        </table:table-row>
        <table:table-row table:style-name="ro1">
          <table:table-cell table:formula="of:=IF(ISBLANK([$Dane.A120]);&quot;&quot;;COM.MICROSOFT.CONCAT(CHAR(34);[$Pola.A120];&quot;\n&quot;;[$Pola.B120];&quot;\n&quot;;[$Pola.C120];&quot;\n&quot;;IF(ISBLANK([$Dane.D120]);&quot;&quot;;COM.MICROSOFT.CONCAT([$Pola.D120];&quot;\n&quot;));CHAR(34);&quot;,&quot;))">
            <text:p/>
          </table:table-cell>
        </table:table-row>
        <table:table-row table:style-name="ro1">
          <table:table-cell table:formula="of:=IF(ISBLANK([$Dane.A121]);&quot;&quot;;COM.MICROSOFT.CONCAT(CHAR(34);[$Pola.A121];&quot;\n&quot;;[$Pola.B121];&quot;\n&quot;;[$Pola.C121];&quot;\n&quot;;IF(ISBLANK([$Dane.D121]);&quot;&quot;;COM.MICROSOFT.CONCAT([$Pola.D121];&quot;\n&quot;));CHAR(34);&quot;,&quot;))">
            <text:p/>
          </table:table-cell>
        </table:table-row>
        <table:table-row table:style-name="ro1">
          <table:table-cell table:formula="of:=IF(ISBLANK([$Dane.A122]);&quot;&quot;;COM.MICROSOFT.CONCAT(CHAR(34);[$Pola.A122];&quot;\n&quot;;[$Pola.B122];&quot;\n&quot;;[$Pola.C122];&quot;\n&quot;;IF(ISBLANK([$Dane.D122]);&quot;&quot;;COM.MICROSOFT.CONCAT([$Pola.D122];&quot;\n&quot;));CHAR(34);&quot;,&quot;))">
            <text:p/>
          </table:table-cell>
        </table:table-row>
        <table:table-row table:style-name="ro1">
          <table:table-cell table:formula="of:=IF(ISBLANK([$Dane.A123]);&quot;&quot;;COM.MICROSOFT.CONCAT(CHAR(34);[$Pola.A123];&quot;\n&quot;;[$Pola.B123];&quot;\n&quot;;[$Pola.C123];&quot;\n&quot;;IF(ISBLANK([$Dane.D123]);&quot;&quot;;COM.MICROSOFT.CONCAT([$Pola.D123];&quot;\n&quot;));CHAR(34);&quot;,&quot;))">
            <text:p/>
          </table:table-cell>
        </table:table-row>
        <table:table-row table:style-name="ro1">
          <table:table-cell table:formula="of:=IF(ISBLANK([$Dane.A124]);&quot;&quot;;COM.MICROSOFT.CONCAT(CHAR(34);[$Pola.A124];&quot;\n&quot;;[$Pola.B124];&quot;\n&quot;;[$Pola.C124];&quot;\n&quot;;IF(ISBLANK([$Dane.D124]);&quot;&quot;;COM.MICROSOFT.CONCAT([$Pola.D124];&quot;\n&quot;));CHAR(34);&quot;,&quot;))">
            <text:p/>
          </table:table-cell>
        </table:table-row>
        <table:table-row table:style-name="ro1">
          <table:table-cell table:formula="of:=IF(ISBLANK([$Dane.A125]);&quot;&quot;;COM.MICROSOFT.CONCAT(CHAR(34);[$Pola.A125];&quot;\n&quot;;[$Pola.B125];&quot;\n&quot;;[$Pola.C125];&quot;\n&quot;;IF(ISBLANK([$Dane.D125]);&quot;&quot;;COM.MICROSOFT.CONCAT([$Pola.D125];&quot;\n&quot;));CHAR(34);&quot;,&quot;))">
            <text:p/>
          </table:table-cell>
        </table:table-row>
        <table:table-row table:style-name="ro1">
          <table:table-cell table:formula="of:=IF(ISBLANK([$Dane.A126]);&quot;&quot;;COM.MICROSOFT.CONCAT(CHAR(34);[$Pola.A126];&quot;\n&quot;;[$Pola.B126];&quot;\n&quot;;[$Pola.C126];&quot;\n&quot;;IF(ISBLANK([$Dane.D126]);&quot;&quot;;COM.MICROSOFT.CONCAT([$Pola.D126];&quot;\n&quot;));CHAR(34);&quot;,&quot;))">
            <text:p/>
          </table:table-cell>
        </table:table-row>
        <table:table-row table:style-name="ro1">
          <table:table-cell table:formula="of:=IF(ISBLANK([$Dane.A127]);&quot;&quot;;COM.MICROSOFT.CONCAT(CHAR(34);[$Pola.A127];&quot;\n&quot;;[$Pola.B127];&quot;\n&quot;;[$Pola.C127];&quot;\n&quot;;IF(ISBLANK([$Dane.D127]);&quot;&quot;;COM.MICROSOFT.CONCAT([$Pola.D127];&quot;\n&quot;));CHAR(34);&quot;,&quot;))">
            <text:p/>
          </table:table-cell>
        </table:table-row>
        <table:table-row table:style-name="ro1">
          <table:table-cell table:formula="of:=IF(ISBLANK([$Dane.A128]);&quot;&quot;;COM.MICROSOFT.CONCAT(CHAR(34);[$Pola.A128];&quot;\n&quot;;[$Pola.B128];&quot;\n&quot;;[$Pola.C128];&quot;\n&quot;;IF(ISBLANK([$Dane.D128]);&quot;&quot;;COM.MICROSOFT.CONCAT([$Pola.D128];&quot;\n&quot;));CHAR(34);&quot;,&quot;))">
            <text:p/>
          </table:table-cell>
        </table:table-row>
        <table:table-row table:style-name="ro1">
          <table:table-cell table:formula="of:=IF(ISBLANK([$Dane.A129]);&quot;&quot;;COM.MICROSOFT.CONCAT(CHAR(34);[$Pola.A129];&quot;\n&quot;;[$Pola.B129];&quot;\n&quot;;[$Pola.C129];&quot;\n&quot;;IF(ISBLANK([$Dane.D129]);&quot;&quot;;COM.MICROSOFT.CONCAT([$Pola.D129];&quot;\n&quot;));CHAR(34);&quot;,&quot;))">
            <text:p/>
          </table:table-cell>
        </table:table-row>
        <table:table-row table:style-name="ro1">
          <table:table-cell table:formula="of:=IF(ISBLANK([$Dane.A130]);&quot;&quot;;COM.MICROSOFT.CONCAT(CHAR(34);[$Pola.A130];&quot;\n&quot;;[$Pola.B130];&quot;\n&quot;;[$Pola.C130];&quot;\n&quot;;IF(ISBLANK([$Dane.D130]);&quot;&quot;;COM.MICROSOFT.CONCAT([$Pola.D130];&quot;\n&quot;));CHAR(34);&quot;,&quot;))">
            <text:p/>
          </table:table-cell>
        </table:table-row>
        <table:table-row table:style-name="ro1">
          <table:table-cell table:formula="of:=IF(ISBLANK([$Dane.A131]);&quot;&quot;;COM.MICROSOFT.CONCAT(CHAR(34);[$Pola.A131];&quot;\n&quot;;[$Pola.B131];&quot;\n&quot;;[$Pola.C131];&quot;\n&quot;;IF(ISBLANK([$Dane.D131]);&quot;&quot;;COM.MICROSOFT.CONCAT([$Pola.D131];&quot;\n&quot;));CHAR(34);&quot;,&quot;))">
            <text:p/>
          </table:table-cell>
        </table:table-row>
        <table:table-row table:style-name="ro1">
          <table:table-cell table:formula="of:=IF(ISBLANK([$Dane.A132]);&quot;&quot;;COM.MICROSOFT.CONCAT(CHAR(34);[$Pola.A132];&quot;\n&quot;;[$Pola.B132];&quot;\n&quot;;[$Pola.C132];&quot;\n&quot;;IF(ISBLANK([$Dane.D132]);&quot;&quot;;COM.MICROSOFT.CONCAT([$Pola.D132];&quot;\n&quot;));CHAR(34);&quot;,&quot;))">
            <text:p/>
          </table:table-cell>
        </table:table-row>
        <table:table-row table:style-name="ro1">
          <table:table-cell table:formula="of:=IF(ISBLANK([$Dane.A133]);&quot;&quot;;COM.MICROSOFT.CONCAT(CHAR(34);[$Pola.A133];&quot;\n&quot;;[$Pola.B133];&quot;\n&quot;;[$Pola.C133];&quot;\n&quot;;IF(ISBLANK([$Dane.D133]);&quot;&quot;;COM.MICROSOFT.CONCAT([$Pola.D133];&quot;\n&quot;));CHAR(34);&quot;,&quot;))">
            <text:p/>
          </table:table-cell>
        </table:table-row>
        <table:table-row table:style-name="ro1">
          <table:table-cell table:formula="of:=IF(ISBLANK([$Dane.A134]);&quot;&quot;;COM.MICROSOFT.CONCAT(CHAR(34);[$Pola.A134];&quot;\n&quot;;[$Pola.B134];&quot;\n&quot;;[$Pola.C134];&quot;\n&quot;;IF(ISBLANK([$Dane.D134]);&quot;&quot;;COM.MICROSOFT.CONCAT([$Pola.D134];&quot;\n&quot;));CHAR(34);&quot;,&quot;))">
            <text:p/>
          </table:table-cell>
        </table:table-row>
        <table:table-row table:style-name="ro1">
          <table:table-cell table:formula="of:=IF(ISBLANK([$Dane.A135]);&quot;&quot;;COM.MICROSOFT.CONCAT(CHAR(34);[$Pola.A135];&quot;\n&quot;;[$Pola.B135];&quot;\n&quot;;[$Pola.C135];&quot;\n&quot;;IF(ISBLANK([$Dane.D135]);&quot;&quot;;COM.MICROSOFT.CONCAT([$Pola.D135];&quot;\n&quot;));CHAR(34);&quot;,&quot;))">
            <text:p/>
          </table:table-cell>
        </table:table-row>
        <table:table-row table:style-name="ro1">
          <table:table-cell table:formula="of:=IF(ISBLANK([$Dane.A136]);&quot;&quot;;COM.MICROSOFT.CONCAT(CHAR(34);[$Pola.A136];&quot;\n&quot;;[$Pola.B136];&quot;\n&quot;;[$Pola.C136];&quot;\n&quot;;IF(ISBLANK([$Dane.D136]);&quot;&quot;;COM.MICROSOFT.CONCAT([$Pola.D136];&quot;\n&quot;));CHAR(34);&quot;,&quot;))">
            <text:p/>
          </table:table-cell>
        </table:table-row>
        <table:table-row table:style-name="ro1">
          <table:table-cell table:formula="of:=IF(ISBLANK([$Dane.A137]);&quot;&quot;;COM.MICROSOFT.CONCAT(CHAR(34);[$Pola.A137];&quot;\n&quot;;[$Pola.B137];&quot;\n&quot;;[$Pola.C137];&quot;\n&quot;;IF(ISBLANK([$Dane.D137]);&quot;&quot;;COM.MICROSOFT.CONCAT([$Pola.D137];&quot;\n&quot;));CHAR(34);&quot;,&quot;))">
            <text:p/>
          </table:table-cell>
        </table:table-row>
        <table:table-row table:style-name="ro1">
          <table:table-cell table:formula="of:=IF(ISBLANK([$Dane.A138]);&quot;&quot;;COM.MICROSOFT.CONCAT(CHAR(34);[$Pola.A138];&quot;\n&quot;;[$Pola.B138];&quot;\n&quot;;[$Pola.C138];&quot;\n&quot;;IF(ISBLANK([$Dane.D138]);&quot;&quot;;COM.MICROSOFT.CONCAT([$Pola.D138];&quot;\n&quot;));CHAR(34);&quot;,&quot;))">
            <text:p/>
          </table:table-cell>
        </table:table-row>
        <table:table-row table:style-name="ro1">
          <table:table-cell table:formula="of:=IF(ISBLANK([$Dane.A139]);&quot;&quot;;COM.MICROSOFT.CONCAT(CHAR(34);[$Pola.A139];&quot;\n&quot;;[$Pola.B139];&quot;\n&quot;;[$Pola.C139];&quot;\n&quot;;IF(ISBLANK([$Dane.D139]);&quot;&quot;;COM.MICROSOFT.CONCAT([$Pola.D139];&quot;\n&quot;));CHAR(34);&quot;,&quot;))">
            <text:p/>
          </table:table-cell>
        </table:table-row>
        <table:table-row table:style-name="ro1">
          <table:table-cell table:formula="of:=IF(ISBLANK([$Dane.A140]);&quot;&quot;;COM.MICROSOFT.CONCAT(CHAR(34);[$Pola.A140];&quot;\n&quot;;[$Pola.B140];&quot;\n&quot;;[$Pola.C140];&quot;\n&quot;;IF(ISBLANK([$Dane.D140]);&quot;&quot;;COM.MICROSOFT.CONCAT([$Pola.D140];&quot;\n&quot;));CHAR(34);&quot;,&quot;))">
            <text:p/>
          </table:table-cell>
        </table:table-row>
        <table:table-row table:style-name="ro1">
          <table:table-cell table:formula="of:=IF(ISBLANK([$Dane.A141]);&quot;&quot;;COM.MICROSOFT.CONCAT(CHAR(34);[$Pola.A141];&quot;\n&quot;;[$Pola.B141];&quot;\n&quot;;[$Pola.C141];&quot;\n&quot;;IF(ISBLANK([$Dane.D141]);&quot;&quot;;COM.MICROSOFT.CONCAT([$Pola.D141];&quot;\n&quot;));CHAR(34);&quot;,&quot;))">
            <text:p/>
          </table:table-cell>
        </table:table-row>
        <table:table-row table:style-name="ro1">
          <table:table-cell table:formula="of:=IF(ISBLANK([$Dane.A142]);&quot;&quot;;COM.MICROSOFT.CONCAT(CHAR(34);[$Pola.A142];&quot;\n&quot;;[$Pola.B142];&quot;\n&quot;;[$Pola.C142];&quot;\n&quot;;IF(ISBLANK([$Dane.D142]);&quot;&quot;;COM.MICROSOFT.CONCAT([$Pola.D142];&quot;\n&quot;));CHAR(34);&quot;,&quot;))">
            <text:p/>
          </table:table-cell>
        </table:table-row>
        <table:table-row table:style-name="ro1">
          <table:table-cell table:formula="of:=IF(ISBLANK([$Dane.A143]);&quot;&quot;;COM.MICROSOFT.CONCAT(CHAR(34);[$Pola.A143];&quot;\n&quot;;[$Pola.B143];&quot;\n&quot;;[$Pola.C143];&quot;\n&quot;;IF(ISBLANK([$Dane.D143]);&quot;&quot;;COM.MICROSOFT.CONCAT([$Pola.D143];&quot;\n&quot;));CHAR(34);&quot;,&quot;))">
            <text:p/>
          </table:table-cell>
        </table:table-row>
        <table:table-row table:style-name="ro1">
          <table:table-cell table:formula="of:=IF(ISBLANK([$Dane.A144]);&quot;&quot;;COM.MICROSOFT.CONCAT(CHAR(34);[$Pola.A144];&quot;\n&quot;;[$Pola.B144];&quot;\n&quot;;[$Pola.C144];&quot;\n&quot;;IF(ISBLANK([$Dane.D144]);&quot;&quot;;COM.MICROSOFT.CONCAT([$Pola.D144];&quot;\n&quot;));CHAR(34);&quot;,&quot;))">
            <text:p/>
          </table:table-cell>
        </table:table-row>
        <table:table-row table:style-name="ro1">
          <table:table-cell table:formula="of:=IF(ISBLANK([$Dane.A145]);&quot;&quot;;COM.MICROSOFT.CONCAT(CHAR(34);[$Pola.A145];&quot;\n&quot;;[$Pola.B145];&quot;\n&quot;;[$Pola.C145];&quot;\n&quot;;IF(ISBLANK([$Dane.D145]);&quot;&quot;;COM.MICROSOFT.CONCAT([$Pola.D145];&quot;\n&quot;));CHAR(34);&quot;,&quot;))">
            <text:p/>
          </table:table-cell>
        </table:table-row>
        <table:table-row table:style-name="ro1">
          <table:table-cell table:formula="of:=IF(ISBLANK([$Dane.A146]);&quot;&quot;;COM.MICROSOFT.CONCAT(CHAR(34);[$Pola.A146];&quot;\n&quot;;[$Pola.B146];&quot;\n&quot;;[$Pola.C146];&quot;\n&quot;;IF(ISBLANK([$Dane.D146]);&quot;&quot;;COM.MICROSOFT.CONCAT([$Pola.D146];&quot;\n&quot;));CHAR(34);&quot;,&quot;))">
            <text:p/>
          </table:table-cell>
        </table:table-row>
        <table:table-row table:style-name="ro1">
          <table:table-cell table:formula="of:=IF(ISBLANK([$Dane.A147]);&quot;&quot;;COM.MICROSOFT.CONCAT(CHAR(34);[$Pola.A147];&quot;\n&quot;;[$Pola.B147];&quot;\n&quot;;[$Pola.C147];&quot;\n&quot;;IF(ISBLANK([$Dane.D147]);&quot;&quot;;COM.MICROSOFT.CONCAT([$Pola.D147];&quot;\n&quot;));CHAR(34);&quot;,&quot;))">
            <text:p/>
          </table:table-cell>
        </table:table-row>
        <table:table-row table:style-name="ro1">
          <table:table-cell table:formula="of:=IF(ISBLANK([$Dane.A148]);&quot;&quot;;COM.MICROSOFT.CONCAT(CHAR(34);[$Pola.A148];&quot;\n&quot;;[$Pola.B148];&quot;\n&quot;;[$Pola.C148];&quot;\n&quot;;IF(ISBLANK([$Dane.D148]);&quot;&quot;;COM.MICROSOFT.CONCAT([$Pola.D148];&quot;\n&quot;));CHAR(34);&quot;,&quot;))">
            <text:p/>
          </table:table-cell>
        </table:table-row>
        <table:table-row table:style-name="ro1">
          <table:table-cell table:formula="of:=IF(ISBLANK([$Dane.A149]);&quot;&quot;;COM.MICROSOFT.CONCAT(CHAR(34);[$Pola.A149];&quot;\n&quot;;[$Pola.B149];&quot;\n&quot;;[$Pola.C149];&quot;\n&quot;;IF(ISBLANK([$Dane.D149]);&quot;&quot;;COM.MICROSOFT.CONCAT([$Pola.D149];&quot;\n&quot;));CHAR(34);&quot;,&quot;))">
            <text:p/>
          </table:table-cell>
        </table:table-row>
        <table:table-row table:style-name="ro1">
          <table:table-cell table:formula="of:=IF(ISBLANK([$Dane.A150]);&quot;&quot;;COM.MICROSOFT.CONCAT(CHAR(34);[$Pola.A150];&quot;\n&quot;;[$Pola.B150];&quot;\n&quot;;[$Pola.C150];&quot;\n&quot;;IF(ISBLANK([$Dane.D150]);&quot;&quot;;COM.MICROSOFT.CONCAT([$Pola.D150];&quot;\n&quot;));CHAR(34);&quot;,&quot;))">
            <text:p/>
          </table:table-cell>
        </table:table-row>
        <table:table-row table:style-name="ro1">
          <table:table-cell table:formula="of:=IF(ISBLANK([$Dane.A151]);&quot;&quot;;COM.MICROSOFT.CONCAT(CHAR(34);[$Pola.A151];&quot;\n&quot;;[$Pola.B151];&quot;\n&quot;;[$Pola.C151];&quot;\n&quot;;IF(ISBLANK([$Dane.D151]);&quot;&quot;;COM.MICROSOFT.CONCAT([$Pola.D151];&quot;\n&quot;));CHAR(34);&quot;,&quot;))">
            <text:p/>
          </table:table-cell>
        </table:table-row>
        <table:table-row table:style-name="ro1">
          <table:table-cell table:formula="of:=IF(ISBLANK([$Dane.A152]);&quot;&quot;;COM.MICROSOFT.CONCAT(CHAR(34);[$Pola.A152];&quot;\n&quot;;[$Pola.B152];&quot;\n&quot;;[$Pola.C152];&quot;\n&quot;;IF(ISBLANK([$Dane.D152]);&quot;&quot;;COM.MICROSOFT.CONCAT([$Pola.D152];&quot;\n&quot;));CHAR(34);&quot;,&quot;))">
            <text:p/>
          </table:table-cell>
        </table:table-row>
        <table:table-row table:style-name="ro1">
          <table:table-cell table:formula="of:=IF(ISBLANK([$Dane.A153]);&quot;&quot;;COM.MICROSOFT.CONCAT(CHAR(34);[$Pola.A153];&quot;\n&quot;;[$Pola.B153];&quot;\n&quot;;[$Pola.C153];&quot;\n&quot;;IF(ISBLANK([$Dane.D153]);&quot;&quot;;COM.MICROSOFT.CONCAT([$Pola.D153];&quot;\n&quot;));CHAR(34);&quot;,&quot;))">
            <text:p/>
          </table:table-cell>
        </table:table-row>
        <table:table-row table:style-name="ro1">
          <table:table-cell table:formula="of:=IF(ISBLANK([$Dane.A154]);&quot;&quot;;COM.MICROSOFT.CONCAT(CHAR(34);[$Pola.A154];&quot;\n&quot;;[$Pola.B154];&quot;\n&quot;;[$Pola.C154];&quot;\n&quot;;IF(ISBLANK([$Dane.D154]);&quot;&quot;;COM.MICROSOFT.CONCAT([$Pola.D154];&quot;\n&quot;));CHAR(34);&quot;,&quot;))">
            <text:p/>
          </table:table-cell>
        </table:table-row>
        <table:table-row table:style-name="ro1">
          <table:table-cell table:formula="of:=IF(ISBLANK([$Dane.A155]);&quot;&quot;;COM.MICROSOFT.CONCAT(CHAR(34);[$Pola.A155];&quot;\n&quot;;[$Pola.B155];&quot;\n&quot;;[$Pola.C155];&quot;\n&quot;;IF(ISBLANK([$Dane.D155]);&quot;&quot;;COM.MICROSOFT.CONCAT([$Pola.D155];&quot;\n&quot;));CHAR(34);&quot;,&quot;))">
            <text:p/>
          </table:table-cell>
        </table:table-row>
        <table:table-row table:style-name="ro1">
          <table:table-cell table:formula="of:=IF(ISBLANK([$Dane.A156]);&quot;&quot;;COM.MICROSOFT.CONCAT(CHAR(34);[$Pola.A156];&quot;\n&quot;;[$Pola.B156];&quot;\n&quot;;[$Pola.C156];&quot;\n&quot;;IF(ISBLANK([$Dane.D156]);&quot;&quot;;COM.MICROSOFT.CONCAT([$Pola.D156];&quot;\n&quot;));CHAR(34);&quot;,&quot;))">
            <text:p/>
          </table:table-cell>
        </table:table-row>
        <table:table-row table:style-name="ro1">
          <table:table-cell table:formula="of:=IF(ISBLANK([$Dane.A157]);&quot;&quot;;COM.MICROSOFT.CONCAT(CHAR(34);[$Pola.A157];&quot;\n&quot;;[$Pola.B157];&quot;\n&quot;;[$Pola.C157];&quot;\n&quot;;IF(ISBLANK([$Dane.D157]);&quot;&quot;;COM.MICROSOFT.CONCAT([$Pola.D157];&quot;\n&quot;));CHAR(34);&quot;,&quot;))">
            <text:p/>
          </table:table-cell>
        </table:table-row>
        <table:table-row table:style-name="ro1">
          <table:table-cell table:formula="of:=IF(ISBLANK([$Dane.A158]);&quot;&quot;;COM.MICROSOFT.CONCAT(CHAR(34);[$Pola.A158];&quot;\n&quot;;[$Pola.B158];&quot;\n&quot;;[$Pola.C158];&quot;\n&quot;;IF(ISBLANK([$Dane.D158]);&quot;&quot;;COM.MICROSOFT.CONCAT([$Pola.D158];&quot;\n&quot;));CHAR(34);&quot;,&quot;))">
            <text:p/>
          </table:table-cell>
        </table:table-row>
        <table:table-row table:style-name="ro1">
          <table:table-cell table:formula="of:=IF(ISBLANK([$Dane.A159]);&quot;&quot;;COM.MICROSOFT.CONCAT(CHAR(34);[$Pola.A159];&quot;\n&quot;;[$Pola.B159];&quot;\n&quot;;[$Pola.C159];&quot;\n&quot;;IF(ISBLANK([$Dane.D159]);&quot;&quot;;COM.MICROSOFT.CONCAT([$Pola.D159];&quot;\n&quot;));CHAR(34);&quot;,&quot;))">
            <text:p/>
          </table:table-cell>
        </table:table-row>
        <table:table-row table:style-name="ro1">
          <table:table-cell table:formula="of:=IF(ISBLANK([$Dane.A160]);&quot;&quot;;COM.MICROSOFT.CONCAT(CHAR(34);[$Pola.A160];&quot;\n&quot;;[$Pola.B160];&quot;\n&quot;;[$Pola.C160];&quot;\n&quot;;IF(ISBLANK([$Dane.D160]);&quot;&quot;;COM.MICROSOFT.CONCAT([$Pola.D160];&quot;\n&quot;));CHAR(34);&quot;,&quot;))">
            <text:p/>
          </table:table-cell>
        </table:table-row>
        <table:table-row table:style-name="ro1">
          <table:table-cell table:formula="of:=IF(ISBLANK([$Dane.A161]);&quot;&quot;;COM.MICROSOFT.CONCAT(CHAR(34);[$Pola.A161];&quot;\n&quot;;[$Pola.B161];&quot;\n&quot;;[$Pola.C161];&quot;\n&quot;;IF(ISBLANK([$Dane.D161]);&quot;&quot;;COM.MICROSOFT.CONCAT([$Pola.D161];&quot;\n&quot;));CHAR(34);&quot;,&quot;))">
            <text:p/>
          </table:table-cell>
        </table:table-row>
        <table:table-row table:style-name="ro1">
          <table:table-cell table:formula="of:=IF(ISBLANK([$Dane.A162]);&quot;&quot;;COM.MICROSOFT.CONCAT(CHAR(34);[$Pola.A162];&quot;\n&quot;;[$Pola.B162];&quot;\n&quot;;[$Pola.C162];&quot;\n&quot;;IF(ISBLANK([$Dane.D162]);&quot;&quot;;COM.MICROSOFT.CONCAT([$Pola.D162];&quot;\n&quot;));CHAR(34);&quot;,&quot;))">
            <text:p/>
          </table:table-cell>
        </table:table-row>
        <table:table-row table:style-name="ro1">
          <table:table-cell table:formula="of:=IF(ISBLANK([$Dane.A163]);&quot;&quot;;COM.MICROSOFT.CONCAT(CHAR(34);[$Pola.A163];&quot;\n&quot;;[$Pola.B163];&quot;\n&quot;;[$Pola.C163];&quot;\n&quot;;IF(ISBLANK([$Dane.D163]);&quot;&quot;;COM.MICROSOFT.CONCAT([$Pola.D163];&quot;\n&quot;));CHAR(34);&quot;,&quot;))">
            <text:p/>
          </table:table-cell>
        </table:table-row>
        <table:table-row table:style-name="ro1">
          <table:table-cell table:formula="of:=IF(ISBLANK([$Dane.A164]);&quot;&quot;;COM.MICROSOFT.CONCAT(CHAR(34);[$Pola.A164];&quot;\n&quot;;[$Pola.B164];&quot;\n&quot;;[$Pola.C164];&quot;\n&quot;;IF(ISBLANK([$Dane.D164]);&quot;&quot;;COM.MICROSOFT.CONCAT([$Pola.D164];&quot;\n&quot;));CHAR(34);&quot;,&quot;))">
            <text:p/>
          </table:table-cell>
        </table:table-row>
        <table:table-row table:style-name="ro1">
          <table:table-cell table:formula="of:=IF(ISBLANK([$Dane.A165]);&quot;&quot;;COM.MICROSOFT.CONCAT(CHAR(34);[$Pola.A165];&quot;\n&quot;;[$Pola.B165];&quot;\n&quot;;[$Pola.C165];&quot;\n&quot;;IF(ISBLANK([$Dane.D165]);&quot;&quot;;COM.MICROSOFT.CONCAT([$Pola.D165];&quot;\n&quot;));CHAR(34);&quot;,&quot;))">
            <text:p/>
          </table:table-cell>
        </table:table-row>
        <table:table-row table:style-name="ro1">
          <table:table-cell table:formula="of:=IF(ISBLANK([$Dane.A166]);&quot;&quot;;COM.MICROSOFT.CONCAT(CHAR(34);[$Pola.A166];&quot;\n&quot;;[$Pola.B166];&quot;\n&quot;;[$Pola.C166];&quot;\n&quot;;IF(ISBLANK([$Dane.D166]);&quot;&quot;;COM.MICROSOFT.CONCAT([$Pola.D166];&quot;\n&quot;));CHAR(34);&quot;,&quot;))">
            <text:p/>
          </table:table-cell>
        </table:table-row>
        <table:table-row table:style-name="ro1">
          <table:table-cell table:formula="of:=IF(ISBLANK([$Dane.A167]);&quot;&quot;;COM.MICROSOFT.CONCAT(CHAR(34);[$Pola.A167];&quot;\n&quot;;[$Pola.B167];&quot;\n&quot;;[$Pola.C167];&quot;\n&quot;;IF(ISBLANK([$Dane.D167]);&quot;&quot;;COM.MICROSOFT.CONCAT([$Pola.D167];&quot;\n&quot;));CHAR(34);&quot;,&quot;))">
            <text:p/>
          </table:table-cell>
        </table:table-row>
        <table:table-row table:style-name="ro1">
          <table:table-cell table:formula="of:=IF(ISBLANK([$Dane.A168]);&quot;&quot;;COM.MICROSOFT.CONCAT(CHAR(34);[$Pola.A168];&quot;\n&quot;;[$Pola.B168];&quot;\n&quot;;[$Pola.C168];&quot;\n&quot;;IF(ISBLANK([$Dane.D168]);&quot;&quot;;COM.MICROSOFT.CONCAT([$Pola.D168];&quot;\n&quot;));CHAR(34);&quot;,&quot;))">
            <text:p/>
          </table:table-cell>
        </table:table-row>
        <table:table-row table:style-name="ro1">
          <table:table-cell table:formula="of:=IF(ISBLANK([$Dane.A169]);&quot;&quot;;COM.MICROSOFT.CONCAT(CHAR(34);[$Pola.A169];&quot;\n&quot;;[$Pola.B169];&quot;\n&quot;;[$Pola.C169];&quot;\n&quot;;IF(ISBLANK([$Dane.D169]);&quot;&quot;;COM.MICROSOFT.CONCAT([$Pola.D169];&quot;\n&quot;));CHAR(34);&quot;,&quot;))">
            <text:p/>
          </table:table-cell>
        </table:table-row>
        <table:table-row table:style-name="ro1">
          <table:table-cell table:formula="of:=IF(ISBLANK([$Dane.A170]);&quot;&quot;;COM.MICROSOFT.CONCAT(CHAR(34);[$Pola.A170];&quot;\n&quot;;[$Pola.B170];&quot;\n&quot;;[$Pola.C170];&quot;\n&quot;;IF(ISBLANK([$Dane.D170]);&quot;&quot;;COM.MICROSOFT.CONCAT([$Pola.D170];&quot;\n&quot;));CHAR(34);&quot;,&quot;))">
            <text:p/>
          </table:table-cell>
        </table:table-row>
        <table:table-row table:style-name="ro1">
          <table:table-cell table:formula="of:=IF(ISBLANK([$Dane.A171]);&quot;&quot;;COM.MICROSOFT.CONCAT(CHAR(34);[$Pola.A171];&quot;\n&quot;;[$Pola.B171];&quot;\n&quot;;[$Pola.C171];&quot;\n&quot;;IF(ISBLANK([$Dane.D171]);&quot;&quot;;COM.MICROSOFT.CONCAT([$Pola.D171];&quot;\n&quot;));CHAR(34);&quot;,&quot;))">
            <text:p/>
          </table:table-cell>
        </table:table-row>
        <table:table-row table:style-name="ro1">
          <table:table-cell table:formula="of:=IF(ISBLANK([$Dane.A172]);&quot;&quot;;COM.MICROSOFT.CONCAT(CHAR(34);[$Pola.A172];&quot;\n&quot;;[$Pola.B172];&quot;\n&quot;;[$Pola.C172];&quot;\n&quot;;IF(ISBLANK([$Dane.D172]);&quot;&quot;;COM.MICROSOFT.CONCAT([$Pola.D172];&quot;\n&quot;));CHAR(34);&quot;,&quot;))">
            <text:p/>
          </table:table-cell>
        </table:table-row>
        <table:table-row table:style-name="ro1">
          <table:table-cell table:formula="of:=IF(ISBLANK([$Dane.A173]);&quot;&quot;;COM.MICROSOFT.CONCAT(CHAR(34);[$Pola.A173];&quot;\n&quot;;[$Pola.B173];&quot;\n&quot;;[$Pola.C173];&quot;\n&quot;;IF(ISBLANK([$Dane.D173]);&quot;&quot;;COM.MICROSOFT.CONCAT([$Pola.D173];&quot;\n&quot;));CHAR(34);&quot;,&quot;))">
            <text:p/>
          </table:table-cell>
        </table:table-row>
        <table:table-row table:style-name="ro1">
          <table:table-cell table:formula="of:=IF(ISBLANK([$Dane.A174]);&quot;&quot;;COM.MICROSOFT.CONCAT(CHAR(34);[$Pola.A174];&quot;\n&quot;;[$Pola.B174];&quot;\n&quot;;[$Pola.C174];&quot;\n&quot;;IF(ISBLANK([$Dane.D174]);&quot;&quot;;COM.MICROSOFT.CONCAT([$Pola.D174];&quot;\n&quot;));CHAR(34);&quot;,&quot;))">
            <text:p/>
          </table:table-cell>
        </table:table-row>
        <table:table-row table:style-name="ro1">
          <table:table-cell table:formula="of:=IF(ISBLANK([$Dane.A175]);&quot;&quot;;COM.MICROSOFT.CONCAT(CHAR(34);[$Pola.A175];&quot;\n&quot;;[$Pola.B175];&quot;\n&quot;;[$Pola.C175];&quot;\n&quot;;IF(ISBLANK([$Dane.D175]);&quot;&quot;;COM.MICROSOFT.CONCAT([$Pola.D175];&quot;\n&quot;));CHAR(34);&quot;,&quot;))">
            <text:p/>
          </table:table-cell>
        </table:table-row>
        <table:table-row table:style-name="ro1">
          <table:table-cell table:formula="of:=IF(ISBLANK([$Dane.A176]);&quot;&quot;;COM.MICROSOFT.CONCAT(CHAR(34);[$Pola.A176];&quot;\n&quot;;[$Pola.B176];&quot;\n&quot;;[$Pola.C176];&quot;\n&quot;;IF(ISBLANK([$Dane.D176]);&quot;&quot;;COM.MICROSOFT.CONCAT([$Pola.D176];&quot;\n&quot;));CHAR(34);&quot;,&quot;))">
            <text:p/>
          </table:table-cell>
        </table:table-row>
        <table:table-row table:style-name="ro1">
          <table:table-cell table:formula="of:=IF(ISBLANK([$Dane.A177]);&quot;&quot;;COM.MICROSOFT.CONCAT(CHAR(34);[$Pola.A177];&quot;\n&quot;;[$Pola.B177];&quot;\n&quot;;[$Pola.C177];&quot;\n&quot;;IF(ISBLANK([$Dane.D177]);&quot;&quot;;COM.MICROSOFT.CONCAT([$Pola.D177];&quot;\n&quot;));CHAR(34);&quot;,&quot;))">
            <text:p/>
          </table:table-cell>
        </table:table-row>
        <table:table-row table:style-name="ro1">
          <table:table-cell table:formula="of:=IF(ISBLANK([$Dane.A178]);&quot;&quot;;COM.MICROSOFT.CONCAT(CHAR(34);[$Pola.A178];&quot;\n&quot;;[$Pola.B178];&quot;\n&quot;;[$Pola.C178];&quot;\n&quot;;IF(ISBLANK([$Dane.D178]);&quot;&quot;;COM.MICROSOFT.CONCAT([$Pola.D178];&quot;\n&quot;));CHAR(34);&quot;,&quot;))">
            <text:p/>
          </table:table-cell>
        </table:table-row>
        <table:table-row table:style-name="ro1">
          <table:table-cell table:formula="of:=IF(ISBLANK([$Dane.A179]);&quot;&quot;;COM.MICROSOFT.CONCAT(CHAR(34);[$Pola.A179];&quot;\n&quot;;[$Pola.B179];&quot;\n&quot;;[$Pola.C179];&quot;\n&quot;;IF(ISBLANK([$Dane.D179]);&quot;&quot;;COM.MICROSOFT.CONCAT([$Pola.D179];&quot;\n&quot;));CHAR(34);&quot;,&quot;))">
            <text:p/>
          </table:table-cell>
        </table:table-row>
        <table:table-row table:style-name="ro1">
          <table:table-cell table:formula="of:=IF(ISBLANK([$Dane.A180]);&quot;&quot;;COM.MICROSOFT.CONCAT(CHAR(34);[$Pola.A180];&quot;\n&quot;;[$Pola.B180];&quot;\n&quot;;[$Pola.C180];&quot;\n&quot;;IF(ISBLANK([$Dane.D180]);&quot;&quot;;COM.MICROSOFT.CONCAT([$Pola.D180];&quot;\n&quot;));CHAR(34);&quot;,&quot;))">
            <text:p/>
          </table:table-cell>
        </table:table-row>
        <table:table-row table:style-name="ro1">
          <table:table-cell table:formula="of:=IF(ISBLANK([$Dane.A181]);&quot;&quot;;COM.MICROSOFT.CONCAT(CHAR(34);[$Pola.A181];&quot;\n&quot;;[$Pola.B181];&quot;\n&quot;;[$Pola.C181];&quot;\n&quot;;IF(ISBLANK([$Dane.D181]);&quot;&quot;;COM.MICROSOFT.CONCAT([$Pola.D181];&quot;\n&quot;));CHAR(34);&quot;,&quot;))">
            <text:p/>
          </table:table-cell>
        </table:table-row>
        <table:table-row table:style-name="ro1">
          <table:table-cell table:formula="of:=IF(ISBLANK([$Dane.A182]);&quot;&quot;;COM.MICROSOFT.CONCAT(CHAR(34);[$Pola.A182];&quot;\n&quot;;[$Pola.B182];&quot;\n&quot;;[$Pola.C182];&quot;\n&quot;;IF(ISBLANK([$Dane.D182]);&quot;&quot;;COM.MICROSOFT.CONCAT([$Pola.D182];&quot;\n&quot;));CHAR(34);&quot;,&quot;))">
            <text:p/>
          </table:table-cell>
        </table:table-row>
        <table:table-row table:style-name="ro1">
          <table:table-cell table:formula="of:=IF(ISBLANK([$Dane.A183]);&quot;&quot;;COM.MICROSOFT.CONCAT(CHAR(34);[$Pola.A183];&quot;\n&quot;;[$Pola.B183];&quot;\n&quot;;[$Pola.C183];&quot;\n&quot;;IF(ISBLANK([$Dane.D183]);&quot;&quot;;COM.MICROSOFT.CONCAT([$Pola.D183];&quot;\n&quot;));CHAR(34);&quot;,&quot;))">
            <text:p/>
          </table:table-cell>
        </table:table-row>
        <table:table-row table:style-name="ro1">
          <table:table-cell table:formula="of:=IF(ISBLANK([$Dane.A184]);&quot;&quot;;COM.MICROSOFT.CONCAT(CHAR(34);[$Pola.A184];&quot;\n&quot;;[$Pola.B184];&quot;\n&quot;;[$Pola.C184];&quot;\n&quot;;IF(ISBLANK([$Dane.D184]);&quot;&quot;;COM.MICROSOFT.CONCAT([$Pola.D184];&quot;\n&quot;));CHAR(34);&quot;,&quot;))">
            <text:p/>
          </table:table-cell>
        </table:table-row>
        <table:table-row table:style-name="ro1">
          <table:table-cell table:formula="of:=IF(ISBLANK([$Dane.A185]);&quot;&quot;;COM.MICROSOFT.CONCAT(CHAR(34);[$Pola.A185];&quot;\n&quot;;[$Pola.B185];&quot;\n&quot;;[$Pola.C185];&quot;\n&quot;;IF(ISBLANK([$Dane.D185]);&quot;&quot;;COM.MICROSOFT.CONCAT([$Pola.D185];&quot;\n&quot;));CHAR(34);&quot;,&quot;))">
            <text:p/>
          </table:table-cell>
        </table:table-row>
        <table:table-row table:style-name="ro1">
          <table:table-cell table:formula="of:=IF(ISBLANK([$Dane.A186]);&quot;&quot;;COM.MICROSOFT.CONCAT(CHAR(34);[$Pola.A186];&quot;\n&quot;;[$Pola.B186];&quot;\n&quot;;[$Pola.C186];&quot;\n&quot;;IF(ISBLANK([$Dane.D186]);&quot;&quot;;COM.MICROSOFT.CONCAT([$Pola.D186];&quot;\n&quot;));CHAR(34);&quot;,&quot;))">
            <text:p/>
          </table:table-cell>
        </table:table-row>
        <table:table-row table:style-name="ro1">
          <table:table-cell table:formula="of:=IF(ISBLANK([$Dane.A187]);&quot;&quot;;COM.MICROSOFT.CONCAT(CHAR(34);[$Pola.A187];&quot;\n&quot;;[$Pola.B187];&quot;\n&quot;;[$Pola.C187];&quot;\n&quot;;IF(ISBLANK([$Dane.D187]);&quot;&quot;;COM.MICROSOFT.CONCAT([$Pola.D187];&quot;\n&quot;));CHAR(34);&quot;,&quot;))">
            <text:p/>
          </table:table-cell>
        </table:table-row>
        <table:table-row table:style-name="ro1">
          <table:table-cell table:formula="of:=IF(ISBLANK([$Dane.A188]);&quot;&quot;;COM.MICROSOFT.CONCAT(CHAR(34);[$Pola.A188];&quot;\n&quot;;[$Pola.B188];&quot;\n&quot;;[$Pola.C188];&quot;\n&quot;;IF(ISBLANK([$Dane.D188]);&quot;&quot;;COM.MICROSOFT.CONCAT([$Pola.D188];&quot;\n&quot;));CHAR(34);&quot;,&quot;))">
            <text:p/>
          </table:table-cell>
        </table:table-row>
        <table:table-row table:style-name="ro1">
          <table:table-cell table:formula="of:=IF(ISBLANK([$Dane.A189]);&quot;&quot;;COM.MICROSOFT.CONCAT(CHAR(34);[$Pola.A189];&quot;\n&quot;;[$Pola.B189];&quot;\n&quot;;[$Pola.C189];&quot;\n&quot;;IF(ISBLANK([$Dane.D189]);&quot;&quot;;COM.MICROSOFT.CONCAT([$Pola.D189];&quot;\n&quot;));CHAR(34);&quot;,&quot;))">
            <text:p/>
          </table:table-cell>
        </table:table-row>
        <table:table-row table:style-name="ro1">
          <table:table-cell table:formula="of:=IF(ISBLANK([$Dane.A190]);&quot;&quot;;COM.MICROSOFT.CONCAT(CHAR(34);[$Pola.A190];&quot;\n&quot;;[$Pola.B190];&quot;\n&quot;;[$Pola.C190];&quot;\n&quot;;IF(ISBLANK([$Dane.D190]);&quot;&quot;;COM.MICROSOFT.CONCAT([$Pola.D190];&quot;\n&quot;));CHAR(34);&quot;,&quot;))">
            <text:p/>
          </table:table-cell>
        </table:table-row>
        <table:table-row table:style-name="ro1">
          <table:table-cell table:formula="of:=IF(ISBLANK([$Dane.A191]);&quot;&quot;;COM.MICROSOFT.CONCAT(CHAR(34);[$Pola.A191];&quot;\n&quot;;[$Pola.B191];&quot;\n&quot;;[$Pola.C191];&quot;\n&quot;;IF(ISBLANK([$Dane.D191]);&quot;&quot;;COM.MICROSOFT.CONCAT([$Pola.D191];&quot;\n&quot;));CHAR(34);&quot;,&quot;))">
            <text:p/>
          </table:table-cell>
        </table:table-row>
        <table:table-row table:style-name="ro1">
          <table:table-cell table:formula="of:=IF(ISBLANK([$Dane.A192]);&quot;&quot;;COM.MICROSOFT.CONCAT(CHAR(34);[$Pola.A192];&quot;\n&quot;;[$Pola.B192];&quot;\n&quot;;[$Pola.C192];&quot;\n&quot;;IF(ISBLANK([$Dane.D192]);&quot;&quot;;COM.MICROSOFT.CONCAT([$Pola.D192];&quot;\n&quot;));CHAR(34);&quot;,&quot;))">
            <text:p/>
          </table:table-cell>
        </table:table-row>
        <table:table-row table:style-name="ro1">
          <table:table-cell table:formula="of:=IF(ISBLANK([$Dane.A193]);&quot;&quot;;COM.MICROSOFT.CONCAT(CHAR(34);[$Pola.A193];&quot;\n&quot;;[$Pola.B193];&quot;\n&quot;;[$Pola.C193];&quot;\n&quot;;IF(ISBLANK([$Dane.D193]);&quot;&quot;;COM.MICROSOFT.CONCAT([$Pola.D193];&quot;\n&quot;));CHAR(34);&quot;,&quot;))">
            <text:p/>
          </table:table-cell>
        </table:table-row>
        <table:table-row table:style-name="ro1">
          <table:table-cell table:formula="of:=IF(ISBLANK([$Dane.A194]);&quot;&quot;;COM.MICROSOFT.CONCAT(CHAR(34);[$Pola.A194];&quot;\n&quot;;[$Pola.B194];&quot;\n&quot;;[$Pola.C194];&quot;\n&quot;;IF(ISBLANK([$Dane.D194]);&quot;&quot;;COM.MICROSOFT.CONCAT([$Pola.D194];&quot;\n&quot;));CHAR(34);&quot;,&quot;))">
            <text:p/>
          </table:table-cell>
        </table:table-row>
        <table:table-row table:style-name="ro1">
          <table:table-cell table:formula="of:=IF(ISBLANK([$Dane.A195]);&quot;&quot;;COM.MICROSOFT.CONCAT(CHAR(34);[$Pola.A195];&quot;\n&quot;;[$Pola.B195];&quot;\n&quot;;[$Pola.C195];&quot;\n&quot;;IF(ISBLANK([$Dane.D195]);&quot;&quot;;COM.MICROSOFT.CONCAT([$Pola.D195];&quot;\n&quot;));CHAR(34);&quot;,&quot;))">
            <text:p/>
          </table:table-cell>
        </table:table-row>
        <table:table-row table:style-name="ro1">
          <table:table-cell table:formula="of:=IF(ISBLANK([$Dane.A196]);&quot;&quot;;COM.MICROSOFT.CONCAT(CHAR(34);[$Pola.A196];&quot;\n&quot;;[$Pola.B196];&quot;\n&quot;;[$Pola.C196];&quot;\n&quot;;IF(ISBLANK([$Dane.D196]);&quot;&quot;;COM.MICROSOFT.CONCAT([$Pola.D196];&quot;\n&quot;));CHAR(34);&quot;,&quot;))">
            <text:p/>
          </table:table-cell>
        </table:table-row>
        <table:table-row table:style-name="ro1">
          <table:table-cell table:formula="of:=IF(ISBLANK([$Dane.A197]);&quot;&quot;;COM.MICROSOFT.CONCAT(CHAR(34);[$Pola.A197];&quot;\n&quot;;[$Pola.B197];&quot;\n&quot;;[$Pola.C197];&quot;\n&quot;;IF(ISBLANK([$Dane.D197]);&quot;&quot;;COM.MICROSOFT.CONCAT([$Pola.D197];&quot;\n&quot;));CHAR(34);&quot;,&quot;))">
            <text:p/>
          </table:table-cell>
        </table:table-row>
        <table:table-row table:style-name="ro1">
          <table:table-cell table:formula="of:=IF(ISBLANK([$Dane.A198]);&quot;&quot;;COM.MICROSOFT.CONCAT(CHAR(34);[$Pola.A198];&quot;\n&quot;;[$Pola.B198];&quot;\n&quot;;[$Pola.C198];&quot;\n&quot;;IF(ISBLANK([$Dane.D198]);&quot;&quot;;COM.MICROSOFT.CONCAT([$Pola.D198];&quot;\n&quot;));CHAR(34);&quot;,&quot;))">
            <text:p/>
          </table:table-cell>
        </table:table-row>
        <table:table-row table:style-name="ro1">
          <table:table-cell table:formula="of:=IF(ISBLANK([$Dane.A199]);&quot;&quot;;COM.MICROSOFT.CONCAT(CHAR(34);[$Pola.A199];&quot;\n&quot;;[$Pola.B199];&quot;\n&quot;;[$Pola.C199];&quot;\n&quot;;IF(ISBLANK([$Dane.D199]);&quot;&quot;;COM.MICROSOFT.CONCAT([$Pola.D199];&quot;\n&quot;));CHAR(34);&quot;,&quot;))">
            <text:p/>
          </table:table-cell>
        </table:table-row>
        <table:table-row table:style-name="ro1">
          <table:table-cell table:formula="of:=IF(ISBLANK([$Dane.A200]);&quot;&quot;;COM.MICROSOFT.CONCAT(CHAR(34);[$Pola.A200];&quot;\n&quot;;[$Pola.B200];&quot;\n&quot;;[$Pola.C200];&quot;\n&quot;;IF(ISBLANK([$Dane.D200]);&quot;&quot;;COM.MICROSOFT.CONCAT([$Pola.D200];&quot;\n&quot;));CHAR(34);&quot;,&quot;))">
            <text:p/>
          </table:table-cell>
        </table:table-row>
        <table:table-row table:style-name="ro1">
          <table:table-cell table:formula="of:=IF(ISBLANK([$Dane.A201]);&quot;&quot;;COM.MICROSOFT.CONCAT(CHAR(34);[$Pola.A201];&quot;\n&quot;;[$Pola.B201];&quot;\n&quot;;[$Pola.C201];&quot;\n&quot;;IF(ISBLANK([$Dane.D201]);&quot;&quot;;COM.MICROSOFT.CONCAT([$Pola.D201];&quot;\n&quot;));CHAR(34);&quot;,&quot;))">
            <text:p/>
          </table:table-cell>
        </table:table-row>
        <table:table-row table:style-name="ro1">
          <table:table-cell table:formula="of:=IF(ISBLANK([$Dane.A202]);&quot;&quot;;COM.MICROSOFT.CONCAT(CHAR(34);[$Pola.A202];&quot;\n&quot;;[$Pola.B202];&quot;\n&quot;;[$Pola.C202];&quot;\n&quot;;IF(ISBLANK([$Dane.D202]);&quot;&quot;;COM.MICROSOFT.CONCAT([$Pola.D202];&quot;\n&quot;));CHAR(34);&quot;,&quot;))">
            <text:p/>
          </table:table-cell>
        </table:table-row>
        <table:table-row table:style-name="ro1">
          <table:table-cell table:formula="of:=IF(ISBLANK([$Dane.A203]);&quot;&quot;;COM.MICROSOFT.CONCAT(CHAR(34);[$Pola.A203];&quot;\n&quot;;[$Pola.B203];&quot;\n&quot;;[$Pola.C203];&quot;\n&quot;;IF(ISBLANK([$Dane.D203]);&quot;&quot;;COM.MICROSOFT.CONCAT([$Pola.D203];&quot;\n&quot;));CHAR(34);&quot;,&quot;))">
            <text:p/>
          </table:table-cell>
        </table:table-row>
        <table:table-row table:style-name="ro1">
          <table:table-cell table:formula="of:=IF(ISBLANK([$Dane.A204]);&quot;&quot;;COM.MICROSOFT.CONCAT(CHAR(34);[$Pola.A204];&quot;\n&quot;;[$Pola.B204];&quot;\n&quot;;[$Pola.C204];&quot;\n&quot;;IF(ISBLANK([$Dane.D204]);&quot;&quot;;COM.MICROSOFT.CONCAT([$Pola.D204];&quot;\n&quot;));CHAR(34);&quot;,&quot;))">
            <text:p/>
          </table:table-cell>
        </table:table-row>
        <table:table-row table:style-name="ro1">
          <table:table-cell table:formula="of:=IF(ISBLANK([$Dane.A205]);&quot;&quot;;COM.MICROSOFT.CONCAT(CHAR(34);[$Pola.A205];&quot;\n&quot;;[$Pola.B205];&quot;\n&quot;;[$Pola.C205];&quot;\n&quot;;IF(ISBLANK([$Dane.D205]);&quot;&quot;;COM.MICROSOFT.CONCAT([$Pola.D205];&quot;\n&quot;));CHAR(34);&quot;,&quot;))">
            <text:p/>
          </table:table-cell>
        </table:table-row>
        <table:table-row table:style-name="ro1">
          <table:table-cell table:formula="of:=IF(ISBLANK([$Dane.A206]);&quot;&quot;;COM.MICROSOFT.CONCAT(CHAR(34);[$Pola.A206];&quot;\n&quot;;[$Pola.B206];&quot;\n&quot;;[$Pola.C206];&quot;\n&quot;;IF(ISBLANK([$Dane.D206]);&quot;&quot;;COM.MICROSOFT.CONCAT([$Pola.D206];&quot;\n&quot;));CHAR(34);&quot;,&quot;))">
            <text:p/>
          </table:table-cell>
        </table:table-row>
        <table:table-row table:style-name="ro1">
          <table:table-cell table:formula="of:=IF(ISBLANK([$Dane.A207]);&quot;&quot;;COM.MICROSOFT.CONCAT(CHAR(34);[$Pola.A207];&quot;\n&quot;;[$Pola.B207];&quot;\n&quot;;[$Pola.C207];&quot;\n&quot;;IF(ISBLANK([$Dane.D207]);&quot;&quot;;COM.MICROSOFT.CONCAT([$Pola.D207];&quot;\n&quot;));CHAR(34);&quot;,&quot;))">
            <text:p/>
          </table:table-cell>
        </table:table-row>
        <table:table-row table:style-name="ro1">
          <table:table-cell table:formula="of:=IF(ISBLANK([$Dane.A208]);&quot;&quot;;COM.MICROSOFT.CONCAT(CHAR(34);[$Pola.A208];&quot;\n&quot;;[$Pola.B208];&quot;\n&quot;;[$Pola.C208];&quot;\n&quot;;IF(ISBLANK([$Dane.D208]);&quot;&quot;;COM.MICROSOFT.CONCAT([$Pola.D208];&quot;\n&quot;));CHAR(34);&quot;,&quot;))">
            <text:p/>
          </table:table-cell>
        </table:table-row>
        <table:table-row table:style-name="ro1">
          <table:table-cell table:formula="of:=IF(ISBLANK([$Dane.A209]);&quot;&quot;;COM.MICROSOFT.CONCAT(CHAR(34);[$Pola.A209];&quot;\n&quot;;[$Pola.B209];&quot;\n&quot;;[$Pola.C209];&quot;\n&quot;;IF(ISBLANK([$Dane.D209]);&quot;&quot;;COM.MICROSOFT.CONCAT([$Pola.D209];&quot;\n&quot;));CHAR(34);&quot;,&quot;))">
            <text:p/>
          </table:table-cell>
        </table:table-row>
        <table:table-row table:style-name="ro1">
          <table:table-cell table:formula="of:=IF(ISBLANK([$Dane.A210]);&quot;&quot;;COM.MICROSOFT.CONCAT(CHAR(34);[$Pola.A210];&quot;\n&quot;;[$Pola.B210];&quot;\n&quot;;[$Pola.C210];&quot;\n&quot;;IF(ISBLANK([$Dane.D210]);&quot;&quot;;COM.MICROSOFT.CONCAT([$Pola.D210];&quot;\n&quot;));CHAR(34);&quot;,&quot;))">
            <text:p/>
          </table:table-cell>
        </table:table-row>
        <table:table-row table:style-name="ro1">
          <table:table-cell table:formula="of:=IF(ISBLANK([$Dane.A211]);&quot;&quot;;COM.MICROSOFT.CONCAT(CHAR(34);[$Pola.A211];&quot;\n&quot;;[$Pola.B211];&quot;\n&quot;;[$Pola.C211];&quot;\n&quot;;IF(ISBLANK([$Dane.D211]);&quot;&quot;;COM.MICROSOFT.CONCAT([$Pola.D211];&quot;\n&quot;));CHAR(34);&quot;,&quot;))">
            <text:p/>
          </table:table-cell>
        </table:table-row>
        <table:table-row table:style-name="ro1">
          <table:table-cell table:formula="of:=IF(ISBLANK([$Dane.A212]);&quot;&quot;;COM.MICROSOFT.CONCAT(CHAR(34);[$Pola.A212];&quot;\n&quot;;[$Pola.B212];&quot;\n&quot;;[$Pola.C212];&quot;\n&quot;;IF(ISBLANK([$Dane.D212]);&quot;&quot;;COM.MICROSOFT.CONCAT([$Pola.D212];&quot;\n&quot;));CHAR(34);&quot;,&quot;))">
            <text:p/>
          </table:table-cell>
        </table:table-row>
        <table:table-row table:style-name="ro1">
          <table:table-cell table:formula="of:=IF(ISBLANK([$Dane.A213]);&quot;&quot;;COM.MICROSOFT.CONCAT(CHAR(34);[$Pola.A213];&quot;\n&quot;;[$Pola.B213];&quot;\n&quot;;[$Pola.C213];&quot;\n&quot;;IF(ISBLANK([$Dane.D213]);&quot;&quot;;COM.MICROSOFT.CONCAT([$Pola.D213];&quot;\n&quot;));CHAR(34);&quot;,&quot;))">
            <text:p/>
          </table:table-cell>
        </table:table-row>
        <table:table-row table:style-name="ro1">
          <table:table-cell table:formula="of:=IF(ISBLANK([$Dane.A214]);&quot;&quot;;COM.MICROSOFT.CONCAT(CHAR(34);[$Pola.A214];&quot;\n&quot;;[$Pola.B214];&quot;\n&quot;;[$Pola.C214];&quot;\n&quot;;IF(ISBLANK([$Dane.D214]);&quot;&quot;;COM.MICROSOFT.CONCAT([$Pola.D214];&quot;\n&quot;));CHAR(34);&quot;,&quot;))">
            <text:p/>
          </table:table-cell>
        </table:table-row>
        <table:table-row table:style-name="ro1">
          <table:table-cell table:formula="of:=IF(ISBLANK([$Dane.A215]);&quot;&quot;;COM.MICROSOFT.CONCAT(CHAR(34);[$Pola.A215];&quot;\n&quot;;[$Pola.B215];&quot;\n&quot;;[$Pola.C215];&quot;\n&quot;;IF(ISBLANK([$Dane.D215]);&quot;&quot;;COM.MICROSOFT.CONCAT([$Pola.D215];&quot;\n&quot;));CHAR(34);&quot;,&quot;))">
            <text:p/>
          </table:table-cell>
        </table:table-row>
        <table:table-row table:style-name="ro1">
          <table:table-cell table:formula="of:=IF(ISBLANK([$Dane.A216]);&quot;&quot;;COM.MICROSOFT.CONCAT(CHAR(34);[$Pola.A216];&quot;\n&quot;;[$Pola.B216];&quot;\n&quot;;[$Pola.C216];&quot;\n&quot;;IF(ISBLANK([$Dane.D216]);&quot;&quot;;COM.MICROSOFT.CONCAT([$Pola.D216];&quot;\n&quot;));CHAR(34);&quot;,&quot;))">
            <text:p/>
          </table:table-cell>
        </table:table-row>
        <table:table-row table:style-name="ro1">
          <table:table-cell table:formula="of:=IF(ISBLANK([$Dane.A217]);&quot;&quot;;COM.MICROSOFT.CONCAT(CHAR(34);[$Pola.A217];&quot;\n&quot;;[$Pola.B217];&quot;\n&quot;;[$Pola.C217];&quot;\n&quot;;IF(ISBLANK([$Dane.D217]);&quot;&quot;;COM.MICROSOFT.CONCAT([$Pola.D217];&quot;\n&quot;));CHAR(34);&quot;,&quot;))">
            <text:p/>
          </table:table-cell>
        </table:table-row>
        <table:table-row table:style-name="ro1">
          <table:table-cell table:formula="of:=IF(ISBLANK([$Dane.A218]);&quot;&quot;;COM.MICROSOFT.CONCAT(CHAR(34);[$Pola.A218];&quot;\n&quot;;[$Pola.B218];&quot;\n&quot;;[$Pola.C218];&quot;\n&quot;;IF(ISBLANK([$Dane.D218]);&quot;&quot;;COM.MICROSOFT.CONCAT([$Pola.D218];&quot;\n&quot;));CHAR(34);&quot;,&quot;))">
            <text:p/>
          </table:table-cell>
        </table:table-row>
        <table:table-row table:style-name="ro1">
          <table:table-cell table:formula="of:=IF(ISBLANK([$Dane.A219]);&quot;&quot;;COM.MICROSOFT.CONCAT(CHAR(34);[$Pola.A219];&quot;\n&quot;;[$Pola.B219];&quot;\n&quot;;[$Pola.C219];&quot;\n&quot;;IF(ISBLANK([$Dane.D219]);&quot;&quot;;COM.MICROSOFT.CONCAT([$Pola.D219];&quot;\n&quot;));CHAR(34);&quot;,&quot;))">
            <text:p/>
          </table:table-cell>
        </table:table-row>
        <table:table-row table:style-name="ro1">
          <table:table-cell table:formula="of:=IF(ISBLANK([$Dane.A220]);&quot;&quot;;COM.MICROSOFT.CONCAT(CHAR(34);[$Pola.A220];&quot;\n&quot;;[$Pola.B220];&quot;\n&quot;;[$Pola.C220];&quot;\n&quot;;IF(ISBLANK([$Dane.D220]);&quot;&quot;;COM.MICROSOFT.CONCAT([$Pola.D220];&quot;\n&quot;));CHAR(34);&quot;,&quot;))">
            <text:p/>
          </table:table-cell>
        </table:table-row>
        <table:table-row table:style-name="ro1">
          <table:table-cell table:formula="of:=IF(ISBLANK([$Dane.A221]);&quot;&quot;;COM.MICROSOFT.CONCAT(CHAR(34);[$Pola.A221];&quot;\n&quot;;[$Pola.B221];&quot;\n&quot;;[$Pola.C221];&quot;\n&quot;;IF(ISBLANK([$Dane.D221]);&quot;&quot;;COM.MICROSOFT.CONCAT([$Pola.D221];&quot;\n&quot;));CHAR(34);&quot;,&quot;))">
            <text:p/>
          </table:table-cell>
        </table:table-row>
        <table:table-row table:style-name="ro1">
          <table:table-cell table:formula="of:=IF(ISBLANK([$Dane.A222]);&quot;&quot;;COM.MICROSOFT.CONCAT(CHAR(34);[$Pola.A222];&quot;\n&quot;;[$Pola.B222];&quot;\n&quot;;[$Pola.C222];&quot;\n&quot;;IF(ISBLANK([$Dane.D222]);&quot;&quot;;COM.MICROSOFT.CONCAT([$Pola.D222];&quot;\n&quot;));CHAR(34);&quot;,&quot;))">
            <text:p/>
          </table:table-cell>
        </table:table-row>
        <table:table-row table:style-name="ro1">
          <table:table-cell table:formula="of:=IF(ISBLANK([$Dane.A223]);&quot;&quot;;COM.MICROSOFT.CONCAT(CHAR(34);[$Pola.A223];&quot;\n&quot;;[$Pola.B223];&quot;\n&quot;;[$Pola.C223];&quot;\n&quot;;IF(ISBLANK([$Dane.D223]);&quot;&quot;;COM.MICROSOFT.CONCAT([$Pola.D223];&quot;\n&quot;));CHAR(34);&quot;,&quot;))">
            <text:p/>
          </table:table-cell>
        </table:table-row>
        <table:table-row table:style-name="ro1">
          <table:table-cell table:formula="of:=IF(ISBLANK([$Dane.A224]);&quot;&quot;;COM.MICROSOFT.CONCAT(CHAR(34);[$Pola.A224];&quot;\n&quot;;[$Pola.B224];&quot;\n&quot;;[$Pola.C224];&quot;\n&quot;;IF(ISBLANK([$Dane.D224]);&quot;&quot;;COM.MICROSOFT.CONCAT([$Pola.D224];&quot;\n&quot;));CHAR(34);&quot;,&quot;))">
            <text:p/>
          </table:table-cell>
        </table:table-row>
        <table:table-row table:style-name="ro1">
          <table:table-cell table:formula="of:=IF(ISBLANK([$Dane.A225]);&quot;&quot;;COM.MICROSOFT.CONCAT(CHAR(34);[$Pola.A225];&quot;\n&quot;;[$Pola.B225];&quot;\n&quot;;[$Pola.C225];&quot;\n&quot;;IF(ISBLANK([$Dane.D225]);&quot;&quot;;COM.MICROSOFT.CONCAT([$Pola.D225];&quot;\n&quot;));CHAR(34);&quot;,&quot;))">
            <text:p/>
          </table:table-cell>
        </table:table-row>
        <table:table-row table:style-name="ro1">
          <table:table-cell table:formula="of:=IF(ISBLANK([$Dane.A226]);&quot;&quot;;COM.MICROSOFT.CONCAT(CHAR(34);[$Pola.A226];&quot;\n&quot;;[$Pola.B226];&quot;\n&quot;;[$Pola.C226];&quot;\n&quot;;IF(ISBLANK([$Dane.D226]);&quot;&quot;;COM.MICROSOFT.CONCAT([$Pola.D226];&quot;\n&quot;));CHAR(34);&quot;,&quot;))">
            <text:p/>
          </table:table-cell>
        </table:table-row>
        <table:table-row table:style-name="ro1">
          <table:table-cell table:formula="of:=IF(ISBLANK([$Dane.A227]);&quot;&quot;;COM.MICROSOFT.CONCAT(CHAR(34);[$Pola.A227];&quot;\n&quot;;[$Pola.B227];&quot;\n&quot;;[$Pola.C227];&quot;\n&quot;;IF(ISBLANK([$Dane.D227]);&quot;&quot;;COM.MICROSOFT.CONCAT([$Pola.D227];&quot;\n&quot;));CHAR(34);&quot;,&quot;))">
            <text:p/>
          </table:table-cell>
        </table:table-row>
        <table:table-row table:style-name="ro1">
          <table:table-cell table:formula="of:=IF(ISBLANK([$Dane.A228]);&quot;&quot;;COM.MICROSOFT.CONCAT(CHAR(34);[$Pola.A228];&quot;\n&quot;;[$Pola.B228];&quot;\n&quot;;[$Pola.C228];&quot;\n&quot;;IF(ISBLANK([$Dane.D228]);&quot;&quot;;COM.MICROSOFT.CONCAT([$Pola.D228];&quot;\n&quot;));CHAR(34);&quot;,&quot;))">
            <text:p/>
          </table:table-cell>
        </table:table-row>
        <table:table-row table:style-name="ro1">
          <table:table-cell table:formula="of:=IF(ISBLANK([$Dane.A229]);&quot;&quot;;COM.MICROSOFT.CONCAT(CHAR(34);[$Pola.A229];&quot;\n&quot;;[$Pola.B229];&quot;\n&quot;;[$Pola.C229];&quot;\n&quot;;IF(ISBLANK([$Dane.D229]);&quot;&quot;;COM.MICROSOFT.CONCAT([$Pola.D229];&quot;\n&quot;));CHAR(34);&quot;,&quot;))">
            <text:p/>
          </table:table-cell>
        </table:table-row>
        <table:table-row table:style-name="ro1">
          <table:table-cell table:formula="of:=IF(ISBLANK([$Dane.A230]);&quot;&quot;;COM.MICROSOFT.CONCAT(CHAR(34);[$Pola.A230];&quot;\n&quot;;[$Pola.B230];&quot;\n&quot;;[$Pola.C230];&quot;\n&quot;;IF(ISBLANK([$Dane.D230]);&quot;&quot;;COM.MICROSOFT.CONCAT([$Pola.D230];&quot;\n&quot;));CHAR(34);&quot;,&quot;))">
            <text:p/>
          </table:table-cell>
        </table:table-row>
        <table:table-row table:style-name="ro1">
          <table:table-cell table:formula="of:=IF(ISBLANK([$Dane.A231]);&quot;&quot;;COM.MICROSOFT.CONCAT(CHAR(34);[$Pola.A231];&quot;\n&quot;;[$Pola.B231];&quot;\n&quot;;[$Pola.C231];&quot;\n&quot;;IF(ISBLANK([$Dane.D231]);&quot;&quot;;COM.MICROSOFT.CONCAT([$Pola.D231];&quot;\n&quot;));CHAR(34);&quot;,&quot;))">
            <text:p/>
          </table:table-cell>
        </table:table-row>
        <table:table-row table:style-name="ro1">
          <table:table-cell table:formula="of:=IF(ISBLANK([$Dane.A232]);&quot;&quot;;COM.MICROSOFT.CONCAT(CHAR(34);[$Pola.A232];&quot;\n&quot;;[$Pola.B232];&quot;\n&quot;;[$Pola.C232];&quot;\n&quot;;IF(ISBLANK([$Dane.D232]);&quot;&quot;;COM.MICROSOFT.CONCAT([$Pola.D232];&quot;\n&quot;));CHAR(34);&quot;,&quot;))">
            <text:p/>
          </table:table-cell>
        </table:table-row>
        <table:table-row table:style-name="ro1">
          <table:table-cell table:formula="of:=IF(ISBLANK([$Dane.A233]);&quot;&quot;;COM.MICROSOFT.CONCAT(CHAR(34);[$Pola.A233];&quot;\n&quot;;[$Pola.B233];&quot;\n&quot;;[$Pola.C233];&quot;\n&quot;;IF(ISBLANK([$Dane.D233]);&quot;&quot;;COM.MICROSOFT.CONCAT([$Pola.D233];&quot;\n&quot;));CHAR(34);&quot;,&quot;))">
            <text:p/>
          </table:table-cell>
        </table:table-row>
        <table:table-row table:style-name="ro1">
          <table:table-cell table:formula="of:=IF(ISBLANK([$Dane.A234]);&quot;&quot;;COM.MICROSOFT.CONCAT(CHAR(34);[$Pola.A234];&quot;\n&quot;;[$Pola.B234];&quot;\n&quot;;[$Pola.C234];&quot;\n&quot;;IF(ISBLANK([$Dane.D234]);&quot;&quot;;COM.MICROSOFT.CONCAT([$Pola.D234];&quot;\n&quot;));CHAR(34);&quot;,&quot;))">
            <text:p/>
          </table:table-cell>
        </table:table-row>
        <table:table-row table:style-name="ro1">
          <table:table-cell table:formula="of:=IF(ISBLANK([$Dane.A235]);&quot;&quot;;COM.MICROSOFT.CONCAT(CHAR(34);[$Pola.A235];&quot;\n&quot;;[$Pola.B235];&quot;\n&quot;;[$Pola.C235];&quot;\n&quot;;IF(ISBLANK([$Dane.D235]);&quot;&quot;;COM.MICROSOFT.CONCAT([$Pola.D235];&quot;\n&quot;));CHAR(34);&quot;,&quot;))">
            <text:p/>
          </table:table-cell>
        </table:table-row>
        <table:table-row table:style-name="ro1">
          <table:table-cell table:formula="of:=IF(ISBLANK([$Dane.A236]);&quot;&quot;;COM.MICROSOFT.CONCAT(CHAR(34);[$Pola.A236];&quot;\n&quot;;[$Pola.B236];&quot;\n&quot;;[$Pola.C236];&quot;\n&quot;;IF(ISBLANK([$Dane.D236]);&quot;&quot;;COM.MICROSOFT.CONCAT([$Pola.D236];&quot;\n&quot;));CHAR(34);&quot;,&quot;))">
            <text:p/>
          </table:table-cell>
        </table:table-row>
        <table:table-row table:style-name="ro1">
          <table:table-cell table:formula="of:=IF(ISBLANK([$Dane.A237]);&quot;&quot;;COM.MICROSOFT.CONCAT(CHAR(34);[$Pola.A237];&quot;\n&quot;;[$Pola.B237];&quot;\n&quot;;[$Pola.C237];&quot;\n&quot;;IF(ISBLANK([$Dane.D237]);&quot;&quot;;COM.MICROSOFT.CONCAT([$Pola.D237];&quot;\n&quot;));CHAR(34);&quot;,&quot;))">
            <text:p/>
          </table:table-cell>
        </table:table-row>
        <table:table-row table:style-name="ro1">
          <table:table-cell table:formula="of:=IF(ISBLANK([$Dane.A238]);&quot;&quot;;COM.MICROSOFT.CONCAT(CHAR(34);[$Pola.A238];&quot;\n&quot;;[$Pola.B238];&quot;\n&quot;;[$Pola.C238];&quot;\n&quot;;IF(ISBLANK([$Dane.D238]);&quot;&quot;;COM.MICROSOFT.CONCAT([$Pola.D238];&quot;\n&quot;));CHAR(34);&quot;,&quot;))">
            <text:p/>
          </table:table-cell>
        </table:table-row>
        <table:table-row table:style-name="ro1">
          <table:table-cell table:formula="of:=IF(ISBLANK([$Dane.A239]);&quot;&quot;;COM.MICROSOFT.CONCAT(CHAR(34);[$Pola.A239];&quot;\n&quot;;[$Pola.B239];&quot;\n&quot;;[$Pola.C239];&quot;\n&quot;;IF(ISBLANK([$Dane.D239]);&quot;&quot;;COM.MICROSOFT.CONCAT([$Pola.D239];&quot;\n&quot;));CHAR(34);&quot;,&quot;))">
            <text:p/>
          </table:table-cell>
        </table:table-row>
        <table:table-row table:style-name="ro1">
          <table:table-cell table:formula="of:=IF(ISBLANK([$Dane.A240]);&quot;&quot;;COM.MICROSOFT.CONCAT(CHAR(34);[$Pola.A240];&quot;\n&quot;;[$Pola.B240];&quot;\n&quot;;[$Pola.C240];&quot;\n&quot;;IF(ISBLANK([$Dane.D240]);&quot;&quot;;COM.MICROSOFT.CONCAT([$Pola.D240];&quot;\n&quot;));CHAR(34);&quot;,&quot;))">
            <text:p/>
          </table:table-cell>
        </table:table-row>
        <table:table-row table:style-name="ro1">
          <table:table-cell table:formula="of:=IF(ISBLANK([$Dane.A241]);&quot;&quot;;COM.MICROSOFT.CONCAT(CHAR(34);[$Pola.A241];&quot;\n&quot;;[$Pola.B241];&quot;\n&quot;;[$Pola.C241];&quot;\n&quot;;IF(ISBLANK([$Dane.D241]);&quot;&quot;;COM.MICROSOFT.CONCAT([$Pola.D241];&quot;\n&quot;));CHAR(34);&quot;,&quot;))">
            <text:p/>
          </table:table-cell>
        </table:table-row>
        <table:table-row table:style-name="ro1">
          <table:table-cell table:formula="of:=IF(ISBLANK([$Dane.A242]);&quot;&quot;;COM.MICROSOFT.CONCAT(CHAR(34);[$Pola.A242];&quot;\n&quot;;[$Pola.B242];&quot;\n&quot;;[$Pola.C242];&quot;\n&quot;;IF(ISBLANK([$Dane.D242]);&quot;&quot;;COM.MICROSOFT.CONCAT([$Pola.D242];&quot;\n&quot;));CHAR(34);&quot;,&quot;))">
            <text:p/>
          </table:table-cell>
        </table:table-row>
        <table:table-row table:style-name="ro1">
          <table:table-cell table:formula="of:=IF(ISBLANK([$Dane.A243]);&quot;&quot;;COM.MICROSOFT.CONCAT(CHAR(34);[$Pola.A243];&quot;\n&quot;;[$Pola.B243];&quot;\n&quot;;[$Pola.C243];&quot;\n&quot;;IF(ISBLANK([$Dane.D243]);&quot;&quot;;COM.MICROSOFT.CONCAT([$Pola.D243];&quot;\n&quot;));CHAR(34);&quot;,&quot;))">
            <text:p/>
          </table:table-cell>
        </table:table-row>
        <table:table-row table:style-name="ro1">
          <table:table-cell table:formula="of:=IF(ISBLANK([$Dane.A244]);&quot;&quot;;COM.MICROSOFT.CONCAT(CHAR(34);[$Pola.A244];&quot;\n&quot;;[$Pola.B244];&quot;\n&quot;;[$Pola.C244];&quot;\n&quot;;IF(ISBLANK([$Dane.D244]);&quot;&quot;;COM.MICROSOFT.CONCAT([$Pola.D244];&quot;\n&quot;));CHAR(34);&quot;,&quot;))">
            <text:p/>
          </table:table-cell>
        </table:table-row>
        <table:table-row table:style-name="ro1">
          <table:table-cell table:formula="of:=IF(ISBLANK([$Dane.A245]);&quot;&quot;;COM.MICROSOFT.CONCAT(CHAR(34);[$Pola.A245];&quot;\n&quot;;[$Pola.B245];&quot;\n&quot;;[$Pola.C245];&quot;\n&quot;;IF(ISBLANK([$Dane.D245]);&quot;&quot;;COM.MICROSOFT.CONCAT([$Pola.D245];&quot;\n&quot;));CHAR(34);&quot;,&quot;))">
            <text:p/>
          </table:table-cell>
        </table:table-row>
        <table:table-row table:style-name="ro1">
          <table:table-cell table:formula="of:=IF(ISBLANK([$Dane.A246]);&quot;&quot;;COM.MICROSOFT.CONCAT(CHAR(34);[$Pola.A246];&quot;\n&quot;;[$Pola.B246];&quot;\n&quot;;[$Pola.C246];&quot;\n&quot;;IF(ISBLANK([$Dane.D246]);&quot;&quot;;COM.MICROSOFT.CONCAT([$Pola.D246];&quot;\n&quot;));CHAR(34);&quot;,&quot;))">
            <text:p/>
          </table:table-cell>
        </table:table-row>
        <table:table-row table:style-name="ro1">
          <table:table-cell table:formula="of:=IF(ISBLANK([$Dane.A247]);&quot;&quot;;COM.MICROSOFT.CONCAT(CHAR(34);[$Pola.A247];&quot;\n&quot;;[$Pola.B247];&quot;\n&quot;;[$Pola.C247];&quot;\n&quot;;IF(ISBLANK([$Dane.D247]);&quot;&quot;;COM.MICROSOFT.CONCAT([$Pola.D247];&quot;\n&quot;));CHAR(34);&quot;,&quot;))">
            <text:p/>
          </table:table-cell>
        </table:table-row>
        <table:table-row table:style-name="ro1">
          <table:table-cell table:formula="of:=IF(ISBLANK([$Dane.A248]);&quot;&quot;;COM.MICROSOFT.CONCAT(CHAR(34);[$Pola.A248];&quot;\n&quot;;[$Pola.B248];&quot;\n&quot;;[$Pola.C248];&quot;\n&quot;;IF(ISBLANK([$Dane.D248]);&quot;&quot;;COM.MICROSOFT.CONCAT([$Pola.D248];&quot;\n&quot;));CHAR(34);&quot;,&quot;))">
            <text:p/>
          </table:table-cell>
        </table:table-row>
        <table:table-row table:style-name="ro1">
          <table:table-cell table:formula="of:=IF(ISBLANK([$Dane.A249]);&quot;&quot;;COM.MICROSOFT.CONCAT(CHAR(34);[$Pola.A249];&quot;\n&quot;;[$Pola.B249];&quot;\n&quot;;[$Pola.C249];&quot;\n&quot;;IF(ISBLANK([$Dane.D249]);&quot;&quot;;COM.MICROSOFT.CONCAT([$Pola.D249];&quot;\n&quot;));CHAR(34);&quot;,&quot;))">
            <text:p/>
          </table:table-cell>
        </table:table-row>
        <table:table-row table:style-name="ro1">
          <table:table-cell table:formula="of:=IF(ISBLANK([$Dane.A250]);&quot;&quot;;COM.MICROSOFT.CONCAT(CHAR(34);[$Pola.A250];&quot;\n&quot;;[$Pola.B250];&quot;\n&quot;;[$Pola.C250];&quot;\n&quot;;IF(ISBLANK([$Dane.D250]);&quot;&quot;;COM.MICROSOFT.CONCAT([$Pola.D250];&quot;\n&quot;));CHAR(34);&quot;,&quot;))">
            <text:p/>
          </table:table-cell>
        </table:table-row>
        <table:table-row table:style-name="ro1">
          <table:table-cell table:formula="of:=IF(ISBLANK([$Dane.A251]);&quot;&quot;;COM.MICROSOFT.CONCAT(CHAR(34);[$Pola.A251];&quot;\n&quot;;[$Pola.B251];&quot;\n&quot;;[$Pola.C251];&quot;\n&quot;;IF(ISBLANK([$Dane.D251]);&quot;&quot;;COM.MICROSOFT.CONCAT([$Pola.D251];&quot;\n&quot;));CHAR(34);&quot;,&quot;))">
            <text:p/>
          </table:table-cell>
        </table:table-row>
        <table:table-row table:style-name="ro1">
          <table:table-cell table:formula="of:=IF(ISBLANK([$Dane.A252]);&quot;&quot;;COM.MICROSOFT.CONCAT(CHAR(34);[$Pola.A252];&quot;\n&quot;;[$Pola.B252];&quot;\n&quot;;[$Pola.C252];&quot;\n&quot;;IF(ISBLANK([$Dane.D252]);&quot;&quot;;COM.MICROSOFT.CONCAT([$Pola.D252];&quot;\n&quot;));CHAR(34);&quot;,&quot;))">
            <text:p/>
          </table:table-cell>
        </table:table-row>
        <table:table-row table:style-name="ro1">
          <table:table-cell table:formula="of:=IF(ISBLANK([$Dane.A253]);&quot;&quot;;COM.MICROSOFT.CONCAT(CHAR(34);[$Pola.A253];&quot;\n&quot;;[$Pola.B253];&quot;\n&quot;;[$Pola.C253];&quot;\n&quot;;IF(ISBLANK([$Dane.D253]);&quot;&quot;;COM.MICROSOFT.CONCAT([$Pola.D253];&quot;\n&quot;));CHAR(34);&quot;,&quot;))">
            <text:p/>
          </table:table-cell>
        </table:table-row>
        <table:table-row table:style-name="ro1">
          <table:table-cell table:formula="of:=IF(ISBLANK([$Dane.A254]);&quot;&quot;;COM.MICROSOFT.CONCAT(CHAR(34);[$Pola.A254];&quot;\n&quot;;[$Pola.B254];&quot;\n&quot;;[$Pola.C254];&quot;\n&quot;;IF(ISBLANK([$Dane.D254]);&quot;&quot;;COM.MICROSOFT.CONCAT([$Pola.D254];&quot;\n&quot;));CHAR(34);&quot;,&quot;))">
            <text:p/>
          </table:table-cell>
        </table:table-row>
        <table:table-row table:style-name="ro1">
          <table:table-cell table:formula="of:=IF(ISBLANK([$Dane.A255]);&quot;&quot;;COM.MICROSOFT.CONCAT(CHAR(34);[$Pola.A255];&quot;\n&quot;;[$Pola.B255];&quot;\n&quot;;[$Pola.C255];&quot;\n&quot;;IF(ISBLANK([$Dane.D255]);&quot;&quot;;COM.MICROSOFT.CONCAT([$Pola.D255];&quot;\n&quot;));CHAR(34);&quot;,&quot;))">
            <text:p/>
          </table:table-cell>
        </table:table-row>
        <table:table-row table:style-name="ro1">
          <table:table-cell table:formula="of:=IF(ISBLANK([$Dane.A256]);&quot;&quot;;COM.MICROSOFT.CONCAT(CHAR(34);[$Pola.A256];&quot;\n&quot;;[$Pola.B256];&quot;\n&quot;;[$Pola.C256];&quot;\n&quot;;IF(ISBLANK([$Dane.D256]);&quot;&quot;;COM.MICROSOFT.CONCAT([$Pola.D256];&quot;\n&quot;));CHAR(34);&quot;,&quot;))">
            <text:p/>
          </table:table-cell>
        </table:table-row>
        <table:table-row table:style-name="ro1">
          <table:table-cell table:formula="of:=IF(ISBLANK([$Dane.A257]);&quot;&quot;;COM.MICROSOFT.CONCAT(CHAR(34);[$Pola.A257];&quot;\n&quot;;[$Pola.B257];&quot;\n&quot;;[$Pola.C257];&quot;\n&quot;;IF(ISBLANK([$Dane.D257]);&quot;&quot;;COM.MICROSOFT.CONCAT([$Pola.D257];&quot;\n&quot;));CHAR(34);&quot;,&quot;))">
            <text:p/>
          </table:table-cell>
        </table:table-row>
        <table:table-row table:style-name="ro1">
          <table:table-cell table:formula="of:=IF(ISBLANK([$Dane.A258]);&quot;&quot;;COM.MICROSOFT.CONCAT(CHAR(34);[$Pola.A258];&quot;\n&quot;;[$Pola.B258];&quot;\n&quot;;[$Pola.C258];&quot;\n&quot;;IF(ISBLANK([$Dane.D258]);&quot;&quot;;COM.MICROSOFT.CONCAT([$Pola.D258];&quot;\n&quot;));CHAR(34);&quot;,&quot;))">
            <text:p/>
          </table:table-cell>
        </table:table-row>
        <table:table-row table:style-name="ro1">
          <table:table-cell table:formula="of:=IF(ISBLANK([$Dane.A259]);&quot;&quot;;COM.MICROSOFT.CONCAT(CHAR(34);[$Pola.A259];&quot;\n&quot;;[$Pola.B259];&quot;\n&quot;;[$Pola.C259];&quot;\n&quot;;IF(ISBLANK([$Dane.D259]);&quot;&quot;;COM.MICROSOFT.CONCAT([$Pola.D259];&quot;\n&quot;));CHAR(34);&quot;,&quot;))">
            <text:p/>
          </table:table-cell>
        </table:table-row>
        <table:table-row table:style-name="ro1">
          <table:table-cell table:formula="of:=IF(ISBLANK([$Dane.A260]);&quot;&quot;;COM.MICROSOFT.CONCAT(CHAR(34);[$Pola.A260];&quot;\n&quot;;[$Pola.B260];&quot;\n&quot;;[$Pola.C260];&quot;\n&quot;;IF(ISBLANK([$Dane.D260]);&quot;&quot;;COM.MICROSOFT.CONCAT([$Pola.D260];&quot;\n&quot;));CHAR(34);&quot;,&quot;))">
            <text:p/>
          </table:table-cell>
        </table:table-row>
        <table:table-row table:style-name="ro1">
          <table:table-cell table:formula="of:=IF(ISBLANK([$Dane.A261]);&quot;&quot;;COM.MICROSOFT.CONCAT(CHAR(34);[$Pola.A261];&quot;\n&quot;;[$Pola.B261];&quot;\n&quot;;[$Pola.C261];&quot;\n&quot;;IF(ISBLANK([$Dane.D261]);&quot;&quot;;COM.MICROSOFT.CONCAT([$Pola.D261];&quot;\n&quot;));CHAR(34);&quot;,&quot;))">
            <text:p/>
          </table:table-cell>
        </table:table-row>
        <table:table-row table:style-name="ro1">
          <table:table-cell table:formula="of:=IF(ISBLANK([$Dane.A262]);&quot;&quot;;COM.MICROSOFT.CONCAT(CHAR(34);[$Pola.A262];&quot;\n&quot;;[$Pola.B262];&quot;\n&quot;;[$Pola.C262];&quot;\n&quot;;IF(ISBLANK([$Dane.D262]);&quot;&quot;;COM.MICROSOFT.CONCAT([$Pola.D262];&quot;\n&quot;));CHAR(34);&quot;,&quot;))">
            <text:p/>
          </table:table-cell>
        </table:table-row>
        <table:table-row table:style-name="ro1">
          <table:table-cell table:formula="of:=IF(ISBLANK([$Dane.A263]);&quot;&quot;;COM.MICROSOFT.CONCAT(CHAR(34);[$Pola.A263];&quot;\n&quot;;[$Pola.B263];&quot;\n&quot;;[$Pola.C263];&quot;\n&quot;;IF(ISBLANK([$Dane.D263]);&quot;&quot;;COM.MICROSOFT.CONCAT([$Pola.D263];&quot;\n&quot;));CHAR(34);&quot;,&quot;))">
            <text:p/>
          </table:table-cell>
        </table:table-row>
        <table:table-row table:style-name="ro1">
          <table:table-cell table:formula="of:=IF(ISBLANK([$Dane.A264]);&quot;&quot;;COM.MICROSOFT.CONCAT(CHAR(34);[$Pola.A264];&quot;\n&quot;;[$Pola.B264];&quot;\n&quot;;[$Pola.C264];&quot;\n&quot;;IF(ISBLANK([$Dane.D264]);&quot;&quot;;COM.MICROSOFT.CONCAT([$Pola.D264];&quot;\n&quot;));CHAR(34);&quot;,&quot;))">
            <text:p/>
          </table:table-cell>
        </table:table-row>
        <table:table-row table:style-name="ro1">
          <table:table-cell table:formula="of:=IF(ISBLANK([$Dane.A265]);&quot;&quot;;COM.MICROSOFT.CONCAT(CHAR(34);[$Pola.A265];&quot;\n&quot;;[$Pola.B265];&quot;\n&quot;;[$Pola.C265];&quot;\n&quot;;IF(ISBLANK([$Dane.D265]);&quot;&quot;;COM.MICROSOFT.CONCAT([$Pola.D265];&quot;\n&quot;));CHAR(34);&quot;,&quot;))">
            <text:p/>
          </table:table-cell>
        </table:table-row>
        <table:table-row table:style-name="ro1">
          <table:table-cell table:formula="of:=IF(ISBLANK([$Dane.A266]);&quot;&quot;;COM.MICROSOFT.CONCAT(CHAR(34);[$Pola.A266];&quot;\n&quot;;[$Pola.B266];&quot;\n&quot;;[$Pola.C266];&quot;\n&quot;;IF(ISBLANK([$Dane.D266]);&quot;&quot;;COM.MICROSOFT.CONCAT([$Pola.D266];&quot;\n&quot;));CHAR(34);&quot;,&quot;))">
            <text:p/>
          </table:table-cell>
        </table:table-row>
        <table:table-row table:style-name="ro1">
          <table:table-cell table:formula="of:=IF(ISBLANK([$Dane.A267]);&quot;&quot;;COM.MICROSOFT.CONCAT(CHAR(34);[$Pola.A267];&quot;\n&quot;;[$Pola.B267];&quot;\n&quot;;[$Pola.C267];&quot;\n&quot;;IF(ISBLANK([$Dane.D267]);&quot;&quot;;COM.MICROSOFT.CONCAT([$Pola.D267];&quot;\n&quot;));CHAR(34);&quot;,&quot;))">
            <text:p/>
          </table:table-cell>
        </table:table-row>
        <table:table-row table:style-name="ro1">
          <table:table-cell table:formula="of:=IF(ISBLANK([$Dane.A268]);&quot;&quot;;COM.MICROSOFT.CONCAT(CHAR(34);[$Pola.A268];&quot;\n&quot;;[$Pola.B268];&quot;\n&quot;;[$Pola.C268];&quot;\n&quot;;IF(ISBLANK([$Dane.D268]);&quot;&quot;;COM.MICROSOFT.CONCAT([$Pola.D268];&quot;\n&quot;));CHAR(34);&quot;,&quot;))">
            <text:p/>
          </table:table-cell>
        </table:table-row>
        <table:table-row table:style-name="ro1">
          <table:table-cell table:formula="of:=IF(ISBLANK([$Dane.A269]);&quot;&quot;;COM.MICROSOFT.CONCAT(CHAR(34);[$Pola.A269];&quot;\n&quot;;[$Pola.B269];&quot;\n&quot;;[$Pola.C269];&quot;\n&quot;;IF(ISBLANK([$Dane.D269]);&quot;&quot;;COM.MICROSOFT.CONCAT([$Pola.D269];&quot;\n&quot;));CHAR(34);&quot;,&quot;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22:53:55.836611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54:27.930638214</meta:creation-date>
    <dc:date>2021-11-29T01:02:09.363755724</dc:date>
    <meta:editing-duration>PT1H56M31S</meta:editing-duration>
    <meta:editing-cycles>11</meta:editing-cycles>
    <meta:generator>LibreOffice/6.4.7.2$Linux_X86_64 LibreOffice_project/40$Build-2</meta:generator>
    <meta:document-statistic meta:table-count="3" meta:cell-count="1107" meta:object-count="0"/>
  </office:meta>
</office:document-meta>
</file>